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 Light" svg:font-family="'Rubik Light'" style:font-adornments="Regular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3f2c961" officeooo:paragraph-rsid="0426f9b9" style:font-weight-asian="bold" style:font-weight-complex="bold"/>
    </style:style>
    <style:style style:name="P3" style:family="paragraph" style:parent-style-name="Title">
      <style:text-properties officeooo:paragraph-rsid="0426f9b9"/>
    </style:style>
    <style:style style:name="P4" style:family="paragraph" style:parent-style-name="Heading_20_1">
      <style:text-properties officeooo:paragraph-rsid="0426f9b9"/>
    </style:style>
    <style:style style:name="P5" style:family="paragraph" style:parent-style-name="Heading_20_1">
      <style:text-properties officeooo:rsid="042a62b9" officeooo:paragraph-rsid="042a62b9"/>
    </style:style>
    <style:style style:name="P6" style:family="paragraph" style:parent-style-name="Text_20_body">
      <style:text-properties officeooo:paragraph-rsid="042aae7e"/>
    </style:style>
    <style:style style:name="P7" style:family="paragraph" style:parent-style-name="Text_20_body">
      <style:text-properties officeooo:rsid="042b67ed" officeooo:paragraph-rsid="042b67ed"/>
    </style:style>
    <style:style style:name="P8" style:family="paragraph" style:parent-style-name="Text_20_body">
      <style:text-properties officeooo:rsid="042d3ff0" officeooo:paragraph-rsid="042d3ff0"/>
    </style:style>
    <style:style style:name="P9" style:family="paragraph" style:parent-style-name="Text_20_body" style:list-style-name="L2">
      <style:paragraph-properties fo:text-align="justify" style:justify-single-word="false"/>
      <style:text-properties officeooo:paragraph-rsid="042d3ff0"/>
    </style:style>
    <style:style style:name="P10" style:family="paragraph" style:parent-style-name="Text_20_body" style:list-style-name="L2">
      <style:paragraph-properties fo:text-align="justify" style:justify-single-word="false"/>
      <style:text-properties officeooo:paragraph-rsid="0430702d"/>
    </style:style>
    <style:style style:name="P11" style:family="paragraph" style:parent-style-name="Text_20_body">
      <style:paragraph-properties fo:text-align="justify" style:justify-single-word="false"/>
      <style:text-properties officeooo:paragraph-rsid="04312047"/>
    </style:style>
    <style:style style:name="P12" style:family="paragraph" style:parent-style-name="Text_20_body" style:list-style-name="L3">
      <style:paragraph-properties fo:text-align="justify" style:justify-single-word="false"/>
      <style:text-properties officeooo:paragraph-rsid="0434ebf8"/>
    </style:style>
    <style:style style:name="P13" style:family="paragraph" style:parent-style-name="Text_20_body" style:list-style-name="L3">
      <style:paragraph-properties fo:text-align="justify" style:justify-single-word="false"/>
      <style:text-properties officeooo:paragraph-rsid="043937ae"/>
    </style:style>
    <style:style style:name="P14" style:family="paragraph" style:parent-style-name="Text_20_body">
      <style:paragraph-properties fo:text-align="justify" style:justify-single-word="false"/>
      <style:text-properties officeooo:rsid="0430702d" officeooo:paragraph-rsid="0430702d"/>
    </style:style>
    <style:style style:name="P15" style:family="paragraph" style:parent-style-name="Text_20_body">
      <style:paragraph-properties fo:text-align="justify" style:justify-single-word="false"/>
      <style:text-properties officeooo:rsid="04312047" officeooo:paragraph-rsid="04312047"/>
    </style:style>
    <style:style style:name="P16" style:family="paragraph" style:parent-style-name="Text_20_body">
      <style:paragraph-properties fo:text-align="justify" style:justify-single-word="false"/>
      <style:text-properties officeooo:rsid="043a3285" officeooo:paragraph-rsid="043c8164"/>
    </style:style>
    <style:style style:name="P17" style:family="paragraph" style:parent-style-name="Text_20_body">
      <style:paragraph-properties fo:text-align="justify" style:justify-single-word="false"/>
      <style:text-properties officeooo:rsid="043f2ef6" officeooo:paragraph-rsid="04454c93"/>
    </style:style>
    <style:style style:name="P18" style:family="paragraph" style:parent-style-name="Text_20_body">
      <style:paragraph-properties fo:text-align="justify" style:justify-single-word="false"/>
      <style:text-properties officeooo:rsid="04467df0" officeooo:paragraph-rsid="04467df0"/>
    </style:style>
    <style:style style:name="P19" style:family="paragraph" style:parent-style-name="Text_20_body">
      <style:paragraph-properties fo:text-align="justify" style:justify-single-word="false"/>
      <style:text-properties officeooo:rsid="0447460c" officeooo:paragraph-rsid="044fbca0"/>
    </style:style>
    <style:style style:name="P20" style:family="paragraph" style:parent-style-name="Text_20_body">
      <style:paragraph-properties fo:text-align="center" style:justify-single-word="false"/>
      <style:text-properties fo:font-weight="bold" officeooo:rsid="0450ea06" officeooo:paragraph-rsid="0450ea06" style:font-weight-asian="bold" style:font-weight-complex="bold"/>
    </style:style>
    <style:style style:name="P21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2a62b9" style:font-weight-asian="normal" style:font-weight-complex="normal"/>
    </style:style>
    <style:style style:name="T3" style:family="text">
      <style:text-properties fo:font-weight="normal" officeooo:rsid="0450ea06" style:font-weight-asian="normal" style:font-weight-complex="normal"/>
    </style:style>
    <style:style style:name="T4" style:family="text">
      <style:text-properties officeooo:rsid="042a62b9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42aae7e"/>
    </style:style>
    <style:style style:name="T7" style:family="text">
      <style:text-properties style:text-position="0% 100%" officeooo:rsid="042a62b9"/>
    </style:style>
    <style:style style:name="T8" style:family="text">
      <style:text-properties style:text-position="0% 100%" officeooo:rsid="042d3ff0"/>
    </style:style>
    <style:style style:name="T9" style:family="text">
      <style:text-properties style:text-position="0% 100%" officeooo:rsid="042f3db8"/>
    </style:style>
    <style:style style:name="T10" style:family="text">
      <style:text-properties style:text-position="0% 100%" officeooo:rsid="0430702d"/>
    </style:style>
    <style:style style:name="T11" style:family="text">
      <style:text-properties style:text-position="0% 100%" officeooo:rsid="0430c855"/>
    </style:style>
    <style:style style:name="T12" style:family="text">
      <style:text-properties style:text-position="0% 100%" officeooo:rsid="04312047"/>
    </style:style>
    <style:style style:name="T13" style:family="text">
      <style:text-properties style:text-position="0% 100%" officeooo:rsid="043146e0"/>
    </style:style>
    <style:style style:name="T14" style:family="text">
      <style:text-properties style:text-position="0% 100%" officeooo:rsid="043344cf"/>
    </style:style>
    <style:style style:name="T15" style:family="text">
      <style:text-properties style:text-position="0% 100%" officeooo:rsid="0434ebf8"/>
    </style:style>
    <style:style style:name="T16" style:family="text">
      <style:text-properties style:text-position="0% 100%" officeooo:rsid="04365310"/>
    </style:style>
    <style:style style:name="T17" style:family="text">
      <style:text-properties style:text-position="0% 100%" officeooo:rsid="043839e5"/>
    </style:style>
    <style:style style:name="T18" style:family="text">
      <style:text-properties style:text-position="0% 100%" officeooo:rsid="043937ae"/>
    </style:style>
    <style:style style:name="T19" style:family="text">
      <style:text-properties style:text-position="0% 100%" officeooo:rsid="043bee53"/>
    </style:style>
    <style:style style:name="T20" style:family="text">
      <style:text-properties style:text-position="0% 100%" officeooo:rsid="043c8164"/>
    </style:style>
    <style:style style:name="T21" style:family="text">
      <style:text-properties style:text-position="0% 100%" officeooo:rsid="043d632c"/>
    </style:style>
    <style:style style:name="T22" style:family="text">
      <style:text-properties style:text-position="0% 100%" officeooo:rsid="044100d8"/>
    </style:style>
    <style:style style:name="T23" style:family="text">
      <style:text-properties style:text-position="0% 100%" officeooo:rsid="0442cc39"/>
    </style:style>
    <style:style style:name="T24" style:family="text">
      <style:text-properties style:text-position="0% 100%" officeooo:rsid="0443c41b"/>
    </style:style>
    <style:style style:name="T25" style:family="text">
      <style:text-properties style:text-position="0% 100%" officeooo:rsid="04454c93"/>
    </style:style>
    <style:style style:name="T26" style:family="text">
      <style:text-properties style:text-position="0% 100%" officeooo:rsid="0448a2d2"/>
    </style:style>
    <style:style style:name="T27" style:family="text">
      <style:text-properties style:text-position="0% 100%" officeooo:rsid="044a1bd6"/>
    </style:style>
    <style:style style:name="T28" style:family="text">
      <style:text-properties style:text-position="0% 100%" officeooo:rsid="044b4cb8"/>
    </style:style>
    <style:style style:name="T29" style:family="text">
      <style:text-properties style:text-position="0% 100%" officeooo:rsid="044bf8b4"/>
    </style:style>
    <style:style style:name="T30" style:family="text">
      <style:text-properties style:text-position="0% 100%" officeooo:rsid="044d6877"/>
    </style:style>
    <style:style style:name="T31" style:family="text">
      <style:text-properties style:text-position="0% 100%" officeooo:rsid="044e1a0e"/>
    </style:style>
    <style:style style:name="T32" style:family="text">
      <style:text-properties style:text-position="0% 100%" officeooo:rsid="044fbca0"/>
    </style:style>
    <style:style style:name="T33" style:family="text">
      <style:text-properties officeooo:rsid="042d3ff0"/>
    </style:style>
    <style:style style:name="T34" style:family="text">
      <style:text-properties officeooo:rsid="042f3db8"/>
    </style:style>
    <style:style style:name="T35" style:family="text">
      <style:text-properties officeooo:rsid="0430c855"/>
    </style:style>
    <style:style style:name="T36" style:family="text">
      <style:text-properties officeooo:rsid="043146e0"/>
    </style:style>
    <style:style style:name="T37" style:family="text">
      <style:text-properties officeooo:rsid="043344cf"/>
    </style:style>
    <style:style style:name="T38" style:family="text">
      <style:text-properties officeooo:rsid="0434ebf8"/>
    </style:style>
    <style:style style:name="T39" style:family="text">
      <style:text-properties officeooo:rsid="04365310"/>
    </style:style>
    <style:style style:name="T40" style:family="text">
      <style:text-properties officeooo:rsid="043937ae"/>
    </style:style>
    <style:style style:name="T41" style:family="text">
      <style:text-properties officeooo:rsid="0450ea06"/>
    </style:style>
    <style:style style:name="Sect1" style:family="section">
      <style:section-properties text:dont-balance-text-columns="false" style:editable="false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3">מתמטיקה בדידה – <text:span text:style-name="T4">עוצמות 3</text:span></text:p>
      <text:h text:style-name="P4" text:outline-level="1">מידע כללי</text:h>
      <text:section text:style-name="Sect1" text:name="Section1">
        <text:p text:style-name="P20">סוגריים מרובעות מציינות הערות שאני כתבתי</text:p>
        <text:p text:style-name="P2">תאריך <text:span text:style-name="T4">כתיבה</text:span>:<text:line-break/><text:span text:style-name="T2">28.2.2024</text:span></text:p>
        <text:p text:style-name="P2">מאת:<text:line-break/><text:span text:style-name="T1">שחר פרץ</text:span></text:p>
        <text:p text:style-name="P2"><text:span text:style-name="T41">מרצה:</text:span><text:line-break/><text:span text:style-name="T3">נטלי שלום</text:span></text:p>
      </text:section>
      <text:h text:style-name="P5" text:outline-level="1">סיכום – עוצמות 3 (למעשה זה 4)</text:h>
      <text:p text:style-name="P6"><text:span text:style-name="T4">הגדרנו עוצמות ע"י זיווגים… נזכיר: משפט קש"ב: </text:span><text:span text:style-name="T7"><draw:g text:anchor-type="as-char" svg:y="-0.1134in" draw:z-index="0" draw:style-name="gr1"><svg:title>TexMaths</svg:title><svg:desc>11§inline§|A| \le |B| \land |B| \le |A| \implies |A| = |B|§svg§600§FALSE§</svg:desc><draw:path draw:style-name="gr691" draw:text-style-name="P21" svg:width="2.3768in" svg:height="0.1358in" svg:x="-0.0004in" svg:y="0.0071in" svg:viewBox="0 0 6038 346" svg:d="M3019 346c-1006 0-2013 0-3019 0 0-116 0-230 0-346 2013 0 4025 0 6038 0 0 116 0 230 0 346-1007 0-2013 0-3019 0z"><text:p/></draw:path><draw:path draw:style-name="gr692" draw:text-style-name="P22" svg:width="0.0055in" svg:height="0.1512in" svg:x="0.0102in" svg:y="0in" svg:viewBox="0 0 15 385" svg:d="M15 14c0-6 0-14-7-14-8 0-8 8-8 14 0 119 0 238 0 357 0 7 0 14 8 14 7 0 7-7 7-14 0-119 0-238 0-357z"><text:p/></draw:path><draw:path draw:style-name="gr693" draw:text-style-name="P22" svg:width="0.1039in" svg:height="0.1079in" svg:x="0.0394in" svg:y="0.0047in" svg:viewBox="0 0 265 275" svg:d="M56 231c-15 26-31 31-47 32-6 1-9 1-9 8 0 2 2 4 5 4 10 0 22-1 33-1 14 0 27 1 39 1 2 0 8 0 8-7 0-4-4-5-7-5-9 0-18-3-18-13 0-4 3-9 6-14 10-17 19-32 29-49 31 0 64 0 96 0 1 9 7 60 7 64 0 11-20 12-28 12-5 0-9 0-9 8 0 4 3 3 5 4 17 0 33-1 48-1 10 0 35 1 44 1 3 0 7 0 7-7 0-5-3-5-9-5-24 0-24-2-25-13-8-79-15-160-23-240-1-8-1-10-8-10-5 0-8 3-10 7-45 74-89 149-134 224zM102 175c26-43 51-85 76-127 5 42 8 84 12 127-29 0-58 0-88 0z"><text:p/></draw:path><draw:path draw:style-name="gr694" draw:text-style-name="P22" svg:width="0.0055in" svg:height="0.1512in" svg:x="0.1665in" svg:y="0in" svg:viewBox="0 0 15 385" svg:d="M15 14c0-6 0-14-7-14-8 0-8 8-8 14 0 119 0 238 0 357 0 7 0 14 8 14 7 0 7-7 7-14 0-119 0-238 0-357z"><text:p/></draw:path><draw:path draw:style-name="gr695" draw:text-style-name="P22" svg:width="0.0925in" svg:height="0.1165in" svg:x="0.2457in" svg:y="0.0169in" svg:viewBox="0 0 236 297" svg:d="M229 17c4-3 7-5 7-9 0-5-3-8-8-8-1 0-5 2-7 2-71 34-142 67-213 101-7 4-8 6-8 9 0 4 2 6 8 9 71 33 142 66 213 99 6 2 6 2 7 2 4 0 8-3 8-7s-2-6-8-8c-67-32-136-64-203-95 68-32 136-64 204-95zM222 297c7 0 14 0 14-7 0-8-8-8-14-8-69 0-140 0-209 0-5 0-13 0-13 8 0 7 7 7 13 7 69 0 140 0 209 0z"><text:p/></draw:path><draw:path draw:style-name="gr696" draw:text-style-name="P22" svg:width="0.0055in" svg:height="0.1512in" svg:x="0.4114in" svg:y="0in" svg:viewBox="0 0 15 385" svg:d="M15 14c0-6 0-14-7-14-8 0-8 8-8 14 0 119 0 238 0 357 0 7 0 14 8 14 7 0 7-7 7-14 0-119 0-238 0-357z"><text:p/></draw:path><draw:path draw:style-name="gr697" draw:text-style-name="P22" svg:width="0.1083in" svg:height="0.1028in" svg:x="0.4421in" svg:y="0.0098in" svg:viewBox="0 0 276 262" svg:d="M45 232c-3 15-4 18-35 18-7 0-10 0-10 8 0 4 3 4 10 4 46 0 92 0 138 0 61 0 107-45 107-83 0-27-23-49-60-53 40-8 81-37 81-73 0-29-25-53-73-53-42 0-86 0-129 0-7 0-11 0-11 8 0 4 3 4 11 4 1 0 7 0 14 0 8 1 11 1 11 7 0 1 0 2-2 7-18 69-34 138-52 206zM103 122c8-32 17-64 25-96 3-13 4-14 20-14 17 0 35 0 51 0 33 0 42 22 42 40 0 34-33 70-80 70-19 0-39 0-58 0zM87 250c-6 0-7 0-9 0-4 0-5-1-5-4 0-2 0-2 2-9 9-36 17-71 26-106 24 0 50 0 74 0 37 0 44 28 44 45 0 36-34 74-80 74-18 0-35 0-52 0z"><text:p/></draw:path><draw:path draw:style-name="gr698" draw:text-style-name="P22" svg:width="0.0055in" svg:height="0.1512in" svg:x="0.5768in" svg:y="0in" svg:viewBox="0 0 15 385" svg:d="M15 14c0-6 0-14-7-14-8 0-8 8-8 14 0 119 0 238 0 357 0 7 0 14 8 14 7 0 7-7 7-14 0-119 0-238 0-357z"><text:p/></draw:path><draw:path draw:style-name="gr699" draw:text-style-name="P22" svg:width="0.0846in" svg:height="0.0937in" svg:x="0.6433in" svg:y="0.0224in" svg:viewBox="0 0 216 239" svg:d="M117 9c-4-7-6-9-9-9-5 0-7 3-9 9-32 71-64 143-96 215-2 4-3 5-3 7 0 5 4 8 8 8 3 0 6-1 8-8 31-67 61-135 92-203 31 68 60 136 91 203 3 8 7 8 9 8 4 0 8-3 8-8 0-1 0-2-3-6-32-72-65-145-96-216z"><text:p/></draw:path><draw:path draw:style-name="gr700" draw:text-style-name="P22" svg:width="0.0055in" svg:height="0.1512in" svg:x="0.7882in" svg:y="0in" svg:viewBox="0 0 15 385" svg:d="M15 14c0-6 0-14-7-14-8 0-8 8-8 14 0 119 0 238 0 357 0 7 0 14 8 14 7 0 7-7 7-14 0-119 0-238 0-357z"><text:p/></draw:path><draw:path draw:style-name="gr701" draw:text-style-name="P22" svg:width="0.1083in" svg:height="0.1028in" svg:x="0.8189in" svg:y="0.0098in" svg:viewBox="0 0 276 262" svg:d="M45 232c-3 15-4 18-35 18-7 0-10 0-10 8 0 4 3 4 10 4 46 0 92 0 138 0 61 0 107-45 107-83 0-27-23-49-60-53 40-8 81-37 81-73 0-29-25-53-73-53-42 0-86 0-129 0-7 0-11 0-11 8 0 4 3 4 11 4 1 0 7 0 14 0 8 1 11 1 11 7 0 1-1 2-2 7-18 69-34 138-52 206zM103 122c8-32 17-64 25-96 3-13 4-14 20-14 17 0 33 0 50 0 34 0 43 22 43 40 0 34-33 70-80 70-19 0-39 0-58 0zM87 250c-6 0-7 0-9 0-4 0-5-1-5-4 0-2 0-2 2-9 9-36 17-71 26-106 24 0 50 0 74 0 36 0 44 28 44 45 0 36-34 74-80 74-18 0-35 0-52 0z"><text:p/></draw:path><draw:path draw:style-name="gr702" draw:text-style-name="P22" svg:width="0.0055in" svg:height="0.1512in" svg:x="0.9535in" svg:y="0in" svg:viewBox="0 0 15 385" svg:d="M15 14c0-6 0-14-7-14-8 0-8 8-8 14 0 119 0 238 0 357 0 7 0 14 8 14 7 0 7-7 7-14 0-119 0-238 0-357z"><text:p/></draw:path><draw:path draw:style-name="gr703" draw:text-style-name="P22" svg:width="0.0921in" svg:height="0.1165in" svg:x="1.0331in" svg:y="0.0169in" svg:viewBox="0 0 235 297" svg:d="M229 17c4-3 6-5 6-9 0-5-2-8-7-8-1 0-6 2-7 2-71 34-142 67-213 101-7 4-8 6-8 9 0 4 2 6 8 9 71 33 142 66 213 99 6 2 6 2 7 2 4 0 7-3 7-7s-1-6-7-8c-67-32-136-64-203-95 68-32 136-64 204-95zM222 297c7 0 13 0 13-7 0-8-7-8-13-8-69 0-140 0-209 0-5 0-13 0-13 8 0 7 7 7 13 7 69 0 140 0 209 0z"><text:p/></draw:path><draw:path draw:style-name="gr704" draw:text-style-name="P22" svg:width="0.0055in" svg:height="0.1512in" svg:x="1.1984in" svg:y="0in" svg:viewBox="0 0 15 385" svg:d="M15 14c0-6 0-14-7-14-8 0-8 8-8 14 0 119 0 238 0 357 0 7 0 14 8 14 7 0 7-7 7-14 0-119 0-238 0-357z"><text:p/></draw:path><draw:path draw:style-name="gr705" draw:text-style-name="P22" svg:width="0.1039in" svg:height="0.1079in" svg:x="1.228in" svg:y="0.0047in" svg:viewBox="0 0 265 275" svg:d="M56 231c-15 26-31 31-47 32-6 1-9 1-9 8 0 2 2 4 5 4 10 0 22-1 33-1 14 0 27 1 39 1 2 0 8 0 8-7 0-4-4-5-7-5-9 0-18-3-18-13 0-4 3-9 6-14 10-17 19-32 29-49 33 0 64 0 97 0 0 9 6 60 6 64 0 11-20 12-28 12-5 0-9 0-9 8 0 4 3 3 5 4 17 0 33-1 48-1 10 0 35 1 44 1 3 0 7 0 7-7 0-5-3-5-9-5-24 0-24-2-25-13-8-79-15-160-23-240-1-8-1-10-8-10-5 0-8 3-10 7-45 74-89 149-134 224zM102 175c26-43 51-85 76-127 5 42 9 84 13 127-29 0-59 0-89 0z"><text:p/></draw:path><draw:path draw:style-name="gr706" draw:text-style-name="P22" svg:width="0.0055in" svg:height="0.1512in" svg:x="1.3547in" svg:y="0in" svg:viewBox="0 0 15 385" svg:d="M15 14c0-6 0-14-7-14-8 0-8 8-8 14 0 119 0 238 0 357 0 7 0 14 8 14 7 0 7-7 7-14 0-119 0-238 0-357z"><text:p/></draw:path><draw:path draw:style-name="gr707" draw:text-style-name="P22" svg:width="0.1008in" svg:height="0.0354in" svg:x="1.472in" svg:y="0.0575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08" draw:text-style-name="P22" svg:width="0.135in" svg:height="0.0827in" svg:x="1.5646in" svg:y="0.0339in" svg:viewBox="0 0 344 211" svg:d="M260 77c16 13 36 23 49 29-14 6-33 16-49 29-82 0-164 0-246 0-6 0-14 0-14 9 0 8 8 8 14 8 76 0 152 0 228 0-18 18-39 52-39 56 0 3 6 3 8 3 3 0 6 0 8-3 8-13 19-34 44-56 26-24 53-34 72-40 7-2 7-3 8-3 1-1 1-2 1-3s0-1-1-3h-1c-1-1-1-1-9-3-51-15-90-50-112-92-4-8-4-8-10-8-2 0-8 0-8 4 0 5 20 39 39 57-76 0-152 0-228 0-6 0-14-2-14 7 0 8 8 9 14 9 82 0 164 0 246 0z"><text:p/></draw:path><draw:path draw:style-name="gr709" draw:text-style-name="P22" svg:width="0.0055in" svg:height="0.1512in" svg:x="1.8114in" svg:y="0in" svg:viewBox="0 0 15 385" svg:d="M15 14c0-6 0-14-7-14-8 0-8 8-8 14 0 119 0 238 0 357 0 7 0 14 8 14 7 0 7-7 7-14 0-119 0-238 0-357z"><text:p/></draw:path><draw:path draw:style-name="gr710" draw:text-style-name="P22" svg:width="0.1039in" svg:height="0.1079in" svg:x="1.8409in" svg:y="0.0047in" svg:viewBox="0 0 265 275" svg:d="M55 231c-15 26-30 31-47 32-5 1-8 1-8 8 0 2 1 4 4 4 11 0 23-1 33-1 14 0 27 1 40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1 175c25-43 52-85 77-127 5 42 8 84 12 127-29 0-59 0-89 0z"><text:p/></draw:path><draw:path draw:style-name="gr711" draw:text-style-name="P22" svg:width="0.0055in" svg:height="0.1512in" svg:x="1.9677in" svg:y="0in" svg:viewBox="0 0 15 385" svg:d="M15 14c0-6 0-14-7-14-8 0-8 8-8 14 0 119 0 238 0 357 0 7 0 14 8 14 7 0 7-7 7-14 0-119 0-238 0-357z"><text:p/></draw:path><draw:path draw:style-name="gr712" draw:text-style-name="P22" svg:width="0.1008in" svg:height="0.0354in" svg:x="2.0429in" svg:y="0.0575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713" draw:text-style-name="P22" svg:width="0.0055in" svg:height="0.1512in" svg:x="2.213in" svg:y="0in" svg:viewBox="0 0 15 385" svg:d="M15 14c0-6 0-14-7-14-8 0-8 8-8 14 0 119 0 238 0 357 0 7 0 14 8 14 7 0 7-7 7-14 0-119 0-238 0-357z"><text:p/></draw:path><draw:path draw:style-name="gr714" draw:text-style-name="P22" svg:width="0.1083in" svg:height="0.1028in" svg:x="2.2433in" svg:y="0.0098in" svg:viewBox="0 0 276 262" svg:d="M46 232c-4 15-4 18-35 18-7 0-11 0-11 8 0 4 4 4 11 4 46 0 91 0 137 0 62 0 107-45 107-83 0-27-22-49-59-53 39-8 80-37 80-73 0-29-25-53-71-53-43 0-87 0-130 0-8 0-11 0-11 8 0 4 3 4 11 4 4 0 7 0 14 0 7 1 10 1 10 7 0 1 0 2-1 7-18 69-34 138-52 206zM104 122c8-32 17-64 25-96 3-13 4-14 21-14 16 0 33 0 49 0 34 0 42 22 42 40 0 34-33 70-80 70-19 0-38 0-57 0zM87 250c-6 0-6 0-9 0s-4-1-4-4c0-2 0-2 2-9 9-36 17-71 26-106 24 0 49 0 73 0 37 0 45 28 45 45 0 36-35 74-80 74-18 0-36 0-53 0z"><text:p/></draw:path><draw:path draw:style-name="gr715" draw:text-style-name="P22" svg:width="0.0055in" svg:height="0.1512in" svg:x="2.3783in" svg:y="0in" svg:viewBox="0 0 15 385" svg:d="M15 14c0-6 0-14-7-14-8 0-8 8-8 14 0 119 0 238 0 357 0 7 0 14 8 14 7 0 7-7 7-14 0-119 0-238 0-357z"><text:p/></draw:path></draw:g></text:span><text:span text:style-name="T7">, הגדרה: </text:span><text:span text:style-name="T7"><draw:g text:anchor-type="as-char" svg:y="-0.1071in" draw:z-index="1" draw:style-name="gr1"><svg:title>TexMaths</svg:title><svg:desc>11§inline§\aleph_0§svg§600§FALSE§</svg:desc><draw:path draw:style-name="gr688" draw:text-style-name="P21" svg:width="0.1311in" svg:height="0.1134in" svg:x="-0.0004in" svg:y="0.0075in" svg:viewBox="0 0 334 289" svg:d="M0 0c111 0 223 0 334 0 0 97 0 193 0 289-111 0-223 0-334 0 0-96 0-192 0-289z"><text:p/></draw:path><draw:path draw:style-name="gr689" draw:text-style-name="P22" svg:width="0.0752in" svg:height="0.1043in" svg:x="0in" svg:y="0in" svg:viewBox="0 0 192 266" svg:d="M160 222c18 20 19 32 19 40 0 2 2 3 5 3 1 0 8-4 8-24 0-8 0-16-18-39-8-8-16-17-23-26 4-33 9-66 15-99 1 1 12 13 13 28 0 1 0 4 5 4 1 0 8-5 8-24 0-14-3-19-19-36-10-7-28-38-30-45-1-2-2-4-5-4-2 0-9 4-9 24 0 12 4 21 26 42-1 11-2 21-7 47-6 34-6 38-7 52-37-41-73-81-108-122-18-20-19-32-19-39 0-3-2-4-4-4-1 0-10 4-10 24 0 8 0 16 20 39 7 9 15 17 23 26-21 32-32 59-32 84 0 13 3 22 13 40 7 11 10 21 10 29 0 4 0 14-27 15-4 0-7 0-7 5 0 4 3 4 11 4 7 0 14 0 21 0 11 0 39-1 39-23 0-14-8-25-17-36-16-19-17-24-17-37 0-14 1-45 15-71 36 41 72 83 108 123z"><text:p/></draw:path><draw:path draw:style-name="gr690" draw:text-style-name="P22" svg:width="0.0488in" svg:height="0.072in" svg:x="0.0898in" svg:y="0.0575in" svg:viewBox="0 0 125 184" svg:d="M125 93c0-29-3-50-15-70-9-12-25-23-47-23-63 0-63 74-63 93 0 20 0 91 63 91 62 0 62-71 62-91zM63 176c-12 0-29-7-34-29-5-15-5-37-5-57s0-40 5-55c5-22 23-27 34-27 14 0 28 9 33 25 4 14 5 33 5 57 0 20 0 40-4 56-5 24-23 30-34 30z"><text:p/></draw:path></draw:g></text:span><text:span text:style-name="T7"><text:s/>היא עוצמת הטבעיים </text:span><text:span text:style-name="T6">(קבוצה בת מניה...)</text:span><text:span text:style-name="T7">, </text:span><text:span text:style-name="T6">הקבוצות הבאות בנות מניה: </text:span><text:span text:style-name="T6"><draw:g text:anchor-type="as-char" svg:y="-0.1063in" draw:z-index="2" draw:style-name="gr1"><svg:title>TexMaths</svg:title><svg:desc>11§inline§\Q, \Neven, \Nodd, \Z, \forall n \in \N_+. \N^n§svg§600§FALSE§</svg:desc><draw:path draw:style-name="gr664" draw:text-style-name="P21" svg:width="1.9386in" svg:height="0.1264in" svg:x="0.0024in" svg:y="0.0071in" svg:viewBox="0 0 4925 322" svg:d="M2463 322c-822 0-1642 0-2463 0 0-107 0-215 0-322 1641 0 3283 0 4925 0 0 107 0 215 0 322-821 0-1642 0-2462 0z"><text:p/></draw:path><draw:path draw:style-name="gr665" draw:text-style-name="P22" svg:width="0.1079in" svg:height="0.1339in" svg:x="-0.0004in" svg:y="-0.0004in" svg:viewBox="0 0 275 341" svg:d="M172 274c55-11 103-54 103-134 0-97-68-140-138-140s-137 45-137 140c0 82 49 121 95 133 17 40 56 68 103 68 20 0 41-5 62-13 6-2 9-3 9-8s-3-7-6-7c-1 1-1 0-3 1-11 2-16 2-21 2-37 0-59-22-67-42zM84 24c-24 28-30 73-30 116 0 37 5 85 31 115-27-10-72-41-72-115 0-78 49-107 71-116zM191 24c26 10 71 41 71 116 0 77-49 106-72 115 24-28 30-72 30-115 0-37-4-86-30-116zM137 266c-62 0-69-82-69-126 0-46 8-127 69-127 63 0 70 83 70 127 0 46-8 126-70 126zM112 277c11 2 17 2 25 2 3 0 10 0 21-1 10 24 29 38 48 46 4 2 3 2 4 2 0 1-7 1-12 1-32 0-66-15-86-50z"><text:p/></draw:path><draw:path draw:style-name="gr666" draw:text-style-name="P22" svg:width="0.0173in" svg:height="0.0453in" svg:x="0.126in" svg:y="0.0906in" svg:viewBox="0 0 45 116" svg:d="M45 41c0-26-10-41-25-41-12 0-20 10-20 21 0 10 8 20 20 20 5 0 10-1 14-5 1-1 1-1 1-1 1 0 1 0 1 6 0 28-13 52-26 64-5 4-5 5-5 6 0 3 3 5 5 5 4 0 35-30 35-75z"><text:p/></draw:path><draw:path draw:style-name="gr667" draw:text-style-name="P22" svg:width="0.1028in" svg:height="0.1063in" svg:x="0.1843in" svg:y="0.0028in" svg:viewBox="0 0 262 271" svg:d="M34 34c0 63 0 126 0 189 0 19-3 27-23 27-4 0-11 0-11 7 0 6 7 6 13 6 20 0 41 0 61 0 6 0 12 0 12-6 0-7-6-7-11-7-21 0-24-9-24-28 0-59 0-118 0-177 56 74 111 148 167 221 3 4 4 5 7 5 7 0 7-6 7-13 0-72 0-144 0-217 0-22 3-27 21-28 2 0 9 0 9-6 0-7-6-7-12-7-19 0-39 0-58 0-6 0-13 0-13 7 0 6 8 6 12 6 21 1 25 9 25 29 0 40 0 80 0 121-39-53-79-105-117-157-3-6-6-6-14-6-22 0-45 0-67 0-7 0-13 0-13 7 0 5 6 6 8 6 11 1 18 8 22 12-1 4-1 5-1 9zM219 244c-56-73-112-147-168-221-5-5-5-5-9-10 15 0 31 0 46 0 44 59 87 117 131 177 0 17 0 36 0 54z"><text:p/></draw:path><draw:path draw:style-name="gr668" draw:text-style-name="P22" svg:width="0.0457in" svg:height="0.048in" svg:x="0.2945in" svg:y="0.0819in" svg:viewBox="0 0 117 123" svg:d="M109 60c5 0 8 0 8-7 0-23-15-53-54-53-36 0-63 29-63 62 0 34 30 61 66 61s51-28 51-35c0-1-2-3-6-3-3 0-3 1-4 4-9 22-29 26-39 26-13 0-25-6-33-16-10-13-11-30-11-39 29 0 56 0 85 0zM25 52c2-38 27-44 38-44 33 0 34 37 34 44-24 0-48 0-72 0z"><text:p/></draw:path><draw:path draw:style-name="gr669" draw:text-style-name="P22" svg:width="0.0567in" svg:height="0.0465in" svg:x="0.348in" svg:y="0.0835in" svg:viewBox="0 0 145 119" svg:d="M120 26c8-16 21-16 25-16 0-3 0-7 0-10-6 0-14 1-21 1-6 0-16 0-24-1 0 3 0 7 0 10 11 0 11 9 11 10s0 4-2 8c-10 22-20 44-30 67-11-26-23-50-34-74 0-2-1-3-1-6 0-5 9-5 13-5 0-3 0-7 0-10-10 0-20 1-31 1-7 0-18 0-26-1 0 3 0 7 0 10 14 0 18 0 22 10 14 31 29 62 43 94 1 3 3 5 8 5s6-2 7-5c13-30 27-59 40-88z"><text:p/></draw:path><draw:path draw:style-name="gr670" draw:text-style-name="P22" svg:width="0.0449in" svg:height="0.048in" svg:x="0.4094in" svg:y="0.0819in" svg:viewBox="0 0 115 123" svg:d="M109 60c5 0 6 0 6-7 0-23-13-53-52-53-36 0-63 29-63 62 0 34 30 61 66 61s49-28 49-35c0-1 0-3-4-3-3 0-3 1-4 4-9 22-29 26-39 26-13 0-25-6-33-16-10-13-11-30-11-39 29 0 56 0 85 0zM25 52c2-38 27-44 38-44 33 0 34 37 34 44-24 0-48 0-72 0z"><text:p/></draw:path><draw:path draw:style-name="gr671" draw:text-style-name="P22" svg:width="0.0563in" svg:height="0.0465in" svg:x="0.4654in" svg:y="0.0827in" svg:viewBox="0 0 144 119" svg:d="M124 36c0-23-12-36-40-36-22 0-37 12-44 25 0-8 0-16 0-25-14 1-27 1-40 2 0 4 0 7 0 10 18 0 20 2 20 16 0 23 0 46 0 69 0 12-2 12-20 12 0 3 0 7 0 10 10-1 19-1 31-1 10 0 28 1 31 1 0-3 0-7 0-10-18 0-21 0-21-12 0-17 0-32 0-49 0-28 23-41 40-41 19 0 22 15 22 28 0 21 0 41 0 62 0 12-3 12-21 12 0 3 0 7 0 10 2 0 20-1 31-1 10 0 29 1 31 1 0-3 0-7 0-10-18 0-20 0-20-12 0-21 0-41 0-61z"><text:p/></draw:path><draw:path draw:style-name="gr672" draw:text-style-name="P22" svg:width="0.0173in" svg:height="0.0453in" svg:x="0.5472in" svg:y="0.0906in" svg:viewBox="0 0 45 116" svg:d="M45 41c0-26-9-41-24-41-13 0-21 10-21 21 0 10 8 20 21 20 4 0 10-1 13-5 1-1 1-1 2-1 0 2 1 0 1 6 0 28-14 52-26 64-4 4-4 5-4 6 0 3 2 5 3 5 4 0 35-30 35-75z"><text:p/></draw:path><draw:path draw:style-name="gr673" draw:text-style-name="P22" svg:width="0.1028in" svg:height="0.1063in" svg:x="0.6055in" svg:y="0.0028in" svg:viewBox="0 0 262 271" svg:d="M34 34c0 63 0 126 0 189 0 19-3 27-23 27-4 0-11 0-11 7 0 6 7 6 13 6 20 0 40 0 60 0 7 0 13 0 13-6 0-7-7-7-12-7-21 0-25-9-25-28 0-59 0-118 0-177 57 74 112 148 168 221 3 4 5 5 7 5 7 0 7-6 7-13 0-72 0-144 0-217 0-22 4-27 22-28 2 0 9 0 9-6 0-7-6-7-13-7-19 0-38 0-57 0-6 0-13 0-13 7 0 6 7 6 11 6 22 1 26 9 26 29 0 40 0 80 0 121-39-53-79-105-117-157-4-6-6-6-14-6-22 0-45 0-67 0-8 0-14 0-14 7 0 5 6 6 9 6 10 1 18 8 21 12 0 4 0 5 0 9zM218 244c-56-73-112-147-169-221-3-5-3-5-7-10 15 0 31 0 46 0 43 59 87 117 130 177 0 17 0 36 0 54z"><text:p/></draw:path><draw:path draw:style-name="gr674" draw:text-style-name="P22" svg:width="0.0516in" svg:height="0.048in" svg:x="0.7157in" svg:y="0.0819in" svg:viewBox="0 0 132 123" svg:d="M132 64c0-34-29-64-66-64s-66 30-66 64c0 33 30 59 66 59s66-26 66-59zM66 115c-10 0-25-4-34-17-7-11-8-24-8-37 0-11 0-28 10-39 7-8 18-14 32-14 15 0 27 7 33 16 8 10 9 23 9 37 0 12-1 27-9 38s-20 16-33 16z"><text:p/></draw:path><draw:path draw:style-name="gr675" draw:text-style-name="P22" svg:width="0.0563in" svg:height="0.0748in" svg:x="0.7803in" svg:y="0.0555in" svg:viewBox="0 0 144 191" svg:d="M84 3c0 4 0 7 0 10 18 0 20 2 20 16 0 18 0 37 0 56-11-10-23-16-38-16-36 0-66 27-66 61s29 61 63 61c22 0 35-12 40-17 0 6 0 11 0 17 14-1 28-3 41-3 0-3 0-6 0-9-18 0-20-3-20-16 0-55 0-109 0-163-13 1-27 2-40 3zM103 160c-7 13-21 23-38 23-16 0-27-9-32-17-6-7-9-18-9-36 0-5 0-26 11-39 11-12 24-15 32-15 13 0 25 7 33 17 3 4 3 4 3 8 0 19 0 39 0 59z"><text:p/></draw:path><draw:path draw:style-name="gr676" draw:text-style-name="P22" svg:width="0.0567in" svg:height="0.0748in" svg:x="0.8476in" svg:y="0.0555in" svg:viewBox="0 0 145 191" svg:d="M84 3c0 4 0 7 0 10 18 0 20 2 20 16 0 18 0 37 0 56-9-10-23-16-38-16-35 0-66 27-66 61s29 61 63 61c23 0 36-12 40-17 0 6 0 11 0 17 15-1 28-3 42-3 0-3 0-6 0-9-19 0-21-3-21-16 0-55 0-109 0-163-13 1-27 2-40 3zM103 160c-7 13-21 23-38 23-16 0-27-9-32-17-6-7-9-18-9-36 0-5 0-26 12-39 10-12 23-15 32-15 12 0 24 7 32 17 3 4 3 4 3 8 0 19 0 39 0 59z"><text:p/></draw:path><draw:path draw:style-name="gr677" draw:text-style-name="P22" svg:width="0.0173in" svg:height="0.0453in" svg:x="0.9307in" svg:y="0.0906in" svg:viewBox="0 0 45 116" svg:d="M45 41c0-26-10-41-25-41-12 0-20 10-20 21 0 10 8 20 20 20 5 0 10-1 14-5 1-1 1-1 1-1 1 0 1 0 1 6 0 28-13 52-26 64-5 4-5 5-5 6 0 3 3 5 5 5 4 0 35-30 35-75z"><text:p/></draw:path><draw:path draw:style-name="gr678" draw:text-style-name="P22" svg:width="0.0917in" svg:height="0.1031in" svg:x="0.9894in" svg:y="0.0028in" svg:viewBox="0 0 234 263" svg:d="M219 14c3-5 3-6 3-7 0-7-5-7-12-7-59 0-118 0-177 0-13 0-13 1-14 11-3 18-4 34-6 52 0 2-1 3-1 5 0 6 4 8 8 8 3 0 5-3 6-7 1-8 5-25 29-40 22-15 48-16 62-16 11 0 20 0 31 0-48 80-96 159-145 237-3 5-3 6-3 7 0 6 5 6 12 6 66 0 133 0 199 0 11 0 11-1 13-11 4-25 7-50 10-75 0-4-3-6-6-6-6 0-7 3-8 11-7 31-36 68-91 68-19 0-37 0-55 0 48-78 96-157 145-236zM32 13c6 0 14 0 21 0v1c-10 6-18 12-22 17 0-6 1-12 1-18zM164 13c13 0 26 0 39 0-48 80-96 159-145 237-13 0-26 0-39 0 48-78 96-157 145-237zM185 250c11-6 21-15 29-26-1 7-2 12-3 26-9 0-17 0-26 0z"><text:p/></draw:path><draw:path draw:style-name="gr679" draw:text-style-name="P22" svg:width="0.0173in" svg:height="0.0453in" svg:x="1.0992in" svg:y="0.0906in" svg:viewBox="0 0 45 116" svg:d="M45 41c0-26-10-41-24-41-13 0-21 10-21 21 0 10 8 20 21 20 4 0 10-1 13-5 1-1 1-1 2-1 0 2 1 0 1 6 0 28-14 52-26 64-4 4-4 5-4 6 0 3 2 5 3 5 4 0 35-30 35-75z"><text:p/></draw:path><draw:path draw:style-name="gr680" draw:text-style-name="P22" svg:width="0.0839in" svg:height="0.1083in" svg:x="1.1539in" svg:y="0.0016in" svg:viewBox="0 0 214 276" svg:d="M213 14c1-4 1-5 1-6 0-5-2-8-7-8s-7 4-9 9c-11 28-21 56-32 85-40 0-78 0-118 0-11-29-21-57-32-85-2-6-3-9-8-9-4 0-8 3-8 8 1 2 0 1 2 6 32 84 65 169 97 253 1 5 3 9 9 9 5 0 6-5 7-8 33-84 65-169 98-254zM55 109c35 0 70 0 106 0-18 45-36 92-53 137-18-45-35-92-53-137z"><text:p/></draw:path><draw:path draw:style-name="gr681" draw:text-style-name="P22" svg:width="0.0823in" svg:height="0.0685in" svg:x="1.2425in" svg:y="0.0398in" svg:viewBox="0 0 210 175" svg:d="M23 148c-1 6-3 15-3 17 0 7 5 10 11 10 4 0 12-3 14-11 1 0 6-19 8-28 3-13 5-24 9-35 2-8 4-17 6-26 1-7 5-18 5-19 5-12 26-47 62-47 18 0 21 14 21 26 0 25-19 74-24 91-4 8-4 13-4 17 0 19 13 32 31 32 37 0 51-56 51-59 0-4-3-4-4-4-5 0-5 2-7 7-8 26-20 47-38 47-7 0-10-3-10-12 0-10 3-18 6-27 8-21 24-63 24-85 0-27-16-42-45-42-34 0-52 25-59 34-2-22-19-34-36-34-19 0-25 15-29 22-7 13-12 36-12 38 0 4 4 4 5 4 4 0 5-1 7-9 7-27 14-46 28-46 7 0 12 4 12 17 0 8-1 13-6 32-8 30-15 60-23 90z"><text:p/></draw:path><draw:path draw:style-name="gr682" draw:text-style-name="P22" svg:width="0.076in" svg:height="0.0874in" svg:x="1.3846in" svg:y="0.0248in" svg:viewBox="0 0 194 223" svg:d="M179 119c7 0 15 0 15-8 0-7-8-7-15-7-55 0-109 0-164 0 6-52 50-89 104-89 20 0 40 0 60 0 7 0 15 0 15-7 0-8-8-8-15-8-20 0-40 0-60 0-66 0-119 48-119 111 0 62 53 112 119 112 20 0 40 0 60 0 7 0 15 0 15-8s-8-8-15-8c-20 0-40 0-60 0-54 0-98-35-104-88 55 0 109 0 164 0z"><text:p/></draw:path><draw:path draw:style-name="gr683" draw:text-style-name="P22" svg:width="0.1028in" svg:height="0.1063in" svg:x="1.5193in" svg:y="0.0028in" svg:viewBox="0 0 262 271" svg:d="M34 34c0 63 0 126 0 189 0 19-3 27-23 27-4 0-11 0-11 7 0 6 7 6 13 6 20 0 41 0 61 0 6 0 12 0 12-6 0-7-6-7-11-7-22 0-24-9-24-28 0-59 0-118 0-177 55 74 111 148 166 221 4 4 5 5 8 5 7 0 7-6 7-13 0-72 0-144 0-217 0-22 3-27 21-28 2 0 9 0 9-6 0-7-6-7-12-7-19 0-39 0-58 0-6 0-13 0-13 7 0 6 8 6 12 6 21 1 25 9 25 29 0 40 0 80 0 121-39-53-79-105-117-157-4-6-6-6-14-6-22 0-45 0-67 0-7 0-13 0-13 7 0 5 6 6 8 6 10 1 18 8 22 12-1 4-1 5-1 9zM219 244c-56-73-112-147-168-221-5-5-5-5-9-10 15 0 31 0 46 0 44 59 87 117 131 177 0 17 0 36 0 54z"><text:p/></draw:path><draw:path draw:style-name="gr684" draw:text-style-name="P22" svg:width="0.078in" svg:height="0.0776in" svg:x="1.6331in" svg:y="0.0638in" svg:viewBox="0 0 199 198" svg:d="M106 106c27 0 55 0 82 0 4 0 11 0 11-7 0-6-7-6-11-6-27 0-55 0-82 0 0-28 0-56 0-83 0-3 0-10-7-10s-7 6-7 10c0 27 0 55 0 83-27 0-55 0-82 0-5 0-10 0-10 6 0 7 5 7 10 7 27 0 55 0 82 0 0 27 0 55 0 84 0 3 0 8 7 8s7-5 7-8c0-29 0-57 0-84z"><text:p/></draw:path><draw:path draw:style-name="gr685" draw:text-style-name="P22" svg:width="0.0157in" svg:height="0.0157in" svg:x="1.7398in" svg:y="0.0906in" svg:viewBox="0 0 41 41" svg:d="M41 21c0-12-10-21-21-21-12 0-20 9-20 21 0 11 8 20 20 20 11 0 21-9 21-20z"><text:p/></draw:path><draw:path draw:style-name="gr686" draw:text-style-name="P22" svg:width="0.1028in" svg:height="0.1063in" svg:x="1.7724in" svg:y="0.0028in" svg:viewBox="0 0 262 271" svg:d="M34 34c0 63 0 126 0 189 0 19-3 27-23 27-4 0-11 0-11 7 0 6 7 6 13 6 20 0 40 0 60 0 7 0 13 0 13-6 0-7-7-7-12-7-21 0-25-9-25-28 0-59 0-118 0-177 57 74 112 148 168 221 3 4 5 5 7 5 7 0 7-6 7-13 0-72 0-144 0-217 0-22 4-27 22-28 2 0 9 0 9-6 0-7-6-7-13-7-19 0-38 0-57 0-6 0-13 0-13 7 0 6 7 6 11 6 22 1 26 9 26 29 0 40 0 80 0 121-39-53-79-105-117-157-4-6-6-6-14-6-22 0-45 0-67 0-8 0-14 0-14 7 0 5 6 6 9 6 10 1 18 8 21 12 0 4 0 5 0 9zM218 244c-56-73-112-147-169-221-3-5-3-5-7-10 15 0 31 0 46 0 43 59 87 117 130 177 0 17 0 36 0 54z"><text:p/></draw:path><draw:path draw:style-name="gr687" draw:text-style-name="P22" svg:width="0.0646in" svg:height="0.0472in" svg:x="1.8839in" svg:y="0.0051in" svg:viewBox="0 0 165 121" svg:d="M20 101c-1 5-2 7-4 11 0 7 6 9 10 9 5 0 8-3 10-5s5-11 6-17c1-5 4-17 5-24 2-7 4-12 5-19 3-11 4-13 12-24 7-11 20-25 40-25 16 0 16 14 16 19 0 16-11 47-16 58-3 7-4 10-4 14 0 14 12 23 25 23 28 0 40-37 40-41 0-3-3-3-4-3-5 0-5 1-6 5-5 21-18 32-29 32-5 0-6-4-6-9 0-7 1-10 6-22 4-9 15-38 15-52 0-27-21-31-35-31-24 0-39 13-47 24-2-18-17-24-28-24-12 0-18 8-22 14-6 10-9 26-9 27 0 3 3 3 4 3 4 0 4 0 6-8 4-16 9-29 20-29 6 0 8 6 8 13 0 5-3 15-4 23-2 7-4 19-5 24-4 11-6 22-9 34z"><text:p/></draw:path></draw:g></text:span><text:span text:style-name="T6">. </text:span></text:p>
      <text:p text:style-name="P7">הוכחה ש־<text:span text:style-name="T5"><draw:g text:anchor-type="as-char" svg:y="-0.1134in" draw:z-index="3" draw:style-name="gr1"><svg:title>TexMaths</svg:title><svg:desc>11§inline§|\Q| = \aleph_0§svg§600§FALSE§</svg:desc><draw:path draw:style-name="gr657" draw:text-style-name="P21" svg:width="0.5374in" svg:height="0.1358in" svg:x="-0.0004in" svg:y="0.0071in" svg:viewBox="0 0 1366 346" svg:d="M684 346c-228 0-456 0-684 0 0-116 0-230 0-346 456 0 911 0 1366 0 0 116 0 230 0 346-228 0-455 0-682 0z"><text:p/></draw:path><draw:path draw:style-name="gr658" draw:text-style-name="P22" svg:width="0.0055in" svg:height="0.1512in" svg:x="0.0102in" svg:y="0in" svg:viewBox="0 0 15 385" svg:d="M15 14c0-6 0-14-7-14-8 0-8 8-8 14 0 119 0 238 0 357 0 7 0 14 8 14 7 0 7-7 7-14 0-119 0-238 0-357z"><text:p/></draw:path><draw:path draw:style-name="gr659" draw:text-style-name="P22" svg:width="0.1079in" svg:height="0.1335in" svg:x="0.039in" svg:y="0.0067in" svg:viewBox="0 0 275 340" svg:d="M173 274c54-11 102-54 102-134 0-97-68-140-137-140-71 0-138 45-138 140 0 81 50 121 96 133 16 40 55 67 103 67 19 0 41-4 61-12 6-2 11-3 11-9 0-4-3-6-7-6-1 0-1 0-4 1-11 2-14 2-21 2-35 0-57-22-66-42zM85 24c-24 28-30 73-30 116 0 37 4 85 30 114-27-10-71-40-71-114 0-78 48-107 71-116zM192 24c26 10 70 41 70 116 0 77-48 106-72 114 25-27 31-71 31-114 0-38-4-86-29-116zM138 265c-63 0-70-81-70-125 0-46 8-126 70-126s70 82 70 126c0 46-9 125-70 125zM112 276c11 3 17 3 26 3 2 0 10 0 21-2 11 25 28 39 48 47 3 2 3 2 4 2 0 1-7 1-12 1-33 0-67-15-87-51z"><text:p/></draw:path><draw:path draw:style-name="gr660" draw:text-style-name="P22" svg:width="0.0055in" svg:height="0.1512in" svg:x="0.1709in" svg:y="0in" svg:viewBox="0 0 15 385" svg:d="M15 14c0-6 0-14-7-14-8 0-8 8-8 14 0 119 0 238 0 357 0 7 0 14 8 14 7 0 7-7 7-14 0-119 0-238 0-357z"><text:p/></draw:path><draw:path draw:style-name="gr661" draw:text-style-name="P22" svg:width="0.1008in" svg:height="0.0354in" svg:x="0.2461in" svg:y="0.0575in" svg:viewBox="0 0 257 91" svg:d="M243 17c6 0 14-2 14-9 0-8-8-8-14-8-77 0-154 0-231 0-5 0-12 0-12 8 0 7 7 9 12 9 77 0 154 0 231 0zM243 91c6 0 14 0 14-7 0-9-8-9-14-9-77 0-154 0-231 0-5 0-12 0-12 9 0 7 7 7 12 7 77 0 154 0 231 0z"><text:p/></draw:path><draw:path draw:style-name="gr662" draw:text-style-name="P22" svg:width="0.0756in" svg:height="0.1043in" svg:x="0.4059in" svg:y="0.0083in" svg:viewBox="0 0 193 266" svg:d="M160 224c17 19 18 31 19 38 0 3 3 4 4 4 2 0 10-4 10-25 0-6 0-14-19-37-8-9-15-18-23-27 5-34 10-67 15-100 1 1 12 13 13 28 0 1 0 4 4 4 2 0 10-4 10-24 0-13-4-19-21-35-9-8-27-39-30-46 0-2-1-4-3-4s-10 4-10 25c0 11 3 20 25 41-1 11-1 22-5 47-7 35-7 38-9 52-35-41-72-81-107-122-18-20-19-32-20-39 0-3-2-4-3-4-2 0-10 4-10 25 0 7 0 15 19 39 7 9 15 17 23 26-20 31-31 60-31 85 0 12 3 21 13 39 6 12 10 21 10 29 0 5 0 15-27 15-5 0-7 0-7 4s3 4 10 4c8 0 14 0 22 0 10 0 40-1 40-23 0-14-9-25-18-35-17-19-18-24-18-35 0-16 3-47 15-73 36 41 72 83 109 124z"><text:p/></draw:path><draw:path draw:style-name="gr663" draw:text-style-name="P22" svg:width="0.0492in" svg:height="0.0724in" svg:x="0.4961in" svg:y="0.0661in" svg:viewBox="0 0 126 185" svg:d="M126 92c0-29-4-50-17-69-8-12-25-23-46-23-63 0-63 73-63 92s0 93 63 93 63-73 63-93zM63 177c-13 0-30-7-34-29-5-16-5-39-5-59s0-39 5-55c5-21 23-26 34-26 14 0 28 9 33 24 4 14 4 34 4 57 0 20 0 41-3 57-6 25-23 31-34 31z"><text:p/></draw:path></draw:g></text:span><text:span text:style-name="T5">: </text:span></text:p>
      <text:p text:style-name="P8">נשתמש בקש"ב. </text:p>
      <text:list xml:id="list1484555451" text:style-name="L2">
        <text:list-item>
          <text:p text:style-name="P9"><draw:g text:anchor-type="as-char" svg:y="-0.1134in" draw:z-index="4" draw:style-name="gr1"><svg:title>TexMaths</svg:title><svg:desc>11§inline§|\N| \le |\Q|§svg§600§FALSE§</svg:desc><draw:path draw:style-name="gr649" draw:text-style-name="P21" svg:width="0.5661in" svg:height="0.1354in" svg:x="-0.0004in" svg:y="0.0075in" svg:viewBox="0 0 1439 345" svg:d="M0 0c480 0 959 0 1439 0 0 115 0 230 0 345-480 0-959 0-1439 0 0-115 0-230 0-345z"><text:p/></draw:path><draw:path draw:style-name="gr650" draw:text-style-name="P22" svg:width="0.0055in" svg:height="0.1508in" svg:x="0.0102in" svg:y="0in" svg:viewBox="0 0 15 384" svg:d="M15 14c0-7 0-14-7-14-8 0-8 7-8 14 0 119 0 237 0 356 0 8 0 14 8 14 7 0 7-6 7-14 0-119 0-237 0-356z"><text:p/></draw:path><draw:path draw:style-name="gr651" draw:text-style-name="P22" svg:width="0.1028in" svg:height="0.1059in" svg:x="0.0378in" svg:y="0.0102in" svg:viewBox="0 0 262 270" svg:d="M34 34c0 63 0 126 0 187 0 21-3 28-23 28-4 0-11 1-11 6 0 8 7 8 13 8 20 0 41 0 61 0 6 0 12 0 12-8 0-5-6-6-11-6-22 0-24-8-24-29 0-58 0-117 0-175 55 73 111 147 166 219 4 5 5 6 9 6 6 0 6-6 6-12 0-72 0-145 0-217 0-22 4-28 21-28 2 0 9 0 9-6 0-7-5-7-12-7-19 0-39 0-57 0-7 0-14 0-14 7 0 6 8 6 13 6 21 0 24 8 24 29 0 39 0 79 0 120-39-53-78-105-117-156-4-6-5-6-14-6-22 0-45 0-67 0-7 0-12 0-12 7 0 5 5 6 7 6 10 1 18 8 22 12-1 4-1 4-1 9zM219 243c-56-73-112-147-168-221-5-4-5-5-9-9 15 0 31 0 46 0 44 59 87 117 131 175 0 18 0 37 0 55z"><text:p/></draw:path><draw:path draw:style-name="gr652" draw:text-style-name="P22" svg:width="0.0055in" svg:height="0.1508in" svg:x="0.1622in" svg:y="0in" svg:viewBox="0 0 15 384" svg:d="M15 14c0-7 0-14-7-14-8 0-8 7-8 14 0 119 0 237 0 356 0 8 0 14 8 14 7 0 7-6 7-14 0-119 0-237 0-356z"><text:p/></draw:path><draw:path draw:style-name="gr653" draw:text-style-name="P22" svg:width="0.0925in" svg:height="0.1161in" svg:x="0.2417in" svg:y="0.0173in" svg:viewBox="0 0 236 296" svg:d="M229 17c3-3 7-5 7-9 0-5-4-8-8-8-1 0-6 1-7 2-71 33-142 66-213 100-7 4-8 7-8 9 0 5 2 7 8 9 71 33 142 66 213 99 6 3 6 3 7 3 4 0 8-4 8-7 0-5-1-7-8-9-67-31-135-63-203-95 69-32 136-63 204-94zM222 296c7 0 14 0 14-8 0-7-8-7-14-7-69 0-139 0-209 0-5 0-13 0-13 7 0 8 7 8 13 8 70 0 140 0 209 0z"><text:p/></draw:path><draw:path draw:style-name="gr654" draw:text-style-name="P22" svg:width="0.0055in" svg:height="0.1508in" svg:x="0.4071in" svg:y="0in" svg:viewBox="0 0 15 384" svg:d="M15 14c0-7 0-14-7-14-8 0-8 7-8 14 0 119 0 237 0 356 0 8 0 14 8 14 7 0 7-6 7-14 0-119 0-237 0-356z"><text:p/></draw:path><draw:path draw:style-name="gr655" draw:text-style-name="P22" svg:width="0.1083in" svg:height="0.1331in" svg:x="0.4362in" svg:y="0.0071in" svg:viewBox="0 0 276 339" svg:d="M173 274c54-12 103-55 103-134 0-97-69-140-137-140-72 0-139 44-139 139 0 81 50 121 96 133 17 40 56 67 103 67 20 0 41-3 61-11 8-3 11-3 11-9 0-4-3-7-7-7-1 0-1 0-3 1-11 2-15 2-22 2-35 0-57-22-66-41zM85 24c-23 28-30 73-30 115 0 38 4 85 30 115-27-10-71-40-71-114 0-79 48-108 71-116zM192 24c26 10 70 41 70 115 0 78-47 107-70 115 23-28 29-72 29-114 0-39-4-86-29-116zM139 264c-63 0-71-80-71-124 0-46 8-127 71-127 61 0 69 83 69 126 0 46-8 125-69 125zM112 275c11 2 26 2 27 2s10 0 21-1c10 25 28 39 47 47 4 2 3 1 4 2 0 1-6 1-12 1-33 0-66-16-87-51z"><text:p/></draw:path><draw:path draw:style-name="gr656" draw:text-style-name="P22" svg:width="0.0055in" svg:height="0.1508in" svg:x="0.5681in" svg:y="0in" svg:viewBox="0 0 15 384" svg:d="M15 14c0-7 0-14-7-14-8 0-8 7-8 14 0 119 0 237 0 356 0 8 0 14 8 14 7 0 7-6 7-14 0-119 0-237 0-356z"><text:p/></draw:path></draw:g>: <text:span text:style-name="T33">מהכלה </text:span><text:span text:style-name="T8"><draw:g text:anchor-type="as-char" svg:y="-0.1075in" draw:z-index="5" draw:style-name="gr1"><svg:title>TexMaths</svg:title><svg:desc>11§inline§\N \subseteq \Q§svg§600§FALSE§</svg:desc><draw:path draw:style-name="gr645" draw:text-style-name="P21" svg:width="0.4091in" svg:height="0.1177in" svg:x="0.0035in" svg:y="0.0075in" svg:viewBox="0 0 1040 300" svg:d="M0 0c346 0 694 0 1040 0 0 100 0 200 0 300-346 0-694 0-1040 0 0-100 0-200 0-300z"><text:p/></draw:path><draw:path draw:style-name="gr646" draw:text-style-name="P22" svg:width="0.1024in" svg:height="0.1059in" svg:x="-0.0004in" svg:y="0.0028in" svg:viewBox="0 0 261 270" svg:d="M33 34c0 63 0 126 0 188 0 20-2 27-22 27-4 0-11 0-11 7 0 6 5 6 13 6 20 0 40 0 60 0 6 0 13 0 13-6 0-7-7-7-12-7-21 0-25-9-25-28 0-59 0-117 0-176 57 73 112 147 168 220 3 4 5 5 7 5 7 0 7-6 7-13 0-72 0-145 0-216 0-22 3-28 21-28 2 0 9 0 9-6 0-7-6-7-12-7-19 0-38 0-57 0-7 0-13 0-13 7 0 6 7 6 11 6 21 0 24 8 24 29 0 40 0 79 0 120-38-53-78-105-116-156-3-6-5-6-13-6-22 0-45 0-67 0-8 0-14 0-14 7 0 5 6 6 8 6 11 1 19 8 22 12-1 4-1 4-1 9zM218 244c-56-74-112-148-169-222-3-4-3-5-7-9 15 0 29 0 45 0 44 59 87 117 131 174 0 19 0 38 0 57z"><text:p/></draw:path><draw:path draw:style-name="gr647" draw:text-style-name="P22" svg:width="0.0925in" svg:height="0.1165in" svg:x="0.1602in" svg:y="0.0102in" svg:viewBox="0 0 236 297" svg:d="M222 15c7 0 14 0 14-7 0-8-7-8-14-8-35 0-69 0-103 0-66 0-119 51-119 111 0 61 54 111 119 111 34 0 68 0 103 0 7 0 14 0 14-8s-7-8-14-8c-34 0-68 0-102 0-62 0-105-44-105-95s44-96 105-96c34 0 68 0 102 0zM21 281c-7 0-13 0-13 8s6 8 13 8c67 0 134 0 201 0 7 0 14 0 14-8s-7-8-14-8c-67 0-134 0-201 0z"><text:p/></draw:path><draw:path draw:style-name="gr648" draw:text-style-name="P22" svg:width="0.1079in" svg:height="0.1335in" svg:x="0.3126in" svg:y="0in" svg:viewBox="0 0 275 340" svg:d="M172 275c55-13 103-56 103-135 0-98-68-140-138-140s-137 44-137 139c0 82 49 121 95 133 17 40 56 68 104 68 19 0 40-4 61-11 6-4 9-5 9-10s-3-7-6-7c-1 0-1 0-3 1-11 2-16 2-21 2-37 0-59-22-67-40zM85 24c-25 28-30 73-30 115 0 37 4 85 30 116-27-10-72-41-72-115 0-79 49-108 71-116zM191 24c26 9 71 40 71 115 0 78-49 107-72 116 24-29 31-74 31-115 0-39-5-86-31-116zM137 265c-62 0-69-82-69-125 0-46 8-127 69-127 63 0 70 82 70 126 0 45-8 126-70 126zM112 276c11 2 17 2 25 2 3 0 10 0 21-1 10 24 29 38 49 46 3 2 2 1 3 2 0 1-7 1-11 1-33 0-67-15-87-50z"><text:p/></draw:path></draw:g></text:span></text:p>
        </text:list-item>
        <text:list-item>
          <text:p text:style-name="P10"><text:span text:style-name="T33"><draw:g text:anchor-type="as-char" svg:y="-0.1134in" draw:z-index="6" draw:style-name="gr1"><svg:title>TexMaths</svg:title><svg:desc>11§inline§|\Q| \le |\N|§svg§600§FALSE§</svg:desc><draw:path draw:style-name="gr637" draw:text-style-name="P21" svg:width="0.5661in" svg:height="0.1354in" svg:x="-0.0004in" svg:y="0.0075in" svg:viewBox="0 0 1439 345" svg:d="M0 0c480 0 959 0 1439 0 0 115 0 230 0 345-480 0-959 0-1439 0 0-115 0-230 0-345z"><text:p/></draw:path><draw:path draw:style-name="gr638" draw:text-style-name="P22" svg:width="0.0055in" svg:height="0.1508in" svg:x="0.0102in" svg:y="0in" svg:viewBox="0 0 15 384" svg:d="M15 14c0-7 0-14-7-14-8 0-8 7-8 14 0 119 0 237 0 356 0 8 0 14 8 14 7 0 7-6 7-14 0-119 0-237 0-356z"><text:p/></draw:path><draw:path draw:style-name="gr639" draw:text-style-name="P22" svg:width="0.1079in" svg:height="0.1331in" svg:x="0.039in" svg:y="0.0071in" svg:viewBox="0 0 275 339" svg:d="M173 274c54-12 102-55 102-134 0-97-68-140-137-140-71 0-138 44-138 139 0 81 50 121 96 133 16 40 55 67 103 67 19 0 41-3 61-11 6-3 11-3 11-9 0-4-3-7-7-7-1 0-1 0-4 1-11 2-14 2-21 2-35 0-57-22-66-41zM85 24c-24 28-30 73-30 115 0 38 4 85 30 115-27-10-72-40-72-114 0-79 49-108 71-116zM192 24c26 10 70 41 70 115 0 78-48 107-71 115 24-28 30-72 30-114 0-39-4-86-29-116zM138 264c-63 0-70-80-70-124 0-46 8-127 70-127s69 83 69 126c0 46-8 125-69 125zM112 275c11 2 17 2 26 2 2 0 10 0 21-1 11 25 28 39 48 47 3 2 3 1 4 2 0 1-7 1-12 1-33 0-67-16-87-51z"><text:p/></draw:path><draw:path draw:style-name="gr640" draw:text-style-name="P22" svg:width="0.0055in" svg:height="0.1508in" svg:x="0.1709in" svg:y="0in" svg:viewBox="0 0 15 384" svg:d="M15 14c0-7 0-14-7-14-8 0-8 7-8 14 0 119 0 237 0 356 0 8 0 14 8 14 7 0 7-6 7-14 0-119 0-237 0-356z"><text:p/></draw:path><draw:path draw:style-name="gr641" draw:text-style-name="P22" svg:width="0.0929in" svg:height="0.1161in" svg:x="0.25in" svg:y="0.0173in" svg:viewBox="0 0 237 296" svg:d="M229 17c4-3 8-5 8-9 0-5-4-8-8-8-2 0-5 1-8 2-71 33-142 66-213 100-7 4-8 7-8 9 0 5 2 7 8 9 71 33 142 66 213 99 6 3 7 3 8 3 4 0 8-4 8-7 0-5-2-7-9-9-67-31-134-63-202-95 68-32 136-63 203-94zM224 296c5 0 13 0 13-8 0-7-9-7-15-7-69 0-138 0-208 0-5 0-14 0-14 7 0 8 7 8 13 8 71 0 140 0 211 0z"><text:p/></draw:path><draw:path draw:style-name="gr642" draw:text-style-name="P22" svg:width="0.0055in" svg:height="0.1508in" svg:x="0.4157in" svg:y="0in" svg:viewBox="0 0 15 384" svg:d="M15 14c0-7 0-14-7-14-8 0-8 7-8 14 0 119 0 237 0 356 0 8 0 14 8 14 7 0 7-6 7-14 0-119 0-237 0-356z"><text:p/></draw:path><draw:path draw:style-name="gr643" draw:text-style-name="P22" svg:width="0.1028in" svg:height="0.1059in" svg:x="0.4437in" svg:y="0.0102in" svg:viewBox="0 0 262 270" svg:d="M34 34c0 63 0 126 0 187 0 21-3 28-23 28-4 0-11 1-11 6 0 8 7 8 13 8 20 0 41 0 61 0 6 0 12 0 12-8 0-5-6-6-11-6-22 0-24-8-24-29 0-58 0-117 0-175 55 73 111 147 166 219 3 5 5 6 9 6 6 0 6-6 6-12 0-72 0-145 0-217 0-22 4-28 21-28 2 0 9 0 9-6 0-7-5-7-13-7-19 0-38 0-56 0-7 0-14 0-14 7 0 6 8 6 12 6 22 0 25 8 25 29 0 39 0 79 0 120-39-53-78-105-117-156-4-6-5-6-14-6-22 0-45 0-67 0-7 0-14 0-14 7 0 5 7 6 9 6 10 1 18 8 21 12 0 4 0 4 0 9zM218 243c-56-73-111-147-167-221-5-4-5-5-9-9 15 0 31 0 46 0 43 59 87 117 130 175 0 18 0 37 0 55z"><text:p/></draw:path><draw:path draw:style-name="gr644" draw:text-style-name="P22" svg:width="0.0055in" svg:height="0.1508in" svg:x="0.5681in" svg:y="0in" svg:viewBox="0 0 15 384" svg:d="M15 14c0-7 0-14-7-14-8 0-8 7-8 14 0 119 0 237 0 356 0 8 0 14 8 14 7 0 7-6 7-14 0-119 0-237 0-356z"><text:p/></draw:path></draw:g></text:span><text:span text:style-name="T33">: </text:span><text:span text:style-name="T34">באופן שקול, ניתן להוכיח </text:span><text:span text:style-name="T9"><draw:g text:anchor-type="as-char" svg:y="-0.1134in" draw:z-index="7" draw:style-name="gr1"><svg:title>TexMaths</svg:title><svg:desc>11§inline§|\Q| \le |\Z \times \N_+|§svg§600§FALSE§</svg:desc><draw:path draw:style-name="gr626" draw:text-style-name="P21" svg:width="0.9543in" svg:height="0.1354in" svg:x="-0.0004in" svg:y="0.0075in" svg:viewBox="0 0 2425 345" svg:d="M0 0c809 0 1616 0 2425 0 0 115 0 230 0 345-809 0-1616 0-2425 0 0-115 0-230 0-345z"><text:p/></draw:path><draw:path draw:style-name="gr627" draw:text-style-name="P22" svg:width="0.0055in" svg:height="0.1508in" svg:x="0.0102in" svg:y="0in" svg:viewBox="0 0 15 384" svg:d="M15 14c0-7 0-14-7-14-8 0-8 7-8 14 0 119 0 237 0 356 0 8 0 14 8 14 7 0 7-6 7-14 0-119 0-237 0-356z"><text:p/></draw:path><draw:path draw:style-name="gr628" draw:text-style-name="P22" svg:width="0.1079in" svg:height="0.1331in" svg:x="0.039in" svg:y="0.0071in" svg:viewBox="0 0 275 339" svg:d="M173 274c54-12 102-55 102-134 0-97-68-140-137-140-71 0-138 44-138 139 0 81 50 121 96 133 16 40 55 67 103 67 19 0 41-3 61-11 6-3 11-3 11-9 0-4-4-7-7-7-1 0-1 0-4 1-11 2-15 2-21 2-35 0-57-22-66-41zM85 24c-24 28-30 73-30 115 0 38 4 85 30 115-27-10-72-40-72-114 0-79 49-108 71-116zM191 24c27 10 71 41 71 115 0 78-49 107-72 115 25-28 31-72 31-114 0-39-4-86-30-116zM138 264c-63 0-70-80-70-124 0-46 8-127 70-127s70 83 70 126c0 46-9 125-70 125zM112 275c11 2 17 2 26 2 2 0 9 0 20-1 11 25 29 39 49 47 3 2 3 1 4 2 0 1-7 1-12 1-33 0-67-16-87-51z"><text:p/></draw:path><draw:path draw:style-name="gr629" draw:text-style-name="P22" svg:width="0.0055in" svg:height="0.1508in" svg:x="0.1709in" svg:y="0in" svg:viewBox="0 0 15 384" svg:d="M15 14c0-7 0-14-7-14-8 0-8 7-8 14 0 119 0 237 0 356 0 8 0 14 8 14 7 0 7-6 7-14 0-119 0-237 0-356z"><text:p/></draw:path><draw:path draw:style-name="gr630" draw:text-style-name="P22" svg:width="0.0929in" svg:height="0.1161in" svg:x="0.2496in" svg:y="0.0173in" svg:viewBox="0 0 237 296" svg:d="M229 17c4-3 8-5 8-9 0-5-4-8-8-8-2 0-6 1-7 2-71 33-143 66-214 100-7 4-8 7-8 9 0 5 2 7 8 9 71 33 143 66 214 99 5 3 6 3 7 3 4 0 8-4 8-7 0-5-3-7-9-9-67-31-134-63-202-95 68-32 136-63 203-94zM223 296c7 0 14 0 14-8 0-7-9-7-15-7-69 0-138 0-208 0-5 0-14 0-14 7 0 8 8 8 14 8 70 0 140 0 209 0z"><text:p/></draw:path><draw:path draw:style-name="gr631" draw:text-style-name="P22" svg:width="0.0055in" svg:height="0.1508in" svg:x="0.4157in" svg:y="0in" svg:viewBox="0 0 15 384" svg:d="M15 14c0-7 0-14-7-14-8 0-8 7-8 14 0 119 0 237 0 356 0 8 0 14 8 14 7 0 7-6 7-14 0-119 0-237 0-356z"><text:p/></draw:path><draw:path draw:style-name="gr632" draw:text-style-name="P22" svg:width="0.0921in" svg:height="0.1031in" svg:x="0.4441in" svg:y="0.0102in" svg:viewBox="0 0 235 263" svg:d="M220 13c3-4 3-5 3-6 0-7-5-7-13-7-58 0-118 0-176 0-13 0-13 1-14 11-2 18-3 34-6 52 0 1-1 3-1 5 0 6 5 7 8 7s5-2 7-6c1-8 4-26 28-40 22-15 49-16 62-16 11 0 21 0 32 0-49 78-98 158-147 236-3 4-3 5-3 6 0 8 7 8 13 8 66 0 133 0 199 0 11 0 11-1 12-11 4-25 8-51 11-75 0-4-3-7-6-7-6 0-7 4-8 12-6 30-36 67-91 67-19 0-36 0-55 0 48-78 97-158 145-236zM33 13c7 0 14 0 21 0-11 7-18 13-23 18 1-6 1-12 2-18zM165 13c13 0 26 0 40 0-49 78-98 158-147 236-13 0-25 0-38 0 48-78 97-158 145-236zM186 249c10-7 21-14 30-25-1 7-3 12-4 25-8 0-17 0-26 0z"><text:p/></draw:path><draw:path draw:style-name="gr633" draw:text-style-name="P22" svg:width="0.0732in" svg:height="0.0724in" svg:x="0.5969in" svg:y="0.0398in" svg:viewBox="0 0 187 185" svg:d="M94 81c-26-25-52-50-77-75-5-6-6-6-9-6-4 0-8 3-8 8 0 2 1 3 6 7 25 26 51 51 77 77-26 26-52 51-77 78-5 4-6 5-6 7 0 5 4 8 8 8 3 0 4 0 9-6 25-25 51-50 77-76 26 27 53 53 80 80 1 1 3 2 5 2 5 0 8-3 8-8 0-2 0-2-1-4-28-28-62-61-81-81 24-24 47-47 71-70 1-2 8-8 9-10 1-1 2-2 2-4 0-5-3-8-8-8-3 0-4 1-8 6-26 25-52 50-77 75z"><text:p/></draw:path><draw:path draw:style-name="gr634" draw:text-style-name="P22" svg:width="0.1028in" svg:height="0.1059in" svg:x="0.7307in" svg:y="0.0102in" svg:viewBox="0 0 262 270" svg:d="M33 34c0 63 0 126 0 187 0 21-2 28-22 28-4 0-11 1-11 6 0 8 7 8 13 8 20 0 40 0 60 0 7 0 13 0 13-8 0-5-7-6-12-6-21 0-24-8-24-29 0-58 0-117 0-175 56 73 111 147 167 219 3 5 5 6 7 6 7 0 7-6 7-12 0-72 0-145 0-217 0-22 4-28 22-28 2 0 9 0 9-6 0-7-6-7-13-7-19 0-38 0-56 0-7 0-14 0-14 7 0 6 7 6 11 6 22 0 26 8 26 29 0 39 0 79 0 120-39-53-78-105-117-156-4-6-5-6-14-6-22 0-45 0-67 0-8 0-14 0-14 7 0 5 6 6 9 6 10 1 18 8 21 12-1 4-1 4-1 9zM218 243c-56-73-112-147-168-221-4-4-4-5-8-9 15 0 31 0 46 0 43 59 87 117 130 175 0 18 0 37 0 55z"><text:p/></draw:path><draw:path draw:style-name="gr635" draw:text-style-name="P22" svg:width="0.078in" svg:height="0.0776in" svg:x="0.8441in" svg:y="0.0709in" svg:viewBox="0 0 199 198" svg:d="M107 107c27 0 55 0 82 0 4 0 10 0 10-7 0-6-6-6-10-6-27 0-55 0-82 0 0-29 0-57 0-84 0-3 0-10-7-10-6 0-6 7-6 10 0 27 0 55 0 84-28 0-57 0-84 0-3 0-10 0-10 6 0 7 7 7 10 7 27 0 56 0 84 0 0 27 0 55 0 82 0 4 0 9 6 9 7 0 7-5 7-9 0-27 0-55 0-82z"><text:p/></draw:path><draw:path draw:style-name="gr636" draw:text-style-name="P22" svg:width="0.0055in" svg:height="0.1508in" svg:x="0.9559in" svg:y="0in" svg:viewBox="0 0 15 384" svg:d="M15 14c0-7 0-14-7-14-8 0-8 7-8 14 0 119 0 237 0 356 0 8 0 14 8 14 7 0 7-6 7-14 0-119 0-237 0-356z"><text:p/></draw:path></draw:g></text:span><text:span text:style-name="T9">. מספיק להראות שקימת פונקציה על בכיוון </text:span><text:span text:style-name="T9"><draw:g text:anchor-type="as-char" svg:y="-0.1063in" draw:z-index="8" draw:style-name="gr1"><svg:title>TexMaths</svg:title><svg:desc>11§inline§\Z \times \N_+ \to \Q§svg§600§FALSE§</svg:desc><draw:path draw:style-name="gr619" draw:text-style-name="P21" svg:width="0.8319in" svg:height="0.1264in" svg:x="0.0031in" svg:y="0.0071in" svg:viewBox="0 0 2114 322" svg:d="M1057 322c-353 0-705 0-1057 0 0-107 0-215 0-322 705 0 1409 0 2114 0 0 107 0 215 0 322-352 0-705 0-1057 0z"><text:p/></draw:path><draw:path draw:style-name="gr620" draw:text-style-name="P22" svg:width="0.0921in" svg:height="0.1031in" svg:x="-0.0004in" svg:y="0.0028in" svg:viewBox="0 0 235 263" svg:d="M220 14c3-5 3-6 3-7 0-7-6-7-13-7-59 0-118 0-177 0-12 0-12 1-13 11-2 18-4 34-6 52 0 2-1 3-1 5 0 6 5 8 7 8 3 0 6-3 6-7 3-8 6-25 29-40 22-15 49-16 63-16 10 0 21 0 30 0-48 80-96 159-145 237-3 5-3 6-3 7 0 6 7 6 13 6 66 0 132 0 198 0 12 0 12-1 13-11 4-25 8-50 11-75 0-4-4-6-6-6-7 0-7 3-8 11-7 31-37 68-92 68-18 0-37 0-54 0 48-78 97-157 145-236zM33 13c7 0 14 0 21 0v1c-11 6-19 12-23 17 1-6 1-12 2-18zM165 13c13 0 26 0 40 0-49 80-98 159-147 237-13 0-26 0-39 0 48-78 98-157 146-237zM185 250c11-6 21-15 29-26 0 7-1 12-3 26-9 0-17 0-26 0z"><text:p/></draw:path><draw:path draw:style-name="gr621" draw:text-style-name="P22" svg:width="0.0732in" svg:height="0.0728in" svg:x="0.1528in" svg:y="0.0323in" svg:viewBox="0 0 187 186" svg:d="M93 83c-25-26-51-52-77-77-4-5-5-6-8-6-4 0-8 3-8 8 0 2 1 3 5 7 26 26 52 51 77 78-25 25-51 51-77 78-4 4-5 5-5 8 0 4 4 7 8 7 3 0 4-1 8-5 26-27 52-52 77-77 27 26 53 53 80 80 1 0 4 2 6 2 5 0 8-3 8-7 0-2 0-3-1-5-1-1-62-62-82-81 24-25 48-48 71-71 2-2 8-7 10-9 0-1 2-3 2-5 0-5-3-8-8-8-3 0-4 1-9 6-25 25-51 51-77 77z"><text:p/></draw:path><draw:path draw:style-name="gr622" draw:text-style-name="P22" svg:width="0.1024in" svg:height="0.1063in" svg:x="0.2866in" svg:y="0.0028in" svg:viewBox="0 0 261 271" svg:d="M33 34c0 63 0 126 0 189 0 19-3 27-23 27-5 0-10 0-10 7 0 6 5 6 12 6 20 0 41 0 61 0 6 0 13 0 13-6 0-7-7-7-12-7-21 0-25-9-25-28 0-59 0-118 0-177 57 74 112 148 168 221 3 4 5 5 7 5 7 0 7-6 7-13 0-72 0-144 0-217 0-22 3-27 21-28 2 0 9 0 9-6 0-7-6-7-12-7-19 0-39 0-58 0-6 0-12 0-12 7 0 6 7 6 11 6 21 1 24 9 24 29 0 40 0 80 0 121-38-53-78-105-116-157-3-6-5-6-14-6-22 0-46 0-68 0-6 0-12 0-12 7 0 5 6 6 8 6 11 1 18 8 22 12-1 4-1 5-1 9zM218 244c-56-73-112-147-169-221-4-5-4-5-8-10 15 0 30 0 46 0 44 59 87 117 131 177 0 17 0 36 0 54z"><text:p/></draw:path><draw:path draw:style-name="gr623" draw:text-style-name="P22" svg:width="0.078in" svg:height="0.0776in" svg:x="0.4in" svg:y="0.0638in" svg:viewBox="0 0 199 198" svg:d="M106 106c27 0 56 0 83 0 3 0 10 0 10-7 0-6-7-6-10-6-27 0-56 0-83 0 0-28 0-56 0-83 0-3 0-10-7-10s-7 6-7 10c0 27 0 55 0 83-27 0-55 0-82 0-3 0-10 0-10 6 0 7 5 7 10 7 27 0 55 0 82 0 0 27 0 55 0 84 0 3 0 8 7 8s7-5 7-8c0-29 0-57 0-84z"><text:p/></draw:path><draw:path draw:style-name="gr624" draw:text-style-name="P22" svg:width="0.1343in" svg:height="0.0787in" svg:x="0.5437in" svg:y="0.0291in" svg:viewBox="0 0 342 201" svg:d="M300 108c-21 17-32 33-34 37-17 27-21 51-21 51 0 5 5 5 8 5 7 0 7-2 9-7 9-37 32-71 74-88 5-1 6-3 6-6s-1-2-2-3c-18-7-64-26-79-91-1-5-1-6-8-6-3 0-8 0-8 4 0 2 4 26 20 51 8 12 19 25 35 38-95 0-191 0-287 0-6 0-13-2-13 7 0 8 7 8 13 8 96 0 192 0 287 0z"><text:p/></draw:path><draw:path draw:style-name="gr625" draw:text-style-name="P22" svg:width="0.1079in" svg:height="0.1339in" svg:x="0.7346in" svg:y="-0.0004in" svg:viewBox="0 0 275 341" svg:d="M172 274c55-11 103-54 103-134 0-97-68-140-138-140-71 0-137 45-137 140 0 82 49 121 95 133 17 40 56 68 103 68 20 0 41-5 60-13 8-2 11-3 11-8s-3-7-6-7c-1 1-1 0-3 1-11 2-16 2-22 2-36 0-58-22-66-42zM84 24c-24 28-30 73-30 116 0 37 4 85 31 115-28-10-72-41-72-115 0-78 49-107 71-116zM191 24c26 10 70 41 70 116 0 77-48 106-71 115 24-28 30-72 30-115 0-37-4-86-30-116zM137 266c-62 0-70-82-70-126 0-46 9-127 70-127 63 0 70 83 70 127 0 46-8 126-70 126zM112 277c10 2 24 2 25 2 2 0 10 0 21-1 10 24 29 38 48 46 4 2 3 2 4 2 0 1-7 1-12 1-33 0-66-15-86-50z"><text:p/></draw:path></draw:g></text:span><text:span text:style-name="T9"><text:s/>(</text:span><text:span text:style-name="T10">ע”פ טענה שתלויה ב־AC</text:span><text:span text:style-name="T9">). נגדיר </text:span><text:span text:style-name="T9"><draw:g text:anchor-type="as-char" svg:y="-0.1138in" draw:z-index="9" draw:style-name="gr1"><svg:title>TexMaths</svg:title><svg:desc>11§inline§f = \lambda \la m, n \ra \in \Z \times \N_+. \tfrac{m}{n}§svg§600§FALSE§</svg:desc><draw:path draw:style-name="gr601" draw:text-style-name="P21" svg:width="1.6299in" svg:height="0.1512in" svg:x="-0.0004in" svg:y="0.0075in" svg:viewBox="0 0 4141 385" svg:d="M2071 385c-691 0-1380 0-2071 0 0-128 0-256 0-385 1380 0 2761 0 4141 0 0 129 0 257 0 385-690 0-1380 0-2070 0z"><text:p/></draw:path><draw:path draw:style-name="gr602" draw:text-style-name="P22" svg:width="0.0752in" svg:height="0.1374in" svg:x="0in" svg:y="0.0067in" svg:viewBox="0 0 192 350" svg:d="M121 118c11 0 22 0 33 0 8 0 12 0 12-8 0-4-4-4-11-4-11 0-21 0-32 0 3-16 6-30 9-44 1-8 7-36 9-40 3-8 10-13 18-13 2 0 11 0 19 6-17 2-21 16-21 21 0 9 7 14 15 14 9 0 20-8 20-24 0-17-17-26-33-26-13 0-37 7-49 45-2 8-3 12-13 61-9 0-18 0-27 0-7 0-11 0-11 7 0 5 4 5 10 5 9 0 18 0 27 0-10 50-20 101-30 152-7 37-13 72-33 72-2 0-11 0-19-7 18-1 21-15 21-21 0-9-6-13-14-13-10 0-21 8-21 23 0 17 16 26 33 26 21 0 36-22 43-37 13-25 22-71 22-74 8-40 15-80 23-121z"><text:p/></draw:path><draw:path draw:style-name="gr603" draw:text-style-name="P22" svg:width="0.1008in" svg:height="0.035in" svg:x="0.1335in" svg:y="0.05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604" draw:text-style-name="P22" svg:width="0.0748in" svg:height="0.1067in" svg:x="0.2937in" svg:y="0.0083in" svg:viewBox="0 0 191 272" svg:d="M118 155c15 41 34 98 40 107 7 9 10 9 21 9 2 0 6 0 8 0 4 0 4-2 4-3 0-2-1-3-2-4-3-4-5-11-9-18-26-73-51-146-78-218-9-24-29-28-47-28-2 0-8 0-8 4s4 4 5 4c12 2 15 4 24 31 13 35 25 70 38 105-35 35-71 71-106 105-6 4-8 6-8 12 0 7 5 11 12 11 6 0 10-4 12-8 31-36 63-72 94-109z"><text:p/></draw:path><draw:path draw:style-name="gr605" draw:text-style-name="P22" svg:width="0.0339in" svg:height="0.1512in" svg:x="0.3909in" svg:y="-0.0004in" svg:viewBox="0 0 87 385" svg:d="M85 15c2-4 2-5 2-7 0-5-5-8-8-8-4 0-6 2-10 9-22 59-45 118-67 177-1 2-2 6-2 8 0 1 0 1 2 6 22 59 45 118 67 177 2 4 5 8 10 8 3 0 8-3 8-7 0-1 0-3-2-7-23-59-45-119-69-177 24-60 46-119 69-179z"><text:p/></draw:path><draw:path draw:style-name="gr606" draw:text-style-name="P22" svg:width="0.1244in" svg:height="0.0685in" svg:x="0.4378in" svg:y="0.0465in" svg:viewBox="0 0 317 175" svg:d="M23 149c-1 5-3 14-3 16 0 7 5 10 11 10 4 0 12-3 14-11 2-10 6-19 8-29 3-12 5-23 9-34 2-9 4-17 6-26 1-7 5-18 5-19 5-12 26-47 62-47 18 0 21 14 21 27 0 9-2 20-5 32-4 15-8 29-11 44-3 10-6 20-8 30-1 8-4 21-4 23 0 7 5 10 11 10 12 0 14-10 17-22 6-21 20-78 23-92 1-6 21-52 64-52 17 0 21 13 21 27 0 22-17 66-24 86-4 10-6 13-6 21 0 19 15 32 32 32 36 0 51-56 51-59 0-4-4-4-5-4-4 0-4 1-5 7-7 21-19 47-40 47-6 0-10-3-10-12 0-10 5-19 8-27 7-20 23-63 23-85 0-25-15-42-44-42-30 0-49 18-64 37 0-4-1-17-12-27-10-8-22-10-32-10-34 0-52 25-59 34-2-22-19-34-36-34-18 0-26 15-29 22-7 14-12 36-12 37 0 5 4 5 5 5 4 0 4-1 7-9 7-27 14-46 28-46 6 0 12 3 12 17 0 8-1 13-7 33-8 30-14 60-22 90z"><text:p/></draw:path><draw:path draw:style-name="gr607" draw:text-style-name="P22" svg:width="0.0173in" svg:height="0.0453in" svg:x="0.5803in" svg:y="0.0972in" svg:viewBox="0 0 45 116" svg:d="M45 41c0-26-10-41-24-41-13 0-21 10-21 21 0 10 8 20 21 20 4 0 9-1 13-5 1-1 1-1 2-1 0 2 0 0 0 6 0 28-13 51-26 65-3 3-3 4-3 5 0 3 1 5 3 5 4 0 35-30 35-75z"><text:p/></draw:path><draw:path draw:style-name="gr608" draw:text-style-name="P22" svg:width="0.0823in" svg:height="0.0685in" svg:x="0.6394in" svg:y="0.0465in" svg:viewBox="0 0 210 175" svg:d="M23 149c-1 5-3 14-3 16 0 7 5 10 11 10 4 0 11-3 14-11 2-10 4-19 8-29 2-12 5-23 7-34 3-9 5-17 7-26 2-7 4-18 6-19 5-12 26-47 62-47 18 0 21 14 21 27 0 23-19 73-25 90-3 8-3 14-3 17 0 19 13 32 30 32 38 0 52-56 52-59 0-4-4-4-5-4-4 0-4 1-6 7-8 26-21 47-40 47-6 0-8-3-8-12 0-10 3-19 6-27 8-21 24-63 24-85 0-27-17-42-45-42-35 0-54 25-60 34-1-22-18-34-35-34-18 0-26 15-29 22-7 13-12 36-12 37 0 5 3 4 4 5 5 0 5-1 7-9 7-27 14-46 29-46 7 0 12 5 12 17 0 8-1 13-7 33-8 30-14 60-22 90z"><text:p/></draw:path><draw:path draw:style-name="gr609" draw:text-style-name="P22" svg:width="0.0335in" svg:height="0.1512in" svg:x="0.7346in" svg:y="-0.0004in" svg:viewBox="0 0 86 385" svg:d="M85 200c1-5 1-5 1-6s0-2-1-7c-23-59-45-119-69-178-2-7-4-9-8-9-5 0-8 3-8 8 0 1 0 2 2 6 23 60 45 119 68 180-23 58-45 118-68 177-2 4-2 4-2 7 0 4 3 7 8 7s6-3 8-7c24-60 46-119 69-178z"><text:p/></draw:path><draw:path draw:style-name="gr610" draw:text-style-name="P22" svg:width="0.076in" svg:height="0.0874in" svg:x="0.8398in" svg:y="0.0315in" svg:viewBox="0 0 194 223" svg:d="M180 120c7 0 14 0 14-8 0-7-7-7-14-7-55 0-109 0-164 0 5-52 49-90 104-90 20 0 41 0 60 0 7 0 14 0 14-7 0-8-7-8-14-8-21 0-40 0-61 0-66 0-119 50-119 112s53 111 119 111c21 0 40 0 61 0 7 0 14 0 14-7 0-8-7-8-14-8-19 0-40 0-60 0-55 0-99-36-104-88 55 0 109 0 164 0z"><text:p/></draw:path><draw:path draw:style-name="gr611" draw:text-style-name="P22" svg:width="0.0917in" svg:height="0.1031in" svg:x="0.9752in" svg:y="0.0098in" svg:viewBox="0 0 234 263" svg:d="M219 14c3-5 3-6 3-7 0-7-5-7-12-7-59 0-118 0-177 0-12 0-12 1-13 11-2 18-5 35-7 53 0 1 0 3 0 4 0 6 5 8 7 8 3 0 5-3 6-6 1-9 6-26 29-41 22-15 49-16 63-16 10 0 21 0 30 0-48 79-96 159-145 237-3 4-3 5-3 7 0 6 5 6 13 6 66 0 132 0 198 0 11 0 11 0 13-10 4-25 7-50 10-76 0-3-3-6-6-6-6 0-7 4-8 12-7 31-36 67-91 67-19 0-37 0-55 0 48-78 96-158 145-236zM33 13c7 0 13 0 20 0v1c-10 6-18 12-22 17 1-6 1-12 2-18zM164 13c13 0 26 0 39 0-48 79-96 159-145 237-13 0-26 0-39 0 48-78 96-158 145-237zM185 250c11-7 21-16 29-24-1 6-1 10-3 24-9 0-17 0-26 0z"><text:p/></draw:path><draw:path draw:style-name="gr612" draw:text-style-name="P22" svg:width="0.0732in" svg:height="0.0728in" svg:x="1.1283in" svg:y="0.0394in" svg:viewBox="0 0 187 186" svg:d="M93 83c-25-26-51-52-77-77-5-5-5-6-8-6-5 0-8 3-8 8 0 3 1 3 4 7 27 27 52 52 78 79-26 25-51 50-78 77-3 4-4 5-4 7 0 5 3 8 8 8 3 0 3-1 8-5 26-27 52-52 77-78 27 27 53 53 80 81 1 0 3 2 6 2 5 0 8-3 8-8 0-1 0-2-1-4-1 0-63-61-82-80 24-25 48-48 71-72 2-2 8-7 10-9 0-1 2-2 2-5 0-5-3-8-8-8-3 0-5 1-10 6-25 25-50 51-76 77z"><text:p/></draw:path><draw:path draw:style-name="gr613" draw:text-style-name="P22" svg:width="0.1028in" svg:height="0.1063in" svg:x="1.2618in" svg:y="0.0098in" svg:viewBox="0 0 262 271" svg:d="M34 35c0 63 0 126 0 188 0 19-3 27-23 27-4 0-11 0-11 7 0 6 7 6 13 6 20 0 41 0 61 0 6 0 12 0 12-6 0-7-6-7-11-7-21 0-24-9-24-28 0-59 0-119 0-177 56 74 111 148 167 220 3 5 4 6 7 6 7 0 7-7 7-13 0-72 0-145 0-217 0-21 3-27 21-28 2 0 9 0 9-6 0-7-6-7-12-7-19 0-39 0-58 0-6 0-13 0-13 7 0 6 8 6 12 6 21 1 25 9 25 29 0 39 0 80 0 121-39-53-79-105-117-157-4-6-6-6-14-6-22 0-45 0-67 0-7 0-13 0-13 7 0 6 6 6 8 6 10 1 18 8 22 12-1 4-1 5-1 10zM219 243c-56-72-112-146-168-220-5-4-5-5-9-10 15 0 31 0 46 0 44 59 87 117 131 176 0 18 0 37 0 54z"><text:p/></draw:path><draw:path draw:style-name="gr614" draw:text-style-name="P22" svg:width="0.078in" svg:height="0.078in" svg:x="1.3756in" svg:y="0.0705in" svg:viewBox="0 0 199 199" svg:d="M106 106c27 0 56 0 83 0 3 0 10 0 10-6 0-8-7-8-10-8-27 0-56 0-83 0 0-27 0-55 0-82 0-3 0-10-7-10s-7 7-7 10c0 27 0 55 0 82-27 0-55 0-82 0-3 0-10 0-10 7s5 7 10 7c27 0 55 0 82 0 0 27 0 55 0 83 0 4 0 10 7 10s7-6 7-10c0-28 0-56 0-83z"><text:p/></draw:path><draw:path draw:style-name="gr615" draw:text-style-name="P22" svg:width="0.0157in" svg:height="0.0157in" svg:x="1.4823in" svg:y="0.0972in" svg:viewBox="0 0 41 41" svg:d="M41 21c0-11-9-21-20-21-12 0-21 10-21 21s9 20 21 20c11 0 20-9 20-20z"><text:p/></draw:path><draw:path draw:style-name="gr616" draw:text-style-name="P22" svg:width="0.0976in" svg:height="0.0476in" svg:x="1.5346in" svg:y="0.0075in" svg:viewBox="0 0 249 122" svg:d="M104 97c-1 5-3 15-3 16 0 6 5 9 9 9 5 0 9-4 11-6 1-3 3-11 4-17 1-5 5-18 7-24 1-6 2-12 4-19 3-11 3-12 8-20 9-13 23-28 44-28 14 0 15 12 15 18 0 17-11 47-15 58-3 7-4 10-4 15 0 14 12 23 25 23 27 0 40-37 40-42 0-3-4-3-5-3-4 0-4 1-5 4-6 22-18 33-29 33-5 0-7-4-7-9 0-6 2-10 7-22 3-8 14-37 14-52 0-5 0-16-10-23-5-5-13-8-25-8-24 0-39 15-48 28-2-24-21-28-35-28-22 0-38 13-46 24-2-18-18-24-29-24s-18 9-21 14c-7 10-10 26-10 27 0 4 3 4 4 4 5 0 5-1 7-9 3-15 9-28 20-28 6 0 9 5 9 13 0 4-4 14-5 22-2 7-4 19-6 24-4 11-6 23-9 35-1 4-2 10-2 11 0 6 4 9 8 9 6 0 10-4 11-6 1-3 4-11 5-17 2-5 4-18 6-24 1-6 4-12 5-19 3-11 3-13 11-24 7-10 21-24 40-24 16 0 17 13 17 18 0 7-1 10-4 26-5 15-8 29-13 45z"><text:p/></draw:path><draw:path draw:style-name="gr617" draw:text-style-name="P22" svg:width="0.1079in" svg:height="0.0055in" svg:x="1.5295in" svg:y="0.0728in" svg:viewBox="0 0 275 15" svg:d="M137 15c-46 0-91 0-137 0 0-5 0-9 0-15 91 0 184 0 275 0 0 6 0 10 0 15-46 0-91 0-138 0z"><text:p/></draw:path><draw:path draw:style-name="gr618" draw:text-style-name="P22" svg:width="0.0646in" svg:height="0.0476in" svg:x="1.5512in" svg:y="0.1193in" svg:viewBox="0 0 165 122" svg:d="M20 102c-1 4-2 10-2 11 0 6 4 9 8 9 6 0 10-4 11-6 1-4 4-11 5-17 1-5 4-18 6-24 1-6 4-12 5-18 2-11 3-13 11-24 7-11 21-25 40-25 16 0 17 13 17 18 0 17-12 47-17 58-3 7-4 10-4 15 0 14 12 23 26 23 27 0 39-37 39-42 0-3-3-3-4-3-4 0-5 1-6 4-5 22-18 33-29 33-5 0-6-4-6-9 0-6 1-10 6-22 4-8 15-37 15-52 0-27-21-31-35-31-22 0-38 14-47 24-1-18-17-24-28-24s-18 9-21 14c-7 10-10 26-10 28 0 3 3 3 4 3 4 0 5-1 6-9 4-15 10-28 20-28 7 0 8 5 8 13 0 5-2 14-3 22-2 7-5 19-6 24-4 11-6 23-9 35z"><text:p/></draw:path></draw:g></text:span><text:span text:style-name="T9">. [הערה: אפשר גם בלי אקסיומת הבחירה]. </text:span></text:p>
        </text:list-item>
      </text:list>
      <text:p text:style-name="P14"><text:span text:style-name="T5">מכיוון ש־</text:span><text:span text:style-name="T5"><draw:g text:anchor-type="as-char" svg:y="-0.1134in" draw:z-index="10" draw:style-name="gr1"><svg:title>TexMaths</svg:title><svg:desc>11§inline§|\Z \times \N_| = \aleph_0§svg§600§FALSE§</svg:desc><draw:path draw:style-name="gr592" draw:text-style-name="P21" svg:width="0.8177in" svg:height="0.1516in" svg:x="-0.0004in" svg:y="0.0075in" svg:viewBox="0 0 2078 386" svg:d="M0 0c693 0 1385 0 2078 0 0 129 0 258 0 386-693 0-1385 0-2078 0 0-128 0-257 0-386z"><text:p/></draw:path><draw:path draw:style-name="gr593" draw:text-style-name="P22" svg:width="0.0055in" svg:height="0.1512in" svg:x="0.0102in" svg:y="0in" svg:viewBox="0 0 15 385" svg:d="M15 14c0-7 0-14-7-14-8 0-8 7-8 14 0 119 0 238 0 357 0 8 0 14 8 14 7 0 7-6 7-14 0-119 0-238 0-357z"><text:p/></draw:path><draw:path draw:style-name="gr594" draw:text-style-name="P22" svg:width="0.0921in" svg:height="0.1031in" svg:x="0.0382in" svg:y="0.0102in" svg:viewBox="0 0 235 263" svg:d="M220 13c3-4 3-5 3-6 0-7-5-7-12-7-59 0-118 0-177 0-13 0-13 1-14 11-2 18-4 34-6 52 0 2-1 3-1 5 0 6 5 8 8 8s5-3 6-7c2-8 5-26 29-40 22-15 48-16 62-16 11 0 21 0 32 0-49 79-97 159-146 237-4 4-4 5-4 6 0 7 7 7 13 7 66 0 133 0 199 0 11 0 11 0 13-11 4-25 7-50 10-75 0-4-3-6-6-6-6 0-7 3-8 11-7 31-36 68-91 68-19 0-37 0-55 0 48-78 97-158 145-237zM33 13c7 0 14 0 21 0-11 7-18 13-22 18 0-6 1-12 1-18zM165 13c13 0 26 0 40 0-49 79-98 159-147 237-13 0-25 0-38 0 48-78 97-158 145-237zM186 250c11-7 21-16 30-27-2 8-3 12-4 27-9 0-17 0-26 0z"><text:p/></draw:path><draw:path draw:style-name="gr595" draw:text-style-name="P22" svg:width="0.0728in" svg:height="0.0728in" svg:x="0.1921in" svg:y="0.0398in" svg:viewBox="0 0 186 186" svg:d="M93 83c-26-26-51-52-78-77-4-5-5-6-7-6-5 0-8 3-8 8 0 2 0 3 4 7 26 26 52 52 77 77-25 26-51 52-77 79-4 4-4 5-4 7 0 5 3 8 8 8 2 0 3-1 7-6 26-26 52-51 77-77 27 27 54 53 81 81 1 0 3 2 5 2 5 0 8-3 8-8 0-1 0-2-1-4 0-1-62-62-82-82 25-23 48-47 72-70 1-2 8-7 9-10 1 0 2-2 2-4 0-5-3-8-8-8-3 0-4 1-9 6-25 25-50 51-76 77z"><text:p/></draw:path><draw:path draw:style-name="gr596" draw:text-style-name="P22" svg:width="0.1028in" svg:height="0.1063in" svg:x="0.3252in" svg:y="0.0102in" svg:viewBox="0 0 262 271" svg:d="M34 34c0 63 0 126 0 188 0 20-3 28-23 28-4 0-11 0-11 6 0 7 7 7 13 7 20 0 40 0 60 0 7 0 13 0 13-7 0-6-7-6-12-6-21 0-25-9-25-29 0-58 0-118 0-176 57 74 112 148 168 220 3 5 5 6 7 6 7 0 7-7 7-13 0-72 0-145 0-217 0-22 4-28 22-28 2 0 9 0 9-6 0-7-6-7-13-7-19 0-38 0-57 0-6 0-13 0-13 7 0 6 7 6 11 6 22 0 26 8 26 29 0 39 0 80 0 121-39-53-79-105-117-157-4-6-6-6-14-6-22 0-45 0-67 0-8 0-14 0-14 7 0 5 6 6 9 6 10 1 18 8 21 12 0 4 0 4 0 9zM218 243c-56-72-112-146-169-220-3-5-3-5-7-10 15 0 31 0 46 0 43 59 87 117 130 176 0 18 0 37 0 54z"><text:p/></draw:path><draw:path draw:style-name="gr597" draw:text-style-name="P22" svg:width="0.0047in" svg:height="0.1059in" svg:x="0.4465in" svg:y="0.0618in" svg:viewBox="0 0 13 270" svg:d="M13 11c0-4 0-11-6-11-7 0-7 7-7 11 0 83 0 165 0 248 0 4 0 11 7 11 6 0 6-7 6-11 0-83 0-165 0-248z"><text:p/></draw:path><draw:path draw:style-name="gr598" draw:text-style-name="P22" svg:width="0.1008in" svg:height="0.0354in" svg:x="0.5252in" svg:y="0.0579in" svg:viewBox="0 0 257 91" svg:d="M244 15c6 0 13 0 13-7 0-8-7-8-13-8-77 0-154 0-231 0-5 0-13 0-13 8 0 7 8 7 13 7 77 0 154 0 231 0zM244 91c6 0 13 0 13-7 0-8-7-8-13-8-77 0-154 0-231 0-5 0-13 0-13 8 0 7 8 7 13 7 77 0 154 0 231 0z"><text:p/></draw:path><draw:path draw:style-name="gr599" draw:text-style-name="P22" svg:width="0.0752in" svg:height="0.1043in" svg:x="0.6862in" svg:y="0.0083in" svg:viewBox="0 0 192 266" svg:d="M161 223c16 20 17 32 18 39 0 3 2 4 4 4s9-4 9-25c0-7 0-14-18-37-8-9-16-18-23-27 5-34 10-67 15-100 1 1 12 13 13 28 0 1 0 4 4 4 2 0 9-4 9-24 0-13-2-19-20-35-9-8-27-39-30-46 0-2-1-4-3-4-3 0-10 4-10 24 0 12 3 21 25 42 0 11-1 22-6 47-6 34-6 38-8 52-36-41-72-81-107-122-18-20-19-32-20-39 0-3-2-4-3-4-2 0-10 4-10 24 0 8 0 16 19 40 7 8 15 16 23 25-20 32-31 60-31 86 0 12 3 21 13 38 6 13 10 21 10 30 0 5 0 15-27 15-5 0-7 0-7 4s3 4 10 4c8 0 14 0 22 0 10 0 39 0 39-22 0-15-8-26-17-35-17-20-18-25-18-36 0-16 2-48 15-73 36 41 73 83 110 123z"><text:p/></draw:path><draw:path draw:style-name="gr600" draw:text-style-name="P22" svg:width="0.0488in" svg:height="0.0724in" svg:x="0.776in" svg:y="0.0665in" svg:viewBox="0 0 125 185" svg:d="M125 92c0-29-3-50-16-69-8-12-24-23-46-23-63 0-63 73-63 92s0 93 63 93c62 0 62-73 62-93zM63 177c-12 0-29-8-34-30-5-15-5-38-5-58s0-39 5-55c5-21 23-26 34-26 14 0 28 9 33 24 4 14 5 34 5 57 0 20 0 41-4 57-5 25-23 31-34 31z"><text:p/></draw:path></draw:g></text:span><text:span text:style-name="T5">, נקבל סה"כ מקש"ב </text:span><text:span text:style-name="T5"><draw:g text:anchor-type="as-char" svg:y="-0.1134in" draw:z-index="11" draw:style-name="gr1"><svg:title>TexMaths</svg:title><svg:desc>11§inline§|\Q| = \aleph_0§svg§600§FALSE§</svg:desc><draw:path draw:style-name="gr585" draw:text-style-name="P21" svg:width="0.5374in" svg:height="0.1358in" svg:x="-0.0004in" svg:y="0.0071in" svg:viewBox="0 0 1366 346" svg:d="M684 346c-228 0-456 0-684 0 0-116 0-230 0-346 456 0 911 0 1366 0 0 116 0 230 0 346-228 0-455 0-682 0z"><text:p/></draw:path><draw:path draw:style-name="gr586" draw:text-style-name="P22" svg:width="0.0055in" svg:height="0.1512in" svg:x="0.0102in" svg:y="0in" svg:viewBox="0 0 15 385" svg:d="M15 14c0-6 0-14-7-14-8 0-8 8-8 14 0 119 0 238 0 357 0 7 0 14 8 14 7 0 7-7 7-14 0-119 0-238 0-357z"><text:p/></draw:path><draw:path draw:style-name="gr587" draw:text-style-name="P22" svg:width="0.1079in" svg:height="0.1335in" svg:x="0.039in" svg:y="0.0067in" svg:viewBox="0 0 275 340" svg:d="M173 274c54-11 102-54 102-134 0-97-68-140-137-140-71 0-138 45-138 140 0 81 50 121 96 133 16 40 55 67 103 67 19 0 41-4 61-12 6-2 11-3 11-9 0-4-3-6-7-6-1 0-1 0-4 1-11 2-14 2-21 2-35 0-57-22-66-42zM85 24c-24 28-30 73-30 116 0 37 4 85 30 114-27-10-71-40-71-114 0-78 48-107 71-116zM192 24c26 10 70 41 70 116 0 77-48 106-72 114 25-27 31-71 31-114 0-38-4-86-29-116zM138 265c-63 0-70-81-70-125 0-46 8-126 70-126s70 82 70 126c0 46-9 125-70 125zM112 276c11 3 17 3 26 3 2 0 10 0 21-2 11 25 28 39 48 47 3 2 3 2 4 2 0 1-7 1-12 1-33 0-67-15-87-51z"><text:p/></draw:path><draw:path draw:style-name="gr588" draw:text-style-name="P22" svg:width="0.0055in" svg:height="0.1512in" svg:x="0.1709in" svg:y="0in" svg:viewBox="0 0 15 385" svg:d="M15 14c0-6 0-14-7-14-8 0-8 8-8 14 0 119 0 238 0 357 0 7 0 14 8 14 7 0 7-7 7-14 0-119 0-238 0-357z"><text:p/></draw:path><draw:path draw:style-name="gr589" draw:text-style-name="P22" svg:width="0.1008in" svg:height="0.0354in" svg:x="0.2461in" svg:y="0.0575in" svg:viewBox="0 0 257 91" svg:d="M243 17c6 0 14-2 14-9 0-8-8-8-14-8-77 0-154 0-231 0-5 0-12 0-12 8 0 7 7 9 12 9 77 0 154 0 231 0zM243 91c6 0 14 0 14-7 0-9-8-9-14-9-77 0-154 0-231 0-5 0-12 0-12 9 0 7 7 7 12 7 77 0 154 0 231 0z"><text:p/></draw:path><draw:path draw:style-name="gr590" draw:text-style-name="P22" svg:width="0.0756in" svg:height="0.1043in" svg:x="0.4059in" svg:y="0.0083in" svg:viewBox="0 0 193 266" svg:d="M160 224c17 19 18 31 19 38 0 3 3 4 4 4 2 0 10-4 10-25 0-6 0-14-19-37-8-9-15-18-23-27 5-34 10-67 15-100 1 1 12 13 13 28 0 1 0 4 4 4 2 0 10-4 10-24 0-13-4-19-21-35-9-8-27-39-30-46 0-2-1-4-3-4s-10 4-10 25c0 11 3 20 25 41-1 11-1 22-5 47-7 35-7 38-9 52-35-41-72-81-107-122-18-20-19-32-20-39 0-3-2-4-3-4-2 0-10 4-10 25 0 7 0 15 19 39 7 9 15 17 23 26-20 31-31 60-31 85 0 12 3 21 13 39 6 12 10 21 10 29 0 5 0 15-27 15-5 0-7 0-7 4s3 4 10 4c8 0 14 0 22 0 10 0 40-1 40-23 0-14-9-25-18-35-17-19-18-24-18-35 0-16 3-47 15-73 36 41 72 83 109 124z"><text:p/></draw:path><draw:path draw:style-name="gr591" draw:text-style-name="P22" svg:width="0.0492in" svg:height="0.0724in" svg:x="0.4961in" svg:y="0.0661in" svg:viewBox="0 0 126 185" svg:d="M126 92c0-29-4-50-17-69-8-12-25-23-46-23-63 0-63 73-63 92s0 93 63 93 63-73 63-93zM63 177c-13 0-30-7-34-29-5-16-5-39-5-59s0-39 5-55c5-21 23-26 34-26 14 0 28 9 33 24 4 14 4 34 4 57 0 20 0 41-3 57-6 25-23 31-34 31z"><text:p/></draw:path></draw:g></text:span></text:p>
      <text:p text:style-name="P11"><text:span text:style-name="T35">משפט: (AC) – מותר להשתמש בו, למרות התלות ב־</text:span><text:span text:style-name="T11"><draw:g text:anchor-type="as-char" svg:y="-0.1118in" draw:z-index="12" draw:style-name="gr1"><svg:title>TexMaths</svg:title><svg:desc>11§inline§AC§svg§600§FALSE§</svg:desc><draw:path draw:style-name="gr582" draw:text-style-name="P21" svg:width="0.2134in" svg:height="0.0957in" svg:x="0.0024in" svg:y="0.0079in" svg:viewBox="0 0 543 244" svg:d="M0 0c181 0 363 0 543 0 0 82 0 162 0 244-180 0-362 0-543 0 0-82 0-162 0-244z"><text:p/></draw:path><draw:path draw:style-name="gr583" draw:text-style-name="P22" svg:width="0.1043in" svg:height="0.1079in" svg:x="-0.0004in" svg:y="0in" svg:viewBox="0 0 266 275" svg:d="M56 230c-15 27-31 31-47 32-6 2-9 2-9 8 0 3 2 5 6 5 9 0 22-2 33-2 13 0 26 2 38 2 2 0 8 0 8-7 0-4-3-6-7-6-9 0-17-3-17-13 0-4 2-9 5-14 10-16 19-32 29-49 32 0 64 0 97 0 1 8 6 60 6 64 0 11-19 12-27 12-6 0-10 0-10 8 0 5 3 3 5 5 17 0 34-2 49-2 10 0 34 2 44 2 2 0 7 0 7-8 0-5-4-5-9-5-24 0-24-2-25-13-8-80-16-160-24-240-1-8-1-9-7-9-7 0-8 2-10 7-45 75-91 148-135 223zM103 174c25-42 50-85 76-127 3 42 7 85 12 127-30 0-60 0-88 0z"><text:p/></draw:path><draw:path draw:style-name="gr584" draw:text-style-name="P22" svg:width="0.1075in" svg:height="0.1094in" svg:x="0.1161in" svg:y="0.0016in" svg:viewBox="0 0 274 279" svg:d="M274 3c0-1-1-3-4-3-1 0-1 0-5 4-10 10-19 20-28 30-3-5-21-34-64-34-86 0-173 85-173 173 0 64 45 106 105 106 33 0 63-15 84-33 35-32 41-67 41-68 0-4-3-4-4-4-2 0-4 1-4 4-5 12-14 38-40 61-27 21-51 28-71 28-35 0-76-20-76-81 0-21 8-82 47-128 24-27 60-46 94-46 40 0 62 30 62 74 0 15-1 15-1 20 0 3 4 3 7 3 4 0 4 0 6-8 8-33 16-65 24-98z"><text:p/></draw:path></draw:g></text:span><text:span text:style-name="T11">: איחור לכל היותר בן מנייה של קבוצות לכל היותר בנות מנייה [="כמות" הקבוצות היא בת מנייה] הוא לכל היותר בן מנייה. פורמלית: </text:span><text:span text:style-name="T12">אם </text:span><text:span text:style-name="T12"><draw:g text:anchor-type="as-char" svg:y="-0.1134in" draw:z-index="13" draw:style-name="gr1"><svg:title>TexMaths</svg:title><svg:desc>11§inline§\{ A_ \mid i \in I \}§svg§600§FALSE§</svg:desc><draw:path draw:style-name="gr574" draw:text-style-name="P21" svg:width="0.5992in" svg:height="0.1516in" svg:x="-0.0004in" svg:y="0.0075in" svg:viewBox="0 0 1523 386" svg:d="M0 0c508 0 1015 0 1523 0 0 129 0 258 0 386-508 0-1015 0-1523 0 0-128 0-257 0-386z"><text:p/></draw:path><draw:path draw:style-name="gr575" draw:text-style-name="P22" svg:width="0.0535in" svg:height="0.1512in" svg:x="0.0028in" svg:y="0in" svg:viewBox="0 0 137 385" svg:d="M81 52c0-16 11-41 53-43 2-1 3-2 3-5 0-4-3-4-7-4-39 0-74 20-74 48 0 29 0 59 0 88 0 16 0 28-15 40-14 12-29 12-38 13-1 0-3 1-3 4 0 4 2 4 7 4 25 2 44 15 48 34 1 3 1 4 1 19 0 25 0 50 0 76 0 16 0 28 19 44 14 11 40 15 55 15 4 0 7 0 7-4s-2-4-6-5c-24-1-43-13-49-33-1-3-1-4-1-18 0-27 0-53 0-81 0-18-2-25-15-36-8-8-19-12-30-15 32-9 45-27 45-49 0-31 0-61 0-92z"><text:p/></draw:path><draw:path draw:style-name="gr576" draw:text-style-name="P22" svg:width="0.1039in" svg:height="0.1079in" svg:x="0.0732in" svg:y="0.0051in" svg:viewBox="0 0 265 275" svg:d="M55 231c-15 25-30 31-47 32-5 1-8 1-8 8 0 2 2 4 4 4 11 0 23-1 34-1 13 0 27 1 39 1 2 0 7 0 7-6 0-5-4-6-6-6-9 0-19-3-19-13 0-5 3-9 6-15 10-16 20-31 30-48 31 0 64 0 96 0 1 9 7 60 7 64 0 11-21 12-29 12-5 0-8 0-8 8 0 4 4 4 5 4 15 0 32-1 48-1 10 0 34 1 43 1 4 0 8 0 8-8 0-4-4-4-9-4-24 0-24-2-25-13-8-81-17-161-24-241 0-8 0-9-7-9s-8 2-10 7c-45 74-90 149-135 224zM102 175c26-43 51-86 76-128 4 42 8 85 12 128-29 0-58 0-88 0z"><text:p/></draw:path><draw:path draw:style-name="gr577" draw:text-style-name="P22" svg:width="0.0047in" svg:height="0.1059in" svg:x="0.1976in" svg:y="0.0618in" svg:viewBox="0 0 13 270" svg:d="M13 11c0-4 0-11-6-11-7 0-7 7-7 11 0 83 0 165 0 248 0 4 0 11 7 11 6 0 6-7 6-11 0-83 0-165 0-248z"><text:p/></draw:path><draw:path draw:style-name="gr578" draw:text-style-name="P22" svg:width="0.0398in" svg:height="0.1016in" svg:x="0.2299in" svg:y="0.0138in" svg:viewBox="0 0 102 259" svg:d="M99 14c0-7-6-14-14-14-11 0-21 10-21 21 0 8 5 13 14 13s21-9 21-20zM69 160c5-11 5-13 9-24 3-7 4-12 4-19 0-18-12-32-31-32-37 0-51 56-51 59 0 5 3 2 4 5 5 0 5-2 7-8 10-36 25-47 38-47 4 0 10 0 10 12 0 7-2 16-4 19-2 10-20 55-26 72-4 10-9 22-9 30 0 18 13 32 32 32 36 0 50-55 50-59 0-3-3-3-4-3-5 0-5 1-7 7-6 23-20 46-38 46-7 0-10-3-10-12 0-10 2-16 11-38 5-14 10-27 15-40z"><text:p/></draw:path><draw:path draw:style-name="gr579" draw:text-style-name="P22" svg:width="0.0752in" svg:height="0.087in" svg:x="0.3327in" svg:y="0.0319in" svg:viewBox="0 0 192 222" svg:d="M179 119c7 0 13 0 13-8s-6-8-13-8c-55 0-109 0-164 0 5-51 50-88 104-88 20 0 40 0 60 0 7 0 13 0 13-7 0-8-6-8-13-8-21 0-40 0-61 0-66 0-118 48-118 111 0 62 52 111 118 111 21 0 40 0 61 0 7 0 13 0 13-7s-6-7-13-7c-20 0-40 0-60 0-54 0-99-36-104-89 55 0 109 0 164 0z"><text:p/></draw:path><draw:path draw:style-name="gr580" draw:text-style-name="P22" svg:width="0.0701in" svg:height="0.1028in" svg:x="0.4685in" svg:y="0.0102in" svg:viewBox="0 0 179 262" svg:d="M131 30c4-15 5-19 35-19 10 0 13 0 13-7 0-4-4-4-6-4-11 0-40 1-51 1-12 0-40-1-52-1-2 0-7 0-7 8 0 3 3 3 11 3 16 0 26 0 26 8 0 2 0 3 0 6-18 70-35 139-53 207-3 15-4 18-35 18-9 0-12 0-12 8 0 4 4 4 5 4 13 0 40-1 51-1 12 0 41 1 52 1 3 0 7 0 7-7 0-5-2-5-11-5-6 0-8 0-16 0-9-1-10-2-10-7 0-3 1-6 1-9 18-68 34-136 52-204z"><text:p/></draw:path><draw:path draw:style-name="gr581" draw:text-style-name="P22" svg:width="0.0535in" svg:height="0.1512in" svg:x="0.5528in" svg:y="0in" svg:viewBox="0 0 137 385" svg:d="M56 333c0 16-10 41-53 43-1 1-3 3-3 5 0 4 4 4 8 4 37 0 73-19 73-48s0-59 0-88c0-16 0-28 16-39 14-12 28-12 37-13 2 0 3-1 3-4 0-4-2-4-6-4-25-2-44-15-49-35-1-3-1-4-1-19 0-25 0-50 0-76 0-16 0-28-17-44-16-11-43-15-56-15-4 0-8 0-8 4s2 4 7 5c24 1 42 13 48 33 1 3 1 4 1 19 0 26 0 52 0 80 0 19 3 25 15 37 8 8 20 12 30 15-31 9-45 26-45 48 0 31 0 62 0 92z"><text:p/></draw:path></draw:g></text:span><text:span text:style-name="T12"><text:s/>אסוף של קבוצות עבור </text:span><text:span text:style-name="T12"><draw:g text:anchor-type="as-char" svg:y="-0.1134in" draw:z-index="14" draw:style-name="gr1"><svg:title>TexMaths</svg:title><svg:desc>11§inline§|I| \le \aleph_0§svg§600§FALSE§</svg:desc><draw:path draw:style-name="gr567" draw:text-style-name="P21" svg:width="0.498in" svg:height="0.1354in" svg:x="-0.0004in" svg:y="0.0075in" svg:viewBox="0 0 1266 345" svg:d="M0 0c422 0 845 0 1266 0 0 115 0 230 0 345-421 0-844 0-1266 0 0-115 0-230 0-345z"><text:p/></draw:path><draw:path draw:style-name="gr568" draw:text-style-name="P22" svg:width="0.0055in" svg:height="0.1508in" svg:x="0.0102in" svg:y="0in" svg:viewBox="0 0 15 384" svg:d="M15 14c0-7 0-14-7-14-8 0-8 7-8 14 0 119 0 237 0 356 0 8 0 14 8 14 7 0 7-6 7-14 0-119 0-237 0-356z"><text:p/></draw:path><draw:path draw:style-name="gr569" draw:text-style-name="P22" svg:width="0.0697in" svg:height="0.1031in" svg:x="0.0394in" svg:y="0.0102in" svg:viewBox="0 0 178 263" svg:d="M131 30c3-13 4-18 35-18 9 0 12 0 12-6s-4-6-5-6c-11 0-40 1-51 1-12 0-41-1-52-1-3 0-7 0-7 8 0 4 3 4 11 4 15 0 26 0 26 8 0 2 0 2-1 6-18 69-34 138-52 206-3 15-4 19-35 19-9 0-12 0-12 8 0 3 4 4 6 4 11 0 39-2 50-2s40 2 52 2c3 0 8 0 8-8 0-4-4-4-12-4-7 0-9 0-17-1s-10-2-10-7c0-3 1-6 2-8 18-69 34-137 52-205z"><text:p/></draw:path><draw:path draw:style-name="gr570" draw:text-style-name="P22" svg:width="0.0055in" svg:height="0.1508in" svg:x="0.1311in" svg:y="0in" svg:viewBox="0 0 15 384" svg:d="M15 14c0-7 0-14-7-14-8 0-8 7-8 14 0 119 0 237 0 356 0 8 0 14 8 14 7 0 7-6 7-14 0-119 0-237 0-356z"><text:p/></draw:path><draw:path draw:style-name="gr571" draw:text-style-name="P22" svg:width="0.0925in" svg:height="0.1161in" svg:x="0.2102in" svg:y="0.0173in" svg:viewBox="0 0 236 296" svg:d="M229 17c4-3 7-5 7-9 0-5-3-8-8-8-1 0-4 1-7 2-71 33-142 66-213 100-7 4-8 7-8 9 0 5 2 7 8 9 71 33 142 66 213 99 6 3 6 3 7 3 4 0 8-4 8-7 0-5-1-7-8-10-67-31-135-63-203-94 69-32 136-63 204-94zM222 296c7 0 14 0 14-8 0-7-8-7-14-7-69 0-139 0-209 0-5 0-13 0-13 7 0 8 7 8 13 8 70 0 140 0 209 0z"><text:p/></draw:path><draw:path draw:style-name="gr572" draw:text-style-name="P22" svg:width="0.0756in" svg:height="0.1043in" svg:x="0.3665in" svg:y="0.0087in" svg:viewBox="0 0 193 266" svg:d="M161 222c16 20 17 32 18 40 0 2 3 3 4 3 2 0 10-4 10-24 0-8 0-15-19-38-8-9-15-17-23-26 5-34 10-67 15-100 1 1 12 13 13 26 0 3 0 6 4 6 2 0 10-4 10-24 0-13-2-19-21-35-9-8-27-39-30-47 0-1-1-3-3-3s-10 4-10 24c0 12 3 21 25 42 0 11-1 21-5 47-7 35-7 38-9 52-35-41-72-81-107-122-18-20-19-32-20-40 0-2-2-3-3-3-2 0-10 4-10 24 0 8 0 16 19 39 7 9 15 17 23 26-20 32-31 60-31 85 0 13 3 21 13 40 7 11 10 21 10 28 0 5 0 15-27 16-5 0-7 1-7 4 0 4 3 4 10 4 8 0 14 0 22 0 10 0 40-1 40-23 0-14-9-25-18-36-17-18-18-23-18-35 0-16 3-46 15-73 36 41 73 83 110 123z"><text:p/></draw:path><draw:path draw:style-name="gr573" draw:text-style-name="P22" svg:width="0.0492in" svg:height="0.0724in" svg:x="0.4567in" svg:y="0.0661in" svg:viewBox="0 0 126 185" svg:d="M126 94c0-30-4-51-17-71-8-12-24-23-46-23-63 0-63 74-63 94 0 18 0 91 63 91s63-73 63-91zM63 177c-12 0-29-7-34-29-5-16-5-38-5-58s0-40 5-55c5-22 23-27 34-27 14 0 28 9 33 24 4 15 5 34 5 58 0 20 0 40-4 56-4 26-23 31-34 31z"><text:p/></draw:path></draw:g></text:span><text:span text:style-name="T12"><text:s/>ולכל </text:span><text:span text:style-name="T12"><draw:g text:anchor-type="as-char" svg:y="-0.1035in" draw:z-index="15" draw:style-name="gr1"><svg:title>TexMaths</svg:title><svg:desc>11§inline§i \in I§svg§600§FALSE§</svg:desc><draw:path draw:style-name="gr563" draw:text-style-name="P21" svg:width="0.2972in" svg:height="0.0933in" svg:x="0.0031in" svg:y="0.0071in" svg:viewBox="0 0 756 238" svg:d="M378 238c-126 0-252 0-378 0 0-79 0-159 0-238 252 0 504 0 756 0 0 79 0 159 0 238-126 0-253 0-378 0z"><text:p/></draw:path><draw:path draw:style-name="gr564" draw:text-style-name="P22" svg:width="0.0398in" svg:height="0.1012in" svg:x="-0.0004in" svg:y="0.0031in" svg:viewBox="0 0 102 258" svg:d="M99 14c0-7-6-14-14-14-11 0-21 10-21 21 0 6 5 13 14 13s21-9 21-20zM69 157c5-10 5-10 9-21 3-8 6-13 6-21 0-16-14-30-32-30-37 0-52 56-52 59s4 3 5 3c4 0 4 0 6-6 11-37 26-49 40-49 2 0 8 0 8 13 0 8-2 16-3 20-3 10-21 54-27 70-4 10-9 22-9 31 0 18 13 32 32 32 36 0 50-56 50-59 0-5-3-5-4-5-5 0-5 1-6 7-7 25-19 48-39 48-7 0-10-4-10-13s2-14 12-38c4-14 10-27 14-41z"><text:p/></draw:path><draw:path draw:style-name="gr565" draw:text-style-name="P22" svg:width="0.0752in" svg:height="0.0874in" svg:x="0.1028in" svg:y="0.0213in" svg:viewBox="0 0 192 223" svg:d="M179 120c7 0 13 0 13-8s-6-8-13-8c-55 0-109 0-164 0 5-51 50-89 104-89 19 0 39 0 60 0 7 0 13 0 13-7 0-8-6-8-13-8-21 0-41 0-60 0-66 0-119 51-119 112 0 60 53 111 119 111 19 0 39 0 60 0 7 0 13 0 13-8 0-7-6-7-13-7-21 0-41 0-60 0-54 0-99-38-104-88 55 0 109 0 164 0z"><text:p/></draw:path><draw:path draw:style-name="gr566" draw:text-style-name="P22" svg:width="0.0701in" svg:height="0.1028in" svg:x="0.2382in" svg:y="-0.0004in" svg:viewBox="0 0 179 262" svg:d="M132 30c3-14 4-18 35-18 9 0 12 0 12-8 0-4-4-4-5-4-12 0-41 1-52 1s-40-1-52-1c-2 0-7 0-7 8 0 4 4 4 11 4 16 0 27 0 27 8 0 1 0 2-1 5-18 69-35 137-53 207-3 14-4 18-35 18-9 0-12 0-12 8 0 4 4 4 5 4 13 0 40-1 51-1 12 0 41 1 53 1 2 0 7 0 7-7 0-5-3-5-12-5-6 0-8 0-16-1s-10-2-10-6 1-6 2-9c18-68 34-136 52-204z"><text:p/></draw:path></draw:g></text:span><text:span text:style-name="T12"><text:s/>מתקיים </text:span><text:span text:style-name="T12"><draw:g text:anchor-type="as-char" svg:y="-0.1134in" draw:z-index="16" draw:style-name="gr1"><svg:title>TexMaths</svg:title><svg:desc>11§inline§|A_i| \le \aleph_0§svg§600§FALSE§</svg:desc><draw:path draw:style-name="gr555" draw:text-style-name="P21" svg:width="0.5839in" svg:height="0.1354in" svg:x="-0.0004in" svg:y="0.0075in" svg:viewBox="0 0 1484 345" svg:d="M0 0c494 0 990 0 1484 0 0 115 0 230 0 345-494 0-990 0-1484 0 0-115 0-230 0-345z"><text:p/></draw:path><draw:path draw:style-name="gr556" draw:text-style-name="P22" svg:width="0.0055in" svg:height="0.1508in" svg:x="0.0102in" svg:y="0in" svg:viewBox="0 0 15 384" svg:d="M15 14c0-7 0-14-7-14-8 0-8 7-8 14 0 119 0 237 0 356 0 8 0 14 8 14 7 0 7-6 7-14 0-119 0-237 0-356z"><text:p/></draw:path><draw:path draw:style-name="gr557" draw:text-style-name="P22" svg:width="0.1039in" svg:height="0.1079in" svg:x="0.0394in" svg:y="0.0051in" svg:viewBox="0 0 265 275" svg:d="M55 230c-15 27-30 32-47 33-5 0-8 0-8 8 0 2 2 4 4 4 11 0 24-2 35-2 12 0 25 2 38 2 2 0 7 0 7-7 0-5-4-5-6-5-9-1-19-4-19-14 0-5 3-9 6-14 10-16 20-32 30-48 32 0 65 0 97 0 1 7 6 60 6 63 0 12-21 13-28 13-6 0-9 0-9 8 0 4 4 4 5 4 16 0 32-2 49-2 10 0 34 2 43 2 3 0 7 0 7-9 0-3-4-3-9-3-24 0-24-3-25-14-8-79-16-160-24-240 0-8 0-9-7-9-6 0-7 2-10 7-45 74-90 149-135 223zM102 175c26-43 51-86 76-128 5 42 8 85 12 128-29 0-58 0-88 0z"><text:p/></draw:path><draw:path draw:style-name="gr558" draw:text-style-name="P22" svg:width="0.0323in" svg:height="0.0709in" svg:x="0.1531in" svg:y="0.0661in" svg:viewBox="0 0 83 181" svg:d="M76 10c0-4-3-10-11-10s-15 7-15 14c0 5 3 10 11 10 7 0 15-7 15-14zM20 146c-1 5-2 7-2 13 0 12 11 22 26 22 26 0 39-37 39-41 0-3-4-3-5-3-3 0-4 1-5 4-6 22-18 33-29 33-5 0-7-4-7-10 0-7 3-11 5-18 3-6 5-14 9-20 2-7 12-31 13-35 1-3 1-6 1-8 0-14-10-24-25-24-27 0-40 37-40 41 0 5 4 5 6 5 3 0 3-3 4-5 7-23 19-33 29-33 4 0 7 2 7 9s-2 11-9 27c-5 15-12 29-17 43z"><text:p/></draw:path><draw:path draw:style-name="gr559" draw:text-style-name="P22" svg:width="0.0055in" svg:height="0.1508in" svg:x="0.2173in" svg:y="0in" svg:viewBox="0 0 15 384" svg:d="M15 14c0-7 0-14-7-14-8 0-8 7-8 14 0 119 0 237 0 356 0 8 0 14 8 14 7 0 7-6 7-14 0-119 0-237 0-356z"><text:p/></draw:path><draw:path draw:style-name="gr560" draw:text-style-name="P22" svg:width="0.0929in" svg:height="0.1161in" svg:x="0.2957in" svg:y="0.0173in" svg:viewBox="0 0 237 296" svg:d="M229 17c4-3 8-5 8-9 0-5-4-8-8-8-2 0-6 1-8 2-71 33-142 66-213 100-7 4-8 7-8 9 0 5 2 7 8 9 71 33 142 66 213 99 6 3 7 3 8 3 3 0 8-4 8-7 0-5-3-7-9-9-67-31-134-63-202-95 68-32 136-63 203-94zM222 296c7 0 15 0 15-8 0-7-9-7-15-7-69 0-138 0-208 0-6 0-14 0-14 7 0 8 7 8 13 8 70 0 140 0 209 0z"><text:p/></draw:path><draw:path draw:style-name="gr561" draw:text-style-name="P22" svg:width="0.0756in" svg:height="0.1043in" svg:x="0.452in" svg:y="0.0087in" svg:viewBox="0 0 193 266" svg:d="M161 222c16 20 17 32 18 40 0 2 3 3 4 3 2 0 10-4 10-24 0-8 0-15-19-38-8-9-15-17-23-26 5-34 10-67 15-100 1 1 12 13 13 26 0 3 0 6 4 6 2 0 10-4 10-24 0-13-3-19-21-35-9-8-27-39-30-47 0-1-1-3-3-3-3 0-10 4-10 24 0 12 3 21 25 42 0 11-1 21-5 47-7 35-7 38-9 52-35-41-72-81-107-122-18-20-19-32-19-40-1-2-3-3-4-3-2 0-10 4-10 24 0 8 0 16 19 39 7 9 15 17 23 26-20 32-31 60-31 85 0 13 3 21 13 40 7 11 10 21 10 28 0 5 0 15-27 16-5 0-7 1-7 4 0 4 3 4 10 4 8 0 14 0 22 0 11 0 40-1 40-23 0-14-9-25-18-36-17-18-18-23-18-35 0-16 3-46 15-73 36 41 73 83 110 123z"><text:p/></draw:path><draw:path draw:style-name="gr562" draw:text-style-name="P22" svg:width="0.0488in" svg:height="0.0724in" svg:x="0.5421in" svg:y="0.0661in" svg:viewBox="0 0 125 185" svg:d="M125 94c0-30-3-51-16-71-8-12-24-23-46-23-63 0-63 74-63 94 0 18 0 91 63 91 62 0 62-73 62-91zM63 177c-12 0-29-7-34-29-5-16-5-38-5-58s0-40 5-55c5-22 23-27 34-27 14 0 28 9 33 24 4 15 5 34 5 58 0 20 0 40-4 56-5 26-23 31-34 31z"><text:p/></draw:path></draw:g></text:span><text:span text:style-name="T12">, אז </text:span><text:span text:style-name="T12"><draw:g text:anchor-type="as-char" svg:y="-0.1138in" draw:z-index="17" draw:style-name="gr1"><svg:title>TexMaths</svg:title><svg:desc>11§inline§| \bigcup_{i \in \I} A_i| \le \aleph_0§svg§600§FALSE§</svg:desc><draw:path draw:style-name="gr544" draw:text-style-name="P21" svg:width="0.8941in" svg:height="0.1512in" svg:x="-0.0004in" svg:y="0.0079in" svg:viewBox="0 0 2272 385" svg:d="M0 0c757 0 1515 0 2272 0 0 129 0 256 0 385-757 0-1515 0-2272 0 0-129 0-256 0-385z"><text:p/></draw:path><draw:path draw:style-name="gr545" draw:text-style-name="P22" svg:width="0.0055in" svg:height="0.1512in" svg:x="0.0102in" svg:y="0in" svg:viewBox="0 0 15 385" svg:d="M15 14c0-7 0-14-7-14-8 0-8 7-8 14 0 119 0 238 0 357 0 6 0 14 8 14 7 0 7-8 7-14 0-119 0-238 0-357z"><text:p/></draw:path><draw:path draw:style-name="gr546" draw:text-style-name="P22" svg:width="0.1091in" svg:height="0.1512in" svg:x="0.0681in" svg:y="0in" svg:viewBox="0 0 278 385" svg:d="M252 250c0 66-56 109-113 109-59 0-113-43-113-109 0-77 0-154 0-231 0-6 0-19-13-19s-13 13-13 19c0 78 0 156 0 233 0 75 63 133 139 133 74 0 139-58 139-133 0-77 0-155 0-233 0-6 0-19-13-19s-13 13-13 19c0 77 0 154 0 231z"><text:p/></draw:path><draw:path draw:style-name="gr547" draw:text-style-name="P22" svg:width="0.0315in" svg:height="0.0713in" svg:x="0.1913in" svg:y="0.089in" svg:viewBox="0 0 81 182" svg:d="M75 10c0-4-4-10-11-10-8 0-16 7-16 14 0 5 4 10 11 10 8 0 16-7 16-14zM19 147c-1 4-2 7-2 11 0 13 10 24 26 24 26 0 38-38 38-42s-3-4-4-4c-3 0-4 3-6 5-5 22-17 33-28 33-6 0-7-3-7-10 0-6 3-11 5-17 3-7 5-15 9-22 2-6 12-30 13-34 1-3 2-6 2-8 0-14-11-24-27-24-26 0-38 37-38 42 0 4 3 4 4 4 4 0 4-2 5-5 8-23 18-33 28-33 5 0 8 2 8 10 0 6-2 10-9 26-5 15-12 29-17 44z"><text:p/></draw:path><draw:path draw:style-name="gr548" draw:text-style-name="P22" svg:width="0.0587in" svg:height="0.0689in" svg:x="0.2409in" svg:y="0.098in" svg:viewBox="0 0 150 176" svg:d="M139 95c4 0 11 0 11-7s-7-7-11-7c-42 0-84 0-126 0 5-39 38-68 79-68 16 0 31 0 47 0 4 0 11 0 11-6 0-7-7-7-11-7-16 0-32 0-48 0-50 0-91 40-91 88 0 50 42 88 91 88 16 0 32 0 48 0 4 0 11 0 11-7 0-6-7-6-11-6-16 0-31 0-47 0-41 0-74-30-79-68 42 0 84 0 126 0z"><text:p/></draw:path><draw:path draw:style-name="gr549" draw:text-style-name="P22" svg:width="0.1039in" svg:height="0.1079in" svg:x="0.3496in" svg:y="0.0051in" svg:viewBox="0 0 265 275" svg:d="M56 231c-15 25-31 31-48 32-5 1-8 1-8 8 0 2 2 4 6 4 9 0 22-1 33-1 12 0 26 1 38 1 2 0 8 0 8-8 0-3-4-4-7-4-9 0-17-3-17-13 0-5 2-9 4-15 10-16 20-31 30-48 32 0 65 0 96 0 2 8 7 60 7 64 0 11-20 12-27 12-6 0-10 0-10 8 0 4 4 4 5 4 17 0 33-1 49-1 9 0 34 1 44 1 2 0 6 0 6-8 0-4-3-4-9-4-24 0-24-2-25-13-8-81-15-161-23-241-1-8-1-9-8-9-6 0-7 2-10 7-45 74-89 149-134 224zM102 175c26-43 51-86 76-128 5 42 8 85 12 128-29 0-58 0-88 0z"><text:p/></draw:path><draw:path draw:style-name="gr550" draw:text-style-name="P22" svg:width="0.0315in" svg:height="0.0713in" svg:x="0.463in" svg:y="0.0665in" svg:viewBox="0 0 81 182" svg:d="M75 10c0-4-4-10-11-10s-16 7-16 14c0 6 5 11 11 11 8 0 16-7 16-15zM20 147c-1 4-2 7-2 11 0 14 9 24 25 24 27 0 38-38 38-41 0-5-3-5-4-5-3 0-3 3-4 6-7 21-19 32-29 32-5 0-7-3-7-9 0-7 1-12 5-18 2-7 5-14 7-22 4-6 13-30 14-34 1-2 2-5 2-8 0-13-11-24-25-24-28 0-40 38-40 42s3 4 4 4c5 0 5-2 6-5 6-23 19-33 28-33 5 0 7 2 7 10 0 7-2 10-9 26-5 15-11 29-16 44z"><text:p/></draw:path><draw:path draw:style-name="gr551" draw:text-style-name="P22" svg:width="0.0055in" svg:height="0.1512in" svg:x="0.5268in" svg:y="0in" svg:viewBox="0 0 15 385" svg:d="M15 14c0-7 0-14-7-14-8 0-8 7-8 14 0 119 0 238 0 357 0 6 0 14 8 14 7 0 7-8 7-14 0-119 0-238 0-357z"><text:p/></draw:path><draw:path draw:style-name="gr552" draw:text-style-name="P22" svg:width="0.0921in" svg:height="0.1165in" svg:x="0.6059in" svg:y="0.0173in" svg:viewBox="0 0 235 297" svg:d="M229 17c4-3 6-5 6-9 0-5-2-8-7-8-1 0-6 1-7 2-71 34-142 67-213 101-7 3-8 6-8 9 0 4 2 6 8 8 71 33 142 67 213 100 6 2 6 2 7 2 4 0 7-3 7-7 0-3-1-5-7-8-67-32-136-64-203-95 69-32 136-64 204-95zM222 297c7 0 13 0 13-8 0-7-7-7-13-7-69 0-140 0-209 0-5 0-13 0-13 7 0 8 7 8 13 8 69 0 140 0 209 0z"><text:p/></draw:path><draw:path draw:style-name="gr553" draw:text-style-name="P22" svg:width="0.0752in" svg:height="0.1043in" svg:x="0.7622in" svg:y="0.0087in" svg:viewBox="0 0 192 266" svg:d="M161 223c16 20 17 32 18 39 0 3 2 4 4 4s9-4 9-25c0-7 0-14-18-37-8-9-16-18-23-27 5-34 10-67 15-100 1 1 12 13 13 28 0 1 0 4 4 4 2 0 9-4 9-24 0-13-2-19-20-35-9-8-27-39-30-46 0-2-1-4-3-4-3 0-10 4-10 24 0 12 3 21 25 42 0 11-1 22-6 47-6 34-6 38-8 52-35-41-72-81-107-122-18-20-19-32-20-39 0-3-2-4-3-4-2 0-10 4-10 24 0 8 0 16 19 40 7 8 15 16 23 25-20 32-31 60-31 86 0 12 3 21 13 38 6 13 10 21 10 30 0 5 0 15-27 15-5 0-7 0-7 4s3 4 10 4c8 0 14 0 22 0 10 0 39-1 39-23 0-14-8-25-17-35-17-19-18-24-18-36 0-15 2-47 15-72 36 41 73 83 110 123z"><text:p/></draw:path><draw:path draw:style-name="gr554" draw:text-style-name="P22" svg:width="0.0488in" svg:height="0.0724in" svg:x="0.8524in" svg:y="0.0665in" svg:viewBox="0 0 125 185" svg:d="M125 92c0-29-3-50-16-69-8-13-24-23-46-23-63 0-63 73-63 92s0 93 63 93c62 0 62-73 62-93zM63 177c-12 0-29-8-34-30-5-16-5-38-5-58s0-39 5-55c5-21 23-26 34-26 14 0 28 9 33 24 4 14 5 34 5 57 0 20 0 41-4 57-5 25-23 31-34 31z"><text:p/></draw:path></draw:g></text:span><text:span text:style-name="T12">. </text:span></text:p>
      <text:p text:style-name="P15"><text:span text:style-name="T13">חשבו</text:span><text:span text:style-name="T5"> את העוצמה של הקבוצה </text:span><text:span text:style-name="T5"><draw:g text:anchor-type="as-char" svg:y="-0.1134in" draw:z-index="18" draw:style-name="gr1"><svg:title>TexMaths</svg:title><svg:desc>11§inline§A = \{X \in \ps(\N) \mid x \text{ is finite} \}§svg§600§FALSE§</svg:desc><draw:path draw:style-name="gr524" draw:text-style-name="P21" svg:width="1.8685in" svg:height="0.1358in" svg:x="0.002in" svg:y="0.0071in" svg:viewBox="0 0 4747 346" svg:d="M2374 346c-792 0-1583 0-2374 0 0-116 0-230 0-346 1582 0 3165 0 4747 0 0 116 0 230 0 346-791 0-1582 0-2373 0z"><text:p/></draw:path><draw:path draw:style-name="gr525" draw:text-style-name="P22" svg:width="0.1039in" svg:height="0.1079in" svg:x="-0.0004in" svg:y="0.0047in" svg:viewBox="0 0 265 275" svg:d="M55 231c-15 26-31 31-47 32-5 1-8 1-8 8 0 2 1 4 4 4 11 0 22-1 33-1 14 0 27 1 39 1 3 0 8 0 8-7 0-4-4-5-6-5-10 0-19-3-19-13 0-4 3-9 6-14 10-17 20-32 30-49 32 0 65 0 96 0 2 9 6 60 6 64 0 11-20 12-28 12-5 0-8 0-8 8 0 4 4 4 5 4 16 0 32-1 49-1 8 0 33 1 42 1 3 0 8 0 8-7 0-5-4-5-9-5-24 0-24-2-25-13-8-79-16-160-24-240 0-8 0-10-7-10-6 0-7 3-11 7-45 74-89 149-134 224zM101 175c26-43 52-85 77-127 5 42 8 84 12 127-29 0-59 0-89 0z"><text:p/></draw:path><draw:path draw:style-name="gr526" draw:text-style-name="P22" svg:width="0.1008in" svg:height="0.0354in" svg:x="0.1591in" svg:y="0.0575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527" draw:text-style-name="P22" svg:width="0.0531in" svg:height="0.1512in" svg:x="0.3224in" svg:y="0in" svg:viewBox="0 0 136 385" svg:d="M81 52c0-16 10-41 52-43 2 0 3-2 3-5 0-4-2-4-6-4-39 0-74 20-75 48 0 29 0 59 0 89 0 15 0 27-15 39-14 12-28 12-37 13-2 0-3 1-3 4 0 4 2 4 6 4 25 2 44 14 48 34 1 4 1 5 1 19 0 25 0 51 0 76 0 16 0 29 19 43 15 12 40 16 56 16 4 0 6 0 6-4s-2-4-5-4c-24-2-44-15-48-33-2-5-2-5-2-19 0-27 0-54 0-82 0-17-3-24-15-35-9-9-20-12-31-15 32-9 46-27 46-49 0-31 0-61 0-92z"><text:p/></draw:path><draw:path draw:style-name="gr528" draw:text-style-name="P22" svg:width="0.1248in" svg:height="0.1028in" svg:x="0.3917in" svg:y="0.0098in" svg:viewBox="0 0 318 262" svg:d="M176 105c-11-27-21-52-32-77-1-4-1-4-2-5 0-2 7-10 23-11 3-1 8-1 8-8 0-4-5-4-6-4-16 0-33 1-49 1-9 0-33-1-43-1-2 0-7 0-7 8 0 4 4 4 9 4 23 0 25 3 29 12 15 37 30 72 46 108-28 29-55 57-83 86-1 2-3 3-4 4-19 21-37 27-57 28-5 1-8 1-8 8 0 1 0 4 4 4 13 0 25-1 37-1 14 0 29 1 43 1 3 0 7 0 7-8 0-3-3-2-4-4-4 0-15-1-15-12 0-6 5-12 9-17 14-13 27-27 40-40 11-14 23-27 34-39 13 31 27 62 40 91 1 5 2 5 2 6 0 3-8 10-23 11-5 1-8 1-8 8 0 4 5 4 7 4 10 0 37-1 48-1 10 0 33 1 43 1 2 0 8 0 8-8 0-4-5-4-8-4-25 0-26-1-33-17-15-35-41-94-49-117 26-28 66-74 79-85 11-9 25-18 48-19 6-1 9-1 9-8 0-1 0-4-4-4-13 0-26 1-38 1-14 0-28-1-43-1-2 0-6 0-6 8 0 2 2 3 4 4 3 0 15 1 15 11 0 6-4 11-7 14-21 22-42 44-63 68z"><text:p/></draw:path><draw:path draw:style-name="gr529" draw:text-style-name="P22" svg:width="0.0756in" svg:height="0.087in" svg:x="0.5803in" svg:y="0.0315in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530" draw:text-style-name="P22" svg:width="0.1079in" svg:height="0.1106in" svg:x="0.7146in" svg:y="0.0098in" svg:viewBox="0 0 275 282" svg:d="M127 0c-55 0-97 26-113 44-13 15-14 26-14 28s1 3 3 3c7 0 16-6 19-8 8-5 9-8 11-15 6-16 17-29 65-31-7 87-30 172-63 251-2 5-1 4-2 7 0 1 1 3 4 3 6 0 25-9 29-19 20-47 52-135 64-242 6 0 13 0 20 0 47 0 92 18 92 57 0 29-27 83-103 85-8 0-12 0-23 8-7 4-10 8-10 11 0 2 2 2 7 2 71 0 162-60 162-123 0-44-53-61-97-61-17 0-34 0-51 0z"><text:p/></draw:path><draw:path draw:style-name="gr531" draw:text-style-name="P22" svg:width="0.035in" svg:height="0.1512in" svg:x="0.8445in" svg:y="0in" svg:viewBox="0 0 90 385" svg:d="M90 381c0-1 0-1-6-8-49-49-61-122-61-180 0-67 14-135 62-182 5-5 5-5 5-7 0-3-2-4-4-4-3 0-39 26-62 76-18 42-24 85-24 117 0 29 4 76 26 120 24 47 57 72 60 72 2 0 4-1 4-4z"><text:p/></draw:path><draw:path draw:style-name="gr532" draw:text-style-name="P22" svg:width="0.1028in" svg:height="0.1063in" svg:x="0.8925in" svg:y="0.0098in" svg:viewBox="0 0 262 271" svg:d="M34 35c0 63 0 126 0 187 0 20-3 28-23 28-4 0-11 0-11 7 0 6 7 6 13 6 20 0 40 0 60 0 7 0 13 0 13-6 0-7-7-7-12-7-21 0-24-9-24-29 0-58 0-118 0-176 56 74 111 148 167 220 3 5 5 6 9 6 5 0 5-7 5-13 0-72 0-145 0-217 0-21 4-27 22-28 2 0 9 0 9-6 0-7-6-7-13-7-19 0-38 0-56 0-7 0-14 0-14 7 0 6 7 6 11 6 22 1 26 9 26 29 0 39 0 80 0 121-39-53-78-105-117-157-4-6-5-6-14-6-22 0-45 0-67 0-8 0-14 0-14 7 0 6 6 6 9 6 10 1 18 8 21 12 0 4 0 5 0 10zM218 243c-56-72-112-146-168-220-4-5-4-5-8-10 15 0 31 0 46 0 43 59 87 117 130 176 0 18 0 37 0 54z"><text:p/></draw:path><draw:path draw:style-name="gr533" draw:text-style-name="P22" svg:width="0.035in" svg:height="0.1512in" svg:x="1.0071in" svg:y="0in" svg:viewBox="0 0 90 385" svg:d="M90 193c0-30-4-76-26-120-23-48-56-73-60-73-3 0-4 2-4 4s0 2 8 9c37 38 59 99 59 180 0 65-14 133-61 181-6 6-6 6-6 7 0 2 1 4 4 4 4 0 39-26 61-76 20-41 25-84 25-116z"><text:p/></draw:path><draw:path draw:style-name="gr534" draw:text-style-name="P22" svg:width="0.0055in" svg:height="0.1512in" svg:x="1.1177in" svg:y="0in" svg:viewBox="0 0 15 385" svg:d="M15 14c0-6 0-14-7-14-8 0-8 8-8 14 0 119 0 238 0 357 0 7 0 14 8 14 7 0 7-7 7-14 0-119 0-238 0-357z"><text:p/></draw:path><draw:path draw:style-name="gr535" draw:text-style-name="P22" svg:width="0.0756in" svg:height="0.0685in" svg:x="1.189in" svg:y="0.0465in" svg:viewBox="0 0 193 175" svg:d="M118 54c2-10 11-45 38-45 1 0 11 0 19 4-11 2-19 12-19 21 0 7 5 14 16 14 7 0 21-7 21-23 0-19-24-25-37-25-22 0-36 21-40 30-10-26-31-30-42-30-40 0-62 50-62 59 0 5 3 5 5 5 3 0 4-1 4-5 13-40 38-50 52-50 7 0 21 3 21 25 0 12-7 39-21 93-6 24-19 39-37 39-2 0-11 0-19-4 9-2 18-10 18-21s-9-13-14-13c-12 0-21 10-21 22 0 17 19 25 36 25 26 0 40-27 41-30 4 15 18 30 42 30 39 0 61-49 61-59 0-4-3-4-4-4-4 0-4 1-5 4-14 41-39 50-52 50-14 0-21-12-21-25 0-9 2-17 7-34 4-18 8-35 13-53z"><text:p/></draw:path><draw:path draw:style-name="gr536" draw:text-style-name="P22" svg:width="0.0323in" svg:height="0.1008in" svg:x="1.3272in" svg:y="0.0126in" svg:viewBox="0 0 83 257" svg:d="M56 87c-19 1-36 2-55 4 0 4 0 8 0 12 25 0 29 3 29 21 0 35 0 70 0 104 0 16-4 16-30 16 0 5 0 9 0 13 12 0 33-2 43-2 13 0 26 2 40 2 0-4 0-8 0-13-26 0-27-1-27-16 0-46 0-94 0-141zM57 20c0-12-10-20-21-20s-19 10-19 20c0 11 8 21 19 21s21-9 21-21z"><text:p/></draw:path><draw:path draw:style-name="gr537" draw:text-style-name="P22" svg:width="0.0496in" svg:height="0.0693in" svg:x="1.3697in" svg:y="0.0453in" svg:viewBox="0 0 127 177" svg:d="M67 98c9 2 41 8 41 35 0 20-14 35-44 35-33 0-46-22-54-53-1-6-1-7-6-7-4 0-4 2-4 9 0 16 0 34 0 51 0 7 0 9 4 9 2 0 3 0 9-7 1-2 1-2 8-9 18 16 35 16 43 16 44 0 63-25 63-54 0-20-13-32-17-36-13-12-27-15-44-19-22-4-47-9-47-32 0-13 10-28 43-28 43 0 44 34 45 46 0 3 3 2 4 3 6 0 6-1 6-9 0-13 0-26 0-39 0-6 0-9-5-9-2 0-3 0-7 4-2 3-6 6-7 7-14-11-31-11-36-11-48 0-62 26-62 47 0 14 6 25 17 33 12 10 23 12 50 18z"><text:p/></draw:path><draw:path draw:style-name="gr538" draw:text-style-name="P22" svg:width="0.076in" svg:height="0.1063in" svg:x="1.4791in" svg:y="0.0067in" svg:viewBox="0 0 194 271" svg:d="M118 118c17 0 20 4 20 21 0 34 0 69 0 103 0 17-4 17-30 17 0 4 0 9 0 12 13 0 33-1 43-1s28 1 43 1c0-3 0-8 0-12-27 0-30 0-30-17 0-46 0-93 0-141-17 1-33 2-50 4-5 0-4 0-6 1-1 0-1 0-7 0-15 0-31 0-46 0 0-16 0-30 0-44 0-38 33-53 57-53 12 0 26 3 33 12-15 1-17 12-17 18 0 13 10 18 17 18 9 0 18-6 18-18 0-22-21-39-50-39-36 0-82 20-82 62 0 14 0 28 0 44-10 0-21 0-31 0 0 3 0 7 0 12 10 0 21 0 31 0 0 42 0 83 0 124 0 17-5 17-30 17 0 4 0 9 0 12 12 0 33-1 43-1 9 0 29 1 43 1 0-3 0-8 0-12-26 0-31 0-31-17 0-41 0-82 0-124 21 0 41 0 62 0z"><text:p/></draw:path><draw:path draw:style-name="gr539" draw:text-style-name="P22" svg:width="0.0764in" svg:height="0.0669in" svg:x="1.5646in" svg:y="0.0465in" svg:viewBox="0 0 195 171" svg:d="M31 39c0 34 0 68 0 103 0 17-5 17-31 17 0 3 0 7 0 12 14 0 34-1 44-1s30 1 43 1c0-5 0-9 0-12-25 0-30 0-30-17 0-24 0-48 0-72 0-39 28-61 52-61 25 0 29 21 29 43 0 29 0 59 0 90 0 17-4 17-30 17 0 3 0 7 0 12 13 0 33-1 44-1 10 0 30 1 43 1 0-5 0-9 0-12-20 0-30 0-30-11 0-26 0-50 0-74 0-33 0-45-12-60-6-6-19-14-41-14-28 0-46 17-57 41 0-13 0-28 0-41-19 1-36 3-55 4 0 5 0 8 0 13 28 0 31 2 31 22z"><text:p/></draw:path><draw:path draw:style-name="gr540" draw:text-style-name="P22" svg:width="0.0323in" svg:height="0.1008in" svg:x="1.6492in" svg:y="0.0126in" svg:viewBox="0 0 83 257" svg:d="M55 87c-18 1-36 2-54 4 0 4 0 8 0 12 25 0 29 3 29 21 0 35 0 70 0 104 0 16-5 16-30 16 0 5 0 9 0 13 12 0 33-2 43-2 13 0 26 2 40 2 0-4 0-8 0-13-26 0-28-1-28-16 0-46 0-94 0-141zM57 20c0-12-10-20-21-20-12 0-19 10-19 20 0 11 7 21 19 21 11 0 21-9 21-21z"><text:p/></draw:path><draw:path draw:style-name="gr541" draw:text-style-name="P22" svg:width="0.0472in" svg:height="0.0941in" svg:x="1.6898in" svg:y="0.0201in" svg:viewBox="0 0 121 240" svg:d="M59 83c19 0 37 0 55 0 0-5 0-9 0-13-18 0-36 0-55 0 0-23 0-47 0-70-3 0-6 0-9 0 0 31-13 73-50 74 0 2 0 5 0 9 11 0 21 0 32 0 0 35 0 70 0 106 0 47 36 51 51 51 27 0 38-28 38-51 0-7 0-15 0-22-3 0-7 0-10 0 0 7 0 14 0 21 0 28-12 42-26 42-26 0-26-34-26-41 0-36 0-71 0-106z"><text:p/></draw:path><draw:path draw:style-name="gr542" draw:text-style-name="P22" svg:width="0.0587in" svg:height="0.0693in" svg:x="1.7496in" svg:y="0.0453in" svg:viewBox="0 0 150 177" svg:d="M33 76c2-57 35-67 47-67 41 0 44 52 44 67-30 0-60 0-91 0zM33 84c36 0 72 0 108 0 8 0 9 0 9-8 0-39-21-76-70-76-44 0-80 40-80 88 0 52 41 89 86 89 47 0 64-43 64-50 0-4-3-5-5-5-3 0-4 2-5 6-13 39-49 39-52 39-20 0-35-11-44-25-11-19-11-44-11-58z"><text:p/></draw:path><draw:path draw:style-name="gr543" draw:text-style-name="P22" svg:width="0.0539in" svg:height="0.1512in" svg:x="1.8244in" svg:y="0in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5">: </text:span><text:span text:style-name="T13">נשתמש בקש"ב. </text:span></text:p>
      <text:list xml:id="list494259688" text:style-name="L3">
        <text:list-item>
          <text:p text:style-name="P12"><text:span text:style-name="T36"><draw:g text:anchor-type="as-char" svg:y="-0.1134in" draw:z-index="19" draw:style-name="gr1"><svg:title>TexMaths</svg:title><svg:desc>11§inline§|A| \ge \a0§svg§600§FALSE§</svg:desc><draw:path draw:style-name="gr517" draw:text-style-name="P21" svg:width="0.5327in" svg:height="0.1354in" svg:x="-0.0004in" svg:y="0.0075in" svg:viewBox="0 0 1354 345" svg:d="M0 0c451 0 903 0 1354 0 0 115 0 230 0 345-451 0-903 0-1354 0 0-115 0-230 0-345z"><text:p/></draw:path><draw:path draw:style-name="gr518" draw:text-style-name="P22" svg:width="0.0055in" svg:height="0.1508in" svg:x="0.0102in" svg:y="0in" svg:viewBox="0 0 15 384" svg:d="M15 14c0-7 0-14-7-14-8 0-8 7-8 14 0 119 0 237 0 356 0 8 0 14 8 14 7 0 7-6 7-14 0-119 0-237 0-356z"><text:p/></draw:path><draw:path draw:style-name="gr519" draw:text-style-name="P22" svg:width="0.1039in" svg:height="0.1079in" svg:x="0.0394in" svg:y="0.0051in" svg:viewBox="0 0 265 275" svg:d="M55 230c-15 27-30 32-47 33-5 0-8 0-8 8 0 2 2 4 4 4 11 0 24-2 35-2 12 0 25 2 38 2 2 0 7 0 7-7 0-5-4-5-6-5-9-1-19-4-19-14 0-5 3-9 6-14 10-16 20-32 30-48 32 0 65 0 96 0 2 7 7 60 7 63 0 12-21 13-29 13-5 0-8 0-8 8 0 4 4 4 5 4 16 0 32-2 49-2 8 0 34 2 42 2 3 0 8 0 8-9 0-3-4-3-9-3-24 0-24-3-25-14-8-79-16-160-24-240 0-8 0-9-7-9-6 0-7 2-10 7-45 74-90 149-135 223zM102 175c26-43 51-86 76-128 5 42 8 85 12 128-29 0-58 0-88 0z"><text:p/></draw:path><draw:path draw:style-name="gr520" draw:text-style-name="P22" svg:width="0.0055in" svg:height="0.1508in" svg:x="0.1665in" svg:y="0in" svg:viewBox="0 0 15 384" svg:d="M15 14c0-7 0-14-7-14-8 0-8 7-8 14 0 119 0 237 0 356 0 8 0 14 8 14 7 0 7-6 7-14 0-119 0-237 0-356z"><text:p/></draw:path><draw:path draw:style-name="gr521" draw:text-style-name="P22" svg:width="0.0929in" svg:height="0.1161in" svg:x="0.2453in" svg:y="0.0173in" svg:viewBox="0 0 237 296" svg:d="M229 120c5-2 8-4 8-9 0-3-3-5-8-9-72-34-142-67-214-100-5-2-6-2-7-2-5 0-8 3-8 8 0 4 3 6 8 9 67 31 135 62 202 94-67 32-135 64-202 95-8 3-8 5-8 9 0 3 3 7 8 7 1 0 2 0 6-3 72-33 143-66 215-99zM222 296c7 0 15 0 15-8 0-7-9-7-15-7-69 0-138 0-208 0-6 0-14 0-14 7 0 8 7 8 13 8 70 0 140 0 209 0z"><text:p/></draw:path><draw:path draw:style-name="gr522" draw:text-style-name="P22" svg:width="0.0756in" svg:height="0.1043in" svg:x="0.4012in" svg:y="0.0087in" svg:viewBox="0 0 193 266" svg:d="M161 222c16 20 17 32 18 40 0 2 3 3 4 3 2 0 10-4 10-24 0-8 0-15-19-38-8-9-16-17-23-26 5-34 10-67 15-100 1 1 12 13 13 26 0 3 0 6 4 6 2 0 10-4 10-24 0-13-3-19-20-35-10-8-28-39-31-47 0-1-1-3-3-3-3 0-10 4-10 24 0 12 3 21 25 42 0 11-1 21-5 47-7 35-7 38-9 52-35-41-72-81-107-122-18-20-19-32-19-40-1-2-3-3-4-3-2 0-10 4-10 24 0 8 0 16 19 39 7 9 15 17 23 26-20 32-31 60-31 85 0 13 3 21 13 40 7 11 10 21 10 28 0 5 0 15-27 16-5 0-7 1-7 4 0 4 3 4 10 4 8 0 14 0 22 0 11 0 40-1 40-23 0-14-9-25-18-36-17-18-18-23-18-35 0-16 3-46 15-73 36 41 73 83 110 123z"><text:p/></draw:path><draw:path draw:style-name="gr523" draw:text-style-name="P22" svg:width="0.0488in" svg:height="0.0724in" svg:x="0.4913in" svg:y="0.0661in" svg:viewBox="0 0 125 185" svg:d="M125 94c0-30-3-51-16-71-8-12-24-23-46-23-63 0-63 74-63 94 0 18 0 91 63 91 62 0 62-73 62-91zM63 177c-12 0-29-7-34-29-5-16-5-38-5-58s0-40 5-55c5-22 23-27 34-27 14 0 28 9 33 24 4 15 5 34 5 58 0 20 0 40-4 56-5 26-23 31-34 31z"><text:p/></draw:path></draw:g></text:span><text:span text:style-name="T36">: </text:span><text:span text:style-name="T37">נגדיר פונקציה חח"ע </text:span><text:span text:style-name="T14"><draw:g text:anchor-type="as-char" svg:y="-0.1091in" draw:z-index="20" draw:style-name="gr1"><svg:title>TexMaths</svg:title><svg:desc>11§inline§f\colon \N \to A§svg§600§FALSE§</svg:desc><draw:path draw:style-name="gr511" draw:text-style-name="P21" svg:width="0.6406in" svg:height="0.1232in" svg:x="-0.0004in" svg:y="0.0079in" svg:viewBox="0 0 1628 314" svg:d="M0 0c542 0 1086 0 1628 0 0 104 0 210 0 314-542 0-1086 0-1628 0 0-104 0-210 0-314z"><text:p/></draw:path><draw:path draw:style-name="gr512" draw:text-style-name="P22" svg:width="0.0756in" svg:height="0.137in" svg:x="0in" svg:y="0.0016in" svg:viewBox="0 0 193 349" svg:d="M121 118c11 0 22 0 33 0 8 0 12 0 12-8 0-5-4-5-11-5-11 0-21 0-32 0 2-15 6-29 8-43 2-8 8-36 10-41 3-7 10-12 17-12 3 0 13 0 20 6-17 1-21 16-21 21 0 9 7 13 15 13 10 0 21-8 21-23 0-17-18-26-35-26-13 0-37 7-48 45-2 8-3 12-13 60-9 0-18 0-27 0-7 0-12 0-12 8 0 5 5 5 11 5 9 0 17 0 26 0-10 50-19 99-29 150-7 37-13 72-34 72-1 0-11 0-18-6 18-1 21-15 21-21 0-9-6-13-14-13-10 0-21 8-21 23 0 17 17 26 32 26 22 0 37-23 44-37 12-24 21-71 22-74 8-40 15-80 23-120z"><text:p/></draw:path><draw:path draw:style-name="gr513" draw:text-style-name="P22" svg:width="0.0157in" svg:height="0.065in" svg:x="0.1126in" svg:y="0.0433in" svg:viewBox="0 0 41 166" svg:d="M41 21c0-12-9-21-20-21-12 0-21 9-21 21 0 11 9 20 21 20 11 0 20-9 20-20zM41 146c0-12-9-21-20-21-12 0-21 9-21 21 0 11 9 20 21 20 11 0 20-9 20-20z"><text:p/></draw:path><draw:path draw:style-name="gr514" draw:text-style-name="P22" svg:width="0.1028in" svg:height="0.1059in" svg:x="0.1965in" svg:y="0.0047in" svg:viewBox="0 0 262 270" svg:d="M34 34c0 63 0 125 0 188 0 20-3 26-23 27-4 0-11 0-11 7s7 7 13 7c20 0 41 0 61 0 6 0 12 0 12-7s-6-7-11-7c-22-1-24-8-24-28 0-58 0-118 0-176 55 74 111 146 166 220 4 4 5 5 9 5 6 0 6-6 6-13 0-72 0-144 0-216 0-22 3-28 21-28 2 0 9 0 9-6 0-7-6-7-12-7-19 0-39 0-57 0-7 0-14 0-14 7 0 6 8 6 11 6 22 0 26 9 26 29 0 39 0 80 0 121-39-53-78-105-117-158-4-5-5-5-14-5-22 0-45 0-67 0-7 0-12 0-12 7 0 5 5 6 7 6 10 1 18 8 22 12-1 4-1 5-1 9zM218 243c-56-73-111-146-167-220-5-5-5-5-9-10 15 0 31 0 46 0 43 58 87 117 130 175 0 18 0 37 0 55z"><text:p/></draw:path><draw:path draw:style-name="gr515" draw:text-style-name="P22" svg:width="0.1346in" svg:height="0.0783in" svg:x="0.3528in" svg:y="0.0311in" svg:viewBox="0 0 343 200" svg:d="M301 108c-22 16-31 33-35 37-17 26-20 49-20 51 0 4 5 4 8 4 7 0 7-1 8-8 9-36 32-69 76-87 4-1 5-3 5-5 0-3-2-3-3-3-17-7-64-27-78-92-1-4-1-5-8-5-3 0-8 0-8 4 0 1 4 26 19 51 9 12 20 25 36 37-95 0-191 0-287 0-7 0-14 0-14 8s7 8 14 8c96 0 192 0 287 0z"><text:p/></draw:path><draw:path draw:style-name="gr516" draw:text-style-name="P22" svg:width="0.1039in" svg:height="0.1079in" svg:x="0.5441in" svg:y="0in" svg:viewBox="0 0 265 275" svg:d="M56 231c-15 25-31 30-48 32-5 1-8 1-8 7 0 2 2 5 6 5 9 0 22-2 33-2 12 0 26 2 38 2 2 0 8 0 8-8 0-3-5-4-7-4-9 0-19-4-19-14 0-4 4-8 6-14 10-16 20-33 30-49 32 0 65 0 96 0 2 7 7 60 7 64 0 11-20 13-27 13-6 0-10 0-10 7 0 5 4 5 5 5 16 0 33-2 49-2 9 0 34 2 44 2 2 0 6 0 6-8 0-4-4-4-9-4-24 0-24-3-25-14-8-80-15-160-23-240-1-8-1-9-8-9-6 0-7 2-10 7-45 74-89 149-134 224zM102 175c26-43 51-86 76-128 5 42 8 85 12 128-29 0-58 0-88 0z"><text:p/></draw:path></draw:g></text:span><text:span text:style-name="T14">. </text:span><text:span text:style-name="T14"><draw:g text:anchor-type="as-char" svg:y="-0.1134in" draw:z-index="21" draw:style-name="gr1"><svg:title>TexMaths</svg:title><svg:desc>11§inline§f = \lambda n \in \N. \{n\}§svg§600§FALSE§</svg:desc><draw:path draw:style-name="gr500" draw:text-style-name="P21" svg:width="1.0283in" svg:height="0.1358in" svg:x="-0.0004in" svg:y="0.0071in" svg:viewBox="0 0 2613 346" svg:d="M1307 346c-436 0-871 0-1307 0 0-116 0-230 0-346 871 0 1742 0 2613 0 0 116 0 230 0 346-436 0-871 0-1306 0z"><text:p/></draw:path><draw:path draw:style-name="gr501" draw:text-style-name="P22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502" draw:text-style-name="P22" svg:width="0.1008in" svg:height="0.0354in" svg:x="0.1335in" svg:y="0.0575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503" draw:text-style-name="P22" svg:width="0.0748in" svg:height="0.1067in" svg:x="0.2937in" svg:y="0.0083in" svg:viewBox="0 0 191 272" svg:d="M118 155c15 41 34 98 40 107s10 9 20 9c4 0 6 0 9 0 4 0 4-1 4-3s-1-3-2-5c-3-4-5-10-9-17-26-73-51-146-78-218-8-24-29-28-47-28-2 0-8 0-8 4 0 3 4 4 5 4 12 2 15 4 24 31 12 35 25 70 37 105-35 35-71 70-106 105-5 4-7 6-7 12 0 7 6 11 12 11s9-4 12-9c31-36 63-71 94-108z"><text:p/></draw:path><draw:path draw:style-name="gr504" draw:text-style-name="P22" svg:width="0.0819in" svg:height="0.0685in" svg:x="0.3791in" svg:y="0.0465in" svg:viewBox="0 0 209 175" svg:d="M22 148c-1 6-3 15-3 17 0 7 5 10 11 10 5 0 12-3 14-11 1-1 6-19 8-29 3-12 5-23 9-34 2-9 4-17 6-26 1-7 5-18 5-19 6-12 26-47 63-47 17 0 21 14 21 26 0 24-20 74-25 91-3 8-4 13-4 17 0 19 14 32 31 32 37 0 51-56 51-59 0-4-3-4-4-4-5 0-5 1-6 7-8 26-21 47-39 47-7 0-10-3-10-12 0-10 4-19 7-27 7-21 23-63 23-85 0-27-16-42-44-42-35 0-53 25-60 34-2-22-18-34-35-34-19 0-26 15-30 22-5 13-11 36-11 37 0 5 3 5 4 5 4 0 5-1 7-9 7-27 14-46 29-46 7 0 11 4 11 17 0 8-1 13-6 32-8 30-15 60-23 90z"><text:p/></draw:path><draw:path draw:style-name="gr505" draw:text-style-name="P22" svg:width="0.076in" svg:height="0.087in" svg:x="0.5205in" svg:y="0.0315in" svg:viewBox="0 0 194 222" svg:d="M180 120c6 0 14-1 14-9 0-9-8-8-14-8-55 0-108 0-163 0 4-50 48-88 103-88 20 0 41 0 60 0 6 0 14 0 14-7 0-8-8-8-14-8-20 0-40 0-61 0-66 0-119 48-119 111 0 62 53 111 119 111 21 0 41 0 61 0 6 0 14 0 14-7s-8-7-14-7c-19 0-40 0-60 0-55 0-99-37-103-88 55 0 108 0 163 0z"><text:p/></draw:path><draw:path draw:style-name="gr506" draw:text-style-name="P22" svg:width="0.1024in" svg:height="0.1063in" svg:x="0.6555in" svg:y="0.0098in" svg:viewBox="0 0 261 271" svg:d="M33 35c0 63 0 126 0 187 0 20-3 28-23 28-3 0-10 0-10 7 0 6 6 6 13 6 20 0 40 0 60 0 6 0 13 0 13-6 0-7-7-7-12-7-21 0-24-9-24-29 0-58 0-118 0-176 56 74 111 148 167 220 3 5 5 6 7 6 7 0 7-7 7-13 0-72 0-145 0-217 0-21 3-27 21-28 2 0 9 0 9-6 0-7-6-7-12-7-19 0-38 0-56 0-8 0-14 0-14 7 0 6 7 6 11 6 21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507" draw:text-style-name="P22" svg:width="0.0157in" svg:height="0.0157in" svg:x="0.7748in" svg:y="0.0972in" svg:viewBox="0 0 41 41" svg:d="M41 21c0-12-10-21-21-21-12 0-20 9-20 21 0 11 8 20 20 20 11 0 21-9 21-20z"><text:p/></draw:path><draw:path draw:style-name="gr508" draw:text-style-name="P22" svg:width="0.0539in" svg:height="0.1512in" svg:x="0.8146in" svg:y="0in" svg:viewBox="0 0 138 385" svg:d="M83 52c0-16 9-41 51-43 2 0 4-2 4-5 0-4-4-4-7-4-40 0-75 20-75 48 0 29 0 59 0 89 0 15 0 27-15 39-13 12-29 12-37 13-2 0-4 1-4 4 0 4 3 4 7 4 25 2 44 14 48 34 1 4 1 5 1 19 0 25 0 51 0 76 0 16 0 29 19 43 15 12 41 16 56 16 3 0 7 0 7-4s-3-4-6-4c-25-2-44-15-48-33-1-5-1-5-1-19 0-27 0-54 0-82 0-17-4-24-16-35-9-8-20-12-31-15 32-9 47-27 47-49 0-31 0-61 0-92z"><text:p/></draw:path><draw:path draw:style-name="gr509" draw:text-style-name="P22" svg:width="0.0819in" svg:height="0.0685in" svg:x="0.8843in" svg:y="0.0465in" svg:viewBox="0 0 209 175" svg:d="M23 148c-1 6-3 15-3 17 0 7 5 10 11 10 4 0 11-3 14-11 0-1 5-19 7-29 3-12 5-23 9-34 2-9 4-17 6-26 2-7 5-18 6-19 5-12 26-47 62-47 18 0 21 14 21 26 0 24-18 74-25 91-3 8-3 13-3 17 0 19 13 32 30 32 37 0 51-56 51-59 0-4-3-4-4-4-4 0-4 1-6 7-8 26-21 47-39 47-7 0-9-3-9-12 0-10 3-19 6-27 8-21 23-63 23-85 0-27-16-42-44-42-35 0-53 25-60 34-1-22-18-34-35-34-18 0-26 15-29 22-6 13-12 36-12 37 0 5 3 4 4 5 5 0 5-1 7-9 7-27 14-46 29-46 7 0 12 4 12 17 0 8-1 13-7 32-8 30-14 60-22 90z"><text:p/></draw:path><draw:path draw:style-name="gr510" draw:text-style-name="P22" svg:width="0.0539in" svg:height="0.1512in" svg:x="0.9823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/text:span><text:span text:style-name="T14">. </text:span><text:span text:style-name="T15">זוהי פונקציה חח"ע ולכן </text:span><text:span text:style-name="T15"><draw:g text:anchor-type="as-char" svg:y="-0.1134in" draw:z-index="22" draw:style-name="gr1"><svg:title>TexMaths</svg:title><svg:desc>11§inline§\a0 = |\N| \le |A|§svg§600§FALSE§</svg:desc><draw:path draw:style-name="gr489" draw:text-style-name="P21" svg:width="0.9256in" svg:height="0.1358in" svg:x="0in" svg:y="0.0075in" svg:viewBox="0 0 2352 346" svg:d="M0 0c784 0 1568 0 2352 0 0 116 0 230 0 346-784 0-1568 0-2352 0 0-116 0-230 0-346z"><text:p/></draw:path><draw:path draw:style-name="gr490" draw:text-style-name="P22" svg:width="0.076in" svg:height="0.1051in" svg:x="0.0004in" svg:y="0.0087in" svg:viewBox="0 0 194 268" svg:d="M161 224c17 19 18 31 18 39 1 2 2 3 5 3 2 0 10-4 10-24 0-7 0-15-20-38-8-9-15-18-22-27 4-33 10-67 14-100 1 1 12 13 13 26 0 3 1 6 5 6 2 0 10-4 10-24 0-13-4-19-21-35-9-8-28-39-30-47-1-1-1-3-4-3-2 0-10 4-10 24 0 12 4 21 26 42-1 11-2 21-7 47-5 35-6 38-7 52-37-41-72-81-108-122-18-20-19-32-19-40 0-2-2-3-4-3-1 0-10 4-10 24 0 8 0 16 20 39 7 9 15 17 23 26-21 32-32 60-32 85 0 13 3 22 13 41 7 11 10 21 10 28 0 5 0 15-27 16-4 0-7 1-7 4 0 5 3 5 11 5 7 0 14 0 21 0 11 0 39-2 39-24 0-14-8-25-17-36-16-19-17-24-17-36 0-16 1-46 15-73 36 42 72 83 109 125z"><text:p/></draw:path><draw:path draw:style-name="gr491" draw:text-style-name="P22" svg:width="0.0492in" svg:height="0.0724in" svg:x="0.0906in" svg:y="0.0661in" svg:viewBox="0 0 126 185" svg:d="M126 94c0-30-4-51-16-71-9-12-25-23-46-23-64 0-64 75-64 94s1 91 64 91c64 0 62-73 62-91zM64 177c-13 0-30-7-35-29-4-16-4-38-4-58s0-40 5-55c5-22 22-27 34-27 14 0 28 9 33 24 4 15 4 34 4 58 0 20 0 40-3 56-6 26-24 31-34 31z"><text:p/></draw:path><draw:path draw:style-name="gr492" draw:text-style-name="P22" svg:width="0.1004in" svg:height="0.035in" svg:x="0.2043in" svg:y="0.0579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493" draw:text-style-name="P22" svg:width="0.0055in" svg:height="0.1512in" svg:x="0.3744in" svg:y="0in" svg:viewBox="0 0 15 385" svg:d="M15 14c0-7 0-14-7-14-8 0-8 7-8 14 0 119 0 238 0 357 0 8 0 14 8 14 7 0 7-6 7-14 0-119 0-238 0-357z"><text:p/></draw:path><draw:path draw:style-name="gr494" draw:text-style-name="P22" svg:width="0.1028in" svg:height="0.1063in" svg:x="0.4024in" svg:y="0.0102in" svg:viewBox="0 0 262 271" svg:d="M34 34c0 63 0 126 0 188 0 21-3 28-23 28-4 0-11 1-11 7 0 7 7 7 13 7 20 0 40 0 60 0 7 0 13 0 13-7 0-6-7-7-11-7-22 0-26-8-26-29 0-58 0-118 0-176 57 74 112 147 168 220 3 5 5 6 8 6 7 0 7-6 7-12 0-73 0-146 0-218 0-22 3-28 21-28 2 0 9 0 9-6 0-7-6-7-13-7-19 0-38 0-57 0-6 0-13 0-13 7 0 6 7 6 11 6 22 0 26 8 26 29 0 39 0 80 0 120-39-52-79-105-117-156-4-6-6-6-14-6-22 0-45 0-67 0-7 0-14 0-14 7 0 5 7 6 9 6 10 1 18 8 21 12 0 4 0 4 0 9zM218 244c-56-73-112-148-169-222-3-4-3-5-7-9 15 0 31 0 46 0 43 59 87 117 130 175 0 19 0 38 0 56z"><text:p/></draw:path><draw:path draw:style-name="gr495" draw:text-style-name="P22" svg:width="0.0055in" svg:height="0.1512in" svg:x="0.5264in" svg:y="0in" svg:viewBox="0 0 15 385" svg:d="M15 14c0-7 0-14-7-14-8 0-8 7-8 14 0 119 0 238 0 357 0 8 0 14 8 14 7 0 7-6 7-14 0-119 0-238 0-357z"><text:p/></draw:path><draw:path draw:style-name="gr496" draw:text-style-name="P22" svg:width="0.0925in" svg:height="0.1165in" svg:x="0.6051in" svg:y="0.0173in" svg:viewBox="0 0 236 297" svg:d="M229 17c4-3 7-5 7-9 0-5-3-8-7-8-2 0-6 1-7 2-71 33-143 67-214 100-7 4-8 7-8 9 0 5 2 7 8 9 71 33 143 67 214 100 5 4 6 4 7 4 4 0 7-5 7-8 0-5-1-7-7-9-67-32-136-64-203-96 67-32 136-63 203-94zM223 297c7 0 13 0 13-7 0-8-7-8-14-8-69 0-138 0-208 0-5 0-14 0-14 8 0 7 8 7 14 7 70 0 140 0 209 0z"><text:p/></draw:path><draw:path draw:style-name="gr497" draw:text-style-name="P22" svg:width="0.0055in" svg:height="0.1512in" svg:x="0.7717in" svg:y="0in" svg:viewBox="0 0 15 385" svg:d="M15 14c0-7 0-14-7-14-8 0-8 7-8 14 0 119 0 238 0 357 0 8 0 14 8 14 7 0 7-6 7-14 0-119 0-238 0-357z"><text:p/></draw:path><draw:path draw:style-name="gr498" draw:text-style-name="P22" svg:width="0.1039in" svg:height="0.1083in" svg:x="0.8012in" svg:y="0.0051in" svg:viewBox="0 0 265 276" svg:d="M56 231c-16 27-31 32-48 33-5 0-8 0-8 8 0 2 2 4 5 4 10 0 22-2 33-2 13 0 27 2 39 2 2 0 8 0 8-7 0-5-5-5-7-5-9-1-19-4-19-14 0-4 4-9 6-14 10-17 20-32 30-49 31 0 64 0 96 0 1 8 7 61 7 64 0 12-20 13-28 13-5 0-9 0-9 8 0 4 4 4 5 4 15 0 33-2 48-2 10 0 35 2 44 2 3 0 7 0 7-8 0-4-4-4-9-4-24 0-24-3-25-14-8-80-15-161-23-241-1-8-1-9-8-9-6 0-8 2-10 7-45 74-89 149-134 224zM102 175c26-43 51-85 76-128 5 43 8 85 12 128-29 0-58 0-88 0z"><text:p/></draw:path><draw:path draw:style-name="gr499" draw:text-style-name="P22" svg:width="0.0055in" svg:height="0.1512in" svg:x="0.928in" svg:y="0in" svg:viewBox="0 0 15 385" svg:d="M15 14c0-7 0-14-7-14-8 0-8 7-8 14 0 119 0 238 0 357 0 8 0 14 8 14 7 0 7-6 7-14 0-119 0-238 0-357z"><text:p/></draw:path></draw:g></text:span><text:span text:style-name="T15"><text:s/>כדרוש. </text:span></text:p>
        </text:list-item>
        <text:list-item>
          <text:p text:style-name="P13"><text:span text:style-name="T38"><draw:g text:anchor-type="as-char" svg:y="-0.1134in" draw:z-index="23" draw:style-name="gr1"><svg:title>TexMaths</svg:title><svg:desc>11§inline§|A| \le \aleph_0§svg§600§FALSE§</svg:desc><draw:path draw:style-name="gr482" draw:text-style-name="P21" svg:width="0.5327in" svg:height="0.1354in" svg:x="-0.0004in" svg:y="0.0075in" svg:viewBox="0 0 1354 345" svg:d="M0 0c451 0 903 0 1354 0 0 115 0 230 0 345-451 0-903 0-1354 0 0-115 0-230 0-345z"><text:p/></draw:path><draw:path draw:style-name="gr483" draw:text-style-name="P22" svg:width="0.0055in" svg:height="0.1508in" svg:x="0.0102in" svg:y="0in" svg:viewBox="0 0 15 384" svg:d="M15 14c0-7 0-14-7-14-8 0-8 7-8 14 0 119 0 237 0 356 0 8 0 14 8 14 7 0 7-6 7-14 0-119 0-237 0-356z"><text:p/></draw:path><draw:path draw:style-name="gr484" draw:text-style-name="P22" svg:width="0.1039in" svg:height="0.1079in" svg:x="0.0394in" svg:y="0.0051in" svg:viewBox="0 0 265 275" svg:d="M55 230c-15 27-30 32-47 33-5 0-8 0-8 8 0 2 2 4 4 4 11 0 24-2 35-2 12 0 25 2 38 2 2 0 7 0 7-7 0-5-4-5-6-5-9-1-19-4-19-14 0-5 3-9 6-14 10-16 20-32 30-48 32 0 65 0 96 0 2 7 7 60 7 63 0 12-21 13-29 13-5 0-8 0-8 8 0 4 4 4 5 4 16 0 32-2 49-2 8 0 34 2 42 2 3 0 8 0 8-9 0-3-4-3-9-3-24 0-24-3-25-14-8-79-16-160-24-240 0-8 0-9-7-9-6 0-7 2-10 7-45 74-90 149-135 223zM102 175c26-43 51-86 76-128 5 42 8 85 12 128-29 0-58 0-88 0z"><text:p/></draw:path><draw:path draw:style-name="gr485" draw:text-style-name="P22" svg:width="0.0055in" svg:height="0.1508in" svg:x="0.1665in" svg:y="0in" svg:viewBox="0 0 15 384" svg:d="M15 14c0-7 0-14-7-14-8 0-8 7-8 14 0 119 0 237 0 356 0 8 0 14 8 14 7 0 7-6 7-14 0-119 0-237 0-356z"><text:p/></draw:path><draw:path draw:style-name="gr486" draw:text-style-name="P22" svg:width="0.0929in" svg:height="0.1161in" svg:x="0.2453in" svg:y="0.0173in" svg:viewBox="0 0 237 296" svg:d="M229 17c4-3 8-5 8-9 0-5-4-8-8-8-2 0-6 1-8 2-71 33-142 66-213 100-7 4-8 7-8 9 0 5 2 7 8 9 71 33 142 66 213 99 6 3 7 3 8 3 3 0 8-4 8-7 0-5-3-7-9-9-67-31-134-63-202-95 68-32 136-63 203-94zM222 296c7 0 15 0 15-8 0-7-9-7-15-7-69 0-138 0-208 0-6 0-14 0-14 7 0 8 7 8 13 8 70 0 140 0 209 0z"><text:p/></draw:path><draw:path draw:style-name="gr487" draw:text-style-name="P22" svg:width="0.0756in" svg:height="0.1043in" svg:x="0.4012in" svg:y="0.0087in" svg:viewBox="0 0 193 266" svg:d="M161 222c16 20 17 32 18 40 0 2 3 3 4 3 2 0 10-4 10-24 0-8 0-15-19-38-8-9-16-17-23-26 5-34 10-67 15-100 1 1 12 13 13 26 0 3 0 6 4 6 2 0 10-4 10-24 0-13-3-19-20-35-10-8-28-39-31-47 0-1-1-3-3-3-3 0-10 4-10 24 0 12 3 21 25 42 0 11-1 21-5 47-7 35-7 38-9 52-35-41-72-81-107-122-18-20-19-32-19-40-1-2-3-3-4-3-2 0-10 4-10 24 0 8 0 16 19 39 7 9 15 17 23 26-20 32-31 60-31 85 0 13 3 21 13 40 7 11 10 21 10 28 0 5 0 15-27 16-5 0-7 1-7 4 0 4 3 4 10 4 8 0 14 0 22 0 11 0 40-1 40-23 0-14-9-25-18-36-17-18-18-23-18-35 0-16 3-46 15-73 36 41 73 83 110 123z"><text:p/></draw:path><draw:path draw:style-name="gr488" draw:text-style-name="P22" svg:width="0.0488in" svg:height="0.0724in" svg:x="0.4913in" svg:y="0.0661in" svg:viewBox="0 0 125 185" svg:d="M125 94c0-30-3-51-16-71-8-12-24-23-46-23-63 0-63 74-63 94 0 18 0 91 63 91 62 0 62-73 62-91zM63 177c-12 0-29-7-34-29-5-16-5-38-5-58s0-40 5-55c5-22 23-27 34-27 14 0 28 9 33 24 4 15 5 34 5 58 0 20 0 40-4 56-5 26-23 31-34 31z"><text:p/></draw:path></draw:g></text:span><text:span text:style-name="T38">: </text:span><text:span text:style-name="T39">נוכיח כי </text:span><text:span text:style-name="T16"><draw:g text:anchor-type="as-char" svg:y="-0.1134in" draw:z-index="28" draw:style-name="gr1"><svg:title>TexMaths</svg:title><svg:desc>11§inline§|A| \subseteq \bigcup_{n \in \N_+} \ps(\N_n) := B§svg§600§FALSE§</svg:desc><draw:path draw:style-name="gr444" draw:text-style-name="P21" svg:width="1.6551in" svg:height="0.1709in" svg:x="-0.0004in" svg:y="0.0071in" svg:viewBox="0 0 4205 435" svg:d="M2103 435c-701 0-1402 0-2103 0 0-145 0-290 0-435 1402 0 2803 0 4205 0 0 145 0 290 0 435-701 0-1402 0-2102 0z"><text:p/></draw:path><draw:path draw:style-name="gr445" draw:text-style-name="P22" svg:width="0.0055in" svg:height="0.1508in" svg:x="0.0102in" svg:y="0in" svg:viewBox="0 0 15 384" svg:d="M15 14c0-6 0-14-7-14-8 0-8 8-8 14 0 119 0 238 0 356 0 8 0 14 8 14 7 0 7-6 7-14 0-118 0-237 0-356z"><text:p/></draw:path><draw:path draw:style-name="gr446" draw:text-style-name="P22" svg:width="0.1039in" svg:height="0.1079in" svg:x="0.0394in" svg:y="0.0047in" svg:viewBox="0 0 265 275" svg:d="M56 232c-15 24-31 29-47 31-6 1-9 1-9 7 0 2 2 5 6 5 9 0 22-2 33-2 13 0 26 2 38 2 2 0 8 0 8-7 0-4-4-5-7-5-9 0-17-4-17-13 0-4 2-8 5-14 10-16 19-33 29-49 32 0 65 0 96 0 2 9 7 60 7 65 0 9-20 11-27 11-6 0-10 0-10 7 0 5 3 3 5 5 17 0 33-2 49-2 9 0 34 2 44 2 2 0 6 0 6-8 0-4-3-4-9-4-24 0-24-3-25-13-8-80-15-160-23-240-1-8-1-10-8-10-5 0-7 3-10 7-45 74-89 149-134 225zM102 175c26-43 51-85 76-127 5 42 8 84 12 127-29 0-58 0-88 0z"><text:p/></draw:path><draw:path draw:style-name="gr447" draw:text-style-name="P22" svg:width="0.0055in" svg:height="0.1508in" svg:x="0.1665in" svg:y="0in" svg:viewBox="0 0 15 384" svg:d="M15 14c0-6 0-14-7-14-8 0-8 8-8 14 0 119 0 238 0 356 0 8 0 14 8 14 7 0 7-6 7-14 0-118 0-237 0-356z"><text:p/></draw:path><draw:path draw:style-name="gr448" draw:text-style-name="P22" svg:width="0.0921in" svg:height="0.1165in" svg:x="0.2457in" svg:y="0.0169in" svg:viewBox="0 0 235 297" svg:d="M222 15c7 0 13 0 13-7 0-8-6-8-13-8-34 0-69 0-103 0-67 0-119 51-119 112 0 62 53 111 119 111 34 0 69 0 103 0 7 0 13 0 13-8 0-7-6-7-13-7-34 0-69 0-103 0-61 0-104-45-104-96 0-53 44-97 104-97 34 0 69 0 103 0zM21 281c-7 0-13 0-13 8s6 8 13 8c67 0 134 0 201 0 7 0 13 0 13-8s-6-8-13-8c-67 0-134 0-201 0z"><text:p/></draw:path><draw:path draw:style-name="gr449" draw:text-style-name="P22" svg:width="0.1091in" svg:height="0.1508in" svg:x="0.402in" svg:y="0in" svg:viewBox="0 0 278 384" svg:d="M252 252c0 63-55 106-112 106-59 0-114-43-114-106 0-78 0-156 0-233 0-6 0-19-13-19s-13 13-13 19c0 78 0 156 0 234 0 73 64 131 140 131 75 0 138-58 138-131 0-78 0-156 0-234 0-6 0-19-13-19s-13 13-13 19c0 77 0 155 0 233z"><text:p/></draw:path><draw:path draw:style-name="gr450" draw:text-style-name="P22" svg:width="0.0646in" svg:height="0.0476in" svg:x="0.5256in" svg:y="0.1118in" svg:viewBox="0 0 165 122" svg:d="M20 102c-1 3-2 10-2 11 0 6 4 9 8 9 6 0 10-4 11-7 2-3 4-11 5-16s4-18 6-24 4-12 5-18c3-11 3-13 11-24s21-25 41-25c15 0 16 14 16 18 0 17-12 46-16 59-4 6-5 9-5 14 0 14 12 23 27 23 26 0 38-37 38-42 0-3-3-3-4-3-4 0-4 2-5 4-6 22-18 33-28 33-7 0-8-3-8-10 0-5 2-8 7-21 3-8 14-37 14-52 0-27-21-31-35-31-22 0-38 14-45 25-3-18-19-25-30-25s-18 9-21 14c-7 11-10 27-10 28 0 3 3 3 4 3 5 0 5-1 6-8 4-16 10-29 20-29 7 0 10 5 10 13 0 5-4 14-5 22-2 6-5 19-6 25-4 11-6 22-9 34z"><text:p/></draw:path><draw:path draw:style-name="gr451" draw:text-style-name="P22" svg:width="0.0587in" svg:height="0.0689in" svg:x="0.6075in" svg:y="0.0976in" svg:viewBox="0 0 150 176" svg:d="M139 94c4 0 11 0 11-6 0-7-7-7-11-7-42 0-84 0-126 0 5-39 37-68 79-68 16 0 31 0 47 0 4 0 11 0 11-6 0-7-7-7-11-7-16 0-32 0-48 0-50 0-91 40-91 88 0 49 41 88 91 88 16 0 32 0 48 0 4 0 11 0 11-7 0-6-7-6-11-6-16 0-31 0-47 0-42 0-74-29-79-69 42 0 84 0 126 0z"><text:p/></draw:path><draw:path draw:style-name="gr452" draw:text-style-name="P22" svg:width="0.0717in" svg:height="0.0744in" svg:x="0.6807in" svg:y="0.0862in" svg:viewBox="0 0 183 190" svg:d="M34 16c-2-3-2-4-5-6 11 0 21 0 32 0 30 41 60 81 91 123 0 12 0 25 0 38-40-51-78-103-118-155zM34 32c40 51 78 102 118 154 2 3 3 4 5 4 5 0 5-4 5-9 0-51 0-102 0-152 0-15 2-19 14-19 2 0 7 0 7-5s-5-5-9-5c-13 0-27 0-40 0-4 0-9 0-9 5s5 5 8 5c16 0 18 5 18 20 0 28 0 56 0 84-28-36-55-73-83-110-2-4-3-4-10-4-15 0-30 0-46 0-5 0-9 0-9 5 0 4 4 5 6 5 6 1 12 5 14 8 0 2 0 3 0 6 0 44 0 88 0 132 0 14-2 20-16 20-3 0-7 0-7 4 0 5 3 5 9 5 14 0 27 0 42 0 4 0 8 0 8-5 0-4-4-4-7-4-16 0-18-7-18-20 0-42 0-82 0-124z"><text:p/></draw:path><draw:path draw:style-name="gr453" draw:text-style-name="P22" svg:width="0.063in" svg:height="0.0626in" svg:x="0.7618in" svg:y="0.1236in" svg:viewBox="0 0 161 160" svg:d="M86 86c22 0 45 0 67 0 3 0 8 0 8-6 0-5-5-5-8-5-22 0-45 0-67 0 0-22 0-45 0-67 0-4 0-8-6-8-5 0-5 4-5 8 0 22 0 45 0 67-22 0-45 0-67 0-2 0-8 0-8 5 0 6 6 6 8 6 22 0 45 0 67 0 0 22 0 44 0 67 0 2 0 7 5 7 6 0 6-5 6-7 0-23 0-45 0-67z"><text:p/></draw:path><draw:path draw:style-name="gr454" draw:text-style-name="P22" svg:width="0.1079in" svg:height="0.1102in" svg:x="0.8764in" svg:y="0.0102in" svg:viewBox="0 0 275 281" svg:d="M127 0c-55 0-97 26-113 44-13 15-14 26-14 27 0 3 1 4 3 4 7 0 16-6 19-8 8-5 9-8 11-15 6-16 17-29 65-31-7 87-30 171-63 250-2 6-1 5-2 7 0 1 1 3 4 3 6 0 25-9 29-18 20-47 52-136 64-242 6 0 13 0 20 0 47 0 92 17 92 57 0 29-27 82-102 85-9 0-13 0-24 7-7 5-10 9-10 11s2 2 7 2c71 0 162-59 162-123 0-44-53-60-97-60-17 0-34 0-51 0z"><text:p/></draw:path><draw:path draw:style-name="gr455" draw:text-style-name="P22" svg:width="0.035in" svg:height="0.1508in" svg:x="1.0063in" svg:y="0in" svg:viewBox="0 0 90 384" svg:d="M90 380c0-1 0-1-6-8-49-49-61-120-61-179 0-67 14-134 62-182 5-6 5-6 5-7 0-3-1-4-4-4s-39 26-61 76c-19 42-25 84-25 117 0 30 4 75 26 119 24 47 57 72 60 72s4-1 4-4z"><text:p/></draw:path><draw:path draw:style-name="gr456" draw:text-style-name="P22" svg:width="0.1028in" svg:height="0.1059in" svg:x="1.0543in" svg:y="0.0098in" svg:viewBox="0 0 262 270" svg:d="M34 35c0 63 0 125 0 188 0 20-3 27-23 27-4 0-11 0-11 6 0 7 7 7 13 7 20 0 40 0 60 0 7 0 13 0 13-7 0-6-7-6-11-6-22 0-25-8-25-28 0-59 0-119 0-177 56 74 111 147 167 220 3 4 5 5 9 5 6 0 6-6 6-13 0-71 0-144 0-216 0-21 3-27 21-28 2 0 9 0 9-6 0-7-6-7-13-7-19 0-38 0-56 0-7 0-14 0-14 7 0 6 7 6 11 6 22 1 26 9 26 29 0 40 0 80 0 121-39-53-78-105-117-158-4-5-5-5-14-5-22 0-45 0-67 0-7 0-14 0-14 7 0 6 7 6 9 6 10 1 18 8 21 12 0 4 0 5 0 10zM218 244c-56-74-112-147-168-221-4-5-4-5-8-10 15 0 31 0 46 0 43 58 87 117 130 176 0 17 0 36 0 55z"><text:p/></draw:path><draw:path draw:style-name="gr457" draw:text-style-name="P22" svg:width="0.0646in" svg:height="0.0472in" svg:x="1.1657in" svg:y="0.0898in" svg:viewBox="0 0 165 121" svg:d="M20 101c-1 4-1 7-2 11 0 7 4 9 8 9 5 0 9-3 11-6 3-2 4-11 5-16 1-6 4-18 5-24 3-7 4-12 6-19 2-11 3-13 11-24s20-25 41-25c15 0 15 14 15 19 0 16-11 46-15 57-4 8-5 10-5 15 0 14 12 23 25 23 28 0 40-38 40-41s-3-3-4-3c-4 0-5 1-6 4-5 21-17 32-28 32-6 0-7-3-7-9s1-10 7-22c3-8 14-37 14-51 0-27-21-31-35-31-23 0-38 13-47 24-1-19-17-24-28-24-12 0-18 8-22 14-6 10-9 26-9 27 0 3 3 3 4 3 4 0 5 0 6-8 4-16 10-29 20-29 7 0 9 6 9 13 0 5-4 15-5 23-2 6-4 19-5 24-4 11-6 22-9 34z"><text:p/></draw:path><draw:path draw:style-name="gr458" draw:text-style-name="P22" svg:width="0.035in" svg:height="0.1508in" svg:x="1.252in" svg:y="0in" svg:viewBox="0 0 90 384" svg:d="M90 193c0-30-4-77-25-121-23-47-57-72-61-72-2 0-4 2-4 4 0 1 0 1 8 9 37 38 60 99 60 180 0 65-14 132-62 180-6 6-6 6-6 7 0 3 2 4 4 4 4 0 39-26 62-74 20-43 24-85 24-117z"><text:p/></draw:path><draw:path draw:style-name="gr459" draw:text-style-name="P22" svg:width="0.0157in" svg:height="0.065in" svg:x="1.3579in" svg:y="0.0484in" svg:viewBox="0 0 41 166" svg:d="M41 21c0-12-10-21-21-21-12 0-20 9-20 21 0 11 8 20 20 20 11 0 21-9 21-20zM41 146c0-12-10-21-21-21-12 0-20 9-20 21 0 11 8 20 20 20 11 0 21-9 21-20z"><text:p/></draw:path><draw:path draw:style-name="gr460" draw:text-style-name="P22" svg:width="0.1008in" svg:height="0.035in" svg:x="1.3957in" svg:y="0.0579in" svg:viewBox="0 0 257 90" svg:d="M244 15c6 0 13 0 13-7 0-8-7-8-13-8-77 0-155 0-232 0-4 0-12 0-12 8 0 7 8 7 13 7 77 0 154 0 231 0zM244 90c6 0 13 0 13-8 0-7-7-7-13-7-77 0-154 0-231 0-5 0-13 0-13 7 0 8 8 8 12 8 77 0 155 0 232 0z"><text:p/></draw:path><draw:path draw:style-name="gr461" draw:text-style-name="P22" svg:width="0.1083in" svg:height="0.1024in" svg:x="1.5543in" svg:y="0.0102in" svg:viewBox="0 0 276 261" svg:d="M45 233c-3 15-4 17-35 17-7 0-10 0-10 7 0 4 3 4 10 4 46 0 92 0 139 0 60 0 106-44 106-82 0-27-23-49-60-54 40-7 81-36 81-72 0-29-25-53-72-53-43 0-87 0-130 0-7 0-11 0-11 8 0 4 3 4 11 4 1 0 7 0 14 0 8 1 11 1 11 7 0 1-1 2-2 7-18 68-34 138-52 207zM103 122c8-32 17-64 25-96 3-13 4-14 21-14 16 0 33 0 49 0 34 0 43 22 43 40 0 34-33 70-80 70-19 0-39 0-58 0zM87 250c-6 0-7 0-9 0-4 0-5-1-5-3s0-2 2-10c9-36 17-71 26-106 24 0 50 0 74 0 36 0 44 28 44 45 0 37-34 74-80 74-18 0-34 0-52 0z"><text:p/></draw:path></draw:g></text:span><text:span text:style-name="T16">. תהי </text:span><text:span text:style-name="T16"><draw:g text:anchor-type="as-char" svg:y="-0.1075in" draw:z-index="24" draw:style-name="gr1"><svg:title>TexMaths</svg:title><svg:desc>11§inline§x \in A§svg§600§FALSE§</svg:desc><draw:path draw:style-name="gr478" draw:text-style-name="P21" svg:width="0.3657in" svg:height="0.0984in" svg:x="0.0031in" svg:y="0.0075in" svg:viewBox="0 0 930 251" svg:d="M465 251c-155 0-310 0-465 0 0-84 0-167 0-251 310 0 620 0 930 0 0 84 0 167 0 251-155 0-310 0-465 0z"><text:p/></draw:path><draw:path draw:style-name="gr479" draw:text-style-name="P22" svg:width="0.0752in" svg:height="0.0681in" svg:x="-0.0004in" svg:y="0.0409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480" draw:text-style-name="P22" svg:width="0.0756in" svg:height="0.087in" svg:x="0.137in" svg:y="0.0264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481" draw:text-style-name="P22" svg:width="0.1039in" svg:height="0.1079in" svg:x="0.2728in" svg:y="-0.0004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/text:span><text:span text:style-name="T16">. אז </text:span><text:span text:style-name="T16"><draw:g text:anchor-type="as-char" svg:y="-0.1043in" draw:z-index="25" draw:style-name="gr1"><svg:title>TexMaths</svg:title><svg:desc>11§inline§x \subseteq \N§svg§600§FALSE§</svg:desc><draw:path draw:style-name="gr474" draw:text-style-name="P21" svg:width="0.3795in" svg:height="0.1087in" svg:x="0.0031in" svg:y="0.0075in" svg:viewBox="0 0 965 277" svg:d="M0 0c322 0 643 0 965 0 0 93 0 184 0 277-322 0-643 0-965 0 0-93 0-184 0-277z"><text:p/></draw:path><draw:path draw:style-name="gr475" draw:text-style-name="P22" svg:width="0.0752in" svg:height="0.0681in" svg:x="-0.0004in" svg:y="0.0366in" svg:viewBox="0 0 192 174" svg:d="M118 54c2-10 11-45 38-45 2 0 11 0 20 4-11 2-19 12-19 21 0 7 5 15 15 15 8 0 20-8 20-24 0-19-23-25-36-25-22 0-35 21-41 30-8-26-29-30-40-30-41 0-63 50-63 60 0 4 3 2 4 4 4 0 5-1 6-4 13-41 38-51 52-51 7 0 21 3 21 25 0 12-7 39-21 93-7 23-20 39-37 39-3 0-12 0-19-5 9-2 17-10 17-20 0-11-8-14-14-14-11 0-21 11-21 23 0 17 20 24 36 24 26 0 40-26 41-28 4 13 19 28 42 28 39 0 61-48 61-58 0-4-3-4-4-4-3 0-4 2-6 4-12 42-38 50-50 50-16 0-22-11-22-25 0-8 2-16 6-34 5-18 9-35 14-53z"><text:p/></draw:path><draw:path draw:style-name="gr476" draw:text-style-name="P22" svg:width="0.0925in" svg:height="0.1169in" svg:x="0.137in" svg:y="0.0071in" svg:viewBox="0 0 236 298" svg:d="M222 15c7 0 14 0 14-7 0-8-7-8-14-8-35 0-69 0-103 0-66 0-119 51-119 112s54 111 119 111c34 0 68 0 103 0 7 0 14 0 14-8 0-7-7-7-14-7-34 0-68 0-102 0-62 0-105-46-105-95 0-53 44-98 105-98 34 0 68 0 102 0zM22 283c-7 0-14 0-14 7 0 8 7 8 14 8 67 0 133 0 200 0 7 0 14 0 14-8 0-7-7-7-14-7-67 0-133 0-200 0z"><text:p/></draw:path><draw:path draw:style-name="gr477" draw:text-style-name="P22" svg:width="0.1028in" svg:height="0.1067in" svg:x="0.2878in" svg:y="0in" svg:viewBox="0 0 262 272" svg:d="M34 35c0 63 0 125 0 188 0 20-3 27-23 28-4 0-11 0-11 6 0 7 7 7 13 7 20 0 41 0 61 0 6 0 12 0 12-7 0-6-6-6-11-6-22-1-24-9-24-29 0-59 0-118 0-177 55 73 111 147 166 220 3 6 5 7 8 7 7 0 7-7 7-14 0-72 0-144 0-217 0-21 3-27 21-28 2 0 9 0 9-6 0-7-6-7-13-7-19 0-38 0-57 0-6 0-13 0-13 7 0 6 8 6 11 6 22 1 26 9 26 29 0 40 0 81 0 120-40-52-79-105-117-156-4-6-6-6-14-6-22 0-45 0-67 0-7 0-13 0-13 7 0 6 6 6 8 6 10 1 18 8 22 12-1 4-1 5-1 10zM218 244c-56-74-111-147-167-221-5-5-5-5-9-10 15 0 31 0 46 0 43 59 86 117 130 176 0 19 0 37 0 55z"><text:p/></draw:path></draw:g></text:span><text:span text:style-name="T16"><text:s/>סופית. נפלג למקרים: אם </text:span><text:span text:style-name="T16"><draw:g text:anchor-type="as-char" svg:y="-0.1193in" draw:z-index="26" draw:style-name="gr1"><svg:title>TexMaths</svg:title><svg:desc>11§inline§x = \emptyset§svg§600§FALSE§</svg:desc><draw:path draw:style-name="gr470" draw:text-style-name="P21" svg:width="0.3421in" svg:height="0.1126in" svg:x="0.0031in" svg:y="0.0075in" svg:viewBox="0 0 870 287" svg:d="M0 0c290 0 581 0 870 0 0 96 0 192 0 287-289 0-580 0-870 0 0-95 0-191 0-287z"><text:p/></draw:path><draw:path draw:style-name="gr471" draw:text-style-name="P22" svg:width="0.0756in" svg:height="0.0681in" svg:x="-0.0004in" svg:y="0.05in" svg:viewBox="0 0 193 174" svg:d="M118 54c2-10 11-46 38-46 3 0 11 0 19 5-10 2-17 11-17 21 0 7 3 13 14 13 9 0 21-6 21-22 0-19-23-25-37-25-22 0-35 20-40 29-9-26-30-29-41-29-41 0-63 50-63 59 0 4 3 3 5 4 3 0 4-1 5-5 13-40 39-50 52-50 8 0 21 4 21 26 0 12-7 38-21 92-7 24-20 39-37 39-3 0-12 0-19-4 10-2 17-10 17-21 0-10-7-13-14-13-11 0-21 10-21 22 0 16 20 25 36 25 26 0 40-26 41-29 5 15 19 29 42 29 40 0 62-50 62-58 0-5-4-5-5-5-3 0-4 1-5 5-12 40-39 49-51 49-15 0-22-11-22-24 0-9 2-18 7-34 4-18 8-35 13-53z"><text:p/></draw:path><draw:path draw:style-name="gr472" draw:text-style-name="P22" svg:width="0.1008in" svg:height="0.035in" svg:x="0.1331in" svg:y="0.0614in" svg:viewBox="0 0 257 90" svg:d="M243 15c6 0 14 0 14-7 0-8-8-8-14-8-77 0-154 0-231 0-5 0-12 0-12 8 0 7 7 7 13 7 77 0 153 0 230 0zM243 90c6 0 14 0 14-7 0-8-8-8-14-8-77 0-153 0-230 0-6 0-13 0-13 8 0 7 7 7 12 7 77 0 154 0 231 0z"><text:p/></draw:path><draw:path draw:style-name="gr473" draw:text-style-name="P22" svg:width="0.061in" svg:height="0.1283in" svg:x="0.2921in" svg:y="0in" svg:viewBox="0 0 156 327" svg:d="M132 8c0-5-3-8-8-8-6 0-7 4-9 12-5 16-2 2-5 18-5-2-17-8-32-8-22 0-47 11-61 41-15 32-17 66-17 101 0 24 0 94 33 123-9 30-9 31-9 32 0 5 4 8 8 8 7 0 8-4 10-12 4-15 0-2 4-18 10 6 21 8 32 8 43 0 61-36 67-54 10-27 11-59 11-87 0-27 0-91-34-124 4-11 7-21 10-32zM39 270c-14-27-14-74-14-110 0-31 0-58 6-83 8-35 30-47 47-47 8 0 18 2 28 11-22 76-45 153-67 229zM118 56c12 23 12 67 12 104 0 27 0 56-4 82-7 40-28 55-48 55-9 0-19-3-27-12 22-76 45-153 67-229z"><text:p/></draw:path></draw:g></text:span><text:span text:style-name="T16"><text:s/>אז </text:span><text:span text:style-name="T16"><draw:g text:anchor-type="as-char" svg:y="-0.1134in" draw:z-index="27" draw:style-name="gr1"><svg:title>TexMaths</svg:title><svg:desc>11§inline§x \in \ps(\N_0)§svg§600§FALSE§</svg:desc><draw:path draw:style-name="gr462" draw:text-style-name="P21" svg:width="0.6567in" svg:height="0.1358in" svg:x="0.0031in" svg:y="0.0071in" svg:viewBox="0 0 1669 346" svg:d="M834 346c-278 0-556 0-834 0 0-116 0-230 0-346 556 0 1113 0 1669 0 0 116 0 230 0 346-279 0-557 0-835 0z"><text:p/></draw:path><draw:path draw:style-name="gr463" draw:text-style-name="P22" svg:width="0.0756in" svg:height="0.0685in" svg:x="-0.0004in" svg:y="0.0465in" svg:viewBox="0 0 193 175" svg:d="M119 54c2-10 11-45 37-45 2 0 11 0 20 4-11 2-19 12-19 21 0 7 5 14 15 14 9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2-49 62-59 0-4-4-4-5-4-3 0-4 1-4 4-14 41-40 50-52 50-15 0-21-12-21-25 0-9 2-17 7-34 4-18 8-35 13-53z"><text:p/></draw:path><draw:path draw:style-name="gr464" draw:text-style-name="P22" svg:width="0.0756in" svg:height="0.087in" svg:x="0.1374in" svg:y="0.0315in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465" draw:text-style-name="P22" svg:width="0.1079in" svg:height="0.1106in" svg:x="0.2717in" svg:y="0.0098in" svg:viewBox="0 0 275 282" svg:d="M125 0c-53 0-95 26-111 44-13 15-14 26-14 28s1 3 3 3c7 0 16-6 19-8 8-5 9-8 11-15 6-16 17-29 65-31-7 87-30 172-63 251-2 5-1 4-2 7 0 1 1 3 4 3 6 0 25-9 29-19 20-47 52-135 64-242 6 0 13 0 20 0 47 0 92 18 92 57 0 29-27 83-103 85-8 0-12 0-23 8-7 4-10 8-10 11 0 2 2 2 7 2 71 0 162-60 162-123 0-44-53-61-97-61-17 0-35 0-53 0z"><text:p/></draw:path><draw:path draw:style-name="gr466" draw:text-style-name="P22" svg:width="0.035in" svg:height="0.1512in" svg:x="0.4012in" svg:y="0in" svg:viewBox="0 0 90 385" svg:d="M90 381c0-1 0-1-6-8-49-49-61-122-61-180 0-67 14-135 62-182 5-5 5-5 5-7 0-3-2-4-4-4-3 0-39 26-62 76-20 42-24 85-24 117 0 29 4 76 25 120 23 47 58 72 61 72 2 0 4-1 4-4z"><text:p/></draw:path><draw:path draw:style-name="gr467" draw:text-style-name="P22" svg:width="0.1028in" svg:height="0.1063in" svg:x="0.4496in" svg:y="0.0098in" svg:viewBox="0 0 262 271" svg:d="M33 35c0 63 0 126 0 187 0 20-2 28-22 28-4 0-11 0-11 7 0 6 6 6 13 6 20 0 40 0 60 0 7 0 13 0 13-6 0-7-7-7-12-7-21 0-24-9-24-29 0-58 0-118 0-176 56 74 111 148 167 220 3 5 5 6 8 6 6 0 6-7 6-13 0-72 0-145 0-217 0-21 3-27 22-28 2 0 9 0 9-6 0-7-7-7-13-7-19 0-38 0-56 0-8 0-14 0-14 7 0 6 7 6 11 6 22 1 25 9 25 29 0 39 0 80 0 121-39-53-79-105-117-157-3-6-4-6-13-6-22 0-45 0-67 0-8 0-14 0-14 7 0 6 6 6 8 6 11 1 19 8 22 12-1 4-1 5-1 10zM218 243c-56-72-112-146-168-220-4-5-4-5-8-10 15 0 31 0 46 0 43 59 87 117 130 176 0 18 0 37 0 54z"><text:p/></draw:path><draw:path draw:style-name="gr468" draw:text-style-name="P22" svg:width="0.0496in" svg:height="0.0724in" svg:x="0.561in" svg:y="0.0661in" svg:viewBox="0 0 127 185" svg:d="M127 92c0-29-5-50-17-69-9-12-25-23-46-23-64 0-64 73-64 92s0 93 64 93c63 0 63-73 63-93zM64 177c-13 0-30-7-35-29-4-16-4-39-4-59s0-39 5-55c5-21 22-26 34-26 14 0 28 9 33 24 4 14 4 34 4 57 0 20 0 41-3 57-6 25-24 31-34 31z"><text:p/></draw:path><draw:path draw:style-name="gr469" draw:text-style-name="P22" svg:width="0.035in" svg:height="0.1512in" svg:x="0.6323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16"><text:s/>ולכן </text:span><text:span text:style-name="T16"><draw:g text:anchor-type="as-char" svg:y="-0.1201in" draw:z-index="29" draw:style-name="gr1"><svg:title>TexMaths</svg:title><svg:desc>11§inline§x = \emptyset \in B§svg§600§FALSE§</svg:desc><draw:path draw:style-name="gr438" draw:text-style-name="P21" svg:width="0.6508in" svg:height="0.113in" svg:x="0.0035in" svg:y="0.0079in" svg:viewBox="0 0 1654 288" svg:d="M0 0c551 0 1103 0 1654 0 0 96 0 193 0 288-551 0-1103 0-1654 0 0-95 0-192 0-288z"><text:p/></draw:path><draw:path draw:style-name="gr439" draw:text-style-name="P22" svg:width="0.0756in" svg:height="0.0685in" svg:x="0in" svg:y="0.0504in" svg:viewBox="0 0 193 175" svg:d="M118 54c2-10 11-46 38-46 2 0 11 0 20 5-11 2-19 11-19 21 0 7 5 13 15 13 8 0 21-6 21-22 0-19-24-25-37-25-22 0-35 20-39 29-10-26-31-29-42-29-41 0-63 50-63 59 0 4 3 3 5 4 3 0 4-1 5-5 13-40 39-50 52-50 7 0 21 4 21 26 0 12-7 38-21 91-7 25-20 41-37 41-3 0-12 0-19-5 10-3 17-10 17-21 0-10-7-13-14-13-11 0-21 9-21 22 0 17 20 26 36 26 26 0 40-28 41-30 4 15 19 30 42 30 39 0 61-51 61-59 0-5-3-5-4-5-3 0-4 1-5 5-13 40-39 50-51 50-15 0-22-12-22-25 0-9 2-18 7-34 4-18 8-35 13-53z"><text:p/></draw:path><draw:path draw:style-name="gr440" draw:text-style-name="P22" svg:width="0.1004in" svg:height="0.035in" svg:x="0.1335in" svg:y="0.0614in" svg:viewBox="0 0 256 90" svg:d="M243 15c7 0 13 0 13-7 0-8-6-8-12-8-77 0-155 0-232 0-4 0-12 0-12 8 0 7 8 7 13 7 77 0 153 0 230 0zM244 90c6 0 12 0 12-7 0-8-6-8-13-8-77 0-153 0-230 0-5 0-13 0-13 8 0 7 8 7 12 7 77 0 155 0 232 0z"><text:p/></draw:path><draw:path draw:style-name="gr441" draw:text-style-name="P22" svg:width="0.0614in" svg:height="0.1287in" svg:x="0.2925in" svg:y="0in" svg:viewBox="0 0 157 328" svg:d="M132 8c0-5-3-8-8-8s-6 4-8 12c-6 16-2 2-6 18-4-2-16-8-31-8-22 0-47 11-61 41-16 32-18 66-18 102 0 24 0 94 34 123-9 30-9 31-9 32 0 5 4 8 8 8 6 0 7-4 9-12 4-16 1-2 5-18 9 6 21 8 31 8 44 0 61-36 67-54 10-27 12-59 12-87 0-29 0-92-34-125 4-11 6-21 9-32zM39 271c-13-27-13-74-13-111 0-31 0-58 6-83 7-35 30-47 47-47 8 0 18 2 28 11-23 77-45 153-68 230zM118 56c13 23 13 67 13 104 0 28 0 57-4 83-8 40-28 55-49 55-9 0-17-3-27-12 22-77 45-153 67-230z"><text:p/></draw:path><draw:path draw:style-name="gr442" draw:text-style-name="P22" svg:width="0.076in" svg:height="0.0882in" svg:x="0.4161in" svg:y="0.035in" svg:viewBox="0 0 194 225" svg:d="M179 120c7 0 15 0 15-8 0-7-8-7-15-7-55 0-109 0-164 0 6-52 50-90 105-90 20 0 40 0 59 0 7 0 15 0 15-7 0-8-8-8-15-8-19 0-40 0-60 0-66 0-119 51-119 112 0 62 53 113 119 113 20 0 41 0 60 0 7 0 15 0 15-8s-8-8-15-8c-19 0-39 0-59 0-55 0-99-37-105-89 55 0 109 0 164 0z"><text:p/></draw:path><draw:path draw:style-name="gr443" draw:text-style-name="P22" svg:width="0.1083in" svg:height="0.1035in" svg:x="0.5535in" svg:y="0.0138in" svg:viewBox="0 0 276 264" svg:d="M46 233c-4 16-4 19-35 19-7 0-11 0-11 8 0 4 3 4 11 4 46 0 91 0 138 0 61 0 106-46 106-84 0-27-22-50-59-55 39-6 80-35 80-71 0-29-25-54-71-54-43 0-87 0-130 0-8 0-11 0-11 8 0 4 3 4 10 4 1 0 9 0 15 1 7 0 10 1 10 6 0 2 0 3-1 7-18 70-34 138-52 207zM105 122c7-32 16-64 24-96 3-13 3-14 20-14 16 0 34 0 50 0 34 0 42 23 42 40 0 34-33 70-80 70-19 0-38 0-56 0zM87 252c-6 0-7 0-9-1-3 0-4 0-4-3 0-1 0-3 1-9 9-36 19-72 27-108 25 0 49 0 73 0 37 0 44 29 44 45 0 39-34 76-79 76-18 0-35 0-53 0z"><text:p/></draw:path></draw:g></text:span><text:span text:style-name="T16">. </text:span><text:span text:style-name="T17">אחרת, </text:span><text:span text:style-name="T17"><draw:g text:anchor-type="as-char" svg:y="-0.1193in" draw:z-index="30" draw:style-name="gr1"><svg:title>TexMaths</svg:title><svg:desc>11§inline§x \neq \emptyset§svg§600§FALSE§</svg:desc><draw:path draw:style-name="gr433" draw:text-style-name="P21" svg:width="0.3421in" svg:height="0.1339in" svg:x="0.0031in" svg:y="0.0075in" svg:viewBox="0 0 870 341" svg:d="M0 0c290 0 581 0 870 0 0 114 0 227 0 341-289 0-580 0-870 0 0-114 0-227 0-341z"><text:p/></draw:path><draw:path draw:style-name="gr434" draw:text-style-name="P22" svg:width="0.0756in" svg:height="0.0681in" svg:x="-0.0004in" svg:y="0.05in" svg:viewBox="0 0 193 174" svg:d="M118 54c2-11 11-46 38-46 3 0 11 0 19 5-10 2-17 11-17 21 0 6 3 13 14 13 9 0 21-6 21-22 0-21-23-25-37-25-22 0-35 20-40 29-9-26-30-29-41-29-41 0-63 50-63 58 0 5 3 4 5 5 3 0 4-1 5-5 13-40 39-50 52-50 8 0 21 3 21 26 0 12-7 38-21 92-7 24-20 40-37 40-3 0-12 0-19-5 10-2 17-10 17-21 0-10-7-13-14-13-11 0-21 10-21 22 0 17 20 25 36 25 26 0 40-26 41-29 5 15 19 29 42 29 40 0 62-49 62-59 0-4-4-4-5-4-3 0-4 1-5 5-12 40-39 50-51 50-15 0-22-13-22-26 0-8 2-17 7-33 4-18 8-35 13-53z"><text:p/></draw:path><draw:path draw:style-name="gr435" draw:text-style-name="P22" svg:width="0.0756in" svg:height="0.1406in" svg:x="0.1457in" svg:y="0.0087in" svg:viewBox="0 0 193 358" svg:d="M189 14c4-5 4-5 4-6 0-4-2-8-8-8-4 0-5 2-9 8-57 111-115 223-173 335-3 5-3 6-3 7 0 4 2 8 8 8 4 0 5-2 9-8 57-112 115-223 172-336z"><text:p/></draw:path><draw:path draw:style-name="gr436" draw:text-style-name="P22" svg:width="0.1008in" svg:height="0.035in" svg:x="0.1331in" svg:y="0.0614in" svg:viewBox="0 0 257 90" svg:d="M243 15c6 0 14 0 14-7 0-8-8-8-14-8-77 0-154 0-231 0-5 0-12 0-12 8 0 7 7 7 13 7 77 0 153 0 230 0zM243 90c6 0 14 0 14-7 0-8-8-8-14-8-77 0-153 0-230 0-6 0-13 0-13 8 0 7 7 7 12 7 77 0 154 0 231 0z"><text:p/></draw:path><draw:path draw:style-name="gr437" draw:text-style-name="P22" svg:width="0.061in" svg:height="0.1283in" svg:x="0.2921in" svg:y="0in" svg:viewBox="0 0 156 327" svg:d="M132 8c0-5-3-8-8-8-6 0-7 4-9 12-5 16-2 2-5 18-5-2-17-8-32-8-22 0-47 11-61 41-15 31-17 66-17 102 0 25 0 93 33 123-9 29-9 30-9 32 0 4 4 7 8 7 7 0 8-4 10-13 4-15 0-1 4-16 10 4 21 7 32 7 43 0 61-36 67-55 10-26 11-58 11-85 0-28 0-93-34-125 4-11 7-21 10-32zM39 270c-14-26-14-74-14-110 0-31 0-58 6-83 8-35 30-47 47-47 8 0 18 2 28 11-22 76-45 153-67 229zM118 56c12 22 12 67 12 104 0 28 0 56-4 81-7 41-28 55-48 55-9 0-19-2-27-11 22-76 45-153 67-229z"><text:p/></draw:path></draw:g></text:span><text:span text:style-name="T17">, ולכן קיים </text:span><text:span text:style-name="T17"><draw:g text:anchor-type="as-char" svg:y="-0.0689in" draw:z-index="31" draw:style-name="gr1"><svg:title>TexMaths</svg:title><svg:desc>11§inline§m  := \max x§svg§600§FALSE§</svg:desc><draw:path draw:style-name="gr425" draw:text-style-name="P21" svg:width="0.7512in" svg:height="0.0539in" svg:x="0.0031in" svg:y="0.0071in" svg:viewBox="0 0 1909 138" svg:d="M0 0c636 0 1273 0 1909 0 0 46 0 91 0 138-636 0-1273 0-1909 0 0-47 0-92 0-138z"><text:p/></draw:path><draw:path draw:style-name="gr426" draw:text-style-name="P22" svg:width="0.1244in" svg:height="0.0677in" svg:x="-0.0004in" svg:y="0.0012in" svg:viewBox="0 0 317 173" svg:d="M23 146c-1 6-3 15-3 17 0 6 5 10 11 10 4 0 11-4 14-11 2-10 6-19 8-29 2-11 5-22 8-34 2-9 5-15 6-24 2-7 6-18 6-20 5-12 26-46 62-46 18 0 21 14 21 26 0 10-2 21-5 32-4 14-8 30-11 44-2 10-6 20-8 29-1 7-5 21-5 23 0 6 5 10 12 10 11 0 14-10 16-22 6-21 20-76 23-92 2-4 22-50 64-50 18 0 21 13 21 26 0 22-15 65-23 85-5 10-6 13-6 21 0 18 14 32 32 32 37 0 51-56 51-60 0-3-3-3-5-3-4 0-4 1-6 7-6 20-18 47-39 47-6 0-10-3-10-12 0-10 4-19 7-28 8-20 24-61 24-83 0-24-15-41-44-41s-49 16-64 37c0-5-1-17-12-27-10-8-22-10-32-10-34 0-53 24-60 33-1-21-18-33-35-33-18 0-26 15-29 22-6 13-12 36-12 37 0 4 3 3 4 4 5 0 5 0 7-9 7-28 14-45 29-45 6 0 12 3 12 17 0 8-1 12-7 32-8 30-14 59-22 88z"><text:p/></draw:path><draw:path draw:style-name="gr427" draw:text-style-name="P22" svg:width="0.0157in" svg:height="0.0642in" svg:x="0.1843in" svg:y="0.0028in" svg:viewBox="0 0 41 164" svg:d="M41 20c0-11-9-20-20-20s-21 8-21 20c0 11 10 21 21 21s20-9 20-21zM41 144c0-11-9-21-20-21s-21 10-21 21 10 20 21 20 20-9 20-20z"><text:p/></draw:path><draw:path draw:style-name="gr428" draw:text-style-name="P22" svg:width="0.1008in" svg:height="0.0346in" svg:x="0.222in" svg:y="0.0122in" svg:viewBox="0 0 257 89" svg:d="M244 15c6 0 13 0 13-7 0-8-7-8-13-8-77 0-154 0-231 0-5 0-13 0-13 8 0 7 8 7 13 7 77 0 154 0 231 0zM244 89c6 0 13 0 13-7s-7-7-13-7c-77 0-154 0-231 0-5 0-13 0-13 7s8 7 13 7c77 0 154 0 231 0z"><text:p/></draw:path><draw:path draw:style-name="gr429" draw:text-style-name="P22" svg:width="0.1181in" svg:height="0.0657in" svg:x="0.3791in" svg:y="0.0012in" svg:viewBox="0 0 301 168" svg:d="M30 37c0 34 0 69 0 103 0 16-5 16-30 16 0 5 0 8 0 12 13 0 33-1 43-1 11 0 31 1 44 1 0-4 0-7 0-12-26 0-31 0-31-16 0-23 0-46 0-70 0-40 28-61 53-61 24 0 29 21 29 42 0 29 0 59 0 89 0 16-5 16-31 16 0 5 0 8 0 12 14 0 34-1 44-1s29 1 43 1c0-4 0-7 0-12-26 0-30 0-30-16 0-23 0-46 0-70 0-40 27-61 52-61s28 21 28 42c0 29 0 59 0 89 0 16-3 16-29 16 0 5 0 8 0 12 13 0 33-1 44-1 9 0 29 1 42 1 0-4 0-7 0-12-19 0-29 0-29-11 0-24 0-48 0-72 0-33 0-44-12-59-6-6-19-14-41-14-33 0-50 23-56 37-6-33-34-37-52-37-27 0-46 17-57 41 0-13 0-28 0-41-18 1-36 3-54 4 0 5 0 8 0 12 26 0 30 3 30 21z"><text:p/></draw:path><draw:path draw:style-name="gr430" draw:text-style-name="P22" svg:width="0.0681in" svg:height="0.0685in" svg:x="0.5067in" svg:y="0in" svg:viewBox="0 0 174 175" svg:d="M112 142c2 15 12 31 31 31 8 0 31-6 31-37 0-6 0-13 0-20-3 0-6 0-9 0 0 7 0 14 0 20 0 22-10 25-14 25-13 0-15-17-15-19 0-25 0-51 0-76 0-15 0-31-14-45s-34-21-53-21c-32 0-58 18-58 43 0 12 8 19 18 19 11 0 17-8 17-18 0-4-1-18-18-18 9-13 28-17 41-17 19 0 41 14 41 48 0 5 0 9 0 14-20 2-47 3-71 15-29 12-39 32-39 48 0 31 37 41 62 41s44-15 50-33zM110 80c0 12 0 25 0 37 0 36-29 49-45 49-20 0-35-13-35-32 0-21 16-51 80-54z"><text:p/></draw:path><draw:path draw:style-name="gr431" draw:text-style-name="P22" svg:width="0.0764in" svg:height="0.0642in" svg:x="0.5783in" svg:y="0.0028in" svg:viewBox="0 0 195 164" svg:d="M107 75c11-15 26-33 35-43 12-14 27-20 46-20 0-4 0-8 0-12-10 1-22 1-32 1-12 0-32-1-37-1 0 4 0 8 0 12 9 0 11 6 11 12s-3 11-6 13c-7 10-16 20-24 30-10-13-20-26-30-38-3-5-3-5-3-8 0-6 6-9 13-9 0-4 0-8 0-12-10 0-35 1-41 1-8 0-27 0-37-1 0 4 0 8 0 12 27 0 28 0 45 23 14 17 26 33 39 50-12 14-24 29-36 44-19 23-42 23-50 23 0 4 0 8 0 12 10-1 22-1 32-1 11 0 27 1 37 1 0-4 0-8 0-12-8-1-12-6-12-11 0-9 12-22 35-50 10 14 20 27 30 39 3 4 8 11 8 13 0 3-3 9-14 9 0 4 0 8 0 12 12 0 34-1 41-1 11 0 27 0 38 1 0-4 0-8 0-12-21 0-28 0-37-11-17-22-34-44-51-66z"><text:p/></draw:path><draw:path draw:style-name="gr432" draw:text-style-name="P22" svg:width="0.0756in" svg:height="0.0677in" svg:x="0.6866in" svg:y="0.0012in" svg:viewBox="0 0 193 173" svg:d="M118 54c2-10 11-45 38-45 2 0 11 0 20 4-11 2-19 12-19 21 0 7 5 13 15 13 8 0 21-6 21-22 0-19-24-25-37-25-22 0-35 21-40 30-9-26-30-30-42-30-40 0-62 49-62 59 0 4 3 4 5 4 3 0 4 0 5-5 13-40 39-49 52-49 6 0 21 3 21 25 0 12-7 37-21 90-7 24-20 40-38 40-2 0-11 0-18-5 10-2 17-9 17-20 0-10-7-14-14-14-11 0-21 10-21 22 0 18 20 26 36 26 26 0 40-27 41-29 4 13 19 29 42 29 39 0 61-50 61-60 0-3-3-3-4-3-3 0-4 1-5 4-13 41-39 50-51 50-15 0-22-12-22-25 0-8 2-17 7-33 4-18 8-34 13-52z"><text:p/></draw:path></draw:g></text:span><text:span text:style-name="T17"><text:s/>אז </text:span><text:span text:style-name="T17"><draw:g text:anchor-type="as-char" svg:y="-0.1043in" draw:z-index="32" draw:style-name="gr1"><svg:title>TexMaths</svg:title><svg:desc>11§inline§x \subseteq \N_m§svg§600§FALSE§</svg:desc><draw:path draw:style-name="gr420" draw:text-style-name="P21" svg:width="0.4858in" svg:height="0.1114in" svg:x="0.0031in" svg:y="0.0071in" svg:viewBox="0 0 1235 284" svg:d="M618 284c-207 0-412 0-618 0 0-94 0-189 0-284 411 0 824 0 1235 0 0 95 0 190 0 284-206 0-411 0-617 0z"><text:p/></draw:path><draw:path draw:style-name="gr421" draw:text-style-name="P22" svg:width="0.0752in" svg:height="0.0685in" svg:x="-0.0004in" svg:y="0.0362in" svg:viewBox="0 0 192 175" svg:d="M118 54c3-10 12-45 38-45 2 0 11 0 20 4-11 2-19 12-19 21 0 7 5 15 15 15 8 0 20-8 20-24 0-19-22-25-35-25-23 0-36 21-40 30-10-26-31-30-42-30-41 0-63 50-63 60 0 4 3 2 4 4 4 0 5-1 6-4 13-41 38-51 52-51 7 0 21 3 21 25 0 12-7 39-21 93-7 23-20 39-37 39-2 0-11 0-19-5 9-1 18-10 18-20 0-11-9-14-14-14-12 0-22 10-22 23 0 18 20 25 36 25 27 0 40-27 41-29 4 14 19 29 42 29 39 0 61-49 61-59 0-5-3-5-4-5-3 0-4 3-4 5-14 42-40 50-52 50-16 0-21-12-21-25 0-9 2-16 7-34 4-18 7-35 12-53z"><text:p/></draw:path><draw:path draw:style-name="gr422" draw:text-style-name="P22" svg:width="0.0921in" svg:height="0.1169in" svg:x="0.1374in" svg:y="0.0071in" svg:viewBox="0 0 235 298" svg:d="M222 15c7 0 13 0 13-7 0-8-6-8-13-8-35 0-69 0-104 0-66 0-118 51-118 111 0 63 53 112 118 112 35 0 69 0 104 0 7 0 13 0 13-8s-6-8-13-8c-34 0-69 0-103 0-61 0-104-44-104-95 0-52 44-97 104-97 34 0 69 0 103 0zM21 282c-7 0-13 0-13 8s6 8 13 8c67 0 134 0 201 0 7 0 13 0 13-8s-6-8-13-8c-67 0-134 0-201 0z"><text:p/></draw:path><draw:path draw:style-name="gr423" draw:text-style-name="P22" svg:width="0.1028in" svg:height="0.1063in" svg:x="0.2886in" svg:y="0in" svg:viewBox="0 0 262 271" svg:d="M33 35c0 62 0 125 0 187 0 21-2 27-22 28-4 0-11 0-11 7 0 6 5 6 13 6 20 0 40 0 60 0 6 0 13 0 13-6 0-7-7-7-12-7-21-1-25-9-25-28 0-59 0-118 0-177 57 73 112 147 168 220 3 4 5 6 7 6 7 0 7-6 7-13 0-73 0-144 0-217 0-21 3-27 21-28 3 0 10 0 10-6 0-7-7-7-13-7-19 0-38 0-57 0-7 0-13 0-13 7 0 6 7 6 11 6 22 1 24 9 24 29 0 40 0 80 0 121-38-53-78-105-116-157-3-6-5-6-13-6-22 0-45 0-67 0-8 0-14 0-14 7 0 6 6 6 8 6 11 1 19 8 22 12-1 4-1 5-1 10zM218 244c-56-73-112-147-169-221-3-4-3-5-7-10 15 0 31 0 46 0 43 59 87 117 130 176 0 18 0 37 0 55z"><text:p/></draw:path><draw:path draw:style-name="gr424" draw:text-style-name="P22" svg:width="0.0976in" svg:height="0.0476in" svg:x="0.3992in" svg:y="0.0791in" svg:viewBox="0 0 249 122" svg:d="M104 98c-1 5-3 14-3 16 0 5 5 8 9 8 5 0 10-4 11-6 1-4 3-11 4-17 1-4 5-17 7-24 1-6 3-12 4-18 3-12 3-12 8-21 9-13 23-28 44-28 14 0 15 12 15 18 0 17-11 47-15 59-3 7-4 10-4 14 0 15 12 23 25 23 27 0 40-37 40-42 0-3-4-3-5-3-4 0-4 2-5 5-6 22-18 33-29 33-5 0-7-4-7-10s2-9 7-21c3-9 14-38 14-53 0-5 0-16-10-23-5-4-13-8-25-8-24 0-39 17-48 28-2-24-21-28-35-28-22 0-38 14-46 25-2-18-17-25-29-25-11 0-18 9-21 15-6 10-10 26-10 27 0 3 3 2 4 3 5 0 5-1 7-8 3-16 9-29 20-29 6 0 9 6 9 13 0 5-3 15-5 23-2 7-4 18-6 24-3 11-6 22-8 35-1 3-3 9-3 11 0 5 5 8 8 8 6 0 10-4 11-6 1-4 4-11 6-17 1-4 3-17 5-24 1-6 4-12 5-18 3-11 3-13 11-24 7-11 21-25 40-25 17 0 17 14 17 18 0 7-1 11-4 26-5 15-8 31-13 46z"><text:p/></draw:path></draw:g></text:span><text:span text:style-name="T17"><text:s/>ולכן נבחר </text:span><text:span text:style-name="T17"><draw:g text:anchor-type="as-char" svg:y="-0.1035in" draw:z-index="33" draw:style-name="gr1"><svg:title>TexMaths</svg:title><svg:desc>11§inline§n = m + 1 \in \N_+§svg§600§FALSE§</svg:desc><draw:path draw:style-name="gr411" draw:text-style-name="P21" svg:width="1.0547in" svg:height="0.1224in" svg:x="0.0031in" svg:y="0.0075in" svg:viewBox="0 0 2680 312" svg:d="M0 0c893 0 1787 0 2680 0 0 104 0 208 0 312-893 0-1787 0-2680 0 0-104 0-208 0-312z"><text:p/></draw:path><draw:path draw:style-name="gr412" draw:text-style-name="P22" svg:width="0.0823in" svg:height="0.0681in" svg:x="-0.0004in" svg:y="0.0366in" svg:viewBox="0 0 210 174" svg:d="M23 147c-1 6-3 15-3 17 0 6 5 10 11 10 4 0 11-2 14-10 0-1 6-19 8-29 2-12 5-24 7-35 3-8 6-16 7-25 2-7 6-18 6-20 5-11 26-46 62-46 18 0 21 14 21 26 0 24-19 74-25 90-3 9-3 14-3 18 0 18 13 31 31 31 37 0 51-56 51-59 0-4-4-4-5-4-4 0-4 1-6 7-8 26-21 48-40 48-6 0-8-4-8-13 0-10 3-19 6-28 8-19 24-62 24-84 0-26-17-41-45-41-34 0-54 24-60 33-1-21-18-33-35-33-18 0-26 15-29 22-7 13-12 35-12 37 0 4 3 3 4 4 5 0 5 0 7-9 7-28 14-45 29-45 7 0 12 4 12 17 0 8-1 12-7 32-8 30-14 60-22 89z"><text:p/></draw:path><draw:path draw:style-name="gr413" draw:text-style-name="P22" svg:width="0.1008in" svg:height="0.035in" svg:x="0.1374in" svg:y="0.04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414" draw:text-style-name="P22" svg:width="0.1244in" svg:height="0.0681in" svg:x="0.2937in" svg:y="0.0366in" svg:viewBox="0 0 317 174" svg:d="M23 147c-1 6-3 15-3 17 0 6 5 10 11 10 4 0 12-2 14-10 1-1 6-19 8-29 3-12 5-24 9-35 2-8 4-16 6-25 1-7 5-18 5-20 5-11 26-46 62-46 18 0 21 14 21 26 0 10-2 21-5 32-4 14-8 30-11 45-3 9-6 19-8 29-1 7-4 21-4 23 0 6 5 10 11 10 12 0 14-9 17-21 6-22 20-78 23-94 1-4 21-50 64-50 16 0 21 13 21 26 0 22-17 66-24 87-4 9-6 13-6 21 0 18 15 31 32 31 36 0 51-56 51-59 0-4-4-4-5-4-4 0-4 1-5 7-7 21-19 48-40 48-6 0-10-4-10-13 0-10 5-19 8-28 7-19 23-62 23-84 0-25-15-41-44-41-30 0-48 16-63 37-1-5-2-18-13-27-10-8-22-10-32-10-34 0-52 24-59 33-2-21-19-33-36-33-18 0-26 15-29 22-7 13-12 36-12 37 0 4 4 4 5 4 4 0 5 0 7-9 7-28 14-45 28-45 6 0 12 3 12 17 0 8-1 12-6 32-8 30-15 60-23 89z"><text:p/></draw:path><draw:path draw:style-name="gr415" draw:text-style-name="P22" svg:width="0.1008in" svg:height="0.1in" svg:x="0.465in" svg:y="0.0157in" svg:viewBox="0 0 257 255" svg:d="M136 135c37 0 72 0 108 0 6 0 13 0 13-7 0-8-7-8-13-8-36 0-71 0-108 0 0-36 0-72 0-108 0-5 0-12-7-12-8 0-8 7-8 12 0 36 0 72 0 108-36 0-72 0-108 0-5 0-13 0-13 8 0 7 8 7 13 7 36 0 72 0 108 0 0 35 0 72 0 107 0 5 0 13 8 13 7 0 7-8 7-13 0-35 0-72 0-107z"><text:p/></draw:path><draw:path draw:style-name="gr416" draw:text-style-name="P22" svg:width="0.05in" svg:height="0.1in" svg:x="0.6217in" svg:y="0.0031in" svg:viewBox="0 0 128 255" svg:d="M79 10c0-10 0-10-9-10-24 24-57 24-70 24 0 5 0 8 0 12 8 0 31 0 51-10 0 66 0 132 0 198 0 15-2 19-36 19-4 0-8 0-13 0 0 4 0 9 0 12 14-1 47-1 63-1 15 0 49 0 63 1 0-3 0-8 0-12-5 0-8 0-13 0-35 0-36-4-36-19 0-71 0-143 0-214z"><text:p/></draw:path><draw:path draw:style-name="gr417" draw:text-style-name="P22" svg:width="0.076in" svg:height="0.087in" svg:x="0.739in" svg:y="0.0217in" svg:viewBox="0 0 194 222" svg:d="M180 119c7 0 14 0 14-8s-7-8-14-8c-55 0-109 0-164 0 5-51 49-88 104-88 20 0 41 0 60 0 7 0 14 0 14-7 0-8-7-8-14-8-21 0-40 0-61 0-66 0-119 49-119 111s53 111 119 111c21 0 40 0 61 0 7 0 14 0 14-8 0-7-7-7-14-7-19 0-40 0-60 0-55 0-99-37-104-88 55 0 109 0 164 0z"><text:p/></draw:path><draw:path draw:style-name="gr418" draw:text-style-name="P22" svg:width="0.1028in" svg:height="0.1055in" svg:x="0.874in" svg:y="0in" svg:viewBox="0 0 262 269" svg:d="M33 34c0 63 0 125 0 187 0 21-2 27-22 27-4 0-11 2-11 7 0 8 5 8 13 8 20 0 40 0 60 0 7 0 13 0 13-8 0-5-7-7-12-7-21 0-25-7-25-28 0-58 0-117 0-175 57 73 112 146 168 219 3 4 5 5 7 5 7 0 7-5 7-12 0-72 0-144 0-216 0-22 3-27 22-28 2 0 9 0 9-6 0-7-7-7-13-7-19 0-38 0-57 0-7 0-13 0-13 7 0 6 7 6 11 6 22 1 26 9 26 29 0 39 0 80 0 121-40-53-79-105-118-158-3-5-5-5-13-5-22 0-45 0-67 0-8 0-14 0-14 7 0 6 6 6 8 6 11 1 19 8 22 12-1 4-1 5-1 9zM218 243c-56-73-112-146-169-220-3-5-3-5-7-10 15 0 31 0 46 0 43 58 87 117 130 174 0 19 0 37 0 56z"><text:p/></draw:path><draw:path draw:style-name="gr419" draw:text-style-name="P22" svg:width="0.078in" svg:height="0.0772in" svg:x="0.9874in" svg:y="0.061in" svg:viewBox="0 0 199 197" svg:d="M107 106c27 0 55 0 82 0 3 0 10 0 10-7s-7-7-10-7c-27 0-55 0-82 0 0-27 0-55 0-82 0-5 0-10-7-10s-7 5-7 10c0 27 0 55 0 82-27 0-56 0-83 0-3 0-10 0-10 7s7 7 10 7c27 0 56 0 83 0 0 27 0 55 0 81 0 3 0 10 7 10s7-7 7-10c0-26 0-54 0-81z"><text:p/></draw:path></draw:g></text:span><text:span text:style-name="T17">. </text:span><text:span text:style-name="T18">הוכחנו את ההכלה ולכן </text:span><draw:g text:anchor-type="as-char" svg:y="-0.1134in" draw:z-index="34" draw:style-name="gr1"><svg:title>TexMaths</svg:title><svg:desc>11§inline§|A| \le |B| \le \a0§svg§600§FALSE§</svg:desc><draw:path draw:style-name="gr400" draw:text-style-name="P21" svg:width="0.9441in" svg:height="0.1358in" svg:x="-0.0004in" svg:y="0.0071in" svg:viewBox="0 0 2399 346" svg:d="M1200 346c-400 0-799 0-1200 0 0-116 0-230 0-346 800 0 1599 0 2399 0 0 116 0 230 0 346-400 0-799 0-1199 0z"><text:p/></draw:path><draw:path draw:style-name="gr401" draw:text-style-name="P22" svg:width="0.0055in" svg:height="0.1512in" svg:x="0.0102in" svg:y="0in" svg:viewBox="0 0 15 385" svg:d="M15 14c0-6 0-14-7-14-8 0-8 8-8 14 0 119 0 238 0 357 0 7 0 14 8 14 7 0 7-7 7-14 0-119 0-238 0-357z"><text:p/></draw:path><draw:path draw:style-name="gr402" draw:text-style-name="P22" svg:width="0.1039in" svg:height="0.1079in" svg:x="0.0394in" svg:y="0.0047in" svg:viewBox="0 0 265 275" svg:d="M56 231c-15 26-31 31-48 32-5 1-8 1-8 8 0 2 2 4 6 4 9 0 22-1 33-1 12 0 26 1 38 1 2 0 8 0 8-7 0-4-4-5-7-5-9 0-17-3-17-13 0-4 2-9 4-14 10-17 20-32 30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403" draw:text-style-name="P22" svg:width="0.0055in" svg:height="0.1512in" svg:x="0.1665in" svg:y="0in" svg:viewBox="0 0 15 385" svg:d="M15 14c0-6 0-14-7-14-8 0-8 8-8 14 0 119 0 238 0 357 0 7 0 14 8 14 7 0 7-7 7-14 0-119 0-238 0-357z"><text:p/></draw:path><draw:path draw:style-name="gr404" draw:text-style-name="P22" svg:width="0.0921in" svg:height="0.1165in" svg:x="0.2457in" svg:y="0.0169in" svg:viewBox="0 0 235 297" svg:d="M229 17c4-3 6-5 6-9 0-5-2-8-7-8-1 0-6 2-7 2-71 34-142 67-213 101-7 4-8 6-8 9 0 4 2 6 8 9 71 33 142 66 213 99 6 2 6 2 7 2 4 0 7-3 7-7s-1-6-7-8c-67-32-136-64-203-95 69-32 136-64 204-95zM222 297c7 0 13 0 13-7 0-8-7-8-13-8-69 0-139 0-209 0-5 0-13 0-13 8 0 7 7 7 13 7 70 0 140 0 209 0z"><text:p/></draw:path><draw:path draw:style-name="gr405" draw:text-style-name="P22" svg:width="0.0055in" svg:height="0.1512in" svg:x="0.4118in" svg:y="0in" svg:viewBox="0 0 15 385" svg:d="M15 14c0-6 0-14-7-14-8 0-8 8-8 14 0 119 0 238 0 357 0 7 0 14 8 14 7 0 7-7 7-14 0-119 0-238 0-357z"><text:p/></draw:path><draw:path draw:style-name="gr406" draw:text-style-name="P22" svg:width="0.1083in" svg:height="0.1028in" svg:x="0.4425in" svg:y="0.0098in" svg:viewBox="0 0 276 262" svg:d="M45 232c-3 15-4 18-35 18-7 0-10 0-10 8 0 4 3 4 10 4 46 0 92 0 139 0 60 0 106-45 106-83 0-27-23-49-60-53 40-8 81-37 81-73 0-29-26-53-72-53-43 0-87 0-130 0-7 0-11 0-11 8 0 4 3 4 11 4 1 0 7 0 14 0 8 1 11 1 11 7 0 1-1 2-2 7-18 69-34 138-52 206zM103 122c8-32 17-64 25-96 3-13 4-14 21-14 16 0 33 0 49 0 34 0 43 22 43 40 0 34-34 70-80 70-19 0-39 0-58 0zM86 250c-5 0-6 0-8 0-4 0-5-1-5-4 0-2 0-2 2-9 9-36 17-71 26-106 24 0 50 0 74 0 36 0 44 28 44 45 0 36-34 74-80 74-18 0-36 0-53 0z"><text:p/></draw:path><draw:path draw:style-name="gr407" draw:text-style-name="P22" svg:width="0.0055in" svg:height="0.1512in" svg:x="0.5768in" svg:y="0in" svg:viewBox="0 0 15 385" svg:d="M15 14c0-6 0-14-7-14-8 0-8 8-8 14 0 119 0 238 0 357 0 7 0 14 8 14 7 0 7-7 7-14 0-119 0-238 0-357z"><text:p/></draw:path><draw:path draw:style-name="gr408" draw:text-style-name="P22" svg:width="0.0929in" svg:height="0.1165in" svg:x="0.6555in" svg:y="0.0169in" svg:viewBox="0 0 237 297" svg:d="M229 17c4-3 8-5 8-9 0-5-4-8-8-8-2 0-6 2-7 2-71 34-143 67-214 101-6 4-8 6-8 9 0 4 3 6 8 9 71 33 143 66 214 99 5 2 6 2 7 2 4 0 8-3 8-7s-2-6-8-8c-67-32-135-64-203-95 68-32 136-64 203-95zM223 297c7 0 14 0 14-7 0-8-8-8-15-8-69 0-138 0-208 0-5 0-14 0-14 8 0 7 8 7 14 7 70 0 140 0 209 0z"><text:p/></draw:path><draw:path draw:style-name="gr409" draw:text-style-name="P22" svg:width="0.076in" svg:height="0.1043in" svg:x="0.8118in" svg:y="0.0083in" svg:viewBox="0 0 194 266" svg:d="M161 224c17 19 18 31 19 38 0 3 3 4 4 4 2 0 10-4 10-25 0-6 0-14-19-37-8-9-15-18-23-27 5-34 10-67 15-100 1 1 11 13 13 28 0 1 0 4 4 4 2 0 10-4 10-24 0-13-4-19-21-35-9-8-27-39-30-46-1-2-1-4-3-4s-11 4-11 25c0 11 4 20 26 41-1 11-1 22-6 47-6 35-7 38-8 52-36-41-72-81-108-122-16-20-19-32-19-39 0-3-2-4-3-4-2 0-11 4-11 25 0 7 0 15 20 39 8 9 15 17 23 26-20 31-32 60-32 85 0 12 3 21 14 39 6 12 9 21 9 29 0 5 0 15-27 15-4 0-7 0-7 4s4 4 11 4c8 0 14 0 22 0 10 0 39-1 39-23 0-14-9-25-18-35-15-19-17-24-17-35 0-16 3-47 15-73 36 41 72 83 109 124z"><text:p/></draw:path><draw:path draw:style-name="gr410" draw:text-style-name="P22" svg:width="0.0488in" svg:height="0.0724in" svg:x="0.9024in" svg:y="0.0661in" svg:viewBox="0 0 125 185" svg:d="M125 92c0-29-3-50-16-69-8-12-25-23-46-23-63 0-63 73-63 92s0 93 63 93c62 0 62-73 62-93zM63 177c-13 0-30-7-35-29-4-16-4-39-4-59s0-39 5-55c5-21 23-26 34-26 14 0 28 9 33 24 4 14 4 34 4 57 0 20 0 41-3 57-6 25-23 31-34 31z"><text:p/></draw:path></draw:g>, <text:span text:style-name="T40">זאת כי </text:span><text:span text:style-name="T18"><draw:g text:anchor-type="as-char" svg:y="-0.1134in" draw:z-index="35" draw:style-name="gr1"><svg:title>TexMaths</svg:title><svg:desc>11§inline§|B|§svg§600§FALSE§</svg:desc><draw:path draw:style-name="gr396" draw:text-style-name="P21" svg:width="0.1732in" svg:height="0.1358in" svg:x="-0.0004in" svg:y="0.0071in" svg:viewBox="0 0 441 346" svg:d="M221 346c-73 0-147 0-221 0 0-116 0-230 0-346 146 0 294 0 441 0 0 116 0 230 0 346-73 0-147 0-220 0z"><text:p/></draw:path><draw:path draw:style-name="gr397" draw:text-style-name="P22" svg:width="0.0055in" svg:height="0.1512in" svg:x="0.0102in" svg:y="0in" svg:viewBox="0 0 15 385" svg:d="M15 14c0-6 0-14-7-14-8 0-8 8-8 14 0 119 0 238 0 357 0 7 0 14 8 14 7 0 7-7 7-14 0-119 0-238 0-357z"><text:p/></draw:path><draw:path draw:style-name="gr398" draw:text-style-name="P22" svg:width="0.1079in" svg:height="0.1028in" svg:x="0.0406in" svg:y="0.0098in" svg:viewBox="0 0 275 262" svg:d="M46 232c-4 15-5 18-35 18-7 0-11 0-11 8 0 4 3 4 11 4 46 0 91 0 138 0 60 0 106-45 106-83 0-27-23-49-60-53 41-8 80-37 80-73 0-29-25-53-71-53-43 0-86 0-129 0-8 0-12 0-12 8 0 4 4 4 11 4 1 0 9 0 15 0 7 1 10 1 10 7 0 1 0 2-1 7-18 69-34 138-52 206zM105 122c7-32 15-64 23-96 3-13 4-14 21-14 16 0 33 0 49 0 34 0 43 22 43 40 0 34-33 70-80 70-19 0-38 0-56 0zM87 250c-6 0-7 0-9 0-3 0-4-1-4-4 0-2 0-2 1-9 9-36 18-71 26-106 25 0 49 0 74 0 36 0 44 28 44 45 0 36-34 74-80 74-18 0-35 0-52 0z"><text:p/></draw:path><draw:path draw:style-name="gr399" draw:text-style-name="P22" svg:width="0.0055in" svg:height="0.1512in" svg:x="0.1748in" svg:y="0in" svg:viewBox="0 0 15 385" svg:d="M15 14c0-6 0-14-7-14-8 0-8 8-8 14 0 119 0 238 0 357 0 7 0 14 8 14 7 0 7-7 7-14 0-119 0-238 0-357z"><text:p/></draw:path></draw:g></text:span><text:span text:style-name="T18"><text:s/>איחוד בן־מניה של קבוצות סופיות (ובפרט בנות מניה), ולכן, לפי משפט היא לכל היותר בת מניה. מטרנזיטיביות </text:span><text:span text:style-name="T18"><draw:g text:anchor-type="as-char" svg:y="-0.1134in" draw:z-index="36" draw:style-name="gr1"><svg:title>TexMaths</svg:title><svg:desc>11§inline§|A| \le \a0§svg§600§FALSE§</svg:desc><draw:path draw:style-name="gr389" draw:text-style-name="P21" svg:width="0.5327in" svg:height="0.1354in" svg:x="-0.0004in" svg:y="0.0075in" svg:viewBox="0 0 1354 345" svg:d="M0 0c451 0 903 0 1354 0 0 115 0 230 0 345-451 0-903 0-1354 0 0-115 0-230 0-345z"><text:p/></draw:path><draw:path draw:style-name="gr390" draw:text-style-name="P22" svg:width="0.0055in" svg:height="0.1508in" svg:x="0.0102in" svg:y="0in" svg:viewBox="0 0 15 384" svg:d="M15 14c0-7 0-14-7-14-8 0-8 7-8 14 0 119 0 237 0 356 0 8 0 14 8 14 7 0 7-6 7-14 0-119 0-237 0-356z"><text:p/></draw:path><draw:path draw:style-name="gr391" draw:text-style-name="P22" svg:width="0.1039in" svg:height="0.1079in" svg:x="0.0394in" svg:y="0.0051in" svg:viewBox="0 0 265 275" svg:d="M55 230c-15 27-30 32-47 33-5 0-8 0-8 8 0 2 2 4 4 4 11 0 24-2 35-2 12 0 25 2 38 2 2 0 7 0 7-7 0-5-4-5-6-5-9-1-19-4-19-14 0-5 3-9 6-14 10-16 20-32 30-48 32 0 65 0 96 0 2 7 7 60 7 63 0 12-21 13-29 13-5 0-8 0-8 8 0 4 4 4 5 4 16 0 32-2 49-2 8 0 34 2 42 2 3 0 8 0 8-9 0-3-4-3-9-3-24 0-24-3-25-14-8-79-16-160-24-240 0-8 0-9-7-9-6 0-7 2-10 7-45 74-90 149-135 223zM102 175c26-43 51-86 76-128 5 42 8 85 12 128-29 0-58 0-88 0z"><text:p/></draw:path><draw:path draw:style-name="gr392" draw:text-style-name="P22" svg:width="0.0055in" svg:height="0.1508in" svg:x="0.1665in" svg:y="0in" svg:viewBox="0 0 15 384" svg:d="M15 14c0-7 0-14-7-14-8 0-8 7-8 14 0 119 0 237 0 356 0 8 0 14 8 14 7 0 7-6 7-14 0-119 0-237 0-356z"><text:p/></draw:path><draw:path draw:style-name="gr393" draw:text-style-name="P22" svg:width="0.0929in" svg:height="0.1161in" svg:x="0.2453in" svg:y="0.0173in" svg:viewBox="0 0 237 296" svg:d="M229 17c4-3 8-5 8-9 0-5-4-8-8-8-2 0-6 1-8 2-71 33-142 66-213 100-7 4-8 7-8 9 0 5 2 7 8 9 71 33 142 66 213 99 6 3 7 3 8 3 3 0 8-4 8-7 0-5-3-7-9-9-67-31-134-63-202-95 68-32 136-63 203-94zM222 296c7 0 15 0 15-8 0-7-9-7-15-7-69 0-138 0-208 0-6 0-14 0-14 7 0 8 7 8 13 8 70 0 140 0 209 0z"><text:p/></draw:path><draw:path draw:style-name="gr394" draw:text-style-name="P22" svg:width="0.0756in" svg:height="0.1043in" svg:x="0.4012in" svg:y="0.0087in" svg:viewBox="0 0 193 266" svg:d="M161 222c16 20 17 32 18 40 0 2 3 3 4 3 2 0 10-4 10-24 0-8 0-15-19-38-8-9-16-17-23-26 5-34 10-67 15-100 1 1 12 13 13 26 0 3 0 6 4 6 2 0 10-4 10-24 0-13-3-19-20-35-10-8-28-39-31-47 0-1-1-3-3-3-3 0-10 4-10 24 0 12 3 21 25 42 0 11-1 21-5 47-7 35-7 38-9 52-35-41-72-81-107-122-18-20-19-32-19-40-1-2-3-3-4-3-2 0-10 4-10 24 0 8 0 16 19 39 7 9 15 17 23 26-20 32-31 60-31 85 0 13 3 21 13 40 7 11 10 21 10 28 0 5 0 15-27 16-5 0-7 1-7 4 0 4 3 4 10 4 8 0 14 0 22 0 11 0 40-1 40-23 0-14-9-25-18-36-17-18-18-23-18-35 0-16 3-46 15-73 36 41 73 83 110 123z"><text:p/></draw:path><draw:path draw:style-name="gr395" draw:text-style-name="P22" svg:width="0.0488in" svg:height="0.0724in" svg:x="0.4913in" svg:y="0.0661in" svg:viewBox="0 0 125 185" svg:d="M125 94c0-30-3-51-16-71-8-12-24-23-46-23-63 0-63 74-63 94 0 18 0 91 63 91 62 0 62-73 62-91zM63 177c-12 0-29-7-34-29-5-16-5-38-5-58s0-40 5-55c5-22 23-27 34-27 14 0 28 9 33 24 4 15 5 34 5 58 0 20 0 40-4 56-5 26-23 31-34 31z"><text:p/></draw:path></draw:g></text:span><text:span text:style-name="T18"><text:s/>כדרוש. </text:span></text:p>
        </text:list-item>
      </text:list>
      <text:p text:style-name="P16"><text:span text:style-name="T5">תרגיל נוסף: </text:span><text:span text:style-name="T19">נניח ש־</text:span><text:span text:style-name="T19"><draw:g text:anchor-type="as-char" svg:y="-0.1134in" draw:z-index="37" draw:style-name="gr1"><svg:title>TexMaths</svg:title><svg:desc>11§inline§A \subseteq \ps(\R)§svg§600§FALSE§</svg:desc><draw:path draw:style-name="gr382" draw:text-style-name="P21" svg:width="0.6319in" svg:height="0.1358in" svg:x="0.002in" svg:y="0.0071in" svg:viewBox="0 0 1606 346" svg:d="M803 346c-268 0-536 0-803 0 0-116 0-230 0-346 536 0 1070 0 1606 0 0 116 0 230 0 346-267 0-536 0-803 0z"><text:p/></draw:path><draw:path draw:style-name="gr383" draw:text-style-name="P22" svg:width="0.1035in" svg:height="0.1079in" svg:x="-0.0004in" svg:y="0.0047in" svg:viewBox="0 0 264 275" svg:d="M55 231c-15 26-31 31-47 32-5 1-8 1-8 8 0 2 1 4 4 4 11 0 22-1 33-1 14 0 27 1 39 1 3 0 8 0 8-7 0-4-4-5-7-5-9 0-18-3-18-13 0-4 3-9 6-14 10-17 20-32 30-49 32 0 65 0 96 0 0 9 6 60 6 64 0 11-20 12-28 12-5 0-8 0-8 8 0 4 4 4 5 4 16 0 32-1 47-1 10 0 35 1 44 1 3 0 7 0 7-7 0-5-3-5-9-5-23 0-23-2-24-13-8-79-17-160-24-240-1-8-1-10-8-10-5 0-8 3-10 7-45 74-89 149-134 224zM101 175c26-43 51-85 76-127 5 42 9 84 13 127-29 0-59 0-89 0z"><text:p/></draw:path><draw:path draw:style-name="gr384" draw:text-style-name="P22" svg:width="0.0929in" svg:height="0.1165in" svg:x="0.163in" svg:y="0.0169in" svg:viewBox="0 0 237 297" svg:d="M223 15c7 0 14 0 14-7 0-8-7-8-14-8-35 0-69 0-104 0-66 0-119 51-119 111 0 63 54 111 119 111 35 0 69 0 104 0 7 0 14 0 14-7s-7-7-14-7c-34 0-69 0-103 0-62 0-105-45-105-96 0-53 44-97 105-97 34 0 69 0 103 0zM22 282c-7 0-14 0-14 8 0 7 7 7 14 7 67 0 134 0 201 0 7 0 14 0 14-7 0-8-7-8-14-8-67 0-134 0-201 0z"><text:p/></draw:path><draw:path draw:style-name="gr385" draw:text-style-name="P22" svg:width="0.1079in" svg:height="0.1106in" svg:x="0.3142in" svg:y="0.0098in" svg:viewBox="0 0 275 282" svg:d="M127 0c-54 0-96 26-112 44-14 15-15 26-15 28s2 3 4 3c6 0 15-6 18-8 9-5 10-8 12-15 6-16 17-29 65-31-7 87-31 172-63 251-2 5-1 4-2 7 0 1 1 3 3 3 7 0 26-9 30-19 20-47 52-135 63-242 6 0 14 0 21 0 46 0 91 18 91 57 0 29-27 83-102 85-8 0-12 0-23 8-7 4-10 8-10 11 0 2 2 2 7 2 70 0 161-60 161-123 0-44-52-61-97-61-17 0-34 0-51 0z"><text:p/></draw:path><draw:path draw:style-name="gr386" draw:text-style-name="P22" svg:width="0.0346in" svg:height="0.1512in" svg:x="0.4441in" svg:y="0in" svg:viewBox="0 0 89 385" svg:d="M89 381c0-1 0-1-7-8-48-49-60-122-60-180 0-67 15-135 63-182 4-5 4-5 4-7 0-3-1-4-3-4-5 0-39 26-62 76-20 42-24 85-24 117 0 29 4 76 25 120 23 47 56 72 61 72 2 0 3-1 3-4z"><text:p/></draw:path><draw:path draw:style-name="gr387" draw:text-style-name="P22" svg:width="0.1043in" svg:height="0.1031in" svg:x="0.4902in" svg:y="0.0098in" svg:viewBox="0 0 266 263" svg:d="M98 143c4 0 9 0 13 0 20 30 39 60 58 88 5 7 14 22 18 28 2 4 3 4 12 4 18 0 36 0 54 0 7 0 13 0 13-6 0-4-3-6-6-7-15-3-33-29-42-41-4-3-22-28-49-70 34-6 69-21 69-66 0-54-58-73-104-73-41 0-80 0-121 0-6 0-13 0-13 7 0 6 8 6 11 6 22 0 24 4 24 22 0 64 0 129 0 193 0 19-2 22-24 22-3 0-11 0-11 7 0 6 7 6 13 6 35 0 71 0 106 0 7 0 13 0 13-6 0-7-7-7-11-7-22 0-23-3-23-22 0-28 0-56 0-85zM173 124c10-14 11-35 11-51 0-19-3-40-15-55 16 3 54 15 54 55 0 24-11 44-50 51zM98 34c0-8 0-21 24-21 32 0 48 15 48 60 0 49-12 57-72 57 0-32 0-64 0-96zM45 250c3-7 3-18 3-21 0-64 0-129 0-194 0-4 0-14-3-22 14 0 30 0 44 0-5 7-5 15-5 20 0 65 0 131 0 196 0 3 0 14 3 21-14 0-28 0-42 0zM128 143c2 0 4-1 6-1 7 0 14 0 21-1 6 9 47 77 79 109-12 0-25 0-37 0-23-35-46-72-69-107z"><text:p/></draw:path><draw:path draw:style-name="gr388" draw:text-style-name="P22" svg:width="0.035in" svg:height="0.1512in" svg:x="0.6063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19"> קבוצה של קטעים פתוחים ולא ריקים. </text:span><text:span text:style-name="T20">מתקיים </text:span></text:p>
      <text:p text:style-name="Math"><draw:g text:anchor-type="as-char" svg:y="-0.1193in" draw:z-index="38" draw:style-name="gr1"><svg:title>TexMaths</svg:title><svg:desc>11§inline§\foralll c_1, c_2. c_3 \in A. c_1 \neq c_2 \neq c_3 \implies c_1 \cap c_3 \cap c_3 = \emptyset§svg§600§FALSE§</svg:desc><draw:path draw:style-name="gr348" draw:text-style-name="P21" svg:width="3.0732in" svg:height="0.1339in" svg:x="0.0016in" svg:y="0.0075in" svg:viewBox="0 0 7807 341" svg:d="M0 0c2603 0 5205 0 7807 0 0 114 0 227 0 341-2602 0-5204 0-7807 0 0-114 0-227 0-341z"><text:p/></draw:path><draw:path draw:style-name="gr349" draw:text-style-name="P22" svg:width="0.0591in" svg:height="0.0681in" svg:x="-0.0004in" svg:y="0.05in" svg:viewBox="0 0 151 174" svg:d="M138 23c-6 0-11 0-17 6-7 5-8 12-8 15 0 9 8 13 15 13 12 0 22-9 22-24 0-19-18-33-45-33-53 0-105 55-105 109 0 35 23 65 63 65 56 0 88-41 88-45 0-2-2-6-5-6-2 0-3 2-5 5-30 38-73 38-77 38-24 0-35-19-35-43 0-15 7-52 21-77 12-22 34-38 55-38 13 0 27 5 33 15z"><text:p/></draw:path><draw:path draw:style-name="gr350" draw:text-style-name="P22" svg:width="0.0382in" svg:height="0.0705in" svg:x="0.0713in" svg:y="0.0693in" svg:viewBox="0 0 98 180" svg:d="M61 8c0-8 0-8-8-8-18 18-42 18-53 18 0 3 0 6 0 10 7 0 24 0 40-8 0 45 0 91 0 138 0 8 0 12-28 12-3 0-6 0-10 0 0 3 0 6 0 10 5 0 38-1 48-1 8 0 42 1 48 1 0-4 0-7 0-10-3 0-7 0-10 0-27 0-27-4-27-12 0-51 0-101 0-150z"><text:p/></draw:path><draw:path draw:style-name="gr351" draw:text-style-name="P22" svg:width="0.0173in" svg:height="0.0453in" svg:x="0.1409in" svg:y="0.1008in" svg:viewBox="0 0 45 116" svg:d="M45 41c0-26-10-41-24-41-13 0-21 10-21 21 0 10 8 20 21 20 4 0 9-1 13-5 1-1 1-1 2-1 0 2 0 0 0 6 0 28-13 52-26 64-3 4-3 5-3 6 0 4 1 5 3 5 4 0 35-30 35-75z"><text:p/></draw:path><draw:path draw:style-name="gr352" draw:text-style-name="P22" svg:width="0.0591in" svg:height="0.0681in" svg:x="0.2016in" svg:y="0.05in" svg:viewBox="0 0 151 174" svg:d="M138 23c-7 0-11 0-17 6-7 5-8 12-8 15 0 9 8 13 15 13 11 0 22-9 22-24 0-19-19-33-47-33-51 0-103 55-103 109 0 35 23 65 63 65 55 0 88-41 88-45 0-2-2-6-5-6-2 0-3 2-5 5-31 38-73 38-77 38-24 0-35-19-35-43 0-15 7-52 21-77 12-22 34-38 55-38 13 0 27 5 33 15z"><text:p/></draw:path><draw:path draw:style-name="gr353" draw:text-style-name="P22" svg:width="0.0469in" svg:height="0.0705in" svg:x="0.2677in" svg:y="0.0693in" svg:viewBox="0 0 120 180" svg:d="M120 130c-3 0-6 0-9 0-1 7-3 22-8 25-2 1-22 1-26 1-16 0-33 0-49 0 28-25 37-33 53-45 20-16 39-33 39-58 0-33-29-53-63-53s-57 23-57 48c0 14 12 16 15 16 6 0 15-4 15-14 0-6-2-15-17-15 9-20 27-25 40-25 27 0 41 21 41 43 0 23-17 42-26 52-22 21-43 42-65 64-3 3-3 3-3 11 37 0 75 0 112 0 2-17 6-33 8-50z"><text:p/></draw:path><draw:path draw:style-name="gr354" draw:text-style-name="P22" svg:width="0.0157in" svg:height="0.0157in" svg:x="0.3425in" svg:y="0.1008in" svg:viewBox="0 0 41 41" svg:d="M41 21c0-11-10-21-21-21-12 0-20 10-20 21s8 20 20 20c11 0 21-9 21-20z"><text:p/></draw:path><draw:path draw:style-name="gr355" draw:text-style-name="P22" svg:width="0.0587in" svg:height="0.0681in" svg:x="0.3783in" svg:y="0.05in" svg:viewBox="0 0 150 174" svg:d="M136 23c-5 0-11 0-16 6-7 5-7 12-7 15 0 9 7 13 15 13 11 0 21-9 21-24 0-19-18-33-46-33-52 0-103 55-103 109 0 35 22 65 63 65 55 0 87-41 87-45 0-2-3-6-5-6s-2 2-4 5c-31 38-73 38-78 38-24 0-34-19-34-43 0-15 7-52 21-77 12-22 33-38 53-38 14 0 28 5 33 15z"><text:p/></draw:path><draw:path draw:style-name="gr356" draw:text-style-name="P22" svg:width="0.0484in" svg:height="0.0724in" svg:x="0.4437in" svg:y="0.0693in" svg:viewBox="0 0 124 185" svg:d="M58 89c22 0 37 15 37 43 0 34-19 44-36 44-9 0-34-3-45-18 12-2 16-10 16-16 0-9-7-14-16-14-7 0-14 4-14 15 0 26 28 42 61 42 37 0 63-25 63-53 0-21-17-42-47-47 29-11 39-31 39-48 0-20-26-37-55-37-31 0-53 14-53 36 0 9 6 15 14 15 9 0 14-7 14-15 0-7-5-13-14-13 10-12 29-15 39-15 12 0 28 6 28 29 0 11-3 25-11 32-9 10-16 11-30 13-6 0-7 0-8 0-1 1-3 1-3 4s3 3 7 3 10 0 14 0z"><text:p/></draw:path><draw:path draw:style-name="gr357" draw:text-style-name="P22" svg:width="0.0756in" svg:height="0.0874in" svg:x="0.561in" svg:y="0.035in" svg:viewBox="0 0 193 223" svg:d="M179 120c7 0 14 0 14-8 0-7-7-7-14-7-55 0-109 0-164 0 5-52 50-90 104-90 20 0 41 0 60 0 7 0 14 0 14-7 0-8-7-8-14-8-19 0-40 0-60 0-66 0-119 51-119 112 0 62 53 111 119 111 20 0 41 0 60 0 7 0 14 0 14-8s-7-8-14-8c-19 0-40 0-60 0-54 0-99-35-104-87 55 0 109 0 164 0z"><text:p/></draw:path><draw:path draw:style-name="gr358" draw:text-style-name="P22" svg:width="0.1039in" svg:height="0.1075in" svg:x="0.6972in" svg:y="0.0087in" svg:viewBox="0 0 265 274" svg:d="M55 230c-15 27-30 31-47 33-5 0-8 0-8 8 0 2 2 3 4 3 11 0 24-1 35-1 12 0 25 1 38 1 2 0 7 0 7-6 0-5-4-5-6-5-9-1-19-4-19-14 0-4 3-9 6-14 10-17 20-33 30-49 32 0 65 0 96 0 2 8 7 60 7 64 0 11-21 13-29 13-5 0-8 0-8 8 0 3 4 3 5 3 16 0 32-1 49-1 9 0 34 1 44 1 2 0 6 0 6-7 0-4-4-4-9-4-24 0-24-3-25-14-8-79-16-160-24-240 0-8 0-9-7-9-6 0-7 2-10 7-45 75-90 149-135 223zM102 175c26-43 51-86 76-128 5 42 8 85 12 128-29 0-58 0-88 0z"><text:p/></draw:path><draw:path draw:style-name="gr359" draw:text-style-name="P22" svg:width="0.0161in" svg:height="0.0157in" svg:x="0.8193in" svg:y="0.1008in" svg:viewBox="0 0 42 41" svg:d="M42 21c0-11-10-21-21-21s-21 10-21 21 10 20 21 20 21-9 21-20z"><text:p/></draw:path><draw:path draw:style-name="gr360" draw:text-style-name="P22" svg:width="0.0591in" svg:height="0.0681in" svg:x="0.8547in" svg:y="0.05in" svg:viewBox="0 0 151 174" svg:d="M138 23c-7 0-13 0-18 6-6 5-7 12-7 15 0 9 7 13 15 13 11 0 22-9 22-24 0-19-19-33-47-33-51 0-103 55-103 109 0 35 22 65 63 65 55 0 88-41 88-45 0-2-2-6-5-6-2 0-3 2-5 5-31 38-73 38-77 38-24 0-35-19-35-43 0-15 7-52 21-77 12-22 33-38 55-38 13 0 27 5 33 15z"><text:p/></draw:path><draw:path draw:style-name="gr361" draw:text-style-name="P22" svg:width="0.0382in" svg:height="0.0705in" svg:x="0.926in" svg:y="0.0693in" svg:viewBox="0 0 98 180" svg:d="M61 8c0-8 0-8-8-8-18 18-42 18-53 18 0 3 0 6 0 10 6 0 24 0 39-8 0 45 0 91 0 138 0 8 0 12-27 12-3 0-8 0-11 0 0 3 0 6 0 10 6 0 39-1 49-1 8 0 42 1 48 1 0-4 0-7 0-10-3 0-7 0-10 0-27 0-27-4-27-12 0-51 0-101 0-150z"><text:p/></draw:path><draw:path draw:style-name="gr362" draw:text-style-name="P22" svg:width="0.0756in" svg:height="0.1406in" svg:x="1.0461in" svg:y="0.0087in" svg:viewBox="0 0 193 358" svg:d="M189 14c4-5 4-5 4-6 0-4-3-8-8-8s-6 2-9 8c-57 111-115 223-173 335-3 5-3 6-3 7 0 4 2 8 8 8 4 0 5-2 9-8 57-112 115-223 172-336z"><text:p/></draw:path><draw:path draw:style-name="gr363" draw:text-style-name="P22" svg:width="0.1004in" svg:height="0.035in" svg:x="1.0335in" svg:y="0.0614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64" draw:text-style-name="P22" svg:width="0.0591in" svg:height="0.0681in" svg:x="1.1917in" svg:y="0.05in" svg:viewBox="0 0 151 174" svg:d="M138 23c-7 0-11 0-17 6-7 5-8 12-8 15 0 9 8 13 15 13 11 0 22-9 22-24 0-19-19-33-45-33-53 0-105 55-105 109 0 35 23 65 63 65 56 0 88-41 88-45 0-2-2-6-5-6-2 0-3 2-5 5-31 38-73 38-77 38-24 0-35-19-35-43 0-15 7-52 21-77 12-22 34-38 55-38 13 0 27 5 33 15z"><text:p/></draw:path><draw:path draw:style-name="gr365" draw:text-style-name="P22" svg:width="0.0469in" svg:height="0.0705in" svg:x="1.2579in" svg:y="0.0693in" svg:viewBox="0 0 120 180" svg:d="M120 130c-3 0-6 0-9 0-1 7-3 22-8 25-2 1-22 1-26 1-16 0-33 0-49 0 28-25 37-33 53-45 20-16 39-33 39-58 0-33-29-53-63-53s-57 23-57 48c0 14 12 16 15 16 6 0 15-4 15-14 0-6-2-15-17-15 9-20 27-25 40-25 27 0 41 21 41 43 0 23-17 42-26 52-22 21-43 42-65 64-3 3-3 3-3 11 37 0 75 0 112 0 2-17 6-33 8-50z"><text:p/></draw:path><draw:path draw:style-name="gr366" draw:text-style-name="P22" svg:width="0.0756in" svg:height="0.1406in" svg:x="1.3831in" svg:y="0.0087in" svg:viewBox="0 0 193 358" svg:d="M190 14c3-5 3-5 3-6 0-4-3-8-8-8s-6 2-8 8c-58 111-115 223-174 335-3 5-3 6-3 7 0 4 3 8 8 8 4 0 5-2 9-8 58-112 115-223 173-336z"><text:p/></draw:path><draw:path draw:style-name="gr367" draw:text-style-name="P22" svg:width="0.1008in" svg:height="0.035in" svg:x="1.3705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68" draw:text-style-name="P22" svg:width="0.0587in" svg:height="0.0681in" svg:x="1.5291in" svg:y="0.05in" svg:viewBox="0 0 150 174" svg:d="M136 23c-5 0-11 0-16 6-7 5-7 12-7 15 0 9 7 13 15 13 11 0 21-9 21-24 0-19-18-33-46-33-52 0-103 55-103 109 0 35 22 65 63 65 55 0 87-41 87-45 0-2-3-6-5-6s-2 2-4 5c-31 38-74 38-78 38-24 0-34-19-34-43 0-15 7-52 21-77 11-22 33-38 53-38 14 0 28 5 33 15z"><text:p/></draw:path><draw:path draw:style-name="gr369" draw:text-style-name="P22" svg:width="0.0484in" svg:height="0.0724in" svg:x="1.5941in" svg:y="0.0693in" svg:viewBox="0 0 124 185" svg:d="M58 89c22 0 37 15 37 43 0 34-19 44-36 44-9 0-34-3-45-18 12-2 16-10 16-16 0-9-7-14-16-14-7 0-14 4-14 15 0 26 28 42 61 42 37 0 63-25 63-53 0-21-17-42-47-47 29-11 39-31 39-48 0-20-26-37-55-37-31 0-53 14-53 36 0 9 6 15 14 15 9 0 14-7 14-15 0-7-5-13-14-13 10-12 29-15 39-15 12 0 28 6 28 29 0 11-3 25-11 32-9 10-16 11-30 13-6 0-7 0-8 0-1 1-3 1-3 4s3 3 7 3 10 0 14 0z"><text:p/></draw:path><draw:path draw:style-name="gr370" draw:text-style-name="P22" svg:width="0.1008in" svg:height="0.035in" svg:x="1.7496in" svg:y="0.0614in" svg:viewBox="0 0 257 90" svg:d="M244 15c6 0 13 0 13-7 0-8-7-8-13-8-77 0-155 0-232 0-5 0-12 0-12 8 0 7 7 7 13 7 77 0 154 0 231 0zM244 90c6 0 13 0 13-7 0-8-7-8-13-8-77 0-154 0-231 0-6 0-13 0-13 8 0 7 7 7 12 7 77 0 155 0 232 0z"><text:p/></draw:path><draw:path draw:style-name="gr371" draw:text-style-name="P22" svg:width="0.1346in" svg:height="0.0823in" svg:x="1.8421in" svg:y="0.0374in" svg:viewBox="0 0 343 210" svg:d="M260 76c16 13 36 24 48 30-13 5-33 16-48 30-82 0-164 0-246 0-6 0-14 0-14 7 0 8 8 8 14 8 76 0 152 0 228 0-19 18-38 51-38 55s5 4 7 4c4 0 6 0 7-3 9-14 20-34 44-56 27-23 53-34 74-40 6-2 6-2 7-3 0-1 0-1 0-2s0-2 0-2c0-2-1-2-1-2-1 0-1-1-9-3-51-15-90-51-112-91-4-8-4-8-10-8-2 0-7 0-7 3 0 6 19 39 38 58-76 0-152 0-228 0-6 0-14 0-14 7 0 8 8 8 14 8 82 0 164 0 246 0z"><text:p/></draw:path><draw:path draw:style-name="gr372" draw:text-style-name="P22" svg:width="0.0591in" svg:height="0.0681in" svg:x="2.0768in" svg:y="0.05in" svg:viewBox="0 0 151 174" svg:d="M138 23c-7 0-13 0-18 6-6 5-7 12-7 15 0 9 7 13 15 13 11 0 22-9 22-24 0-19-19-33-47-33-51 0-103 55-103 109 0 35 22 65 63 65 55 0 88-41 88-45 0-2-2-6-6-6-1 0-2 2-4 5-31 38-73 38-77 38-25 0-35-19-35-43 0-15 7-52 21-77 12-22 33-38 53-38 14 0 29 5 35 15z"><text:p/></draw:path><draw:path draw:style-name="gr373" draw:text-style-name="P22" svg:width="0.0386in" svg:height="0.0705in" svg:x="2.148in" svg:y="0.0693in" svg:viewBox="0 0 99 180" svg:d="M62 8c0-8 0-8-8-8-18 18-42 18-54 18 0 3 0 6 0 10 7 0 25 0 40-8 0 45 0 91 0 138 0 8 0 12-28 12-3 0-6 0-10 0 0 3 0 6 0 10 6 0 39-1 49-1 8 0 43 1 48 1 0-4 0-7 0-10-3 0-7 0-10 0-27 0-27-4-27-12 0-51 0-101 0-150z"><text:p/></draw:path><draw:path draw:style-name="gr374" draw:text-style-name="P22" svg:width="0.0843in" svg:height="0.0933in" svg:x="2.2472in" svg:y="0.0264in" svg:viewBox="0 0 215 238" svg:d="M215 84c0-59-60-84-108-84-50 0-107 26-107 84 0 46 0 93 0 140 0 7 0 14 8 14 7 0 7-7 7-14 0-45 0-92 0-138 0-58 63-71 92-71 17 0 42 4 62 17 30 19 30 44 30 54 0 46 0 93 0 138 0 7 0 14 8 14s8-7 8-14c0-47 0-94 0-140z"><text:p/></draw:path><draw:path draw:style-name="gr375" draw:text-style-name="P22" svg:width="0.0591in" svg:height="0.0681in" svg:x="2.3799in" svg:y="0.05in" svg:viewBox="0 0 151 174" svg:d="M138 23c-7 0-13 0-18 6-6 5-7 12-7 15 0 9 7 13 15 13 11 0 22-9 22-24 0-19-19-33-47-33-51 0-103 55-103 109 0 35 23 65 63 65 55 0 88-41 88-45 0-2-2-6-5-6-2 0-3 2-5 5-31 38-73 38-77 38-24 0-35-19-35-43 0-15 7-52 21-77 12-22 33-38 55-38 13 0 27 5 33 15z"><text:p/></draw:path><draw:path draw:style-name="gr376" draw:text-style-name="P22" svg:width="0.0484in" svg:height="0.0724in" svg:x="2.4453in" svg:y="0.0693in" svg:viewBox="0 0 124 185" svg:d="M59 89c21 0 37 15 37 43 0 34-20 44-35 44-11 0-36-3-47-18 14-2 16-10 16-16 0-9-7-14-15-14-7 0-15 4-15 15 0 26 29 42 61 42 38 0 63-25 63-53 0-21-17-42-47-47 29-11 40-31 40-48 0-20-26-37-55-37-30 0-53 14-53 36 0 9 5 15 13 15 9 0 14-7 14-15 0-7-5-13-14-13 10-12 29-15 39-15 12 0 29 6 29 29 0 11-4 25-11 32-9 10-16 11-29 13-8 0-8 0-9 0s-4 1-4 4 3 3 8 3 10 0 14 0z"><text:p/></draw:path><draw:path draw:style-name="gr377" draw:text-style-name="P22" svg:width="0.0843in" svg:height="0.0933in" svg:x="2.5504in" svg:y="0.0264in" svg:viewBox="0 0 215 238" svg:d="M215 84c0-59-60-84-107-84-51 0-108 26-108 84 0 46 0 93 0 140 0 7 0 14 8 14 7 0 7-7 7-14 0-45 0-92 0-138 0-58 63-71 93-71 16 0 41 4 61 17 30 19 30 44 30 54 0 46 0 93 0 138 0 7 0 14 8 14s8-7 8-14c0-47 0-94 0-140z"><text:p/></draw:path><draw:path draw:style-name="gr378" draw:text-style-name="P22" svg:width="0.0591in" svg:height="0.0681in" svg:x="2.6831in" svg:y="0.05in" svg:viewBox="0 0 151 174" svg:d="M138 23c-7 0-11 0-17 6-7 5-8 12-8 15 0 9 8 13 15 13 11 0 22-9 22-24 0-19-19-33-47-33-51 0-103 55-103 109 0 35 23 65 63 65 55 0 88-41 88-45 0-2-2-6-5-6-2 0-3 2-5 5-31 38-73 38-77 38-24 0-35-19-35-43 0-15 7-52 21-77 12-22 34-38 55-38 13 0 27 5 33 15z"><text:p/></draw:path><draw:path draw:style-name="gr379" draw:text-style-name="P22" svg:width="0.0484in" svg:height="0.0724in" svg:x="2.7484in" svg:y="0.0693in" svg:viewBox="0 0 124 185" svg:d="M59 89c21 0 37 15 37 43 0 34-20 44-35 44-11 0-35-3-47-18 14-2 17-10 17-16 0-9-7-14-16-14-7 0-15 4-15 15 0 26 29 42 62 42 37 0 62-25 62-53 0-21-16-42-46-47 28-11 39-31 39-48 0-20-26-37-55-37-30 0-53 14-53 36 0 9 5 15 14 15 8 0 13-7 13-15 0-7-5-13-13-13 9-12 28-15 38-15 12 0 29 6 29 29 0 11-4 25-11 32-9 10-16 11-29 13-7 0-8 0-9 0s-4 1-4 4 4 3 8 3c5 0 10 0 14 0z"><text:p/></draw:path><draw:path draw:style-name="gr380" draw:text-style-name="P22" svg:width="0.1008in" svg:height="0.035in" svg:x="2.8622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1" draw:text-style-name="P22" svg:width="0.061in" svg:height="0.1283in" svg:x="3.0217in" svg:y="0in" svg:viewBox="0 0 156 327" svg:d="M132 8c0-5-3-8-9-8-5 0-6 4-9 12-4 16-1 2-5 18-4-2-17-8-31-8-22 0-47 11-61 41-16 31-17 66-17 102 0 25 0 93 33 123-9 29-9 30-9 32 0 4 4 7 8 7 5 0 8-4 10-13 4-15 0-1 4-16 10 4 21 7 32 7 43 0 60-36 67-55 10-26 11-58 11-85 0-28 0-93-34-125 3-11 7-21 10-32zM39 270c-14-26-14-74-14-110 0-31 0-58 6-83 8-35 30-47 47-47 8 0 18 2 28 11-22 76-45 153-67 229zM118 56c12 22 12 67 12 104 0 28 0 56-5 81-6 41-27 55-47 55-9 0-19-2-27-11 22-76 45-153 67-229z"><text:p/></draw:path></draw:g></text:p>
      <text:p text:style-name="P16"><text:span text:style-name="T20">הוכיחו ש־</text:span><text:span text:style-name="T20"><draw:g text:anchor-type="as-char" svg:y="-0.1134in" draw:z-index="39" draw:style-name="gr1"><svg:title>TexMaths</svg:title><svg:desc>11§inline§|A| \le \a0§svg§600§FALSE§</svg:desc><draw:path draw:style-name="gr341" draw:text-style-name="P21" svg:width="0.5327in" svg:height="0.1354in" svg:x="-0.0004in" svg:y="0.0075in" svg:viewBox="0 0 1354 345" svg:d="M0 0c451 0 903 0 1354 0 0 115 0 230 0 345-451 0-903 0-1354 0 0-115 0-230 0-345z"><text:p/></draw:path><draw:path draw:style-name="gr342" draw:text-style-name="P22" svg:width="0.0055in" svg:height="0.1508in" svg:x="0.0102in" svg:y="0in" svg:viewBox="0 0 15 384" svg:d="M15 14c0-7 0-14-7-14-8 0-8 7-8 14 0 119 0 237 0 356 0 8 0 14 8 14 7 0 7-6 7-14 0-119 0-237 0-356z"><text:p/></draw:path><draw:path draw:style-name="gr343" draw:text-style-name="P22" svg:width="0.1039in" svg:height="0.1079in" svg:x="0.0394in" svg:y="0.0051in" svg:viewBox="0 0 265 275" svg:d="M55 230c-15 27-30 32-47 33-5 0-8 0-8 8 0 2 2 4 4 4 11 0 24-2 35-2 12 0 25 2 38 2 2 0 7 0 7-7 0-5-4-5-6-5-9-1-19-4-19-14 0-5 3-9 6-14 10-16 20-32 30-48 32 0 65 0 96 0 2 7 7 60 7 63 0 12-21 13-29 13-5 0-8 0-8 8 0 4 4 4 5 4 16 0 32-2 49-2 8 0 34 2 42 2 3 0 8 0 8-9 0-3-4-3-9-3-24 0-24-3-25-14-8-79-16-160-24-240 0-8 0-9-7-9-6 0-7 2-10 7-45 74-90 149-135 223zM102 175c26-43 51-86 76-128 5 42 8 85 12 128-29 0-58 0-88 0z"><text:p/></draw:path><draw:path draw:style-name="gr344" draw:text-style-name="P22" svg:width="0.0055in" svg:height="0.1508in" svg:x="0.1665in" svg:y="0in" svg:viewBox="0 0 15 384" svg:d="M15 14c0-7 0-14-7-14-8 0-8 7-8 14 0 119 0 237 0 356 0 8 0 14 8 14 7 0 7-6 7-14 0-119 0-237 0-356z"><text:p/></draw:path><draw:path draw:style-name="gr345" draw:text-style-name="P22" svg:width="0.0929in" svg:height="0.1161in" svg:x="0.2453in" svg:y="0.0173in" svg:viewBox="0 0 237 296" svg:d="M229 17c4-3 8-5 8-9 0-5-4-8-8-8-2 0-6 1-8 2-71 33-142 66-213 100-7 4-8 7-8 9 0 5 2 7 8 9 71 33 142 66 213 99 6 3 7 3 8 3 3 0 8-4 8-7 0-5-3-7-9-9-67-31-134-63-202-95 68-32 136-63 203-94zM222 296c7 0 15 0 15-8 0-7-9-7-15-7-69 0-138 0-208 0-6 0-14 0-14 7 0 8 7 8 13 8 70 0 140 0 209 0z"><text:p/></draw:path><draw:path draw:style-name="gr346" draw:text-style-name="P22" svg:width="0.0756in" svg:height="0.1043in" svg:x="0.4012in" svg:y="0.0087in" svg:viewBox="0 0 193 266" svg:d="M161 222c16 20 17 32 18 40 0 2 3 3 4 3 2 0 10-4 10-24 0-8 0-15-19-38-8-9-16-17-23-26 5-34 10-67 15-100 1 1 12 13 13 26 0 3 0 6 4 6 2 0 10-4 10-24 0-13-3-19-20-35-10-8-28-39-31-47 0-1-1-3-3-3-3 0-10 4-10 24 0 12 3 21 25 42 0 11-1 21-5 47-7 35-7 38-9 52-35-41-72-81-107-122-18-20-19-32-19-40-1-2-3-3-4-3-2 0-10 4-10 24 0 8 0 16 19 39 7 9 15 17 23 26-20 32-31 60-31 85 0 13 3 21 13 40 7 11 10 21 10 28 0 5 0 15-27 16-5 0-7 1-7 4 0 4 3 4 10 4 8 0 14 0 22 0 11 0 40-1 40-23 0-14-9-25-18-36-17-18-18-23-18-35 0-16 3-46 15-73 36 41 73 83 110 123z"><text:p/></draw:path><draw:path draw:style-name="gr347" draw:text-style-name="P22" svg:width="0.0488in" svg:height="0.0724in" svg:x="0.4913in" svg:y="0.0661in" svg:viewBox="0 0 125 185" svg:d="M125 94c0-30-3-51-16-71-8-12-24-23-46-23-63 0-63 74-63 94 0 18 0 91 63 91 62 0 62-73 62-91zM63 177c-12 0-29-7-34-29-5-16-5-38-5-58s0-40 5-55c5-22 23-27 34-27 14 0 28 9 33 24 4 15 5 34 5 58 0 20 0 40-4 56-5 26-23 31-34 31z"><text:p/></draw:path></draw:g></text:span><text:span text:style-name="T20">. </text:span><text:span text:style-name="T21">מותר להשתמש אקטיבית באקסיומת הבחירה [=מותר להשתמש באקסיומת הבחירה כמו שהיא]. </text:span></text:p>
      <text:p text:style-name="P17"><text:soft-page-break/><text:span text:style-name="T21">ה</text:span><text:span text:style-name="T5">וכחה: יהי </text:span><text:span text:style-name="T5"><draw:g text:anchor-type="as-char" svg:y="-0.1075in" draw:z-index="40" draw:style-name="gr1"><svg:title>TexMaths</svg:title><svg:desc>11§inline§c \in A§svg§600§FALSE§</svg:desc><draw:path draw:style-name="gr337" draw:text-style-name="P21" svg:width="0.3449in" svg:height="0.0984in" svg:x="0.0008in" svg:y="0.0075in" svg:viewBox="0 0 877 251" svg:d="M440 251c-148 0-294 0-440 0 0-84 0-167 0-251 292 0 585 0 877 0 0 84 0 167 0 251-146 0-292 0-437 0z"><text:p/></draw:path><draw:path draw:style-name="gr338" draw:text-style-name="P22" svg:width="0.0583in" svg:height="0.0681in" svg:x="-0.0004in" svg:y="0.0409in" svg:viewBox="0 0 149 174" svg:d="M136 24c-5 0-11 0-16 6-7 5-7 12-7 14 0 10 7 14 15 14 10 0 20-10 20-25 0-19-17-33-45-33-52 0-103 55-103 110 0 34 22 64 63 64 55 0 86-40 86-45 0-2-2-5-4-5s-2 1-5 4c-30 37-73 37-77 37-25 0-34-18-34-41 0-16 7-52 20-77 11-22 33-38 54-38 14 0 28 4 33 15z"><text:p/></draw:path><draw:path draw:style-name="gr339" draw:text-style-name="P22" svg:width="0.0756in" svg:height="0.087in" svg:x="0.1138in" svg:y="0.0264in" svg:viewBox="0 0 193 222" svg:d="M179 119c7 0 14 0 14-8s-7-8-14-8c-55 0-109 0-164 0 6-51 50-88 104-88 19 0 39 0 60 0 7 0 14 0 14-7 0-8-7-8-14-8-21 0-41 0-60 0-66 0-119 50-119 111s53 111 119 111c19 0 39 0 60 0 7 0 14 0 14-7 0-8-7-8-14-8-21 0-41 0-60 0-54 0-98-37-104-88 55 0 109 0 164 0z"><text:p/></draw:path><draw:path draw:style-name="gr340" draw:text-style-name="P22" svg:width="0.1039in" svg:height="0.1079in" svg:x="0.2496in" svg:y="-0.0004in" svg:viewBox="0 0 265 275" svg:d="M55 231c-15 25-30 31-47 32-5 0-8 0-8 8 0 2 2 4 4 4 11 0 23-1 34-1 13 0 26 1 39 1 2 0 7 0 7-8 0-4-4-4-6-4-9-1-19-4-19-13 0-5 3-9 6-14 10-17 20-33 30-50 31 0 63 0 96 0 1 8 7 61 7 64 0 12-21 13-29 13-5 0-9 0-9 8 0 4 5 4 6 4 15 0 32-1 48-1 10 0 34 1 43 1 3 0 8 0 8-8 0-4-5-4-9-4-24 0-24-2-25-14-9-79-17-160-24-239 0-8 0-10-7-10s-8 3-10 7c-45 74-90 149-135 224zM102 174c25-42 51-84 76-126 3 42 8 84 12 126-30 0-58 0-88 0z"><text:p/></draw:path></draw:g></text:span><text:span text:style-name="T5">. </text:span><text:span text:style-name="T5"><draw:g text:anchor-type="as-char" svg:y="-0.0681in" draw:z-index="41" draw:style-name="gr1"><svg:title>TexMaths</svg:title><svg:desc>11§inline§c§svg§600§FALSE§</svg:desc><draw:path draw:style-name="gr335" draw:text-style-name="P21" svg:width="0.048in" svg:height="0.052in" svg:x="0.0016in" svg:y="0.0075in" svg:viewBox="0 0 123 133" svg:d="M0 0c42 0 82 0 123 0 0 44 0 89 0 133-41 0-81 0-123 0 0-44 0-89 0-133z"><text:p/></draw:path><draw:path draw:style-name="gr336" draw:text-style-name="P22" svg:width="0.0575in" svg:height="0.0677in" svg:x="-0.0004in" svg:y="0in" svg:viewBox="0 0 147 173" svg:d="M134 24c-5 0-11 0-16 6-7 5-7 12-7 14 0 9 7 13 14 13 12 0 21-9 21-24 0-19-17-33-44-33-51 0-102 55-102 108 0 34 23 65 62 65 54 0 85-41 85-45 0-2-2-6-4-6s-3 1-5 5c-30 37-70 37-75 37-24 0-35-19-35-42 0-15 8-52 21-75 12-22 33-38 53-38 13 0 27 4 32 15z"><text:p/></draw:path></draw:g></text:span><text:span text:style-name="T5"><text:s/>הוא קטע פתוח ולא ריק ולכן קיים </text:span><text:span text:style-name="T5"><draw:g text:anchor-type="as-char" svg:y="-0.1063in" draw:z-index="42" draw:style-name="gr1"><svg:title>TexMaths</svg:title><svg:desc>11§inline§q \in \Q \land q \in c§svg§600§FALSE§</svg:desc><draw:path draw:style-name="gr327" draw:text-style-name="P21" svg:width="0.8559in" svg:height="0.1201in" svg:x="0.0016in" svg:y="0.0071in" svg:viewBox="0 0 2175 306" svg:d="M1089 306c-364 0-726 0-1089 0 0-102 0-204 0-306 725 0 1450 0 2175 0 0 102 0 204 0 306-362 0-724 0-1086 0z"><text:p/></draw:path><draw:path draw:style-name="gr328" draw:text-style-name="P22" svg:width="0.0626in" svg:height="0.0957in" svg:x="-0.0004in" svg:y="0.0398in" svg:viewBox="0 0 160 244" svg:d="M160 4c0-2-1-4-4-4-4 0-20 15-26 28-9-21-24-28-36-28-47 0-94 57-94 113 0 38 23 62 52 62 16 0 31-10 45-23-3 13-17 64-18 67-3 11-5 13-27 13-6 0-9 0-9 8 1 2 0 4 4 4 14 0 27-1 40-1s26 1 40 1c2 0 6 0 6-7 0-5-3-5-10-5-18 0-18-3-18-6 0-2 1-5 2-8 17-70 35-142 53-214zM53 166c-23 0-25-29-25-36 0-19 11-61 17-77 12-29 33-44 49-44 25 0 30 31 30 34 0 2-22 86-23 88-5 11-27 35-48 35z"><text:p/></draw:path><draw:path draw:style-name="gr329" draw:text-style-name="P22" svg:width="0.076in" svg:height="0.087in" svg:x="0.122in" svg:y="0.0248in" svg:viewBox="0 0 194 222" svg:d="M181 119c6 0 13 0 13-8 0-7-7-7-13-7-56 0-109 0-164 0 4-52 48-89 103-89 20 0 41 0 61 0 6 0 13 0 13-7 0-8-7-8-13-8-21 0-41 0-62 0-66 0-119 50-119 111 0 62 53 111 119 111 21 0 41 0 62 0 6 0 13 0 13-7 0-8-7-8-13-8-20 0-41 0-61 0-55 0-99-36-103-88 55 0 108 0 164 0z"><text:p/></draw:path><draw:path draw:style-name="gr330" draw:text-style-name="P22" svg:width="0.1079in" svg:height="0.1335in" svg:x="0.2583in" svg:y="-0.0004in" svg:viewBox="0 0 275 340" svg:d="M172 274c55-11 103-54 103-134 0-97-68-140-137-140-72 0-138 44-138 140 0 81 50 120 95 132 17 40 56 68 103 68 20 0 41-4 61-12 7-2 11-4 11-9 0-4-4-6-7-6-1 0-1 0-3 0-11 3-16 3-21 3-36 0-58-22-67-42zM84 24c-23 28-30 73-30 116 0 37 4 85 31 114-28-10-72-40-72-114 0-78 49-107 71-116zM192 24c25 10 70 41 70 116 0 77-48 106-72 114 25-27 30-71 30-114 0-38-4-86-30-116zM138 264c-63 0-70-80-70-124 0-46 8-127 70-127s69 83 69 127c0 46-8 124-69 124zM112 276c10 1 24 1 26 1s9 0 21-1c9 26 28 40 47 48 4 1 4 1 4 2-4 0-6 0-12 0-33 0-66-15-86-50z"><text:p/></draw:path><draw:path draw:style-name="gr331" draw:text-style-name="P22" svg:width="0.0843in" svg:height="0.0937in" svg:x="0.4138in" svg:y="0.0157in" svg:viewBox="0 0 215 239" svg:d="M117 9c-4-7-6-9-10-9-5 0-6 3-8 9-32 71-65 143-97 215-2 4-2 5-2 7 0 4 3 8 8 8 2 0 5-1 9-9 29-67 60-135 90-202 31 67 60 135 91 202 3 9 8 9 9 9 4 0 8-4 8-8 0-1 0-2-3-6-31-72-63-145-95-216z"><text:p/></draw:path><draw:path draw:style-name="gr332" draw:text-style-name="P22" svg:width="0.0626in" svg:height="0.0957in" svg:x="0.5465in" svg:y="0.0398in" svg:viewBox="0 0 160 244" svg:d="M160 4c0-2-1-4-5-4s-20 15-26 28c-9-21-23-28-35-28-47 0-94 57-94 113 0 38 23 62 51 62 16 0 32-10 46-23-3 13-17 64-18 67-3 11-6 13-27 13-6 0-9 0-9 8 1 2 0 4 4 4 12 0 27-1 39-1 13 0 27 1 39 1 3 0 8 0 8-7 0-5-4-5-10-5-18 0-18-3-18-6 0-2 0-5 1-8 17-70 36-142 54-214zM52 166c-23 0-24-29-24-36 0-19 11-61 17-77 12-29 32-44 49-44 24 0 29 31 29 34 0 2-21 86-22 88-5 11-27 35-49 35z"><text:p/></draw:path><draw:path draw:style-name="gr333" draw:text-style-name="P22" svg:width="0.076in" svg:height="0.087in" svg:x="0.6689in" svg:y="0.0248in" svg:viewBox="0 0 194 222" svg:d="M179 119c7 0 15 0 15-8 0-7-8-7-15-7-55 0-109 0-164 0 6-52 50-89 105-89 20 0 40 0 59 0 7 0 15 0 15-7 0-8-8-8-15-8-19 0-40 0-60 0-66 0-119 50-119 111 0 62 53 111 119 111 20 0 41 0 60 0 7 0 15 0 15-7 0-8-8-8-15-8-19 0-39 0-59 0-55 0-99-36-105-88 55 0 109 0 164 0z"><text:p/></draw:path><draw:path draw:style-name="gr334" draw:text-style-name="P22" svg:width="0.0591in" svg:height="0.0685in" svg:x="0.8063in" svg:y="0.0398in" svg:viewBox="0 0 151 175" svg:d="M138 24c-7 0-13 0-18 6-6 5-7 12-7 14 0 10 7 14 15 14 11 0 22-10 22-25 0-19-19-33-47-33-51 0-103 55-103 109 0 35 22 66 63 66 55 0 88-41 88-46 0-2-2-5-5-5-2 0-3 0-5 4-31 38-73 38-77 38-24 0-35-18-35-42 0-16 7-54 21-77 12-22 33-38 55-38 13 0 27 4 33 15z"><text:p/></draw:path></draw:g></text:span><text:span text:style-name="T5"><text:s/>(מתוך צפיפות הרציונלים בממשיים). נשתמש ב־AC ונבחר לכל </text:span><text:span text:style-name="T5"><draw:g text:anchor-type="as-char" svg:y="-0.1075in" draw:z-index="43" draw:style-name="gr1"><svg:title>TexMaths</svg:title><svg:desc>11§inline§c \in A§svg§600§FALSE§</svg:desc><draw:path draw:style-name="gr323" draw:text-style-name="P21" svg:width="0.3449in" svg:height="0.0984in" svg:x="0.0008in" svg:y="0.0075in" svg:viewBox="0 0 877 251" svg:d="M440 251c-148 0-294 0-440 0 0-84 0-167 0-251 292 0 585 0 877 0 0 84 0 167 0 251-146 0-292 0-437 0z"><text:p/></draw:path><draw:path draw:style-name="gr324" draw:text-style-name="P22" svg:width="0.0583in" svg:height="0.0681in" svg:x="-0.0004in" svg:y="0.0409in" svg:viewBox="0 0 149 174" svg:d="M136 24c-5 0-11 0-16 6-7 5-7 12-7 14 0 10 7 14 14 14 11 0 21-10 21-25 0-19-17-33-45-33-52 0-103 55-103 110 0 34 22 64 63 64 55 0 86-40 86-45 0-2-2-5-4-5s-2 1-5 4c-30 37-73 37-77 37-25 0-34-18-34-41 0-16 7-52 20-77 11-22 33-38 54-38 14 0 28 4 33 15z"><text:p/></draw:path><draw:path draw:style-name="gr325" draw:text-style-name="P22" svg:width="0.0756in" svg:height="0.087in" svg:x="0.1138in" svg:y="0.0264in" svg:viewBox="0 0 193 222" svg:d="M179 119c7 0 14 0 14-8s-7-8-14-8c-55 0-109 0-164 0 6-51 50-88 104-88 19 0 39 0 60 0 7 0 14 0 14-7 0-8-7-8-14-8-21 0-41 0-60 0-66 0-119 50-119 111s53 111 119 111c19 0 39 0 60 0 7 0 14 0 14-7 0-8-7-8-14-8-21 0-41 0-60 0-54 0-98-37-104-88 55 0 109 0 164 0z"><text:p/></draw:path><draw:path draw:style-name="gr326" draw:text-style-name="P22" svg:width="0.1039in" svg:height="0.1079in" svg:x="0.2496in" svg:y="-0.0004in" svg:viewBox="0 0 265 275" svg:d="M55 231c-15 25-30 31-47 32-5 0-8 0-8 8 0 2 2 4 4 4 11 0 23-1 34-1 13 0 26 1 39 1 2 0 7 0 7-8 0-4-4-4-6-4-9-1-19-4-19-13 0-5 3-9 6-14 10-17 20-33 30-50 31 0 63 0 96 0 1 8 7 61 7 64 0 12-21 13-29 13-5 0-9 0-9 8 0 4 5 4 6 4 15 0 32-1 48-1 10 0 34 1 43 1 3 0 8 0 8-8 0-4-5-4-9-4-24 0-24-2-25-14-9-79-17-160-24-239 0-8 0-10-7-10s-8 3-10 7c-45 74-90 149-135 224zM102 174c26-42 51-84 76-126 3 42 8 84 12 126-30 0-58 0-88 0z"><text:p/></draw:path></draw:g></text:span><text:span text:style-name="T5"><text:s/>מספר רציונלי </text:span><text:span text:style-name="T5"><draw:g text:anchor-type="as-char" svg:y="-0.1071in" draw:z-index="46" draw:style-name="gr1"><svg:title>TexMaths</svg:title><svg:desc>11§inline§q_c \in A§svg§600§FALSE§</svg:desc><draw:path draw:style-name="gr306" draw:text-style-name="P21" svg:width="0.4091in" svg:height="0.1217in" svg:x="0.0016in" svg:y="0.0075in" svg:viewBox="0 0 1040 310" svg:d="M0 0c347 0 693 0 1040 0 0 103 0 207 0 310-347 0-693 0-1040 0 0-103 0-207 0-310z"><text:p/></draw:path><draw:path draw:style-name="gr307" draw:text-style-name="P22" svg:width="0.0626in" svg:height="0.0957in" svg:x="-0.0004in" svg:y="0.0417in" svg:viewBox="0 0 160 244" svg:d="M160 4c0-1-2-4-5-4-4 0-20 15-26 27-8-20-23-27-35-27-47 0-94 57-94 113 0 38 23 62 51 62 16 0 32-10 46-23-3 13-17 64-18 68-3 10-6 12-27 12-6 0-9 0-9 8 1 2 0 4 4 4 12 0 27-1 39-1 13 0 27 1 39 1 3 0 8 0 8-7 0-5-4-5-10-5-18 0-18-2-18-5 0-4 1-6 1-9 17-71 36-142 54-214zM52 166c-23 0-24-30-24-36 0-19 11-61 17-77 12-29 32-44 49-44 24 0 29 31 29 34 0 2-21 86-22 88-5 11-27 35-49 35z"><text:p/></draw:path><draw:path draw:style-name="gr308" draw:text-style-name="P22" svg:width="0.0457in" svg:height="0.0476in" svg:x="0.0681in" svg:y="0.0839in" svg:viewBox="0 0 117 122" svg:d="M101 17c-9 1-13 8-13 14 0 8 6 10 10 10 7 0 15-5 15-17 0-18-21-24-35-24-41 0-78 37-78 75 0 23 17 47 50 47 46 0 67-26 67-31 0-1-3-4-5-4-1 0-2 1-4 3-21 24-53 24-57 24-20 0-29-13-29-29 0-8 4-38 19-56 10-14 24-21 37-21 3 0 17 1 23 9z"><text:p/></draw:path><draw:path draw:style-name="gr309" draw:text-style-name="P22" svg:width="0.076in" svg:height="0.087in" svg:x="0.1783in" svg:y="0.0272in" svg:viewBox="0 0 194 222" svg:d="M180 119c7 0 14 0 14-8s-7-8-14-8c-55 0-108 0-163 0 4-51 48-88 103-88 20 0 41 0 60 0 7 0 14 0 14-7 0-8-7-8-14-8-20 0-40 0-61 0-66 0-119 50-119 111 0 62 53 111 119 111 21 0 41 0 61 0 7 0 14 0 14-7 0-8-7-8-14-8-19 0-40 0-60 0-55 0-99-36-103-88 55 0 108 0 163 0z"><text:p/></draw:path><draw:path draw:style-name="gr310" draw:text-style-name="P22" svg:width="0.1039in" svg:height="0.1079in" svg:x="0.3142in" svg:y="0in" svg:viewBox="0 0 265 275" svg:d="M56 231c-15 25-31 31-47 32-6 0-9 0-9 8 0 2 2 4 6 4 9 0 22-1 33-1 12 0 26 1 38 1 2 0 8 0 8-8 0-4-4-4-7-4-9-1-17-3-17-13 0-5 2-9 4-15 10-16 20-33 30-49 32 0 65 0 96 0 2 8 7 60 7 65 0 11-20 12-27 12-6 0-10 0-10 8 0 4 4 4 5 4 17 0 33-1 49-1 9 0 34 1 44 1 2 0 6 0 6-8 0-4-4-4-9-4-24 0-24-2-25-13-8-81-15-161-23-241-1-8-1-9-8-9-6 0-7 2-10 7-45 74-89 149-134 224zM102 175c26-43 51-86 76-128 4 42 8 85 12 128-29 0-58 0-88 0z"><text:p/></draw:path></draw:g></text:span><text:span text:style-name="T5"><text:s/></text:span><text:span text:style-name="T22">[חובה להשתמש כאן באקסיומת הבחירה כי </text:span><text:span text:style-name="T22"><draw:g text:anchor-type="as-char" svg:y="-0.1083in" draw:z-index="44" draw:style-name="gr1"><svg:title>TexMaths</svg:title><svg:desc>11§inline§A§svg§600§FALSE§</svg:desc><draw:path draw:style-name="gr321" draw:text-style-name="P21" svg:width="0.0929in" svg:height="0.0921in" svg:x="0.0024in" svg:y="0.0079in" svg:viewBox="0 0 237 235" svg:d="M0 0c79 0 158 0 237 0 0 78 0 157 0 235-79 0-158 0-237 0 0-78 0-157 0-235z"><text:p/></draw:path><draw:path draw:style-name="gr322" draw:text-style-name="P22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22"><text:s/>אוסף של אינסוף קבוצות, כלומר מבצעים כאן אינסוף בחירות]. </text:span><text:span text:style-name="T23">נגדיר </text:span><text:span text:style-name="T23"><draw:g text:anchor-type="as-char" svg:y="-0.1083in" draw:z-index="45" draw:style-name="gr1"><svg:title>TexMaths</svg:title><svg:desc>11§inline§f = \lambda c \in A. q_c§svg§600§FALSE§</svg:desc><draw:path draw:style-name="gr311" draw:text-style-name="P21" svg:width="0.8957in" svg:height="0.1232in" svg:x="-0.0004in" svg:y="0.0075in" svg:viewBox="0 0 2276 314" svg:d="M1139 314c-380 0-759 0-1139 0 0-104 0-210 0-314 758 0 1518 0 2276 0 0 104 0 210 0 314-378 0-758 0-1137 0z"><text:p/></draw:path><draw:path draw:style-name="gr312" draw:text-style-name="P22" svg:width="0.0756in" svg:height="0.137in" svg:x="0in" svg:y="0.0016in" svg:viewBox="0 0 193 349" svg:d="M121 118c11 0 22 0 33 0 8 0 12 0 12-8 0-5-4-5-11-5-11 0-21 0-32 0 4-15 6-29 9-43 1-8 7-36 9-40 3-8 10-13 19-13 1 0 11 0 18 6-17 1-21 16-21 21 0 9 7 13 15 13 10 0 21-7 21-23 0-17-18-26-33-26-14 0-38 7-50 45-2 8-3 12-13 60-9 0-18 0-27 0-7 0-11 0-11 8 0 5 4 5 10 5 9 0 18 0 27 0-10 50-20 100-30 150-7 37-13 73-33 73-2 0-11 0-19-7 18-1 21-15 21-21 0-9-6-13-14-13-10 0-21 8-21 23 0 17 17 26 33 26 21 0 36-23 43-37 13-24 22-71 22-74 8-40 15-80 23-120z"><text:p/></draw:path><draw:path draw:style-name="gr313" draw:text-style-name="P22" svg:width="0.1012in" svg:height="0.035in" svg:x="0.1335in" svg:y="0.0524in" svg:viewBox="0 0 258 90" svg:d="M244 15c6 0 14 0 14-7 0-8-8-8-14-8-77 0-154 0-231 0-5 0-13 0-13 8 0 7 8 7 13 7 77 0 154 0 231 0zM244 90c6 0 14 0 14-8 0-7-8-7-14-7-77 0-154 0-231 0-5 0-13 0-13 7 0 8 8 8 13 8 77 0 154 0 231 0z"><text:p/></draw:path><draw:path draw:style-name="gr314" draw:text-style-name="P22" svg:width="0.0752in" svg:height="0.1063in" svg:x="0.2941in" svg:y="0.0031in" svg:viewBox="0 0 192 271" svg:d="M118 155c15 38 34 98 40 107 7 8 10 8 21 8 3 0 6 0 8 0 5 0 5-3 5-4s-2-1-3-3c-3-5-5-10-8-18-27-72-52-145-79-218-8-23-29-27-47-27-2 0-8 0-8 4s4 4 5 4c12 2 15 4 24 30 12 36 25 71 37 106-35 35-70 69-105 104-6 5-8 7-8 11 0 7 6 12 12 12s10-4 12-8c31-37 63-72 94-108z"><text:p/></draw:path><draw:path draw:style-name="gr315" draw:text-style-name="P22" svg:width="0.0591in" svg:height="0.0685in" svg:x="0.3811in" svg:y="0.0409in" svg:viewBox="0 0 151 175" svg:d="M138 24c-7 0-13 0-18 6-6 5-7 12-7 14 0 10 7 14 15 14 11 0 22-10 22-25 0-19-19-33-47-33-51 0-103 55-103 110 0 34 22 65 63 65 55 0 88-41 88-45s-2-6-6-6c-1 0-2 1-4 3-31 39-73 39-77 39-25 0-35-19-35-42 0-15 7-53 21-77 12-22 33-38 53-38 14 0 29 4 35 15z"><text:p/></draw:path><draw:path draw:style-name="gr316" draw:text-style-name="P22" svg:width="0.076in" svg:height="0.087in" svg:x="0.4949in" svg:y="0.0264in" svg:viewBox="0 0 194 222" svg:d="M181 119c6 0 13 0 13-8s-7-8-13-8c-56 0-109 0-164 0 4-51 48-88 103-88 20 0 41 0 61 0 6 0 13 0 13-7 0-8-7-8-13-8-21 0-41 0-62 0-66 0-119 49-119 111s53 111 119 111c21 0 41 0 62 0 6 0 13 0 13-8 0-7-7-7-13-7-20 0-41 0-61 0-55 0-99-37-103-88 55 0 108 0 164 0z"><text:p/></draw:path><draw:path draw:style-name="gr317" draw:text-style-name="P22" svg:width="0.1039in" svg:height="0.1079in" svg:x="0.6315in" svg:y="-0.0004in" svg:viewBox="0 0 265 275" svg:d="M56 231c-15 25-31 31-47 32-6 0-9 0-9 7 0 3 2 5 6 5 9 0 22-1 33-1 13 0 26 1 38 1 2 0 8 0 8-8 0-4-4-4-7-4-9-1-17-4-17-14 0-4 2-8 5-14 10-16 19-33 29-48 33 0 65 0 98 0 0 6 5 59 5 64 0 11-20 12-27 12-6 0-9 0-9 7 0 5 3 4 4 5 17 0 33-1 49-1 10 0 34 1 44 1 2 0 6 0 6-8 0-4-3-4-9-4-23 0-23-3-25-14-8-79-15-159-23-239-1-8-1-10-8-10-5 0-7 3-10 7-45 74-89 149-134 224zM102 175c26-43 51-85 76-127 5 42 9 84 14 127-30 0-60 0-90 0z"><text:p/></draw:path><draw:path draw:style-name="gr318" draw:text-style-name="P22" svg:width="0.0157in" svg:height="0.0157in" svg:x="0.7535in" svg:y="0.0917in" svg:viewBox="0 0 41 41" svg:d="M41 20c0-11-10-20-21-20-12 0-20 8-20 20 0 11 8 21 20 21 11 0 21-9 21-21z"><text:p/></draw:path><draw:path draw:style-name="gr319" draw:text-style-name="P22" svg:width="0.0626in" svg:height="0.0957in" svg:x="0.7886in" svg:y="0.0409in" svg:viewBox="0 0 160 244" svg:d="M160 4c0-1-2-3-5-3s-19 15-25 26c-9-20-24-27-36-27-47 0-94 57-94 113 0 38 23 62 52 62 16 0 31-10 45-23-3 13-17 63-18 68-3 10-5 12-27 12-6 0-9 0-9 8 1 2 0 4 4 4 14 0 27-1 40-1s26 1 40 1c2 0 6 0 6-8 0-4-3-4-10-4-18 0-18-2-18-7 0-2 1-4 1-7 17-71 36-142 54-214zM53 166c-23 0-25-30-25-36 0-19 11-61 17-76 12-29 32-45 49-45 25 0 30 31 30 34 0 2-22 87-23 88-5 11-27 35-48 35z"><text:p/></draw:path><draw:path draw:style-name="gr320" draw:text-style-name="P22" svg:width="0.0461in" svg:height="0.0476in" svg:x="0.8571in" svg:y="0.0839in" svg:viewBox="0 0 118 122" svg:d="M102 16c-10 2-14 9-14 15 0 7 6 10 11 10 6 0 15-4 15-17 0-19-20-24-36-24-41 0-78 37-78 75 0 23 17 47 51 47 45 0 67-26 67-31 0-1-2-4-5-4-2 0-2 1-4 3-22 24-53 24-58 24-19 0-28-13-28-29 0-8 3-38 18-56 10-14 24-21 37-21 5 0 18 1 24 8z"><text:p/></draw:path></draw:g></text:span><text:span text:style-name="T23">. </text:span><text:span text:style-name="T23"><draw:g text:anchor-type="as-char" svg:y="-0.1075in" draw:z-index="47" draw:style-name="gr1"><svg:title>TexMaths</svg:title><svg:desc>11§inline§f§svg§600§FALSE§</svg:desc><draw:path draw:style-name="gr304" draw:text-style-name="P21" svg:width="0.0673in" svg:height="0.1217in" svg:x="-0.0004in" svg:y="0.0075in" svg:viewBox="0 0 172 310" svg:d="M0 0c57 0 115 0 172 0 0 103 0 207 0 310-57 0-115 0-172 0 0-103 0-207 0-310z"><text:p/></draw:path><draw:path draw:style-name="gr305" draw:text-style-name="P22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23"><text:s/>היא לא בהכרח חח"ע. מהנתון, נובע שלכל </text:span><text:span text:style-name="T23"><draw:g text:anchor-type="as-char" svg:y="-0.1063in" draw:z-index="48" draw:style-name="gr1"><svg:title>TexMaths</svg:title><svg:desc>11§inline§q \in \Q§svg§600§FALSE§</svg:desc><draw:path draw:style-name="gr300" draw:text-style-name="P21" svg:width="0.3559in" svg:height="0.1201in" svg:x="0.0016in" svg:y="0.0071in" svg:viewBox="0 0 905 306" svg:d="M453 306c-152 0-302 0-453 0 0-102 0-204 0-306 301 0 604 0 905 0 0 102 0 204 0 306-150 0-301 0-452 0z"><text:p/></draw:path><draw:path draw:style-name="gr301" draw:text-style-name="P22" svg:width="0.0626in" svg:height="0.0957in" svg:x="-0.0004in" svg:y="0.0398in" svg:viewBox="0 0 160 244" svg:d="M160 4c0-2-2-4-5-4-4 0-20 15-26 28-8-21-23-28-35-28-47 0-94 57-94 113 0 38 23 62 52 62 16 0 31-10 45-23-3 13-17 64-18 67-3 11-5 13-27 13-6 0-9 0-9 8 1 2 0 4 4 4 14 0 27-1 40-1 12 0 26 1 40 1 1 0 6 0 6-7 0-5-4-5-10-5-18 0-18-3-18-6 0-2 1-5 1-8 17-70 36-142 54-214zM53 166c-23 0-25-29-25-36 0-19 11-61 17-77 12-29 32-44 49-44 25 0 30 31 30 34 0 2-22 86-23 88-5 11-27 35-48 35z"><text:p/></draw:path><draw:path draw:style-name="gr302" draw:text-style-name="P22" svg:width="0.076in" svg:height="0.087in" svg:x="0.1217in" svg:y="0.0248in" svg:viewBox="0 0 194 222" svg:d="M179 119c7 0 15 0 15-8 0-7-8-7-15-7-55 0-109 0-164 0 6-52 50-89 104-89 20 0 41 0 60 0 7 0 15 0 15-7 0-8-8-8-15-8-19 0-40 0-60 0-66 0-119 50-119 111 0 62 53 111 119 111 20 0 41 0 60 0 7 0 15 0 15-7 0-8-8-8-15-8-19 0-40 0-60 0-54 0-98-36-104-88 55 0 109 0 164 0z"><text:p/></draw:path><draw:path draw:style-name="gr303" draw:text-style-name="P22" svg:width="0.1079in" svg:height="0.1335in" svg:x="0.2575in" svg:y="-0.0004in" svg:viewBox="0 0 275 340" svg:d="M172 274c55-11 103-54 103-134 0-97-68-140-137-140-71 0-138 44-138 140 0 81 50 120 95 132 17 40 56 68 103 68 20 0 41-4 61-12 7-2 11-4 11-9 0-4-4-6-7-6-1 0-1 0-3 0-11 3-16 3-22 3-36 0-58-22-66-42zM84 24c-23 28-30 73-30 116 0 37 5 85 31 114-27-10-72-40-72-114 0-78 49-107 71-116zM191 24c26 10 71 41 71 116 0 77-49 106-72 114 25-27 30-71 30-114 0-38-4-86-30-116zM138 264c-63 0-70-80-70-124 0-46 8-127 70-127s69 83 69 127c0 46-8 124-69 124zM112 276c11 1 17 1 26 1 2 0 9 0 20-1 10 26 29 40 48 48 4 1 4 1 4 2-4 0-6 0-12 0-33 0-66-15-86-50z"><text:p/></draw:path></draw:g></text:span><text:span text:style-name="T23"><text:s/>מתקיים </text:span><text:span text:style-name="T23"><draw:g text:anchor-type="as-char" svg:y="-0.1252in" draw:z-index="49" draw:style-name="gr1"><svg:title>TexMaths</svg:title><svg:desc>11§inline§|f^{-1}[\{q\}]| \le 2§svg§600§FALSE§</svg:desc><draw:path draw:style-name="gr287" draw:text-style-name="P21" svg:width="0.9047in" svg:height="0.1476in" svg:x="0in" svg:y="0.0075in" svg:viewBox="0 0 2299 376" svg:d="M1150 376c-383 0-767 0-1150 0 0-126 0-251 0-376 766 0 1533 0 2299 0 0 125 0 250 0 376-383 0-766 0-1149 0z"><text:p/></draw:path><draw:path draw:style-name="gr288" draw:text-style-name="P22" svg:width="0.0055in" svg:height="0.1512in" svg:x="0.0102in" svg:y="0.0118in" svg:viewBox="0 0 15 385" svg:d="M15 14c0-6 0-14-7-14-8 0-8 8-8 14 0 119 0 239 0 357 0 8 0 14 8 14 7 0 7-6 7-14 0-118 0-238 0-357z"><text:p/></draw:path><draw:path draw:style-name="gr289" draw:text-style-name="P22" svg:width="0.076in" svg:height="0.1374in" svg:x="0.0425in" svg:y="0.0189in" svg:viewBox="0 0 194 350" svg:d="M122 117c11 0 22 0 33 0 8 0 12 0 12-7 0-5-4-5-11-5-11 0-21 0-32 0 3-14 6-29 8-44 2-7 8-35 10-39 3-8 10-13 18-13 2 0 12 0 18 6-16 3-21 16-21 21 0 9 8 13 15 13 11 0 22-7 22-23 0-17-18-26-34-26-14 0-38 7-49 45-3 9-4 12-13 60-9 0-18 0-26 0s-13 0-13 8c0 4 4 4 11 4 9 0 17 0 26 0-10 51-19 102-29 152-6 37-13 73-34 73-1 0-11 0-19-7 19-1 22-15 22-21 0-9-7-13-14-13-10 0-22 9-22 23 0 18 18 26 33 26 22 0 37-23 44-37 12-24 21-70 22-74 8-40 15-81 23-122z"><text:p/></draw:path><draw:path draw:style-name="gr290" draw:text-style-name="P22" svg:width="0.0717in" svg:height="0.0047in" svg:x="0.137in" svg:y="0.0417in" svg:viewBox="0 0 183 13" svg:d="M173 13c4 0 10 0 10-6 0-7-6-7-10-7-54 0-108 0-162 0-4 0-11 0-11 5 0 8 7 8 11 8 54 0 108 0 162 0z"><text:p/></draw:path><draw:path draw:style-name="gr291" draw:text-style-name="P22" svg:width="0.0386in" svg:height="0.0701in" svg:x="0.2323in" svg:y="0.0004in" svg:viewBox="0 0 99 179" svg:d="M62 8c0-8-1-8-9-8-17 18-42 18-53 18 0 3 0 6 0 9 7 0 24 0 40-7 0 46 0 91 0 137 0 9 0 12-28 12-3 0-6 0-10 0 0 3 0 7 0 10 5 0 38-1 49-1 7 0 41 1 48 1 0-3 0-7 0-10-3 0-8 0-11 0-26 0-26-3-26-12 0-49 0-100 0-149z"><text:p/></draw:path><draw:path draw:style-name="gr292" draw:text-style-name="P22" svg:width="0.0205in" svg:height="0.1512in" svg:x="0.3067in" svg:y="0.0118in" svg:viewBox="0 0 53 385" svg:d="M53 385c0-5 0-9 0-15-12 0-25 0-38 0 0-119 0-236 0-355 13 0 26 0 38 0 0-5 0-10 0-15-18 0-35 0-53 0 0 128 0 257 0 385 18 0 35 0 53 0z"><text:p/></draw:path><draw:path draw:style-name="gr293" draw:text-style-name="P22" svg:width="0.0539in" svg:height="0.1512in" svg:x="0.3421in" svg:y="0.0118in" svg:viewBox="0 0 138 385" svg:d="M81 52c0-16 10-40 52-43 2 0 5-2 5-5 0-4-4-4-8-4-39 0-74 20-75 48 0 30 0 59 0 88 0 16 0 28-15 41-14 11-28 11-37 12-2 0-3 2-3 4 0 4 2 4 6 4 26 2 44 15 48 35 1 4 1 4 1 18 0 26 0 51 0 76 0 17 0 29 19 43 15 12 40 16 56 16 4 0 8 0 8-4s-4-4-7-4c-24-1-43-15-48-33-2-5-2-5-2-19 0-26 0-54 0-80 0-19-3-25-15-37-8-8-20-13-31-15 32-9 46-27 46-49 0-31 0-62 0-92z"><text:p/></draw:path><draw:path draw:style-name="gr294" draw:text-style-name="P22" svg:width="0.0626in" svg:height="0.0961in" svg:x="0.4134in" svg:y="0.0583in" svg:viewBox="0 0 160 245" svg:d="M160 4c0-1-2-3-5-3s-19 15-25 26c-9-20-24-27-36-27-47 0-94 57-94 113 0 37 23 62 52 62 16 0 31-9 45-23-3 13-17 65-18 69-3 11-5 12-27 12-6 0-9 0-9 7 0 2 0 5 4 5 14 0 27-1 40-1s26 1 40 1c2 0 6 0 6-8 0-4-3-4-10-4-18 0-18-2-18-6 0-3 1-5 2-8 17-72 35-143 53-215zM53 166c-23 0-25-30-25-36 0-18 11-61 17-76 12-29 33-45 49-45 25 0 30 31 30 34 0 2-22 87-23 88-5 11-27 35-48 35z"><text:p/></draw:path><draw:path draw:style-name="gr295" draw:text-style-name="P22" svg:width="0.0539in" svg:height="0.1512in" svg:x="0.4917in" svg:y="0.0118in" svg:viewBox="0 0 138 385" svg:d="M56 334c0 15-11 40-53 43-2 0-3 2-3 4 0 4 4 4 8 4 37 0 73-18 73-48s0-58 0-88c0-15 0-27 16-39 13-11 28-12 37-13 1 0 4-2 4-4 0-4-3-4-7-4-25-2-44-15-48-34-2-5-2-6-2-20 0-25 0-50 0-76 0-16 0-28-18-43-16-12-42-16-55-16-4 0-8 0-8 4 0 5 2 5 7 5 24 2 43 14 47 34 2 3 2 3 2 17 0 28 0 54 0 82 0 17 2 24 16 36 7 8 18 12 29 15-32 9-45 27-45 49 0 30 0 61 0 92z"><text:p/></draw:path><draw:path draw:style-name="gr296" draw:text-style-name="P22" svg:width="0.0205in" svg:height="0.1512in" svg:x="0.5602in" svg:y="0.0118in" svg:viewBox="0 0 53 385" svg:d="M53 0c-18 0-35 0-53 0 0 5 0 10 0 15 12 0 25 0 37 0 0 119 0 236 0 355-12 0-25 0-37 0 0 6 0 10 0 15 18 0 35 0 53 0 0-128 0-257 0-385z"><text:p/></draw:path><draw:path draw:style-name="gr297" draw:text-style-name="P22" svg:width="0.0055in" svg:height="0.1512in" svg:x="0.6173in" svg:y="0.0118in" svg:viewBox="0 0 15 385" svg:d="M15 14c0-6 0-14-7-14-8 0-8 8-8 14 0 119 0 239 0 357 0 8 0 14 8 14 7 0 7-6 7-14 0-118 0-238 0-357z"><text:p/></draw:path><draw:path draw:style-name="gr298" draw:text-style-name="P22" svg:width="0.0929in" svg:height="0.1169in" svg:x="0.6961in" svg:y="0.0287in" svg:viewBox="0 0 237 298" svg:d="M229 16c4-2 8-3 8-8 0-4-4-8-8-8-2 0-6 2-7 2-71 34-143 67-214 101-7 4-8 6-8 9s2 7 8 9c71 33 143 67 214 100 5 2 6 2 7 2 4 0 8-3 8-8 0-3-2-5-8-9-67-31-135-62-203-94 68-32 136-64 203-96zM223 298c7 0 14 0 14-8s-8-8-15-8c-69 0-138 0-208 0-5 0-14 0-14 8s8 8 14 8c70 0 140 0 209 0z"><text:p/></draw:path><draw:path draw:style-name="gr299" draw:text-style-name="P22" svg:width="0.0602in" svg:height="0.1004in" svg:x="0.8524in" svg:y="0.0248in" svg:viewBox="0 0 154 256" svg:d="M30 226c13-13 27-26 40-39 61-53 84-74 84-112 0-44-35-75-82-75-43 0-72 35-72 69 0 22 19 22 20 22 6 0 20-4 20-21 0-10-7-19-20-19-3 0-5 0-6 0 9-25 30-39 53-39 35 0 52 31 52 63 0 30-20 61-41 84-25 28-49 55-75 83-3 4-3 5-3 14 47 0 96 0 143 0 3-22 8-45 11-67-3 0-7 0-10 0-2 12-4 28-9 34-2 3-27 3-36 3-23 0-46 0-69 0z"><text:p/></draw:path></draw:g></text:span><text:span text:style-name="T23"><text:s/></text:span><text:span text:style-name="T24">(הסבר: נניח בשלילה שלא כן, לכן קיימים </text:span><text:span text:style-name="T24"><draw:g text:anchor-type="as-char" svg:y="-0.1252in" draw:z-index="50" draw:style-name="gr1"><svg:title>TexMaths</svg:title><svg:desc>11§inline§c_1, c_2, c_3 \in f^{-1}[\{q\}]§svg§600§FALSE§</svg:desc><draw:path draw:style-name="gr269" draw:text-style-name="P21" svg:width="1.2539in" svg:height="0.1469in" svg:x="0.0016in" svg:y="0.0075in" svg:viewBox="0 0 3186 374" svg:d="M0 0c1062 0 2124 0 3186 0 0 125 0 249 0 374-1062 0-2124 0-3186 0 0-125 0-249 0-374z"><text:p/></draw:path><draw:path draw:style-name="gr270" draw:text-style-name="P22" svg:width="0.0591in" svg:height="0.0685in" svg:x="-0.0004in" svg:y="0.0583in" svg:viewBox="0 0 151 175" svg:d="M138 24c-6 0-11 0-17 6-7 5-8 12-8 15 0 9 8 13 15 13 12 0 22-10 22-25 0-19-18-33-45-33-53 0-105 55-105 110 0 34 23 65 63 65 56 0 88-41 88-45 0-3-2-6-5-6-2 0-3 1-5 4-30 38-73 38-77 38-24 0-35-19-35-42 0-15 7-53 21-77 12-22 34-38 55-38 13 0 27 5 33 15z"><text:p/></draw:path><draw:path draw:style-name="gr271" draw:text-style-name="P22" svg:width="0.0382in" svg:height="0.0701in" svg:x="0.0713in" svg:y="0.078in" svg:viewBox="0 0 98 179" svg:d="M61 8c0-8 0-8-8-8-18 16-42 18-53 18 0 3 0 5 0 8 7 0 24 0 40-6 0 46 0 91 0 137 0 9 0 12-28 12-3 0-6 0-10 0 0 3 0 7 0 10 5 0 38-1 48-1 8 0 42 1 48 1 0-3 0-7 0-10-3 0-7 0-10 0-27 0-27-3-27-12 0-50 0-100 0-149z"><text:p/></draw:path><draw:path draw:style-name="gr272" draw:text-style-name="P22" svg:width="0.0173in" svg:height="0.0449in" svg:x="0.1409in" svg:y="0.1091in" svg:viewBox="0 0 45 115" svg:d="M45 41c0-26-10-41-25-41-12 0-20 10-20 21 0 10 8 20 20 20 5 0 10-1 14-5 1-1 1-1 2-1 0 2 0 0 0 6 0 28-13 51-26 64-3 4-3 5-3 6 0 3 1 4 3 4 4 0 35-29 35-74z"><text:p/></draw:path><draw:path draw:style-name="gr273" draw:text-style-name="P22" svg:width="0.0591in" svg:height="0.0685in" svg:x="0.2016in" svg:y="0.0583in" svg:viewBox="0 0 151 175" svg:d="M138 24c-7 0-13 0-18 6-6 5-7 12-7 15 0 9 7 13 15 13 11 0 22-10 22-25 0-19-19-33-47-33-51 0-103 55-103 110 0 34 23 65 63 65 55 0 88-41 88-45 0-3-2-6-5-6-2 0-3 1-5 4-31 38-73 38-77 38-24 0-35-19-35-42 0-15 7-53 21-77 12-22 33-38 55-38 13 0 27 5 33 15z"><text:p/></draw:path><draw:path draw:style-name="gr274" draw:text-style-name="P22" svg:width="0.0469in" svg:height="0.0701in" svg:x="0.2677in" svg:y="0.078in" svg:viewBox="0 0 120 179" svg:d="M120 130c-3 0-6 0-9 0-1 6-3 22-8 25-2 1-23 1-26 1-16 0-33 0-49 0 28-25 37-33 53-45 20-17 39-33 39-58 0-33-29-53-63-53s-57 23-57 48c0 13 12 16 14 16 7 0 15-6 15-15 0-5-1-14-16-14 9-20 27-25 40-25 26 0 41 21 41 43 0 23-17 41-26 51-22 21-43 42-65 64-3 3-3 3-3 11 37 0 75 0 112 0 2-16 6-33 8-49z"><text:p/></draw:path><draw:path draw:style-name="gr275" draw:text-style-name="P22" svg:width="0.0173in" svg:height="0.0449in" svg:x="0.3429in" svg:y="0.1091in" svg:viewBox="0 0 45 115" svg:d="M45 41c0-26-10-41-25-41-12 0-20 10-20 21 0 10 8 20 20 20 5 0 10-1 14-5 1-1 1-1 1-1 1 0 1 0 1 6 0 28-13 51-26 64-4 4-4 5-4 6 0 3 2 4 4 4 4 0 35-29 35-74z"><text:p/></draw:path><draw:path draw:style-name="gr276" draw:text-style-name="P22" svg:width="0.0591in" svg:height="0.0685in" svg:x="0.4035in" svg:y="0.0583in" svg:viewBox="0 0 151 175" svg:d="M138 24c-7 0-13 0-18 6-6 5-7 12-7 15 0 9 7 13 15 13 11 0 22-10 22-25 0-19-19-33-47-33-51 0-103 55-103 110 0 34 22 65 63 65 55 0 88-41 88-45 0-3-2-6-6-6-1 0-2 1-4 4-31 38-73 38-77 38-24 0-35-19-35-42 0-15 7-53 21-77 12-22 33-38 55-38 12 0 27 5 33 15z"><text:p/></draw:path><draw:path draw:style-name="gr277" draw:text-style-name="P22" svg:width="0.0484in" svg:height="0.072in" svg:x="0.4689in" svg:y="0.078in" svg:viewBox="0 0 124 184" svg:d="M59 89c21 0 37 14 37 43 0 34-20 44-35 44-11 0-36-4-47-19 14-1 16-10 16-15 0-9-7-15-15-15-7 0-15 5-15 16 0 25 29 41 61 41 37 0 63-25 63-52 0-21-17-42-47-49 29-9 39-29 39-46 0-22-25-37-54-37-31 0-53 14-53 36 0 9 5 15 13 15 9 0 14-7 14-15 0-7-5-13-14-13 10-12 29-15 39-15 12 0 29 5 29 29 0 11-4 23-11 32-9 10-16 11-31 12-6 0-6 0-7 0s-4 1-4 4c0 4 3 4 8 4s10 0 14 0z"><text:p/></draw:path><draw:path draw:style-name="gr278" draw:text-style-name="P22" svg:width="0.076in" svg:height="0.087in" svg:x="0.5862in" svg:y="0.0433in" svg:viewBox="0 0 194 222" svg:d="M179 120c7 0 15 0 15-8s-8-8-15-8c-55 0-109 0-164 0 6-51 50-89 105-89 20 0 40 0 59 0 7 0 15 0 15-7 0-8-8-8-15-8-19 0-40 0-60 0-66 0-119 51-119 112 0 62 53 110 119 110 20 0 41 0 60 0 7 0 15 0 15-8 0-6-8-6-15-6-19 0-39 0-59 0-55 0-99-37-105-88 55 0 109 0 164 0z"><text:p/></draw:path><draw:path draw:style-name="gr279" draw:text-style-name="P22" svg:width="0.076in" svg:height="0.137in" svg:x="0.7248in" svg:y="0.0189in" svg:viewBox="0 0 194 349" svg:d="M122 117c11 0 22 0 33 0 8 0 11 0 11-7 0-5-3-5-10-5-11 0-21 0-32 0 3-15 6-29 8-44 2-7 7-35 10-39 3-8 10-13 18-13 1 0 12 0 18 6-16 1-21 16-21 21 0 9 8 13 15 13 10 0 22-7 22-23 0-17-19-26-34-26-14 0-38 7-50 45-2 8-3 12-12 60-9 0-18 0-26 0s-13 0-13 8c0 4 4 4 11 4 9 0 17 0 26 0-10 51-19 102-29 152-8 37-14 71-34 71-1 0-11 0-19-6 18-1 22-14 22-21 0-9-7-13-14-13-10 0-22 9-22 23 0 17 18 26 33 26 22 0 37-22 44-37 12-24 21-70 22-74 8-39 15-80 23-121z"><text:p/></draw:path><draw:path draw:style-name="gr280" draw:text-style-name="P22" svg:width="0.0717in" svg:height="0.0047in" svg:x="0.8193in" svg:y="0.0417in" svg:viewBox="0 0 183 13" svg:d="M173 13c3 0 10 0 10-6 0-7-6-7-10-7-54 0-108 0-162 0-4 0-11 0-11 5 0 8 7 8 11 8 54 0 108 0 162 0z"><text:p/></draw:path><draw:path draw:style-name="gr281" draw:text-style-name="P22" svg:width="0.0382in" svg:height="0.0701in" svg:x="0.9146in" svg:y="0.0004in" svg:viewBox="0 0 98 179" svg:d="M62 8c0-8-1-8-9-8-18 16-42 18-53 18 0 3 0 6 0 9 7 0 24 0 40-7 0 46 0 91 0 137 0 9 0 12-28 12-3 0-6 0-10 0 0 3 0 7 0 10 5 0 38-1 48-1 8 0 42 1 48 1 0-3 0-7 0-10-3 0-7 0-10 0-26 0-26-3-26-12 0-50 0-100 0-149z"><text:p/></draw:path><draw:path draw:style-name="gr282" draw:text-style-name="P22" svg:width="0.0205in" svg:height="0.1508in" svg:x="0.9894in" svg:y="0.0118in" svg:viewBox="0 0 53 384" svg:d="M53 384c0-5 0-10 0-15-12 0-25 0-38 0 0-118 0-236 0-354 13 0 26 0 38 0 0-5 0-10 0-15-18 0-35 0-53 0 0 128 0 256 0 384 18 0 35 0 53 0z"><text:p/></draw:path><draw:path draw:style-name="gr283" draw:text-style-name="P22" svg:width="0.0531in" svg:height="0.1508in" svg:x="1.0248in" svg:y="0.0118in" svg:viewBox="0 0 136 384" svg:d="M81 52c0-16 10-41 52-43 2 0 3-2 3-5 0-4-2-4-6-4-39 0-74 20-75 48 0 29 0 59 0 88 0 16 0 28-15 41-14 11-28 11-37 12-2 0-3 2-3 4 0 4 2 4 6 4 25 2 44 15 48 34 1 4 1 4 1 18 0 26 0 51 0 76 0 17 0 29 19 44 15 11 40 15 56 15 4 0 6 0 6-4 0-3-2-3-5-4-24-2-44-14-48-33-2-4-2-5-2-19 0-26 0-53 0-80 0-19-3-24-15-36-9-8-20-13-31-15 32-9 46-27 46-49 0-31 0-62 0-92z"><text:p/></draw:path><draw:path draw:style-name="gr284" draw:text-style-name="P22" svg:width="0.0626in" svg:height="0.0957in" svg:x="1.0957in" svg:y="0.0583in" svg:viewBox="0 0 160 244" svg:d="M160 4c0-1-2-3-5-3-4 0-20 15-26 26-8-20-23-27-35-27-47 0-94 57-94 113 0 37 23 62 51 62 17 0 32-9 46-23-3 13-17 64-18 68-3 11-6 12-27 12-6 0-9 0-9 7 0 1 0 5 4 5 14 0 27-1 39-1 13 0 27 1 41 1 1 0 6 0 6-8 0-4-4-4-10-4-18 0-18-2-18-6 0-3 1-5 1-9 17-70 36-141 54-213zM52 166c-23 0-24-30-24-36 0-18 11-61 17-76 12-29 32-45 49-45 25 0 29 31 29 34 0 2-21 87-22 88-5 11-27 35-49 35z"><text:p/></draw:path><draw:path draw:style-name="gr285" draw:text-style-name="P22" svg:width="0.0531in" svg:height="0.1508in" svg:x="1.174in" svg:y="0.0118in" svg:viewBox="0 0 136 384" svg:d="M55 333c0 15-10 40-52 43-2 1-3 2-3 4 0 4 4 4 8 4 37 0 73-18 73-48 0-29 0-58 0-88 0-14 0-27 16-39 13-10 28-11 36-12 2 0 3-2 3-4 0-4-2-4-5-4-25-2-44-15-48-34-2-5-2-6-2-20 0-25 0-50 0-76 0-16 0-28-18-43-16-12-42-16-55-16-4 0-8 0-8 4 0 5 2 5 6 5 25 1 44 14 48 33 1 4 1 4 1 18 0 27 0 54 0 82 0 17 3 24 15 36 9 8 20 12 31 15-32 9-46 26-46 47 0 31 0 62 0 93z"><text:p/></draw:path><draw:path draw:style-name="gr286" draw:text-style-name="P22" svg:width="0.0205in" svg:height="0.1508in" svg:x="1.2425in" svg:y="0.0118in" svg:viewBox="0 0 53 384" svg:d="M53 0c-18 0-35 0-53 0 0 5 0 10 0 15 12 0 25 0 37 0 0 118 0 236 0 354-12 0-25 0-37 0 0 5 0 10 0 15 18 0 35 0 53 0 0-128 0-256 0-384z"><text:p/></draw:path></draw:g></text:span><text:span text:style-name="T24"><text:s/>כאשר </text:span><text:span text:style-name="T24"><draw:g text:anchor-type="as-char" svg:y="-0.0661in" draw:z-index="51" draw:style-name="gr1"><svg:title>TexMaths</svg:title><svg:desc>11§inline§c_1, c_2, c_3§svg§600§FALSE§</svg:desc><draw:path draw:style-name="gr260" draw:text-style-name="P21" svg:width="0.5071in" svg:height="0.0799in" svg:x="0.0008in" svg:y="0.0071in" svg:viewBox="0 0 1289 204" svg:d="M645 204c-215 0-430 0-645 0 0-68 0-136 0-204 430 0 860 0 1289 0 0 68 0 136 0 204-214 0-429 0-644 0z"><text:p/></draw:path><draw:path draw:style-name="gr261" draw:text-style-name="P22" svg:width="0.0583in" svg:height="0.0677in" svg:x="-0.0004in" svg:y="0in" svg:viewBox="0 0 149 173" svg:d="M136 24c-5 0-11 0-16 6-7 5-7 12-7 15 0 9 7 13 14 13 11 0 21-10 21-25 0-19-17-33-45-33-52 0-103 55-103 110 0 32 22 63 63 63 55 0 86-39 86-44 0-2-2-5-4-5s-2 1-5 4c-30 36-73 36-77 36-25 0-34-18-34-40 0-15 7-53 20-77 11-22 33-38 54-38 14 0 28 4 33 15z"><text:p/></draw:path><draw:path draw:style-name="gr262" draw:text-style-name="P22" svg:width="0.0382in" svg:height="0.0697in" svg:x="0.0705in" svg:y="0.0193in" svg:viewBox="0 0 98 178" svg:d="M62 8c0-8-2-8-9-8-18 16-42 16-53 16 0 4 0 7 0 10 7 0 24 0 40-7 0 46 0 92 0 137 0 8 0 12-28 12-3 0-7 0-10 0 0 3 0 6 0 10 5-2 38-2 47-2s43 0 49 2c0-4 0-7 0-10-3 0-7 0-10 0-26 0-26-4-26-12 0-50 0-99 0-148z"><text:p/></draw:path><draw:path draw:style-name="gr263" draw:text-style-name="P22" svg:width="0.0173in" svg:height="0.0449in" svg:x="0.1402in" svg:y="0.0504in" svg:viewBox="0 0 45 115" svg:d="M45 41c0-26-10-41-24-41-13 0-21 10-21 21 0 10 8 20 21 20 4 0 9-2 13-5 1-1 1-1 2-1 0 2 0 0 0 6 0 28-13 51-26 63-3 5-3 6-3 7 0 2 1 4 3 4 4 0 35-30 35-74z"><text:p/></draw:path><draw:path draw:style-name="gr264" draw:text-style-name="P22" svg:width="0.0591in" svg:height="0.0677in" svg:x="0.2008in" svg:y="0in" svg:viewBox="0 0 151 173" svg:d="M137 24c-6 0-12 0-17 6-6 5-7 12-7 15 0 9 7 13 14 13 11 0 22-10 22-25 0-19-18-33-46-33-51 0-103 55-103 110 0 32 23 63 63 63 55 0 88-39 88-44 0-2-3-5-5-5s-3 1-5 4c-31 36-73 36-77 36-24 0-35-18-35-40 0-15 7-53 20-77 13-22 33-38 55-38 14 0 28 4 33 15z"><text:p/></draw:path><draw:path draw:style-name="gr265" draw:text-style-name="P22" svg:width="0.0469in" svg:height="0.0697in" svg:x="0.2665in" svg:y="0.0193in" svg:viewBox="0 0 120 178" svg:d="M120 129c-3 0-6 0-9 0-1 6-4 21-8 23-2 3-23 3-26 3-17 0-33 0-50 0 28-25 38-32 54-44 20-17 39-33 39-58 0-33-29-53-64-53-33 0-56 23-56 48 0 13 12 14 14 14 7 0 15-4 15-14 0-4-2-14-16-14 8-19 27-24 40-24 26 0 40 21 40 43 0 23-16 41-25 51-22 21-43 42-65 63-3 2-3 3-3 11 37 0 75 0 112 0 2-17 6-33 8-49z"><text:p/></draw:path><draw:path draw:style-name="gr266" draw:text-style-name="P22" svg:width="0.0173in" svg:height="0.0449in" svg:x="0.3413in" svg:y="0.0504in" svg:viewBox="0 0 45 115" svg:d="M45 41c0-26-10-41-25-41-12 0-20 10-20 21 0 10 8 20 20 20 4 0 10-2 13-5 2-1 1-1 2-1s1 0 1 6c0 28-13 51-26 63-5 3-5 6-5 7 0 2 3 4 5 4 4 0 35-30 35-74z"><text:p/></draw:path><draw:path draw:style-name="gr267" draw:text-style-name="P22" svg:width="0.0583in" svg:height="0.0677in" svg:x="0.402in" svg:y="0in" svg:viewBox="0 0 149 173" svg:d="M137 24c-6 0-12 0-17 6-7 5-7 12-7 15 0 9 7 13 14 13 11 0 21-10 21-25 0-19-17-33-45-33-51 0-103 55-103 110 0 32 22 63 63 63 55 0 86-39 86-44 0-2-2-5-4-5s-2 1-4 4c-31 36-73 36-78 36-25 0-34-18-34-40 0-15 7-53 20-77 13-22 33-38 54-38 14 0 29 4 34 15z"><text:p/></draw:path><draw:path draw:style-name="gr268" draw:text-style-name="P22" svg:width="0.0484in" svg:height="0.0717in" svg:x="0.4673in" svg:y="0.0193in" svg:viewBox="0 0 124 183" svg:d="M59 89c21 0 36 14 36 43 0 32-19 42-35 42-11 0-35-3-46-18 12-1 16-10 16-16 0-7-7-14-16-14-6 0-14 6-14 15 0 26 27 42 60 42 38 0 64-25 64-51 0-21-17-42-47-49 29-10 38-29 38-46 0-22-24-37-53-37-31 0-54 14-54 36 0 9 6 14 14 14 9 0 14-6 14-14s-5-13-14-14c10-11 29-14 38-14 13 0 29 5 29 29 0 11-3 23-11 32-9 10-16 11-30 11-6 1-6 1-8 1-2 1-3 1-3 3 0 5 3 5 7 5 5 0 10 0 15 0z"><text:p/></draw:path></draw:g></text:span><text:span text:style-name="T24">, כלומר </text:span><text:span text:style-name="T24"><draw:g text:anchor-type="as-char" svg:y="-0.0673in" draw:z-index="52" draw:style-name="gr1"><svg:title>TexMaths</svg:title><svg:desc>11§inline§q = q_{c_1} = q_{c_2} = q_{c_3}§svg§600§FALSE§</svg:desc><draw:path draw:style-name="gr246" draw:text-style-name="P21" svg:width="1.2122in" svg:height="0.0906in" svg:x="0.0035in" svg:y="0.0075in" svg:viewBox="0 0 3080 231" svg:d="M1540 231c-514 0-1026 0-1540 0 0-77 0-154 0-231 1026 0 2054 0 3080 0 0 77 0 154 0 231-514 0-1027 0-1540 0z"><text:p/></draw:path><draw:path draw:style-name="gr247" draw:text-style-name="P22" svg:width="0.0626in" svg:height="0.0957in" svg:x="0in" svg:y="-0.0004in" svg:viewBox="0 0 160 244" svg:d="M160 4c0-1-2-3-4-3-4 0-20 16-26 27-9-21-24-28-36-28-47 0-94 57-94 113 0 38 23 61 52 61 16 0 31-9 45-23-3 13-17 66-18 69-3 11-5 12-27 12-6 0-9 0-9 8 0 1 0 4 4 4 14 0 27-1 40-1s26 1 40 1c2 0 6 0 6-7 0-5-3-5-10-5-18 0-18-2-18-5 0-4 1-6 2-9 17-71 35-142 53-214zM53 165c-23 0-25-29-25-35 0-18 11-61 17-76 12-29 33-45 49-45 25 0 30 31 30 34 0 2-22 87-23 88-5 11-27 34-48 34z"><text:p/></draw:path><draw:path draw:style-name="gr248" draw:text-style-name="P22" svg:width="0.1008in" svg:height="0.035in" svg:x="0.1181in" svg:y="0.01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49" draw:text-style-name="P22" svg:width="0.0626in" svg:height="0.0957in" svg:x="0.2764in" svg:y="-0.0004in" svg:viewBox="0 0 160 244" svg:d="M160 4c0-1-2-3-5-3-4 0-20 16-26 27-8-21-23-28-35-28-47 0-94 57-94 113 0 38 23 61 51 61 17 0 32-9 46-23-3 13-17 66-18 69-3 11-5 12-27 12-6 0-9 0-9 8 0 1 0 4 4 4 14 0 27-1 39-1 13 0 27 1 41 1 1 0 6 0 6-7 0-5-4-5-10-5-18 0-18-2-18-5 0-4 1-6 1-9 17-71 36-142 54-214zM53 165c-24 0-25-29-25-35 0-18 11-61 17-76 12-29 32-45 49-45 25 0 30 31 30 34 0 2-22 87-23 88-5 11-27 34-48 34z"><text:p/></draw:path><draw:path draw:style-name="gr250" draw:text-style-name="P22" svg:width="0.0461in" svg:height="0.0472in" svg:x="0.3449in" svg:y="0.0429in" svg:viewBox="0 0 118 121" svg:d="M102 15c-10 2-14 9-14 16 0 6 6 10 11 10 6 0 15-5 15-18 0-19-22-23-36-23-41 0-78 36-78 75 0 23 17 46 51 46 45 0 67-26 67-30 0-2-4-5-6-5-1 0-2 1-3 3-22 24-53 24-58 24-20 0-28-13-28-29 0-8 3-38 18-56 10-14 24-21 37-21 5 0 17 1 24 8z"><text:p/></draw:path><draw:path draw:style-name="gr251" draw:text-style-name="P22" svg:width="0.0307in" svg:height="0.0504in" svg:x="0.4035in" svg:y="0.0543in" svg:viewBox="0 0 79 129" svg:d="M48 6c0-6 0-6-6-6-13 12-35 12-39 12-1 0-2 0-3 0 0 3 0 6 0 9 1 0 2 0 3 0 5 0 17 0 28-6 0 32 0 64 0 97 0 6 0 8-20 8-3 0-7 0-10 0 0 2 0 5 0 9 10-1 28-1 39-1s28 0 39 1c0-4 0-7 0-9-3 0-6 0-10 0-21 0-21-2-21-8 0-36 0-71 0-106z"><text:p/></draw:path><draw:path draw:style-name="gr252" draw:text-style-name="P22" svg:width="0.1008in" svg:height="0.035in" svg:x="0.5102in" svg:y="0.01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53" draw:text-style-name="P22" svg:width="0.0618in" svg:height="0.0957in" svg:x="0.6681in" svg:y="-0.0004in" svg:viewBox="0 0 158 244" svg:d="M158 4c0-1-1-3-3-3-4 0-20 16-26 27-9-21-24-28-37-28-45 0-92 57-92 113 0 38 22 61 51 61 16 0 32-9 45-23-4 13-16 66-17 69-3 11-6 12-28 12-5 0-9 0-9 8 0 1 0 4 5 4 12 0 26-1 39-1s27 1 39 1c3 0 7 0 7-7 0-5-3-5-10-5-19 0-19-2-19-5 0-4 2-6 3-9 17-71 35-142 52-214zM52 165c-23 0-24-29-24-35 0-18 11-61 17-76 12-29 32-45 47-45 26 0 31 31 31 34 0 2-21 87-22 88-6 11-27 34-49 34z"><text:p/></draw:path><draw:path draw:style-name="gr254" draw:text-style-name="P22" svg:width="0.0457in" svg:height="0.0472in" svg:x="0.7366in" svg:y="0.0429in" svg:viewBox="0 0 117 121" svg:d="M101 15c-10 2-13 9-13 16 0 6 6 10 10 10 7 0 15-5 15-18 0-19-21-23-35-23-41 0-78 36-78 75 0 23 15 46 50 46 46 0 67-26 67-30 0-2-3-5-5-5s-2 1-4 3c-21 24-53 24-57 24-20 0-29-13-29-29 0-8 3-38 18-56 11-14 24-21 38-21 3 0 17 1 23 8z"><text:p/></draw:path><draw:path draw:style-name="gr255" draw:text-style-name="P22" svg:width="0.0374in" svg:height="0.0504in" svg:x="0.7913in" svg:y="0.0543in" svg:viewBox="0 0 96 129" svg:d="M96 91c-2 0-6 0-8 0-1 4-2 16-5 18-2 1-18 1-21 1-12 0-26 0-38 0 12-9 27-20 39-27 17-13 33-24 33-44 0-25-23-39-51-39-26 0-45 15-45 34 0 10 9 12 11 12 6 0 11-3 11-12 0-6-4-10-11-11 6-9 18-14 30-14 18 0 35 11 35 30 0 16-12 28-26 41-16 14-32 27-48 40-2 1-2 1-2 3 0 1 0 4 0 6 30 0 61 0 90 0 2-13 4-26 6-38z"><text:p/></draw:path><draw:path draw:style-name="gr256" draw:text-style-name="P22" svg:width="0.1004in" svg:height="0.035in" svg:x="0.902in" svg:y="0.0114in" svg:viewBox="0 0 256 90" svg:d="M244 15c6 0 12 0 12-7 0-8-6-8-12-8-77 0-155 0-232 0-4 0-12 0-12 8 0 7 8 7 13 7 77 0 154 0 231 0zM244 90c6 0 12 0 12-7 0-8-6-8-12-8-77 0-154 0-231 0-5 0-13 0-13 8 0 7 8 7 12 7 77 0 155 0 232 0z"><text:p/></draw:path><draw:path draw:style-name="gr257" draw:text-style-name="P22" svg:width="0.0626in" svg:height="0.0957in" svg:x="1.0602in" svg:y="-0.0004in" svg:viewBox="0 0 160 244" svg:d="M160 4c0-1-2-3-5-3-4 0-20 16-26 27-8-21-23-28-35-28-47 0-94 57-94 113 0 38 23 61 51 61 17 0 32-9 46-23-3 13-17 66-18 69-3 11-6 12-27 12-6 0-9 0-9 8 0 1 0 4 4 4 14 0 27-1 39-1 13 0 27 1 41 1 1 0 6 0 6-7 0-5-4-5-10-5-18 0-18-2-18-5 0-4 1-6 1-9 17-71 36-142 54-214zM52 165c-23 0-24-29-24-35 0-18 11-61 17-76 12-29 32-45 49-45 25 0 29 31 29 34 0 2-21 87-22 88-5 11-27 34-49 34z"><text:p/></draw:path><draw:path draw:style-name="gr258" draw:text-style-name="P22" svg:width="0.0461in" svg:height="0.0472in" svg:x="1.1287in" svg:y="0.0429in" svg:viewBox="0 0 118 121" svg:d="M102 15c-10 2-14 9-14 16 0 6 6 10 11 10 6 0 15-5 15-18 0-19-22-23-36-23-41 0-78 36-78 75 0 23 17 46 51 46 45 0 67-26 67-30 0-2-4-5-6-5-1 0-2 1-4 3-21 24-53 24-57 24-20 0-29-13-29-29 0-8 4-38 19-56 10-14 24-21 37-21 5 0 17 1 24 8z"><text:p/></draw:path><draw:path draw:style-name="gr259" draw:text-style-name="P22" svg:width="0.0394in" svg:height="0.052in" svg:x="1.1823in" svg:y="0.0543in" svg:viewBox="0 0 101 133" svg:d="M48 65c19 0 30 11 30 30s-12 30-28 30c-3 0-26 0-36-11 8-1 10-6 10-11 0-7-5-12-12-12-5 0-12 5-12 12 0 20 23 30 50 30 31 0 51-20 51-38 0-16-14-29-36-34 23-8 30-22 30-33 0-16-20-28-44-28-25 0-43 10-43 28 0 8 6 11 11 11s11-4 11-11c0-5-2-10-10-11 9-9 25-9 30-9 14 0 24 6 24 20 0 11-8 28-28 29-5 1-6 1-11 1-2 0-4 0-4 4 0 3 2 3 5 3 5 0 8 0 12 0z"><text:p/></draw:path></draw:g></text:span><text:span text:style-name="T24"><text:s/>ואז </text:span><text:span text:style-name="T24"><draw:g text:anchor-type="as-char" svg:y="-0.0882in" draw:z-index="53" draw:style-name="gr1"><svg:title>TexMaths</svg:title><svg:desc>11§inline§q \in c_1 \cap c_2 \cap c_3§svg§600§FALSE§</svg:desc><draw:path draw:style-name="gr235" draw:text-style-name="P21" svg:width="0.9697in" svg:height="0.1039in" svg:x="0.0016in" svg:y="0.0079in" svg:viewBox="0 0 2464 265" svg:d="M0 0c822 0 1642 0 2464 0 0 88 0 176 0 265-822 0-1642 0-2464 0 0-89 0-177 0-265z"><text:p/></draw:path><draw:path draw:style-name="gr236" draw:text-style-name="P22" svg:width="0.0622in" svg:height="0.0957in" svg:x="-0.0004in" svg:y="0.024in" svg:viewBox="0 0 159 244" svg:d="M159 3c0-1-1-3-4-3-4 0-20 15-26 26-8-20-23-26-36-26-46 0-93 56-93 112 0 38 23 61 51 61 17 0 31-9 46-22-4 12-17 64-18 68-3 10-6 13-27 13-6 0-9 0-9 7 0 1 0 5 4 5 12 0 27-1 39-1 13 0 27 1 40 1 2 0 7 0 7-8 0-4-4-4-10-4-19 0-19-3-19-6s2-5 2-9c17-70 36-142 53-214zM52 164c-23 0-25-28-25-35 0-18 11-60 18-76 12-29 32-45 48-45 26 0 30 32 30 34s-21 87-22 88c-5 11-27 34-49 34z"><text:p/></draw:path><draw:path draw:style-name="gr237" draw:text-style-name="P22" svg:width="0.076in" svg:height="0.0874in" svg:x="0.1217in" svg:y="0.0087in" svg:viewBox="0 0 194 223" svg:d="M179 120c7 0 15 0 15-8 0-7-8-7-15-7-54 0-109 0-163 0 5-52 49-90 104-90 20 0 39 0 59 0 7 0 15 0 15-7 0-8-8-8-15-8-20 0-40 0-60 0-66 0-119 51-119 112s53 111 119 111c20 0 40 0 60 0 7 0 15 0 15-8s-8-8-15-8c-20 0-39 0-59 0-55 0-99-36-104-87 54 0 109 0 163 0z"><text:p/></draw:path><draw:path draw:style-name="gr238" draw:text-style-name="P22" svg:width="0.0591in" svg:height="0.0677in" svg:x="0.2591in" svg:y="0.024in" svg:viewBox="0 0 151 173" svg:d="M137 23c-6 0-12 0-17 6-6 5-7 12-7 15 0 9 7 13 15 13 11 0 22-8 22-24 0-19-19-33-47-33-51 0-103 55-103 109 0 34 23 64 63 64 55 0 88-40 88-44 0-2-3-6-5-6s-3 2-5 5c-31 36-73 36-77 36-24 0-35-17-35-41 0-15 7-52 20-77 13-22 33-38 55-38 14 0 28 5 33 15z"><text:p/></draw:path><draw:path draw:style-name="gr239" draw:text-style-name="P22" svg:width="0.0382in" svg:height="0.0701in" svg:x="0.3303in" svg:y="0.0429in" svg:viewBox="0 0 98 179" svg:d="M60 8c0-8 0-8-7-8-18 17-42 18-53 18 0 3 0 6 0 10 5 0 24 0 38-8 0 45 0 91 0 137 0 8 0 12-26 12-3 0-8 0-11 0 0 3 0 6 0 10 6-1 39-1 48-1s43 0 49 1c0-4 0-7 0-10-3 0-7 0-10 0-28 0-28-4-28-12 0-50 0-100 0-149z"><text:p/></draw:path><draw:path draw:style-name="gr240" draw:text-style-name="P22" svg:width="0.0839in" svg:height="0.0933in" svg:x="0.4291in" svg:y="0in" svg:viewBox="0 0 214 238" svg:d="M214 84c0-59-59-84-107-84-50 0-107 26-107 84 0 46 0 94 0 140 0 8 0 14 8 14 7 0 7-6 7-14 0-46 0-92 0-138 0-58 63-71 92-71 17 0 41 4 62 17 30 19 30 44 30 54 0 46 0 92 0 138 0 8 0 14 8 14 7 0 7-6 7-14 0-46 0-94 0-140z"><text:p/></draw:path><draw:path draw:style-name="gr241" draw:text-style-name="P22" svg:width="0.0591in" svg:height="0.0677in" svg:x="0.5618in" svg:y="0.024in" svg:viewBox="0 0 151 173" svg:d="M137 23c-6 0-12 0-17 6-6 5-7 12-7 15 0 9 7 13 15 13 11 0 22-8 22-24 0-19-19-33-47-33-51 0-103 55-103 109 0 34 22 64 63 64 55 0 88-40 88-44 0-2-3-6-5-6s-3 2-5 5c-31 36-73 36-77 36-24 0-35-17-35-41 0-15 7-52 20-77 13-22 33-38 55-38 14 0 28 5 33 15z"><text:p/></draw:path><draw:path draw:style-name="gr242" draw:text-style-name="P22" svg:width="0.0469in" svg:height="0.0701in" svg:x="0.628in" svg:y="0.0429in" svg:viewBox="0 0 120 179" svg:d="M120 130c-3 0-6 0-9 0-1 6-4 22-8 23-2 2-23 2-26 2-17 0-33 0-50 0 28-24 38-32 54-44 20-16 39-33 39-58 0-33-29-53-64-53-33 0-56 23-56 49 0 13 12 15 14 15 7 0 15-6 15-14 0-6-2-15-16-15 8-20 27-25 40-25 26 0 40 21 40 43 0 23-16 42-25 52-22 21-43 42-65 63-3 2-3 3-3 11 37 0 74 0 111 0 3-17 6-32 9-49z"><text:p/></draw:path><draw:path draw:style-name="gr243" draw:text-style-name="P22" svg:width="0.0839in" svg:height="0.0933in" svg:x="0.7319in" svg:y="0in" svg:viewBox="0 0 214 238" svg:d="M214 84c0-59-59-84-107-84-50 0-107 26-107 84 0 46 0 94 0 140 0 8 0 14 8 14 7 0 7-6 7-14 0-46 0-92 0-138 0-58 63-71 92-71 17 0 41 4 62 17 30 19 30 44 30 54 0 46 0 92 0 138 0 8 0 14 8 14 7 0 7-6 7-14 0-46 0-94 0-140z"><text:p/></draw:path><draw:path draw:style-name="gr244" draw:text-style-name="P22" svg:width="0.0591in" svg:height="0.0677in" svg:x="0.865in" svg:y="0.024in" svg:viewBox="0 0 151 173" svg:d="M137 23c-6 0-12 0-17 6-6 5-7 12-7 15 0 9 7 13 15 13 11 0 22-8 22-24 0-19-19-33-47-33-51 0-103 55-103 109 0 34 22 64 63 64 55 0 88-40 88-44 0-2-3-6-6-6-1 0-2 2-4 5-31 36-73 36-77 36-26 0-35-17-35-41 0-15 7-52 20-77 13-22 33-38 54-38 14 0 29 5 34 15z"><text:p/></draw:path><draw:path draw:style-name="gr245" draw:text-style-name="P22" svg:width="0.0484in" svg:height="0.072in" svg:x="0.9303in" svg:y="0.0429in" svg:viewBox="0 0 124 184" svg:d="M59 89c21 0 37 15 37 43 0 33-20 43-36 43-11 0-35-3-46-18 12-2 16-9 16-15 0-9-7-15-15-15-7 0-15 5-15 16 0 25 27 41 60 41 38 0 64-25 64-52 0-21-17-42-47-48 29-10 38-30 38-47 0-22-24-37-53-37-31 0-53 14-53 36 0 9 5 15 13 15 9 0 14-7 14-15 0-7-5-13-14-13 10-12 29-15 38-15 13 0 30 6 30 29 0 12-4 24-11 32-9 10-16 11-31 11-6 2-6 2-7 2s-4 1-4 3c0 4 3 4 7 4 5 0 10 0 15 0z"><text:p/></draw:path></draw:g></text:span><text:span text:style-name="T24"><text:s/>וזו סתירה). </text:span><text:span text:style-name="T25">משום ש־</text:span><text:span text:style-name="T25"><draw:g text:anchor-type="as-char" svg:y="-0.1091in" draw:z-index="54" draw:style-name="gr1"><svg:title>TexMaths</svg:title><svg:desc>11§inline§f \colon A \to \Q§svg§600§FALSE§</svg:desc><draw:path draw:style-name="gr229" draw:text-style-name="P21" svg:width="0.6488in" svg:height="0.1236in" svg:x="0in" svg:y="0.0079in" svg:viewBox="0 0 1649 315" svg:d="M0 0c550 0 1099 0 1649 0 0 105 0 210 0 315-550 0-1099 0-1649 0 0-105 0-210 0-315z"><text:p/></draw:path><draw:path draw:style-name="gr230" draw:text-style-name="P22" svg:width="0.0756in" svg:height="0.1374in" svg:x="0.0004in" svg:y="0.0016in" svg:viewBox="0 0 193 350" svg:d="M121 118c11 0 22 0 33 0 8 0 12 0 12-8 0-5-4-5-11-5-11 0-21 0-32 0 2-14 6-29 8-43 2-8 8-36 10-41 3-7 10-12 17-12 3 0 13 0 20 6-17 1-21 16-21 21 0 9 7 13 15 13 10 0 21-8 21-23 0-17-18-26-35-26-13 0-37 7-48 45-2 8-3 12-13 60-9 0-18 0-27 0-7 0-12 0-12 8 0 5 5 5 11 5 9 0 17 0 26 0-10 50-19 101-29 151-7 37-13 73-34 73-1 0-11 0-18-7 18-1 21-15 21-21 0-9-6-13-14-13-10 0-21 8-21 23 0 18 17 26 32 26 22 0 37-23 44-37 12-24 21-71 22-74 8-40 15-81 23-121z"><text:p/></draw:path><draw:path draw:style-name="gr231" draw:text-style-name="P22" svg:width="0.0157in" svg:height="0.065in" svg:x="0.113in" svg:y="0.0433in" svg:viewBox="0 0 41 166" svg:d="M41 21c0-12-8-21-20-21-11 0-21 10-21 21 0 12 10 20 21 20 12 0 20-9 20-20zM41 146c0-12-8-21-20-21-11 0-21 10-21 21 0 12 10 20 21 20 12 0 20-9 20-20z"><text:p/></draw:path><draw:path draw:style-name="gr232" draw:text-style-name="P22" svg:width="0.1039in" svg:height="0.1083in" svg:x="0.1984in" svg:y="0in" svg:viewBox="0 0 265 276" svg:d="M55 232c-15 25-30 31-47 32-5 1-8 1-8 7 0 2 2 5 4 5 11 0 24-1 35-1 12 0 25 1 38 1 2 0 7 0 7-8 0-3-4-4-6-4-9 0-19-4-19-14 0-4 3-8 6-14 10-16 20-33 30-49 32 0 65 0 96 0 2 7 7 60 7 65 0 11-21 12-29 12-5 0-8 0-8 7 0 5 4 5 5 5 16 0 32-1 49-1 8 0 34 1 42 1 4 0 8 0 8-8 0-4-4-4-9-4-24 0-24-3-25-14-8-80-16-161-24-241 0-8 0-9-7-9-6 0-7 2-10 7-45 74-90 150-135 225zM101 175c25-43 52-85 77-128 5 43 8 85 12 128-29 0-59 0-89 0z"><text:p/></draw:path><draw:path draw:style-name="gr233" draw:text-style-name="P22" svg:width="0.1346in" svg:height="0.0787in" svg:x="0.3579in" svg:y="0.0311in" svg:viewBox="0 0 343 201" svg:d="M300 108c-21 16-30 33-34 37-17 26-21 51-21 52 0 4 5 4 8 4 7 0 8-1 9-8 9-37 32-70 75-88 5-1 6-2 6-5 0-2-2-3-3-3-18-7-64-27-78-92-1-4-2-5-9-5-3 0-8 0-8 4 0 1 4 26 20 51 8 12 19 25 35 37-95 0-191 0-287 0-6 0-13 0-13 8s7 8 13 8c96 0 192 0 287 0z"><text:p/></draw:path><draw:path draw:style-name="gr234" draw:text-style-name="P22" svg:width="0.1079in" svg:height="0.1335in" svg:x="0.5488in" svg:y="0.0016in" svg:viewBox="0 0 275 340" svg:d="M172 275c55-11 103-54 103-136 0-96-68-139-137-139-71 0-138 45-138 139 0 83 49 122 95 134 17 40 56 67 103 67 20 0 41-4 62-12 6-2 10-3 10-8s-4-7-7-7c-1 0-1 0-3 1-11 2-16 2-21 2-37 0-59-22-67-41zM84 24c-23 28-30 73-30 115 0 38 5 86 31 116-27-10-72-41-72-116 0-77 49-106 71-115zM191 24c26 10 71 41 71 115 0 78-49 107-72 116 25-28 30-73 30-116 0-37-4-85-30-115zM138 265c-63 0-70-82-70-126 0-46 8-126 70-126s69 83 69 126c0 47-8 126-69 126zM112 277c11 2 17 1 26 2 2 0 9 0 20-1 10 24 29 38 48 46 4 2 3 1 4 2 0 1-6 1-12 1-32 0-66-15-86-50z"><text:p/></draw:path></draw:g></text:span><text:span text:style-name="T25"> וכי </text:span><text:span text:style-name="T25"><draw:g text:anchor-type="as-char" svg:y="-0.1075in" draw:z-index="55" draw:style-name="gr1"><svg:title>TexMaths</svg:title><svg:desc>11§inline§f§svg§600§FALSE§</svg:desc><draw:path draw:style-name="gr227" draw:text-style-name="P21" svg:width="0.0673in" svg:height="0.1217in" svg:x="-0.0004in" svg:y="0.0075in" svg:viewBox="0 0 172 310" svg:d="M0 0c57 0 115 0 172 0 0 103 0 207 0 310-57 0-115 0-172 0 0-103 0-207 0-310z"><text:p/></draw:path><draw:path draw:style-name="gr228" draw:text-style-name="P22" svg:width="0.0748in" svg:height="0.1374in" svg:x="0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25"><text:s/>מלאה אז </text:span><text:span text:style-name="T25"><draw:g text:anchor-type="as-char" svg:y="-0.1252in" draw:z-index="56" draw:style-name="gr1"><svg:title>TexMaths</svg:title><svg:desc>11§inline§A = \bigcup_{q \in \Q} f^{-1}[\{q\}]§svg§600§FALSE§</svg:desc><draw:path draw:style-name="gr212" draw:text-style-name="P21" svg:width="1.2311in" svg:height="0.1752in" svg:x="0.0024in" svg:y="0.0075in" svg:viewBox="0 0 3128 446" svg:d="M0 0c1043 0 2085 0 3128 0 0 148 0 298 0 446-1043 0-2085 0-3128 0 0-148 0-298 0-446z"><text:p/></draw:path><draw:path draw:style-name="gr213" draw:text-style-name="P22" svg:width="0.1039in" svg:height="0.1079in" svg:x="-0.0004in" svg:y="0.0165in" svg:viewBox="0 0 265 275" svg:d="M56 232c-15 24-31 30-47 31-6 1-9 1-9 8 0 2 2 4 6 4 9 0 22-1 33-1 13 0 26 1 38 1 2 0 8 0 8-7 0-4-4-5-7-5-9 0-17-3-17-13 0-5 2-8 5-14 10-16 19-33 29-49 33 0 65 0 98 0 0 9 5 59 5 64 0 11-20 12-27 12-6 0-10 0-10 8 0 4 3 3 5 4 17 0 33-1 49-1 9 0 34 1 44 1 2 0 6 0 6-8 0-4-3-4-9-4-24 0-24-2-25-13-8-80-15-160-23-240-1-8-1-10-8-10-5 0-7 3-10 7-45 74-89 149-134 225zM102 175c26-43 51-85 76-127 5 42 8 84 12 127-29 0-58 0-88 0z"><text:p/></draw:path><draw:path draw:style-name="gr214" draw:text-style-name="P22" svg:width="0.1004in" svg:height="0.035in" svg:x="0.1594in" svg:y="0.0701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215" draw:text-style-name="P22" svg:width="0.1087in" svg:height="0.1512in" svg:x="0.3201in" svg:y="0.0118in" svg:viewBox="0 0 277 385" svg:d="M251 250c0 66-55 108-112 108-58 0-113-42-113-108 0-77 0-154 0-231 0-6 0-19-13-19s-13 13-13 19c0 78 0 156 0 233 0 75 63 133 139 133 74 0 138-58 138-133 0-77 0-155 0-233 0-6 0-19-12-19-14 0-14 13-14 19 0 77 0 154 0 231z"><text:p/></draw:path><draw:path draw:style-name="gr216" draw:text-style-name="P22" svg:width="0.0472in" svg:height="0.0673in" svg:x="0.4449in" svg:y="0.124in" svg:viewBox="0 0 121 172" svg:d="M121 8c0-1 0-3 0-4 0-2-1-4-3-4s-15 9-20 18c-2-6-11-18-29-18-34 0-69 38-69 77 0 26 18 45 41 45 15 0 27-10 34-15-1 1-9 35-10 39-4 16-4 16-21 16-3 0-7 0-7 6 0 1 2 4 4 4 9 0 18-2 28-2 9 0 21 2 29 2 2 0 5-2 5-6s-3-4-6-4c-7 0-13 0-13-4 0-1 0-1 1-5 12-49 24-97 36-145zM80 85c-2 5-2 5-5 10-10 12-23 19-34 19-10 0-19-6-19-26 0-14 8-44 13-55 13-21 27-25 34-25 19 0 25 21 25 23s-2 3-2 4c-4 17-7 33-12 50z"><text:p/></draw:path><draw:path draw:style-name="gr217" draw:text-style-name="P22" svg:width="0.0587in" svg:height="0.0689in" svg:x="0.5094in" svg:y="0.1098in" svg:viewBox="0 0 150 176" svg:d="M139 95c4 0 11 0 11-7s-7-7-11-7c-42 0-84 0-126 0 5-39 37-68 79-68 16 0 31 0 47 0 4 0 11 0 11-6 0-7-7-7-11-7-16 0-32 0-48 0-50 0-91 40-91 88 0 49 42 88 91 88 16 0 32 0 48 0 4 0 11 0 11-7 0-6-7-6-11-6-16 0-31 0-47 0-42 0-74-29-79-68 42 0 84 0 126 0z"><text:p/></draw:path><draw:path draw:style-name="gr218" draw:text-style-name="P22" svg:width="0.0756in" svg:height="0.0933in" svg:x="0.5835in" svg:y="0.0961in" svg:viewBox="0 0 193 238" svg:d="M120 192c38-8 73-38 73-95 0-67-49-97-97-97-50 0-96 31-96 97 0 58 34 86 66 93 12 29 40 48 73 48 13 0 28-3 43-8 4-2 7-3 7-7 0-3-3-4-5-4-1 0 0 0-2 0-8 2-11 2-16 2-24 0-39-15-46-29zM58 16c-16 19-21 51-21 81 0 26 4 60 21 81-17-6-49-28-49-81 0-55 34-75 49-81zM133 16c19 7 50 29 50 81 0 55-33 75-50 81 17-20 21-52 21-81 0-27-3-60-21-81zM96 185c-44 0-49-57-49-88 0-32 6-88 49-88 44 0 48 57 48 88 0 33-4 88-48 88zM78 194c8 1 12 0 18 1 1 0 7 0 14-1 8 17 21 27 34 33 2 1 2 0 3 1 0 1-5 1-8 1-23 0-47-11-61-35z"><text:p/></draw:path><draw:path draw:style-name="gr219" draw:text-style-name="P22" svg:width="0.076in" svg:height="0.1374in" svg:x="0.7031in" svg:y="0.0189in" svg:viewBox="0 0 194 350" svg:d="M122 118c11 0 22 0 33 0 8 0 12 0 12-8 0-4-4-4-11-4-11 0-21 0-32 0 3-16 6-30 8-44 2-8 8-36 10-40 3-8 10-13 18-13 2 0 12 0 18 6-16 1-21 16-21 21 0 9 8 13 15 13 11 0 22-7 22-23 0-17-18-26-34-26-14 0-38 7-49 45-2 8-4 12-13 61-9 0-18 0-26 0s-13 0-13 7c0 5 4 5 11 5 9 0 17 0 26 0-10 50-19 101-29 150-6 38-13 73-34 73-1 0-11 0-19-7 19-1 22-15 22-21 0-8-7-13-14-13-10 0-22 9-22 23 0 18 18 27 33 27 22 0 37-23 44-38 12-24 21-69 22-72 8-41 15-82 23-122z"><text:p/></draw:path><draw:path draw:style-name="gr220" draw:text-style-name="P22" svg:width="0.0717in" svg:height="0.0047in" svg:x="0.7976in" svg:y="0.0409in" svg:viewBox="0 0 183 13" svg:d="M173 13c4 0 10 0 10-5 0-8-6-8-10-8-54 0-108 0-162 0-4 0-11 0-11 7 0 6 7 6 11 6 54 0 108 0 162 0z"><text:p/></draw:path><draw:path draw:style-name="gr221" draw:text-style-name="P22" svg:width="0.0386in" svg:height="0.0701in" svg:x="0.8929in" svg:y="0.0004in" svg:viewBox="0 0 99 179" svg:d="M62 8c0-8-1-8-9-8-17 16-42 18-53 18 0 3 0 6 0 9 7 0 24 0 40-7 0 46 0 91 0 137 0 9 0 12-28 12-3 0-6 0-10 0 0 4 0 7 0 10 5 0 38-1 49-1 7 0 41 1 48 1 0-3 0-6 0-10-3 0-8 0-11 0-26 0-26-3-26-12 0-50 0-100 0-149z"><text:p/></draw:path><draw:path draw:style-name="gr222" draw:text-style-name="P22" svg:width="0.0205in" svg:height="0.1512in" svg:x="0.9673in" svg:y="0.0118in" svg:viewBox="0 0 53 385" svg:d="M53 385c0-5 0-10 0-16-12 0-25 0-38 0 0-117 0-236 0-354 13 0 26 0 38 0 0-5 0-10 0-15-18 0-35 0-53 0 0 129 0 256 0 385 18 0 35 0 53 0z"><text:p/></draw:path><draw:path draw:style-name="gr223" draw:text-style-name="P22" svg:width="0.0531in" svg:height="0.1512in" svg:x="1.0028in" svg:y="0.0118in" svg:viewBox="0 0 136 385" svg:d="M81 52c0-16 10-41 52-43 2 0 3-2 3-5 0-4-2-4-6-4-39 0-74 20-75 48 0 30 0 59 0 88 0 16 0 28-15 40-14 12-28 12-37 13-2 0-3 1-3 5 0 3 2 3 6 3 26 2 44 15 48 35 1 3 1 4 1 18 0 25 0 50 0 75 0 17 0 29 19 43 15 12 40 17 56 17 4 0 6 0 6-5 0-4-2-4-5-4-24-1-44-13-48-33-2-4-2-4-2-19 0-26 0-52 0-80 0-17-3-25-15-36-9-9-20-12-31-14 32-10 46-28 46-50 0-31 0-62 0-92z"><text:p/></draw:path><draw:path draw:style-name="gr224" draw:text-style-name="P22" svg:width="0.0626in" svg:height="0.0957in" svg:x="1.074in" svg:y="0.0583in" svg:viewBox="0 0 160 244" svg:d="M160 4c0-1-2-3-5-3-4 0-20 15-26 26-8-20-23-27-35-27-47 0-94 57-94 113 0 38 23 62 51 62 17 0 32-9 46-23-3 13-17 66-18 69-3 11-5 12-27 12-6 0-9 0-9 8 0 1 0 3 4 3 14 0 27 0 39 0 13 0 27 0 41 0 1 0 6 0 6-6 0-5-4-5-10-5-18 0-18-2-18-5 0-4 1-6 1-9 17-72 36-143 54-215zM53 166c-24 0-25-30-25-36 0-18 11-61 17-76 12-29 32-45 49-45 25 0 30 31 30 34 0 2-22 87-23 88-5 11-27 35-48 35z"><text:p/></draw:path><draw:path draw:style-name="gr225" draw:text-style-name="P22" svg:width="0.0531in" svg:height="0.1512in" svg:x="1.1524in" svg:y="0.0118in" svg:viewBox="0 0 136 385" svg:d="M55 333c0 16-10 41-52 43-2 0-3 2-3 4 0 5 4 5 8 5 37 0 73-19 73-49 0-28 0-58 0-87 0-15 0-27 16-39 13-12 28-12 36-13 2 0 3-1 3-3 0-5-2-5-5-5-25-2-44-15-48-35-2-3-2-4-2-19 0-25 0-50 0-76 0-16 0-28-18-43-16-12-42-16-55-16-4 0-8 0-8 4 0 5 2 5 6 5 25 1 44 14 48 33 1 4 1 4 1 18 0 27 0 54 0 82 0 17 3 24 15 36 9 8 20 12 31 16-32 8-46 26-46 48 0 30 0 60 0 91z"><text:p/></draw:path><draw:path draw:style-name="gr226" draw:text-style-name="P22" svg:width="0.0205in" svg:height="0.1512in" svg:x="1.2209in" svg:y="0.0118in" svg:viewBox="0 0 53 385" svg:d="M53 0c-18 0-35 0-53 0 0 5 0 10 0 15 12 0 25 0 37 0 0 118 0 237 0 354-12 0-25 0-37 0 0 6 0 11 0 16 18 0 35 0 53 0 0-129 0-256 0-385z"><text:p/></draw:path></draw:g></text:span><text:span text:style-name="T25"><text:s/>[צריך לנמק יותר בהוכחה בשיעורי הבית], ומשום ש־</text:span><text:span text:style-name="T25"><draw:g text:anchor-type="as-char" svg:y="-0.1134in" draw:z-index="57" draw:style-name="gr1"><svg:title>TexMaths</svg:title><svg:desc>11§inline§|\Q| = \a0§svg§600§FALSE§</svg:desc><draw:path draw:style-name="gr205" draw:text-style-name="P21" svg:width="0.5374in" svg:height="0.1358in" svg:x="-0.0004in" svg:y="0.0071in" svg:viewBox="0 0 1366 346" svg:d="M684 346c-228 0-456 0-684 0 0-116 0-230 0-346 456 0 911 0 1366 0 0 116 0 230 0 346-228 0-455 0-682 0z"><text:p/></draw:path><draw:path draw:style-name="gr206" draw:text-style-name="P22" svg:width="0.0055in" svg:height="0.1512in" svg:x="0.0102in" svg:y="0in" svg:viewBox="0 0 15 385" svg:d="M15 14c0-6 0-14-7-14-8 0-8 8-8 14 0 119 0 238 0 357 0 7 0 14 8 14 7 0 7-7 7-14 0-119 0-238 0-357z"><text:p/></draw:path><draw:path draw:style-name="gr207" draw:text-style-name="P22" svg:width="0.1079in" svg:height="0.1335in" svg:x="0.039in" svg:y="0.0067in" svg:viewBox="0 0 275 340" svg:d="M173 274c54-11 102-54 102-134 0-97-68-140-137-140-71 0-138 45-138 140 0 81 50 121 96 133 16 40 55 67 103 67 19 0 41-4 61-12 6-2 11-3 11-9 0-4-3-6-7-6-1 0-1 0-4 1-11 2-14 2-21 2-35 0-57-22-66-42zM85 24c-24 28-30 73-30 116 0 37 4 85 30 114-27-10-71-40-71-114 0-78 48-107 71-116zM192 24c26 10 70 41 70 116 0 77-48 106-72 114 25-27 31-71 31-114 0-38-4-86-29-116zM138 265c-63 0-70-81-70-125 0-46 8-126 70-126s70 82 70 126c0 46-9 125-70 125zM112 276c11 3 17 3 26 3 2 0 10 0 21-2 11 25 28 39 48 47 3 2 3 2 4 2 0 1-7 1-12 1-33 0-67-15-87-51z"><text:p/></draw:path><draw:path draw:style-name="gr208" draw:text-style-name="P22" svg:width="0.0055in" svg:height="0.1512in" svg:x="0.1709in" svg:y="0in" svg:viewBox="0 0 15 385" svg:d="M15 14c0-6 0-14-7-14-8 0-8 8-8 14 0 119 0 238 0 357 0 7 0 14 8 14 7 0 7-7 7-14 0-119 0-238 0-357z"><text:p/></draw:path><draw:path draw:style-name="gr209" draw:text-style-name="P22" svg:width="0.1008in" svg:height="0.0354in" svg:x="0.2461in" svg:y="0.0575in" svg:viewBox="0 0 257 91" svg:d="M243 17c6 0 14-2 14-9 0-8-8-8-14-8-77 0-154 0-231 0-5 0-12 0-12 8 0 7 7 9 12 9 77 0 154 0 231 0zM243 91c6 0 14 0 14-7 0-9-8-9-14-9-77 0-154 0-231 0-5 0-12 0-12 9 0 7 7 7 12 7 77 0 154 0 231 0z"><text:p/></draw:path><draw:path draw:style-name="gr210" draw:text-style-name="P22" svg:width="0.0756in" svg:height="0.1043in" svg:x="0.4059in" svg:y="0.0083in" svg:viewBox="0 0 193 266" svg:d="M160 224c17 19 18 31 19 38 0 3 3 4 4 4 2 0 10-4 10-25 0-6 0-14-19-37-8-9-15-18-23-27 5-34 10-67 15-100 1 1 12 13 13 28 0 1 0 4 4 4 2 0 10-4 10-24 0-13-4-19-21-35-9-8-27-39-30-46 0-2-1-4-3-4s-10 4-10 25c0 11 3 20 25 41-1 11-1 22-5 47-7 35-7 38-9 52-35-41-72-81-107-122-18-20-19-32-20-39 0-3-2-4-3-4-2 0-10 4-10 25 0 7 0 15 19 39 7 9 15 17 23 26-20 31-31 60-31 85 0 12 3 21 13 39 6 12 10 21 10 29 0 5 0 15-27 15-5 0-7 0-7 4s3 4 10 4c8 0 14 0 22 0 10 0 40-1 40-23 0-14-9-25-18-35-17-19-18-24-18-35 0-16 3-47 15-73 36 41 72 83 109 124z"><text:p/></draw:path><draw:path draw:style-name="gr211" draw:text-style-name="P22" svg:width="0.0492in" svg:height="0.0724in" svg:x="0.4961in" svg:y="0.0661in" svg:viewBox="0 0 126 185" svg:d="M126 92c0-29-4-50-17-69-8-12-25-23-46-23-63 0-63 73-63 92s0 93 63 93 63-73 63-93zM63 177c-13 0-30-7-34-29-5-16-5-39-5-59s0-39 5-55c5-21 23-26 34-26 14 0 28 9 33 24 4 14 4 34 4 57 0 20 0 41-3 57-6 25-23 31-34 31z"><text:p/></draw:path></draw:g></text:span><text:span text:style-name="T25"> אז </text:span><text:span text:style-name="T25"><draw:g text:anchor-type="as-char" svg:y="-0.1134in" draw:z-index="58" draw:style-name="gr1"><svg:title>TexMaths</svg:title><svg:desc>11§inline§|A| = |\bigcup \dots|§svg§600§FALSE§</svg:desc><draw:path draw:style-name="gr194" draw:text-style-name="P21" svg:width="0.8319in" svg:height="0.1358in" svg:x="-0.0004in" svg:y="0.0071in" svg:viewBox="0 0 2114 346" svg:d="M1058 346c-353 0-705 0-1058 0 0-116 0-230 0-346 705 0 1409 0 2114 0 0 116 0 230 0 346-352 0-704 0-1056 0z"><text:p/></draw:path><draw:path draw:style-name="gr195" draw:text-style-name="P22" svg:width="0.0055in" svg:height="0.1512in" svg:x="0.0102in" svg:y="0in" svg:viewBox="0 0 15 385" svg:d="M15 14c0-6 0-14-7-14-8 0-8 8-8 14 0 119 0 238 0 357 0 7 0 14 8 14 7 0 7-7 7-14 0-119 0-238 0-357z"><text:p/></draw:path><draw:path draw:style-name="gr196" draw:text-style-name="P22" svg:width="0.1039in" svg:height="0.1079in" svg:x="0.0394in" svg:y="0.0047in" svg:viewBox="0 0 265 275" svg:d="M56 231c-15 26-31 31-48 32-5 1-8 1-8 8 0 2 2 4 6 4 9 0 22-1 33-1 12 0 26 1 38 1 2 0 8 0 8-7 0-4-4-5-7-5-9 0-17-3-17-13 0-4 2-9 4-14 10-17 20-32 30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197" draw:text-style-name="P22" svg:width="0.0055in" svg:height="0.1512in" svg:x="0.1665in" svg:y="0in" svg:viewBox="0 0 15 385" svg:d="M15 14c0-6 0-14-7-14-8 0-8 8-8 14 0 119 0 238 0 357 0 7 0 14 8 14 7 0 7-7 7-14 0-119 0-238 0-357z"><text:p/></draw:path><draw:path draw:style-name="gr198" draw:text-style-name="P22" svg:width="0.1008in" svg:height="0.0354in" svg:x="0.2413in" svg:y="0.0575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99" draw:text-style-name="P22" svg:width="0.0055in" svg:height="0.1512in" svg:x="0.4114in" svg:y="0in" svg:viewBox="0 0 15 385" svg:d="M15 14c0-6 0-14-7-14-8 0-8 8-8 14 0 119 0 238 0 357 0 7 0 14 8 14 7 0 7-7 7-14 0-119 0-238 0-357z"><text:p/></draw:path><draw:path draw:style-name="gr200" draw:text-style-name="P22" svg:width="0.1091in" svg:height="0.1512in" svg:x="0.4693in" svg:y="0in" svg:viewBox="0 0 278 385" svg:d="M252 250c0 66-56 109-113 109-59 0-113-43-113-109 0-77 0-154 0-231 0-6 0-19-13-19s-13 13-13 19c0 78 0 156 0 233 0 75 63 133 139 133 74 0 139-58 139-133 0-77 0-155 0-233 0-6 0-19-13-19s-13 13-13 19c0 77 0 154 0 231z"><text:p/></draw:path><draw:path draw:style-name="gr201" draw:text-style-name="P22" svg:width="0.0157in" svg:height="0.0157in" svg:x="0.626in" svg:y="0.0972in" svg:viewBox="0 0 41 41" svg:d="M41 21c0-12-10-21-21-21-12 0-20 9-20 21 0 11 8 20 20 20 11 0 21-9 21-20z"><text:p/></draw:path><draw:path draw:style-name="gr202" draw:text-style-name="P22" svg:width="0.0157in" svg:height="0.0157in" svg:x="0.6937in" svg:y="0.0972in" svg:viewBox="0 0 41 41" svg:d="M41 21c0-12-9-21-20-21-12 0-21 9-21 21 0 11 9 20 21 20 11 0 20-9 20-20z"><text:p/></draw:path><draw:path draw:style-name="gr203" draw:text-style-name="P22" svg:width="0.0157in" svg:height="0.0157in" svg:x="0.761in" svg:y="0.0972in" svg:viewBox="0 0 41 41" svg:d="M41 21c0-12-9-21-20-21-12 0-21 9-21 21 0 11 9 20 21 20 11 0 20-9 20-20z"><text:p/></draw:path><draw:path draw:style-name="gr204" draw:text-style-name="P22" svg:width="0.0055in" svg:height="0.1512in" svg:x="0.8339in" svg:y="0in" svg:viewBox="0 0 15 385" svg:d="M15 14c0-6 0-14-7-14-8 0-8 8-8 14 0 119 0 238 0 357 0 7 0 14 8 14 7 0 7-7 7-14 0-119 0-238 0-357z"><text:p/></draw:path></draw:g></text:span><text:span text:style-name="T25">, וזהו איחוד בן מניה של קבוצות סופיות, ולפי משפט לכל היותר בן־מניה. סה"כ </text:span><text:span text:style-name="T25"><draw:g text:anchor-type="as-char" svg:y="-0.1134in" draw:z-index="59" draw:style-name="gr1"><svg:title>TexMaths</svg:title><svg:desc>11§inline§|A| \le \a0§svg§600§FALSE§</svg:desc><draw:path draw:style-name="gr187" draw:text-style-name="P21" svg:width="0.5327in" svg:height="0.1354in" svg:x="-0.0004in" svg:y="0.0075in" svg:viewBox="0 0 1354 345" svg:d="M0 0c451 0 903 0 1354 0 0 115 0 230 0 345-451 0-903 0-1354 0 0-115 0-230 0-345z"><text:p/></draw:path><draw:path draw:style-name="gr188" draw:text-style-name="P22" svg:width="0.0055in" svg:height="0.1508in" svg:x="0.0102in" svg:y="0in" svg:viewBox="0 0 15 384" svg:d="M15 14c0-7 0-14-7-14-8 0-8 7-8 14 0 119 0 237 0 356 0 8 0 14 8 14 7 0 7-6 7-14 0-119 0-237 0-356z"><text:p/></draw:path><draw:path draw:style-name="gr189" draw:text-style-name="P22" svg:width="0.1039in" svg:height="0.1079in" svg:x="0.0394in" svg:y="0.0051in" svg:viewBox="0 0 265 275" svg:d="M55 230c-15 27-30 32-47 33-5 0-8 0-8 8 0 2 2 4 4 4 11 0 24-2 35-2 12 0 25 2 38 2 2 0 7 0 7-7 0-5-4-5-6-5-9-1-19-4-19-14 0-5 3-9 6-14 10-16 20-32 30-48 32 0 65 0 96 0 2 7 7 60 7 63 0 12-21 13-29 13-5 0-8 0-8 8 0 4 4 4 5 4 16 0 32-2 49-2 8 0 34 2 42 2 3 0 8 0 8-9 0-3-4-3-9-3-24 0-24-3-25-14-8-79-16-160-24-240 0-8 0-9-7-9-6 0-7 2-10 7-45 74-90 149-135 223zM102 175c26-43 51-86 76-128 5 42 8 85 12 128-29 0-58 0-88 0z"><text:p/></draw:path><draw:path draw:style-name="gr190" draw:text-style-name="P22" svg:width="0.0055in" svg:height="0.1508in" svg:x="0.1665in" svg:y="0in" svg:viewBox="0 0 15 384" svg:d="M15 14c0-7 0-14-7-14-8 0-8 7-8 14 0 119 0 237 0 356 0 8 0 14 8 14 7 0 7-6 7-14 0-119 0-237 0-356z"><text:p/></draw:path><draw:path draw:style-name="gr191" draw:text-style-name="P22" svg:width="0.0929in" svg:height="0.1161in" svg:x="0.2453in" svg:y="0.0173in" svg:viewBox="0 0 237 296" svg:d="M229 17c4-3 8-5 8-9 0-5-4-8-8-8-2 0-6 1-8 2-71 33-142 66-213 100-7 4-8 7-8 9 0 5 2 7 8 9 71 33 142 66 213 99 6 3 7 3 8 3 3 0 8-4 8-7 0-5-3-7-9-9-67-31-134-63-202-95 68-32 136-63 203-94zM222 296c7 0 15 0 15-8 0-7-9-7-15-7-69 0-138 0-208 0-6 0-14 0-14 7 0 8 7 8 13 8 70 0 140 0 209 0z"><text:p/></draw:path><draw:path draw:style-name="gr192" draw:text-style-name="P22" svg:width="0.0756in" svg:height="0.1043in" svg:x="0.4012in" svg:y="0.0087in" svg:viewBox="0 0 193 266" svg:d="M161 222c16 20 17 32 18 40 0 2 3 3 4 3 2 0 10-4 10-24 0-8 0-15-19-38-8-9-16-17-23-26 5-34 10-67 15-100 1 1 12 13 13 26 0 3 0 6 4 6 2 0 10-4 10-24 0-13-3-19-20-35-10-8-28-39-31-47 0-1-1-3-3-3-3 0-10 4-10 24 0 12 3 21 25 42 0 11-1 21-5 47-7 35-7 38-9 52-35-41-72-81-107-122-18-20-19-32-19-40-1-2-3-3-4-3-2 0-10 4-10 24 0 8 0 16 19 39 7 9 15 17 23 26-20 32-31 60-31 85 0 13 3 21 13 40 7 11 10 21 10 28 0 5 0 15-27 16-5 0-7 1-7 4 0 4 3 4 10 4 8 0 14 0 22 0 11 0 40-1 40-23 0-14-9-25-18-36-17-18-18-23-18-35 0-16 3-46 15-73 36 41 73 83 110 123z"><text:p/></draw:path><draw:path draw:style-name="gr193" draw:text-style-name="P22" svg:width="0.0488in" svg:height="0.0724in" svg:x="0.4913in" svg:y="0.0661in" svg:viewBox="0 0 125 185" svg:d="M125 94c0-30-3-51-16-71-8-12-24-23-46-23-63 0-63 74-63 94 0 18 0 91 63 91 62 0 62-73 62-91zM63 177c-12 0-29-7-34-29-5-16-5-38-5-58s0-40 5-55c5-22 23-27 34-27 14 0 28 9 33 24 4 15 5 34 5 58 0 20 0 40-4 56-5 26-23 31-34 31z"><text:p/></draw:path></draw:g></text:span><text:span text:style-name="T25"><text:s/>(</text:span><text:span text:style-name="T25"><draw:g text:anchor-type="as-char" svg:y="-0.1083in" draw:z-index="60" draw:style-name="gr1"><svg:title>TexMaths</svg:title><svg:desc>11§inline§A§svg§600§FALSE§</svg:desc><draw:path draw:style-name="gr185" draw:text-style-name="P21" svg:width="0.0929in" svg:height="0.0921in" svg:x="0.0024in" svg:y="0.0079in" svg:viewBox="0 0 237 235" svg:d="M0 0c79 0 158 0 237 0 0 78 0 157 0 235-79 0-158 0-237 0 0-78 0-157 0-235z"><text:p/></draw:path><draw:path draw:style-name="gr186" draw:text-style-name="P22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25"> לכל היותר בת מניה). </text:span></text:p>
      <text:p text:style-name="P18"><text:span text:style-name="T25">ה</text:span><text:span text:style-name="T5">וכחת המשפט לגבי איחוד לכל היותר בן מניה: </text:span></text:p>
      <text:p text:style-name="P19">יהי <text:span text:style-name="T5"><draw:g text:anchor-type="as-char" svg:y="-0.1134in" draw:z-index="61" draw:style-name="gr1"><svg:title>TexMaths</svg:title><svg:desc>11§inline§\{A_i \mid i\in I\}§svg§600§FALSE§</svg:desc><draw:path draw:style-name="gr176" draw:text-style-name="P21" svg:width="0.7331in" svg:height="0.1354in" svg:x="-0.0004in" svg:y="0.0075in" svg:viewBox="0 0 1863 345" svg:d="M0 0c622 0 1242 0 1863 0 0 115 0 230 0 345-621 0-1241 0-1863 0 0-115 0-230 0-345z"><text:p/></draw:path><draw:path draw:style-name="gr177" draw:text-style-name="P22" svg:width="0.0539in" svg:height="0.1508in" svg:x="0.0028in" svg:y="0in" svg:viewBox="0 0 138 384" svg:d="M81 52c0-16 11-41 53-43 2-1 4-2 4-5 0-4-4-4-8-4-39 0-74 20-74 48 0 29 0 59 0 89 0 14 0 26-15 39-13 11-29 12-38 12-1 0-3 2-3 5 0 2 2 2 7 3 25 1 44 15 48 34 1 5 1 6 1 19 0 25 0 50 0 76 0 16 0 28 19 44 14 11 41 15 55 15 4 0 8 0 8-4 0-3-3-3-7-5-24-1-43-13-49-33-1-3-1-4-1-18 0-27 0-53 0-81 0-17-2-24-15-36-8-9-19-12-30-14 32-9 45-27 45-49 0-31 0-61 0-92z"><text:p/></draw:path><draw:path draw:style-name="gr178" draw:text-style-name="P22" svg:width="0.1039in" svg:height="0.1079in" svg:x="0.0732in" svg:y="0.0051in" svg:viewBox="0 0 265 275" svg:d="M56 230c-16 27-31 32-48 33-5 0-8 0-8 8 0 2 2 4 4 4 11 0 23-2 34-2 13 0 27 2 39 2 2 0 7 0 7-7 0-5-4-5-6-5-9-1-19-4-19-14 0-5 3-9 6-14 10-16 20-32 30-48 32 0 64 0 96 0 1 7 7 60 7 63 0 12-20 13-29 13-4 0-8 0-8 8 0 4 4 4 5 4 15 0 32-2 49-2 9 0 34 2 44 2 2 0 6 0 6-9 0-3-4-3-9-3-24 0-24-3-25-14-8-79-15-160-23-240-1-8-1-9-8-9-6 0-8 2-10 7-45 74-89 149-134 223zM102 175c26-43 51-86 76-128 5 42 8 85 12 128-29 0-58 0-88 0z"><text:p/></draw:path><draw:path draw:style-name="gr179" draw:text-style-name="P22" svg:width="0.0315in" svg:height="0.0709in" svg:x="0.187in" svg:y="0.0661in" svg:viewBox="0 0 81 181" svg:d="M75 10c0-4-3-10-11-10s-16 7-16 14c0 5 4 10 11 10 8 0 16-7 16-14zM20 146c-1 5-3 7-3 13 0 12 11 22 26 22 26 0 38-37 38-41 0-3-3-3-4-3-3 0-3 1-4 4-7 22-19 33-30 33-4 0-7-4-7-10 0-7 3-11 5-18 3-6 5-14 9-20 2-7 12-31 13-35 1-3 2-6 2-8 0-14-11-24-26-24-27 0-39 37-39 41 0 5 3 5 4 5 4 0 4-3 5-5 8-23 19-33 30-33 3 0 6 2 6 9s-2 11-9 27c-5 15-11 29-16 43z"><text:p/></draw:path><draw:path draw:style-name="gr180" draw:text-style-name="P22" svg:width="0.0055in" svg:height="0.1508in" svg:x="0.2929in" svg:y="0in" svg:viewBox="0 0 15 384" svg:d="M15 14c0-7 0-14-7-14-8 0-8 7-8 14 0 119 0 237 0 356 0 8 0 14 8 14 7 0 7-6 7-14 0-119 0-237 0-356z"><text:p/></draw:path><draw:path draw:style-name="gr181" draw:text-style-name="P22" svg:width="0.0398in" svg:height="0.1012in" svg:x="0.3638in" svg:y="0.0138in" svg:viewBox="0 0 102 258" svg:d="M98 14c0-7-5-14-14-14-10 0-20 10-20 21 0 7 4 13 14 13 9 0 20-9 20-20zM69 159c5-11 5-13 9-22 2-8 4-14 4-21 0-17-12-31-31-31-37 0-51 56-51 59 0 4 3 4 4 4 5 0 5-2 7-7 10-36 25-49 39-49 3 0 9 0 9 14 0 7-2 15-4 20-3 9-20 55-26 70-5 10-9 22-9 31 0 17 13 31 32 31 36 0 50-55 50-60 0-3-4-3-5-3-4 0-3 1-6 6-6 25-20 49-39 49-7 0-9-4-9-13 0-10 2-16 11-39 5-13 10-26 15-39z"><text:p/></draw:path><draw:path draw:style-name="gr182" draw:text-style-name="P22" svg:width="0.076in" svg:height="0.087in" svg:x="0.4661in" svg:y="0.0315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183" draw:text-style-name="P22" svg:width="0.0701in" svg:height="0.1031in" svg:x="0.6024in" svg:y="0.0102in" svg:viewBox="0 0 179 263" svg:d="M131 30c4-13 5-18 35-18 10 0 13 0 13-6s-4-6-6-6c-11 0-40 1-51 1-12 0-40-1-52-1-2 0-7 0-7 8 0 4 3 4 11 4 16 0 26 0 26 8 0 2 0 2 0 6-17 69-35 138-53 206-3 15-4 19-35 19-9 0-12 0-12 8 0 4 4 4 5 4 11 0 40-2 51-2 12 0 41 2 52 2 3 0 7 0 7-8 0-4-2-4-11-4-6 0-8 0-16-1-9-1-10-2-10-7 0-3 1-6 1-8 18-69 34-137 52-205z"><text:p/></draw:path><draw:path draw:style-name="gr184" draw:text-style-name="P22" svg:width="0.0535in" svg:height="0.1508in" svg:x="0.687in" svg:y="0in" svg:viewBox="0 0 137 384" svg:d="M56 333c0 15-10 40-53 42-1 2-3 3-3 5 0 4 4 4 8 4 37 0 73-18 73-48 0-29 0-59 0-88 0-15 0-27 16-40 14-11 28-12 37-12 2-1 3-2 3-3 0-5-2-5-6-5-25-1-44-15-49-34-1-4-1-5-1-19 0-25 0-50 0-76 0-16 0-28-17-44-16-12-43-15-56-15-4 0-8 0-8 4s2 4 7 5c24 1 42 13 48 33 1 3 1 4 1 19 0 26 0 52 0 80 0 18 3 24 15 36 8 9 19 12 30 16-31 7-45 25-45 47 0 31 0 62 0 93z"><text:p/></draw:path></draw:g></text:span><text:span text:style-name="T5"><text:s/>אוסף קבוצות עבור </text:span><text:span text:style-name="T5"><draw:g text:anchor-type="as-char" svg:y="-0.1134in" draw:z-index="62" draw:style-name="gr1"><svg:title>TexMaths</svg:title><svg:desc>11§inline§|I| \le \a0§svg§600§FALSE§</svg:desc><draw:path draw:style-name="gr169" draw:text-style-name="P21" svg:width="0.498in" svg:height="0.1354in" svg:x="-0.0004in" svg:y="0.0075in" svg:viewBox="0 0 1266 345" svg:d="M0 0c422 0 845 0 1266 0 0 115 0 230 0 345-421 0-844 0-1266 0 0-115 0-230 0-345z"><text:p/></draw:path><draw:path draw:style-name="gr170" draw:text-style-name="P22" svg:width="0.0055in" svg:height="0.1508in" svg:x="0.0102in" svg:y="0in" svg:viewBox="0 0 15 384" svg:d="M15 14c0-7 0-14-7-14-8 0-8 7-8 14 0 119 0 237 0 356 0 8 0 14 8 14 7 0 7-6 7-14 0-119 0-237 0-356z"><text:p/></draw:path><draw:path draw:style-name="gr171" draw:text-style-name="P22" svg:width="0.0697in" svg:height="0.1031in" svg:x="0.0394in" svg:y="0.0102in" svg:viewBox="0 0 178 263" svg:d="M131 30c3-13 4-18 35-18 9 0 12 0 12-6s-4-6-5-6c-11 0-40 1-51 1-12 0-41-1-52-1-3 0-7 0-7 8 0 4 3 4 11 4 15 0 26 0 26 8 0 2 0 2-1 6-18 69-34 138-52 206-3 15-4 19-35 19-9 0-12 0-12 8 0 3 4 4 6 4 11 0 39-2 50-2s40 2 52 2c3 0 8 0 8-8 0-4-4-4-12-4-7 0-9 0-17-1s-10-2-10-7c0-3 1-6 2-8 18-69 34-137 52-205z"><text:p/></draw:path><draw:path draw:style-name="gr172" draw:text-style-name="P22" svg:width="0.0055in" svg:height="0.1508in" svg:x="0.1311in" svg:y="0in" svg:viewBox="0 0 15 384" svg:d="M15 14c0-7 0-14-7-14-8 0-8 7-8 14 0 119 0 237 0 356 0 8 0 14 8 14 7 0 7-6 7-14 0-119 0-237 0-356z"><text:p/></draw:path><draw:path draw:style-name="gr173" draw:text-style-name="P22" svg:width="0.0925in" svg:height="0.1161in" svg:x="0.2102in" svg:y="0.0173in" svg:viewBox="0 0 236 296" svg:d="M229 17c4-3 7-5 7-9 0-5-3-8-8-8-1 0-4 1-7 2-71 33-142 66-213 100-7 4-8 7-8 9 0 5 2 7 8 9 71 33 142 66 213 99 6 3 6 3 7 3 4 0 8-4 8-7 0-5-1-7-8-10-67-31-135-63-203-94 69-32 136-63 204-94zM222 296c7 0 14 0 14-8 0-7-8-7-14-7-69 0-139 0-209 0-5 0-13 0-13 7 0 8 7 8 13 8 70 0 140 0 209 0z"><text:p/></draw:path><draw:path draw:style-name="gr174" draw:text-style-name="P22" svg:width="0.0756in" svg:height="0.1043in" svg:x="0.3665in" svg:y="0.0087in" svg:viewBox="0 0 193 266" svg:d="M161 222c16 20 17 32 18 40 0 2 3 3 4 3 2 0 10-4 10-24 0-8 0-15-19-38-8-9-15-17-23-26 5-34 10-67 15-100 1 1 12 13 13 26 0 3 0 6 4 6 2 0 10-4 10-24 0-13-2-19-21-35-9-8-27-39-30-47 0-1-1-3-3-3s-10 4-10 24c0 12 3 21 25 42 0 11-1 21-5 47-7 35-7 38-9 52-35-41-72-81-107-122-18-20-19-32-20-40 0-2-2-3-3-3-2 0-10 4-10 24 0 8 0 16 19 39 7 9 15 17 23 26-20 32-31 60-31 85 0 13 3 21 13 40 7 11 10 21 10 28 0 5 0 15-27 16-5 0-7 1-7 4 0 4 3 4 10 4 8 0 14 0 22 0 10 0 40-1 40-23 0-14-9-25-18-36-17-18-18-23-18-35 0-16 3-46 15-73 36 41 73 83 110 123z"><text:p/></draw:path><draw:path draw:style-name="gr175" draw:text-style-name="P22" svg:width="0.0492in" svg:height="0.0724in" svg:x="0.4567in" svg:y="0.0661in" svg:viewBox="0 0 126 185" svg:d="M126 94c0-30-4-51-17-71-8-12-24-23-46-23-63 0-63 74-63 94 0 18 0 91 63 91s63-73 63-91zM63 177c-12 0-29-7-34-29-5-16-5-38-5-58s0-40 5-55c5-22 23-27 34-27 14 0 28 9 33 24 4 15 5 34 5 58 0 20 0 40-4 56-4 26-23 31-34 31z"><text:p/></draw:path></draw:g></text:span><text:span text:style-name="T5">. ראשית, ניתן להניח ש־</text:span><text:span text:style-name="T5"><draw:g text:anchor-type="as-char" svg:y="-0.1063in" draw:z-index="63" draw:style-name="gr1"><svg:title>TexMaths</svg:title><svg:desc>11§inline§I = \N§svg§600§FALSE§</svg:desc><draw:path draw:style-name="gr165" draw:text-style-name="P21" svg:width="0.372in" svg:height="0.0906in" svg:x="0.0024in" svg:y="0.0071in" svg:viewBox="0 0 946 231" svg:d="M473 231c-158 0-316 0-473 0 0-77 0-154 0-231 316 0 630 0 946 0 0 77 0 154 0 231-157 0-316 0-473 0z"><text:p/></draw:path><draw:path draw:style-name="gr166" draw:text-style-name="P22" svg:width="0.0701in" svg:height="0.1028in" svg:x="-0.0004in" svg:y="0in" svg:viewBox="0 0 179 262" svg:d="M132 30c3-15 4-18 34-18 10 0 13 0 13-8 0-4-4-4-6-4-11 0-40 1-51 1s-40-1-52-1c-2 0-7 0-7 8 0 4 4 4 11 4 16 0 26 0 26 7 0 2 0 3 0 6-18 70-35 138-53 207-3 15-4 18-35 18-9 0-12 0-12 8 0 4 4 4 5 4 13 0 40-1 51-1 12 0 41 1 52 1 3 0 7 0 7-7 0-5-2-5-11-5-6 0-8 0-16 0-9-1-10-3-10-7 0-3 1-6 1-9 18-68 35-136 53-204z"><text:p/></draw:path><draw:path draw:style-name="gr167" draw:text-style-name="P22" svg:width="0.1008in" svg:height="0.035in" svg:x="0.124in" svg:y="0.048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68" draw:text-style-name="P22" svg:width="0.1028in" svg:height="0.1063in" svg:x="0.2795in" svg:y="-0.0004in" svg:viewBox="0 0 262 271" svg:d="M34 35c0 63 0 125 0 187 0 20-3 28-23 28-4 0-11 0-11 6 0 7 7 7 13 7 20 0 40 0 60 0 7 0 13 0 13-7 0-6-7-6-12-6-21 0-25-9-25-29 0-58 0-116 0-175 57 73 112 147 168 219 3 5 5 6 7 6 7 0 7-7 7-13 0-73 0-145 0-217 0-21 4-27 22-28 2 0 9 0 9-6 0-7-6-7-13-7-19 0-38 0-57 0-6 0-13 0-13 7 0 6 7 6 11 6 22 1 26 9 26 29 0 39 0 80 0 120-40-52-79-105-117-156-4-6-6-6-14-6-22 0-45 0-67 0-7 0-14 0-14 7 0 6 7 6 9 6 10 1 18 8 21 12 0 4 0 5 0 10zM218 243c-56-73-112-146-169-220-3-4-3-5-7-10 15 0 31 0 46 0 43 59 86 117 130 175 0 19 0 38 0 55z"><text:p/></draw:path></draw:g></text:span><text:span text:style-name="T5"> מכיוון שאם </text:span><text:span text:style-name="T5"><draw:g text:anchor-type="as-char" svg:y="-0.1134in" draw:z-index="64" draw:style-name="gr1"><svg:title>TexMaths</svg:title><svg:desc>11§inline§|I| \le \a0§svg§600§FALSE§</svg:desc><draw:path draw:style-name="gr158" draw:text-style-name="P21" svg:width="0.498in" svg:height="0.1354in" svg:x="-0.0004in" svg:y="0.0075in" svg:viewBox="0 0 1266 345" svg:d="M0 0c422 0 845 0 1266 0 0 115 0 230 0 345-421 0-844 0-1266 0 0-115 0-230 0-345z"><text:p/></draw:path><draw:path draw:style-name="gr159" draw:text-style-name="P22" svg:width="0.0055in" svg:height="0.1508in" svg:x="0.0102in" svg:y="0in" svg:viewBox="0 0 15 384" svg:d="M15 14c0-7 0-14-7-14-8 0-8 7-8 14 0 119 0 237 0 356 0 8 0 14 8 14 7 0 7-6 7-14 0-119 0-237 0-356z"><text:p/></draw:path><draw:path draw:style-name="gr160" draw:text-style-name="P22" svg:width="0.0697in" svg:height="0.1031in" svg:x="0.0394in" svg:y="0.0102in" svg:viewBox="0 0 178 263" svg:d="M131 30c3-13 4-18 35-18 9 0 12 0 12-6s-4-6-5-6c-11 0-40 1-51 1-12 0-41-1-52-1-3 0-7 0-7 8 0 4 3 4 11 4 15 0 26 0 26 8 0 2 0 2-1 6-18 69-34 138-52 206-3 15-4 19-35 19-9 0-12 0-12 8 0 3 4 4 6 4 11 0 39-2 50-2s40 2 52 2c3 0 8 0 8-8 0-4-4-4-12-4-7 0-9 0-17-1s-10-2-10-7c0-3 1-6 2-8 18-69 34-137 52-205z"><text:p/></draw:path><draw:path draw:style-name="gr161" draw:text-style-name="P22" svg:width="0.0055in" svg:height="0.1508in" svg:x="0.1311in" svg:y="0in" svg:viewBox="0 0 15 384" svg:d="M15 14c0-7 0-14-7-14-8 0-8 7-8 14 0 119 0 237 0 356 0 8 0 14 8 14 7 0 7-6 7-14 0-119 0-237 0-356z"><text:p/></draw:path><draw:path draw:style-name="gr162" draw:text-style-name="P22" svg:width="0.0925in" svg:height="0.1161in" svg:x="0.2102in" svg:y="0.0173in" svg:viewBox="0 0 236 296" svg:d="M229 17c4-3 7-5 7-9 0-5-3-8-8-8-1 0-4 1-7 2-71 33-142 66-213 100-7 4-8 7-8 9 0 5 2 7 8 9 71 33 142 66 213 99 6 3 6 3 7 3 4 0 8-4 8-7 0-5-1-7-8-10-67-31-135-63-203-94 69-32 136-63 204-94zM222 296c7 0 14 0 14-8 0-7-8-7-14-7-69 0-139 0-209 0-5 0-13 0-13 7 0 8 7 8 13 8 70 0 140 0 209 0z"><text:p/></draw:path><draw:path draw:style-name="gr163" draw:text-style-name="P22" svg:width="0.0756in" svg:height="0.1043in" svg:x="0.3665in" svg:y="0.0087in" svg:viewBox="0 0 193 266" svg:d="M161 222c16 20 17 32 18 40 0 2 3 3 4 3 2 0 10-4 10-24 0-8 0-15-19-38-8-9-15-17-23-26 5-34 10-67 15-100 1 1 12 13 13 26 0 3 0 6 4 6 2 0 10-4 10-24 0-13-2-19-21-35-9-8-27-39-30-47 0-1-1-3-3-3s-10 4-10 24c0 12 3 21 25 42 0 11-1 21-5 47-7 35-7 38-9 52-35-41-72-81-107-122-18-20-19-32-20-40 0-2-2-3-3-3-2 0-10 4-10 24 0 8 0 16 19 39 7 9 15 17 23 26-20 32-31 60-31 85 0 13 3 21 13 40 7 11 10 21 10 28 0 5 0 15-27 16-5 0-7 1-7 4 0 4 3 4 10 4 8 0 14 0 22 0 10 0 40-1 40-23 0-14-9-25-18-36-17-18-18-23-18-35 0-16 3-46 15-73 36 41 73 83 110 123z"><text:p/></draw:path><draw:path draw:style-name="gr164" draw:text-style-name="P22" svg:width="0.0492in" svg:height="0.0724in" svg:x="0.4567in" svg:y="0.0661in" svg:viewBox="0 0 126 185" svg:d="M126 94c0-30-4-51-17-71-8-12-24-23-46-23-63 0-63 74-63 94 0 18 0 91 63 91s63-73 63-91zM63 177c-12 0-29-7-34-29-5-16-5-38-5-58s0-40 5-55c5-22 23-27 34-27 14 0 28 9 33 24 4 15 5 34 5 58 0 20 0 40-4 56-4 26-23 31-34 31z"><text:p/></draw:path></draw:g></text:span><text:span text:style-name="T5"><text:s/>אז קיים זיווג </text:span><text:span text:style-name="T5"><draw:g text:anchor-type="as-char" svg:y="-0.1075in" draw:z-index="65" draw:style-name="gr1"><svg:title>TexMaths</svg:title><svg:desc>11§inline§f \colon \N \to I§svg§600§FALSE§</svg:desc><draw:path draw:style-name="gr152" draw:text-style-name="P21" svg:width="0.6059in" svg:height="0.1217in" svg:x="-0.0004in" svg:y="0.0075in" svg:viewBox="0 0 1540 310" svg:d="M0 0c513 0 1027 0 1540 0 0 103 0 207 0 310-513 0-1027 0-1540 0 0-103 0-207 0-310z"><text:p/></draw:path><draw:path draw:style-name="gr153" draw:text-style-name="P22" svg:width="0.0752in" svg:height="0.1374in" svg:x="0in" svg:y="0in" svg:viewBox="0 0 192 350" svg:d="M121 118c11 0 22 0 33 0 8 0 12 0 12-8 0-4-4-4-11-4-11 0-21 0-32 0 2-16 6-30 8-44 2-8 8-36 10-40 3-8 10-13 17-13 3 0 12 0 20 6-17 1-21 16-21 21 0 9 7 13 15 13 9 0 20-7 20-23 0-17-17-26-34-26-13 0-37 7-48 45-2 8-3 12-13 61-9 0-18 0-27 0-7 0-12 0-12 7 0 5 5 5 11 5 9 0 17 0 26 0-10 50-19 100-29 150-7 38-13 73-34 73-1 0-11 0-18-7 18-1 21-15 21-21 0-8-6-13-14-13-10 0-21 8-21 23 0 18 16 27 32 27 22 0 37-23 44-38 12-24 21-71 22-73 8-41 15-81 23-121z"><text:p/></draw:path><draw:path draw:style-name="gr154" draw:text-style-name="P22" svg:width="0.0157in" svg:height="0.065in" svg:x="0.1126in" svg:y="0.0417in" svg:viewBox="0 0 41 166" svg:d="M41 21c0-12-9-21-20-21-12 0-21 9-21 21 0 11 9 20 21 20 11 0 20-9 20-20zM41 146c0-12-9-21-20-21-12 0-21 9-21 21 0 11 9 20 21 20 11 0 20-9 20-20z"><text:p/></draw:path><draw:path draw:style-name="gr155" draw:text-style-name="P22" svg:width="0.1028in" svg:height="0.1063in" svg:x="0.1961in" svg:y="0.0028in" svg:viewBox="0 0 262 271" svg:d="M34 35c0 63 0 126 0 187 0 20-3 28-23 28-4 0-11 0-11 6 0 7 7 7 13 7 20 0 41 0 61 0 6 0 12 0 12-7 0-6-6-6-11-6-22 0-24-9-24-29 0-58 0-118 0-176 55 74 111 146 166 220 3 4 5 6 8 6 7 0 7-7 7-14 0-72 0-144 0-216 0-21 3-27 21-28 2 0 9 0 9-6 0-7-6-7-14-7-18 0-37 0-56 0-6 0-13 0-13 7 0 6 7 6 11 6 22 1 26 9 26 29 0 39 0 80 0 121-39-53-79-105-117-158-4-5-6-5-14-5-22 0-45 0-67 0-7 0-14 0-14 7 0 6 7 6 9 6 10 1 18 8 21 12 0 4 0 5 0 10zM218 243c-56-73-111-146-167-220-5-5-5-5-9-10 15 0 31 0 46 0 43 58 87 117 130 175 0 19 0 37 0 55z"><text:p/></draw:path><draw:path draw:style-name="gr156" draw:text-style-name="P22" svg:width="0.1346in" svg:height="0.0783in" svg:x="0.3524in" svg:y="0.0291in" svg:viewBox="0 0 343 200" svg:d="M301 109c-22 15-32 32-35 36-18 27-21 50-21 51 0 4 6 4 8 4 6 0 8-1 9-7 8-37 32-70 76-87 4-1 5-3 5-5 0-3-2-4-3-4-17-7-64-27-78-91-1-5-3-6-9-6-2 0-8 0-8 4 0 2 5 26 20 51 8 12 19 25 36 37-95 0-191 0-287 0-7 0-14 0-14 9 0 8 7 8 14 8 96 0 192 0 287 0z"><text:p/></draw:path><draw:path draw:style-name="gr157" draw:text-style-name="P22" svg:width="0.0701in" svg:height="0.1028in" svg:x="0.5433in" svg:y="0.0035in" svg:viewBox="0 0 179 262" svg:d="M132 30c3-15 4-18 35-18 9 0 12 0 12-8 0-4-4-4-5-4-11 0-40 1-52 1-11 0-40-1-51-1-3 0-7 0-7 8 0 4 3 4 10 4 16 0 27 0 27 7 0 2 0 3-1 6-18 70-34 139-52 207-4 14-5 18-35 18-9 0-13 0-13 7 0 5 5 5 7 5 11 0 38-1 50-1 11 0 40 1 52 1 3 0 8 0 8-8 0-4-4-4-13-4-6 0-8 0-16 0-8-1-10-4-10-7s1-6 2-9c18-68 34-136 52-204z"><text:p/></draw:path></draw:g></text:span><text:span text:style-name="T5"><text:s/>על ולכן </text:span><text:span text:style-name="T5"><draw:g text:anchor-type="as-char" svg:y="-0.1134in" draw:z-index="66" draw:style-name="gr1"><svg:title>TexMaths</svg:title><svg:desc>11§inline§\bigcup_{i \in I} A_i \subseteq \bigcup_{n \in \N} A_{f(N)}§svg§600§FALSE§</svg:desc><draw:path draw:style-name="gr135" draw:text-style-name="P21" svg:width="1.4681in" svg:height="0.1516in" svg:x="-0.0004in" svg:y="0.0071in" svg:viewBox="0 0 3730 386" svg:d="M1865 386c-622 0-1244 0-1865 0 0-128 0-257 0-386 1243 0 2487 0 3730 0 0 129 0 258 0 386-622 0-1243 0-1865 0z"><text:p/></draw:path><draw:path draw:style-name="gr136" draw:text-style-name="P22" svg:width="0.1091in" svg:height="0.1512in" svg:x="0.0004in" svg:y="0in" svg:viewBox="0 0 278 385" svg:d="M252 251c0 65-56 108-113 108-59 0-113-43-113-108 0-77 0-155 0-232 0-6 0-19-13-19s-13 13-13 19c0 78 0 156 0 233 0 75 63 133 139 133 74 0 139-58 139-133 0-77 0-155 0-233 0-6 0-19-13-19s-13 13-13 19c0 77 0 155 0 232z"><text:p/></draw:path><draw:path draw:style-name="gr137" draw:text-style-name="P22" svg:width="0.0315in" svg:height="0.0713in" svg:x="0.124in" svg:y="0.0886in" svg:viewBox="0 0 81 182" svg:d="M75 10c0-4-4-10-11-10-8 0-16 7-16 14 0 5 4 11 11 11 8 0 16-7 16-15zM20 147c-1 4-4 7-4 11 0 14 11 24 27 24 26 0 38-38 38-42s-3-4-4-4c-3 0-4 3-6 5-5 22-17 33-28 33-6 0-7-3-7-9 0-7 2-12 5-18 3-7 5-14 8-22 3-6 13-30 14-34 1-2 2-5 2-8 0-13-11-24-27-24-26 0-38 38-38 42s3 4 4 4c4 0 4-2 5-5 7-23 18-33 28-33 5 0 8 2 8 10 0 6-2 10-9 26-5 15-11 29-16 44z"><text:p/></draw:path><draw:path draw:style-name="gr138" draw:text-style-name="P22" svg:width="0.0587in" svg:height="0.0689in" svg:x="0.1732in" svg:y="0.0976in" svg:viewBox="0 0 150 176" svg:d="M139 95c4 0 11 0 11-7s-7-7-11-7c-42 0-84 0-126 0 5-39 38-68 79-68 16 0 31 0 47 0 4 0 11 0 11-6 0-7-7-7-11-7-16 0-32 0-48 0-50 0-91 40-91 88 0 50 42 88 91 88 16 0 32 0 48 0 4 0 11 0 11-7 0-6-7-6-11-6-16 0-31 0-47 0-41 0-74-29-79-68 42 0 84 0 126 0z"><text:p/></draw:path><draw:path draw:style-name="gr139" draw:text-style-name="P22" svg:width="0.0504in" svg:height="0.0724in" svg:x="0.2504in" svg:y="0.0866in" svg:viewBox="0 0 129 185" svg:d="M95 21c3-9 3-11 23-11 7 0 11 0 11-6 0-3-3-4-5-4-6 0-13 1-18 1-6 0-13 0-19 0-7 0-12 0-19 0-5 0-12-1-19-1-1 0-5 0-5 6 0 4 3 4 9 4 1 0 6 0 11 0 5 1 6 1 6 4 0 1 0 4-1 6-12 47-23 94-35 143-2 9-3 12-23 12-8 0-11 0-11 5 1 2 0 5 4 5 9 0 29-1 38-1 6 0 12 0 18 0s13 1 19 1c1 0 6 0 6-7 0-3-4-3-9-3-1 0-7 0-12-1-6 0-6-1-6-3s0-3 1-7c12-48 23-96 36-143z"><text:p/></draw:path><draw:path draw:style-name="gr140" draw:text-style-name="P22" svg:width="0.1039in" svg:height="0.1079in" svg:x="0.3445in" svg:y="0.0047in" svg:viewBox="0 0 265 275" svg:d="M55 231c-15 25-30 31-47 32-5 1-8 1-8 8 0 3 2 4 4 4 11 0 23-1 34-1 13 0 26 1 39 1 2 0 7 0 7-6 0-5-4-6-6-6-9 0-19-3-19-13 0-5 3-9 6-15 10-15 20-31 30-48 31 0 64 0 96 0 1 9 7 60 7 64 0 11-21 12-29 12-5 0-8 0-8 8 0 4 4 4 5 4 15 0 32-1 48-1 10 0 35 1 43 1 4 0 8 0 8-8 0-4-4-4-9-4-24 0-24-2-25-13-8-79-17-160-24-240 0-8 0-10-7-10-6 0-8 3-10 7-45 74-90 149-135 224zM102 175c26-43 51-85 76-127 5 42 8 84 12 127-29 0-58 0-88 0z"><text:p/></draw:path><draw:path draw:style-name="gr141" draw:text-style-name="P22" svg:width="0.0315in" svg:height="0.0713in" svg:x="0.4583in" svg:y="0.0661in" svg:viewBox="0 0 81 182" svg:d="M75 10c0-3-4-10-11-10-8 0-16 8-16 15 0 5 4 10 11 10 8 0 16-7 16-15zM19 147c-1 4-3 7-3 13 0 12 11 22 27 22 26 0 38-38 38-41s-3-3-4-3c-3 0-4 1-6 4-5 21-17 33-28 33-6 0-7-4-7-10 0-7 2-11 5-18 3-6 5-14 8-20 3-7 13-32 14-36 1-2 2-5 2-7 0-14-11-23-27-23-26 0-38 36-38 40s3 4 4 4c4 0 4-2 5-5 7-23 18-32 28-32 5 0 8 1 8 9 0 7-2 10-9 28-5 14-12 28-17 42z"><text:p/></draw:path><draw:path draw:style-name="gr142" draw:text-style-name="P22" svg:width="0.0921in" svg:height="0.1165in" svg:x="0.5587in" svg:y="0.0169in" svg:viewBox="0 0 235 297" svg:d="M222 15c7 0 13 0 13-7 0-8-6-8-13-8-34 0-69 0-103 0-67 0-119 51-119 112 0 62 53 111 119 111 34 0 69 0 103 0 7 0 13 0 13-7 0-8-6-8-13-8-34 0-69 0-103 0-61 0-104-45-104-96 0-53 44-97 104-97 34 0 69 0 103 0zM21 282c-7 0-13 0-13 7 0 8 6 8 13 8 67 0 134 0 201 0 7 0 13 0 13-8 0-7-6-7-13-7-67 0-134 0-201 0z"><text:p/></draw:path><draw:path draw:style-name="gr143" draw:text-style-name="P22" svg:width="0.1091in" svg:height="0.1512in" svg:x="0.715in" svg:y="0in" svg:viewBox="0 0 278 385" svg:d="M252 251c0 65-55 108-112 108-59 0-114-43-114-108 0-77 0-155 0-232 0-6 0-19-13-19s-13 13-13 19c0 78 0 156 0 233 0 75 64 133 140 133 74 0 138-58 138-133 0-77 0-155 0-233 0-6 0-19-13-19s-13 13-13 19c0 77 0 155 0 232z"><text:p/></draw:path><draw:path draw:style-name="gr144" draw:text-style-name="P22" svg:width="0.0646in" svg:height="0.0476in" svg:x="0.8382in" svg:y="0.1122in" svg:viewBox="0 0 165 122" svg:d="M20 102c-1 4-2 10-2 11 0 7 4 9 8 9 5 0 9-3 11-5 3-4 4-11 5-18 1-4 4-18 5-24 2-6 4-12 6-18 2-11 3-13 11-24 7-11 20-25 40-25 16 0 16 14 16 18 0 17-11 47-16 59-3 7-4 10-4 14 0 14 12 23 26 23 27 0 39-37 39-42 0-3-3-3-4-3-4 0-5 2-6 4-5 22-18 33-29 33-5 0-6-3-6-8 0-7 1-10 6-22 4-9 15-38 15-53 0-27-21-31-35-31-24 0-38 14-47 25-1-18-17-25-28-25-12 0-18 9-21 15-7 10-10 26-10 27 0 3 3 3 4 3 4 0 5-1 6-8 4-16 10-29 20-29 7 0 8 6 8 13 0 5-3 15-4 23-2 7-4 18-5 24-4 11-6 22-9 34z"><text:p/></draw:path><draw:path draw:style-name="gr145" draw:text-style-name="P22" svg:width="0.0587in" svg:height="0.0689in" svg:x="0.9193in" svg:y="0.0976in" svg:viewBox="0 0 150 176" svg:d="M140 95c3 0 10 0 10-7s-6-7-10-7c-42 0-84 0-126 0 4-39 37-68 78-68 16 0 32 0 48 0 3 0 10 0 10-6 0-7-6-7-10-7-17 0-32 0-49 0-49 0-91 40-91 88 0 50 42 88 91 88 17 0 32 0 49 0 3 0 10 0 10-7 0-6-6-6-10-6-16 0-32 0-48 0-41 0-74-29-78-68 42 0 84 0 126 0z"><text:p/></draw:path><draw:path draw:style-name="gr146" draw:text-style-name="P22" svg:width="0.072in" svg:height="0.0744in" svg:x="0.9925in" svg:y="0.0862in" svg:viewBox="0 0 184 190" svg:d="M35 17c-2-4-2-5-5-7 11 0 21 0 32 0 30 41 60 81 91 123 0 12 0 25 0 39-40-52-78-104-118-155zM35 32c39 52 78 103 117 155 2 2 4 3 5 3 6 0 6-4 6-8 0-52 0-103 0-153 0-15 2-19 14-19 2 0 7 0 7-4 0-6-5-6-9-6-13 0-27 0-40 0-5 0-10 0-10 6 0 4 6 4 9 4 14 0 17 5 17 20 0 28 0 56 0 84-28-37-54-73-82-110-2-4-3-4-10-4-15 0-32 0-47 0-4 0-9 0-9 6 0 3 5 4 6 4 7 1 13 5 15 9 0 2 0 2 0 5 0 44 0 88 0 132 0 15-2 20-16 20-4 0-8 0-8 4 0 6 4 6 10 6 14 0 27 0 42 0 4 0 8 0 8-6 0-4-4-4-7-4-16 0-18-5-18-20 0-42 0-82 0-124z"><text:p/></draw:path><draw:path draw:style-name="gr147" draw:text-style-name="P22" svg:width="0.1039in" svg:height="0.1079in" svg:x="1.1051in" svg:y="0.0047in" svg:viewBox="0 0 265 275" svg:d="M56 231c-15 25-31 31-47 32-6 1-9 1-9 8 0 3 2 4 5 4 10 0 22-1 33-1 14 0 27 1 39 1 2 0 8 0 8-6 0-5-4-6-7-6-9 0-18-3-18-13 0-5 3-9 6-15 10-15 19-31 29-48 31 0 64 0 96 0 1 9 7 60 7 64 0 11-20 12-28 12-5 0-9 0-9 8 0 4 3 3 5 4 17 0 33-1 48-1 10 0 35 1 44 1 3 0 7 0 7-8 0-4-3-4-9-4-24 0-24-2-25-13-8-79-15-160-23-240-1-8-1-10-8-10-5 0-8 3-10 7-45 74-89 149-134 224zM102 175c26-43 51-85 76-127 5 42 8 84 12 127-29 0-58 0-88 0z"><text:p/></draw:path><draw:path draw:style-name="gr148" draw:text-style-name="P22" svg:width="0.0563in" svg:height="0.0957in" svg:x="1.2217in" svg:y="0.0661in" svg:viewBox="0 0 144 244" svg:d="M90 84c9 0 19 0 28 0 4 0 8 0 8-7 0-3-4-3-8-3-9 0-17 0-26 0 7-34 9-48 11-55 1-6 7-11 14-11 1 0 7 0 13 3-11 3-12 13-12 14 0 7 4 10 11 10s15-5 15-16c0-12-13-19-27-19-13 0-26 7-32 20-6 10-8 22-14 54-7 0-14 0-22 0-5 0-8 0-8 5s3 5 8 5c7 0 14 0 20 0 0 1-17 99-24 127-1 6-5 26-19 26-4-2-6 0-12-4 11-3 12-12 12-14 0-6-4-10-11-10-6 0-15 7-15 17 0 11 13 18 26 18 18 0 30-16 33-23 10-17 16-52 17-54 4-28 10-56 14-83z"><text:p/></draw:path><draw:path draw:style-name="gr149" draw:text-style-name="P22" svg:width="0.0272in" svg:height="0.1059in" svg:x="1.2976in" svg:y="0.061in" svg:viewBox="0 0 70 270" svg:d="M65 0c-51 36-65 94-65 135 0 39 12 96 65 135 2 0 5 0 5-4 0-2-1-2-2-4-36-32-49-77-49-127 0-72 27-107 49-128 1-1 2-1 2-4s-3-3-5-3z"><text:p/></draw:path><draw:path draw:style-name="gr150" draw:text-style-name="P22" svg:width="0.0945in" svg:height="0.0724in" svg:x="1.3402in" svg:y="0.0689in" svg:viewBox="0 0 241 185" svg:d="M207 30c2-11 6-20 28-20 1 0 6 0 6-7 0-1-1-3-5-3-8 0-18 1-27 1-7 0-23-1-30-1-1 0-4 0-4 6 0 4 3 4 5 4 14 0 18 4 18 11 0 2-1 3-1 7-10 39-20 78-30 117-23-47-46-93-69-141-2-4-2-4-9-4-12 0-25 0-37 0-5 0-8 0-8 6 0 4 2 4 9 4 5 0 11 0 16 1-12 48-24 96-36 144-2 11-7 19-28 20-2 0-5 0-5 5 0 4 2 5 3 5 9 0 20-1 29-1 6 0 22 1 28 1 3 0 6-2 6-7 0-3-3-3-7-3-16-1-16-8-16-12 0-2 0-2 1-7 11-46 23-91 34-137 26 54 53 106 79 160 2 5 4 6 6 6 4 0 4-1 6-7 12-49 26-99 38-148z"><text:p/></draw:path><draw:path draw:style-name="gr151" draw:text-style-name="P22" svg:width="0.0272in" svg:height="0.1059in" svg:x="1.448in" svg:y="0.061in" svg:viewBox="0 0 70 270" svg:d="M5 0c-2 0-5 0-5 3s1 3 2 5c23 22 50 58 50 127 0 56-18 98-47 125-5 4-5 5-5 6s1 4 3 4c4 0 30-18 48-51 12-22 19-52 19-84 0-37-12-96-65-135z"><text:p/></draw:path></draw:g></text:span><text:span text:style-name="T5"><text:s/></text:span><text:span text:style-name="T26">ומכאן תסדרו לבד כי זה מספיק פשוט. בנוסף, ניתן להניח ש־</text:span><text:span text:style-name="T26"><draw:g text:anchor-type="as-char" svg:y="-0.1134in" draw:z-index="67" draw:style-name="gr1"><svg:title>TexMaths</svg:title><svg:desc>11§inline§\{A_i \mid i \in \N\}§svg§600§FALSE§</svg:desc><draw:path draw:style-name="gr126" draw:text-style-name="P21" svg:width="0.7642in" svg:height="0.1358in" svg:x="-0.0004in" svg:y="0.0071in" svg:viewBox="0 0 1942 346" svg:d="M972 346c-324 0-648 0-972 0 0-116 0-230 0-346 648 0 1295 0 1942 0 0 116 0 230 0 346-323 0-646 0-970 0z"><text:p/></draw:path><draw:path draw:style-name="gr127" draw:text-style-name="P22" svg:width="0.0531in" svg:height="0.1512in" svg:x="0.0031in" svg:y="0in" svg:viewBox="0 0 136 385" svg:d="M81 52c0-16 10-41 52-43 2 0 3-2 3-5 0-4-3-4-6-4-40 0-75 20-75 48 0 29 0 59 0 89 0 15 0 27-15 39-14 12-29 12-37 13-2 0-3 1-3 4 0 4 2 4 5 4 26 2 44 14 49 34 1 4 1 5 1 19 0 25 0 51 0 76 0 16 0 29 19 43 15 12 40 16 56 16 3 0 6 0 6-4s-2-4-5-4c-25-2-44-15-49-33-1-5-1-5-1-19 0-27 0-54 0-82 0-17-3-24-15-35-9-8-20-12-31-15 32-9 46-27 46-49 0-31 0-61 0-92z"><text:p/></draw:path><draw:path draw:style-name="gr128" draw:text-style-name="P22" svg:width="0.1039in" svg:height="0.1079in" svg:x="0.0732in" svg:y="0.0047in" svg:viewBox="0 0 265 275" svg:d="M56 231c-15 26-31 31-47 32-6 1-9 1-9 8 0 2 2 4 5 4 10 0 22-1 33-1 13 0 27 1 39 1 2 0 8 0 8-7 0-4-4-5-7-5-9 0-18-3-18-13 0-4 3-9 5-14 10-17 20-32 30-49 31 0 64 0 96 0 1 9 7 60 7 64 0 11-20 12-28 12-5 0-9 0-9 8 0 4 4 4 5 4 17 0 33-1 48-1 10 0 35 1 44 1 3 0 7 0 7-7 0-5-3-5-9-5-24 0-24-2-25-13-8-79-15-160-23-240-1-8-1-10-8-10-6 0-8 3-10 7-45 74-89 149-134 224zM102 175c26-43 51-85 76-127 5 42 8 84 12 127-29 0-58 0-88 0z"><text:p/></draw:path><draw:path draw:style-name="gr129" draw:text-style-name="P22" svg:width="0.0315in" svg:height="0.0713in" svg:x="0.187in" svg:y="0.0661in" svg:viewBox="0 0 81 182" svg:d="M75 10c0-4-4-10-11-10-8 0-16 7-16 15 0 5 5 10 11 10 8 0 16-7 16-15zM20 148c-1 3-2 6-2 11 0 13 9 23 25 23 26 0 38-38 38-41 0-4-3-4-4-4-3 0-3 2-4 5-7 21-19 32-29 32-6 0-8-3-8-9s2-12 5-17c3-8 6-15 8-22 4-6 13-31 14-35 1-2 2-5 2-8 0-13-11-22-27-22-26 0-38 36-38 40s3 4 4 4c4 0 5-2 5-5 7-23 20-33 29-33 5 0 7 2 7 10 0 7-2 10-9 28-5 14-11 28-16 43z"><text:p/></draw:path><draw:path draw:style-name="gr130" draw:text-style-name="P22" svg:width="0.0055in" svg:height="0.1512in" svg:x="0.2933in" svg:y="0in" svg:viewBox="0 0 15 385" svg:d="M15 14c0-6 0-14-7-14-8 0-8 8-8 14 0 119 0 238 0 357 0 7 0 14 8 14 7 0 7-7 7-14 0-119 0-238 0-357z"><text:p/></draw:path><draw:path draw:style-name="gr131" draw:text-style-name="P22" svg:width="0.0398in" svg:height="0.1016in" svg:x="0.3638in" svg:y="0.0134in" svg:viewBox="0 0 102 259" svg:d="M99 14c0-7-6-14-14-14-11 0-21 11-21 21 0 8 5 14 14 14s21-9 21-21zM69 160c5-11 5-12 9-22 2-8 4-14 4-21 0-18-12-32-31-32-37 0-51 56-51 59 0 5 3 2 4 5 5 0 5-1 7-8 10-36 25-47 38-47 4 0 10 0 10 12 0 7-2 16-4 20-3 9-20 55-26 71-4 10-9 22-9 30 0 19 13 32 32 32 36 0 50-55 50-59 0-3-3-3-4-3-5 0-5 1-7 7-6 23-20 46-39 46-7 0-9-3-9-12 0-10 2-16 11-38 5-14 10-27 15-40z"><text:p/></draw:path><draw:path draw:style-name="gr132" draw:text-style-name="P22" svg:width="0.0752in" svg:height="0.087in" svg:x="0.4665in" svg:y="0.0315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133" draw:text-style-name="P22" svg:width="0.1028in" svg:height="0.1063in" svg:x="0.6012in" svg:y="0.0098in" svg:viewBox="0 0 262 271" svg:d="M33 35c0 63 0 126 0 187 0 20-2 28-22 28-4 0-11 0-11 7 0 6 7 6 13 6 20 0 40 0 60 0 7 0 13 0 13-6 0-7-7-7-12-7-21 0-25-9-25-29 0-58 0-118 0-176 57 74 112 148 168 220 3 5 5 6 7 6 7 0 7-7 7-13 0-72 0-145 0-217 0-21 3-27 22-28 2 0 9 0 9-6 0-7-7-7-13-7-19 0-38 0-57 0-6 0-13 0-13 7 0 6 7 6 11 6 22 1 26 9 26 29 0 39 0 80 0 121-40-53-79-105-118-157-3-6-5-6-13-6-22 0-45 0-67 0-8 0-14 0-14 7 0 6 6 6 9 6 10 1 18 8 21 12-1 4-1 5-1 10zM218 243c-56-72-112-146-169-220-3-5-3-5-7-10 15 0 31 0 46 0 43 59 87 117 130 176 0 18 0 37 0 54z"><text:p/></draw:path><draw:path draw:style-name="gr134" draw:text-style-name="P22" svg:width="0.0535in" svg:height="0.1512in" svg:x="0.7181in" svg:y="0in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/text:span><text:span text:style-name="T26"> קבוצות זרות בזוגות (לכל </text:span><text:span text:style-name="T26"><draw:g text:anchor-type="as-char" svg:y="-0.1102in" draw:z-index="68" draw:style-name="gr1"><svg:title>TexMaths</svg:title><svg:desc>11§inline§i \neq j§svg§600§FALSE§</svg:desc><draw:path draw:style-name="gr121" draw:text-style-name="P21" svg:width="0.2992in" svg:height="0.1256in" svg:x="0.0031in" svg:y="0.0075in" svg:viewBox="0 0 761 320" svg:d="M0 0c253 0 508 0 761 0 0 107 0 213 0 320-253 0-508 0-761 0 0-107 0-213 0-320z"><text:p/></draw:path><draw:path draw:style-name="gr122" draw:text-style-name="P22" svg:width="0.0398in" svg:height="0.1016in" svg:x="-0.0004in" svg:y="0.0079in" svg:viewBox="0 0 102 259" svg:d="M99 14c0-7-5-14-14-14-11 0-21 10-21 21 0 8 5 14 14 14s21-10 21-21zM69 160c5-11 5-12 9-22 3-9 5-13 5-21 0-18-13-32-32-32-36 0-51 56-51 59 0 5 3 3 4 5 5 0 5-1 7-8 10-36 26-47 39-47 3 0 9 0 9 12 0 8-2 16-4 20-2 10-20 55-26 70-4 10-9 23-9 31 0 19 13 32 32 32 36 0 50-56 50-59 0-4-3-4-4-4-4 0-4 1-7 7-6 24-19 47-38 47-7 0-10-3-10-12 0-10 2-15 11-38 5-14 10-27 15-40z"><text:p/></draw:path><draw:path draw:style-name="gr123" draw:text-style-name="P22" svg:width="0.0756in" svg:height="0.1409in" svg:x="0.111in" svg:y="0in" svg:viewBox="0 0 193 359" svg:d="M189 15c4-5 4-6 4-7 0-2-3-8-8-8-4 0-6 2-9 8-57 112-115 224-173 336-3 6-3 7-3 8 0 3 3 7 8 7 4 0 5-2 9-7 57-113 115-224 172-337z"><text:p/></draw:path><draw:path draw:style-name="gr124" draw:text-style-name="P22" svg:width="0.1008in" svg:height="0.0358in" svg:x="0.0984in" svg:y="0.0528in" svg:viewBox="0 0 257 92" svg:d="M243 15c7 0 14 0 14-7 0-8-7-8-13-8-77 0-154 0-231 0-5 0-13 0-13 8 0 7 8 7 13 7 77 0 153 0 230 0zM244 92c6 0 13 0 13-8s-7-8-14-8c-77 0-153 0-230 0-5 0-13 0-13 8s8 8 13 8c77 0 154 0 231 0z"><text:p/></draw:path><draw:path draw:style-name="gr125" draw:text-style-name="P22" svg:width="0.0622in" svg:height="0.1311in" svg:x="0.248in" svg:y="0.0079in" svg:viewBox="0 0 159 334" svg:d="M159 14c0-7-6-14-15-14s-21 9-21 21c0 8 6 14 15 14 11 0 21-11 21-21zM80 275c-6 28-25 50-47 50-2 0-8 0-14-3 11-2 16-12 16-20 0-6-3-14-14-14-10 0-21 9-21 22 0 15 15 24 34 24 28 0 63-20 73-58 12-48 23-95 35-141 2-8 2-14 2-15 0-22-16-35-35-35-40 0-62 56-62 59 0 5 4 5 5 5 3 0 4-1 6-8 10-24 28-47 50-47 5 0 12 1 12 17 0 9-1 14-3 20-12 48-25 96-37 144z"><text:p/></draw:path></draw:g></text:span><text:span text:style-name="T26"><text:s/>טבעיים </text:span><text:span text:style-name="T26"><draw:g text:anchor-type="as-char" svg:y="-0.1165in" draw:z-index="69" draw:style-name="gr1"><svg:title>TexMaths</svg:title><svg:desc>11§inline§A_i \cap A_j = \emptyset§svg§600§FALSE§</svg:desc><draw:path draw:style-name="gr113" draw:text-style-name="P21" svg:width="0.7677in" svg:height="0.1457in" svg:x="0.002in" svg:y="0.0075in" svg:viewBox="0 0 1951 371" svg:d="M976 371c-326 0-650 0-976 0 0-124 0-248 0-371 650 0 1300 0 1951 0 0 123 0 247 0 371-325 0-651 0-975 0z"><text:p/></draw:path><draw:path draw:style-name="gr114" draw:text-style-name="P22" svg:width="0.1039in" svg:height="0.1079in" svg:x="-0.0004in" svg:y="0.0083in" svg:viewBox="0 0 265 275" svg:d="M55 231c-15 25-31 31-47 32-5 1-8 1-8 7 0 3 1 5 4 5 11 0 22-1 33-1 14 0 27 1 39 1 3 0 8 0 8-8 0-3-4-4-7-4-9-1-18-4-18-13 0-5 3-9 6-15 10-15 20-32 30-48 32 0 65 0 96 0 0 8 6 59 6 64 0 11-20 12-28 12-5 0-8 0-8 7 0 5 4 5 5 5 16 0 32-1 49-1 8 0 33 1 42 1 3 0 8 0 8-8 0-4-4-4-10-4-23 0-23-2-24-13-8-81-16-161-24-241-1-8-1-9-7-9s-9 2-11 7c-45 74-89 149-134 224zM101 175c26-43 51-86 76-128 5 42 9 85 13 128-29 0-59 0-89 0z"><text:p/></draw:path><draw:path draw:style-name="gr115" draw:text-style-name="P22" svg:width="0.0323in" svg:height="0.0709in" svg:x="0.113in" svg:y="0.0693in" svg:viewBox="0 0 83 181" svg:d="M75 10c0-5-3-10-10-10-8 0-15 7-15 14 0 6 3 11 11 11 7 0 14-7 14-15zM20 147c-1 4-2 7-2 11 0 14 11 23 25 23 27 0 40-37 40-40 0-5-4-5-5-5-4 0-4 3-5 6-6 21-18 32-29 32-5 0-7-4-7-9 0-7 3-12 5-18 2-7 5-14 9-22 2-6 12-30 13-34 1-2 1-5 1-9 0-12-11-23-25-23-27 0-40 38-40 42 0 3 3 2 4 3 5 0 5-1 6-4 7-23 19-33 29-33 4 0 6 2 6 10 0 7-1 10-8 26-5 15-12 29-17 44z"><text:p/></draw:path><draw:path draw:style-name="gr116" draw:text-style-name="P22" svg:width="0.0843in" svg:height="0.0937in" svg:x="0.2012in" svg:y="0.026in" svg:viewBox="0 0 215 239" svg:d="M215 85c0-60-59-85-107-85-51 0-108 27-108 84 0 47 0 94 0 140 0 7 0 15 8 15 7 0 7-8 7-15 0-46 0-92 0-138 0-57 63-71 93-71 17 0 42 4 61 17 30 20 30 44 30 54 0 46 0 92 0 138 0 7 0 15 8 15s8-8 8-15c0-46 0-93 0-139z"><text:p/></draw:path><draw:path draw:style-name="gr117" draw:text-style-name="P22" svg:width="0.1039in" svg:height="0.1079in" svg:x="0.3331in" svg:y="0.0083in" svg:viewBox="0 0 265 275" svg:d="M56 231c-15 25-31 31-47 32-6 1-9 1-9 7 0 3 2 5 6 5 9 0 22-1 33-1 13 0 26 1 38 1 2 0 8 0 8-8 0-3-4-4-7-4-9-1-17-4-17-13 0-5 2-9 5-15 10-15 19-32 29-48 33 0 65 0 98 0 0 8 5 59 5 64 0 11-20 12-27 12-6 0-10 0-10 7 0 5 3 4 5 5 17 0 33-1 49-1 9 0 34 1 44 1 2 0 6 0 6-8 0-4-3-4-9-4-24 0-24-2-25-13-8-81-15-161-23-241-1-8-1-9-8-9-5 0-7 2-10 7-45 74-89 149-134 224zM102 175c26-43 51-86 76-128 5 42 9 85 13 128-29 0-59 0-89 0z"><text:p/></draw:path><draw:path draw:style-name="gr118" draw:text-style-name="P22" svg:width="0.0461in" svg:height="0.0913in" svg:x="0.4417in" svg:y="0.0693in" svg:viewBox="0 0 118 233" svg:d="M118 10c0-5-4-10-10-10-8 0-16 8-16 14 0 5 4 11 11 11s15-7 15-15zM61 192c-5 19-19 33-35 33-4 0-7-1-9-2 6-3 8-7 8-12 0-6-5-10-10-10-8 0-15 7-15 16 0 10 10 16 26 16 17 0 48-10 57-42 7-33 16-65 24-96 1-4 1-6 1-10 0-15-12-26-29-26-29 0-47 39-47 42s3 3 4 3c4 0 4-1 6-4 6-16 21-33 36-33 7 0 10 4 10 13 0 4-1 7-1 9-9 34-18 68-26 103z"><text:p/></draw:path><draw:path draw:style-name="gr119" draw:text-style-name="P22" svg:width="0.1004in" svg:height="0.035in" svg:x="0.5567in" svg:y="0.061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120" draw:text-style-name="P22" svg:width="0.0614in" svg:height="0.1283in" svg:x="0.7157in" svg:y="-0.0004in" svg:viewBox="0 0 157 327" svg:d="M132 8c0-5-3-8-8-8s-6 4-8 12c-5 15-2 2-6 18-4-3-16-8-31-8-22 0-47 11-61 41-16 32-18 66-18 102 0 24 0 92 34 123-9 30-9 30-9 31 0 4 4 8 8 8 6 0 7-4 9-13 5-15 1-2 5-17 9 5 21 9 31 9 44 0 61-37 68-55 10-28 11-59 11-86 0-29 0-92-34-124 4-11 6-22 9-33zM40 270c-14-27-14-73-14-109 0-32 0-59 6-83 8-36 30-47 47-47 8 0 18 2 28 10-22 77-45 154-67 229zM119 56c12 23 12 67 12 105 0 27 0 56-4 81-7 41-28 55-49 55-9 0-17-3-26-11 22-76 45-153 67-230z"><text:p/></draw:path></draw:g></text:span><text:span text:style-name="T26">), </text:span><text:span text:style-name="T27">מכיוון שאם נוכיח זאת, אז נוכל לקחת </text:span><text:span text:style-name="T27"><draw:g text:anchor-type="as-char" svg:y="-0.1146in" draw:z-index="70" draw:style-name="gr1"><svg:title>TexMaths</svg:title><svg:desc>11§inline§A_i' := A_i \times \{i\}§svg§600§FALSE§</svg:desc><draw:path draw:style-name="gr101" draw:text-style-name="P21" svg:width="0.9374in" svg:height="0.1386in" svg:x="0.002in" svg:y="0.0075in" svg:viewBox="0 0 2382 353" svg:d="M1191 353c-397 0-794 0-1191 0 0-118 0-235 0-353 794 0 1588 0 2382 0 0 118 0 235 0 353-397 0-794 0-1191 0z"><text:p/></draw:path><draw:path draw:style-name="gr102" draw:text-style-name="P22" svg:width="0.1035in" svg:height="0.1075in" svg:x="-0.0004in" svg:y="0.0059in" svg:viewBox="0 0 264 274" svg:d="M55 230c-15 25-31 30-47 32-5 1-8 1-8 7 0 2 1 5 4 5 11 0 22-1 33-1 14 0 27 1 39 1 3 0 8 0 8-7 0-4-4-5-7-5-9 0-18-4-18-14 0-4 3-8 6-14 10-16 20-32 30-48 31 0 64 0 96 0 0 9 6 59 6 63 0 11-20 13-28 13-5 0-8 0-8 7 0 5 4 5 5 5 15 0 32-1 47-1 10 0 34 1 44 1 3 0 7 0 7-8 0-4-3-4-9-4-23 0-23-3-24-14-8-79-17-159-24-239-1-8-1-9-8-9-5 0-8 2-10 7-45 74-89 149-134 223zM101 175c25-43 51-86 76-128 4 42 9 85 13 128-29 0-59 0-89 0z"><text:p/></draw:path><draw:path draw:style-name="gr103" draw:text-style-name="P22" svg:width="0.0264in" svg:height="0.0547in" svg:x="0.113in" svg:y="-0.0004in" svg:viewBox="0 0 68 140" svg:d="M66 24c2-5 2-8 2-9 0-8-8-15-15-15-11 0-15 9-16 13-12 39-23 77-35 117-1 0-2 3-2 4 0 3 9 6 11 6s2 0 4-5c17-37 34-73 51-111z"><text:p/></draw:path><draw:path draw:style-name="gr104" draw:text-style-name="P22" svg:width="0.0319in" svg:height="0.0709in" svg:x="0.113in" svg:y="0.0827in" svg:viewBox="0 0 82 181" svg:d="M75 10c0-5-4-10-11-10s-15 7-15 14c0 6 4 11 11 11 8 0 15-7 15-15zM20 147c-1 4-2 7-2 11 0 13 11 23 25 23 27 0 39-37 39-41s-3-4-4-4c-4 0-4 2-5 5-7 22-18 33-29 33-6 0-7-4-7-10s3-11 5-17c2-7 5-15 9-22 2-6 12-30 13-34 0-2 1-5 1-9 0-12-11-23-25-23-27 0-40 38-40 42 0 3 3 2 4 3 5 0 5-1 6-4 6-23 19-33 28-33 5 0 7 2 7 10 0 5-1 10-8 26-5 15-12 29-17 44z"><text:p/></draw:path><draw:path draw:style-name="gr105" draw:text-style-name="P22" svg:width="0.0161in" svg:height="0.065in" svg:x="0.2142in" svg:y="0.0484in" svg:viewBox="0 0 42 166" svg:d="M42 21c0-11-10-21-21-21s-21 10-21 21 10 20 21 20 21-9 21-20zM42 146c0-11-10-21-21-21s-21 10-21 21 10 20 21 20 21-9 21-20z"><text:p/></draw:path><draw:path draw:style-name="gr106" draw:text-style-name="P22" svg:width="0.1008in" svg:height="0.035in" svg:x="0.2516in" svg:y="0.0587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07" draw:text-style-name="P22" svg:width="0.1039in" svg:height="0.1075in" svg:x="0.4094in" svg:y="0.0059in" svg:viewBox="0 0 265 274" svg:d="M55 230c-15 25-30 30-47 32-5 1-8 1-8 7 0 2 2 5 4 5 11 0 23-1 34-1 13 0 26 1 39 1 2 0 7 0 7-7 0-4-4-5-6-5-9 0-19-4-19-14 0-4 3-8 6-14 10-16 20-32 30-48 31 0 64 0 96 0 1 9 7 59 7 63 0 11-21 13-29 13-5 0-8 0-8 7 0 5 4 5 5 5 15 0 32-1 48-1 10 0 35 1 43 1 4 0 8 0 8-8 0-4-4-4-9-4-24 0-24-3-25-14-8-79-17-159-24-239 0-8 0-9-7-9-6 0-8 2-10 7-45 74-90 149-135 223zM102 175c26-43 51-86 76-128 5 42 8 85 12 128-29 0-58 0-88 0z"><text:p/></draw:path><draw:path draw:style-name="gr108" draw:text-style-name="P22" svg:width="0.0319in" svg:height="0.0709in" svg:x="0.5224in" svg:y="0.0661in" svg:viewBox="0 0 82 181" svg:d="M76 11c0-4-3-11-11-11s-16 8-16 15c0 5 4 10 11 10 8 0 16-7 16-14zM20 147c-1 4-2 7-2 11 0 13 11 23 26 23 26 0 38-37 38-40 0-4-3-4-4-4-3 0-4 1-5 5-6 21-18 32-29 32-6 0-7-4-7-9 0-7 3-12 5-18 3-7 5-14 9-22 2-5 12-30 13-34 1-2 1-5 1-7 0-14-10-24-25-24-27 0-40 37-40 41 0 3 4 3 5 3 4 0 4-1 5-4 6-23 19-32 28-32 5 0 8 1 8 9 0 7-2 10-9 27-5 15-12 29-17 43z"><text:p/></draw:path><draw:path draw:style-name="gr109" draw:text-style-name="P22" svg:width="0.0728in" svg:height="0.0728in" svg:x="0.6244in" svg:y="0.0398in" svg:viewBox="0 0 186 186" svg:d="M93 82c-26-25-51-51-78-77-4-4-5-5-7-5-5 0-8 3-8 8 0 3 0 3 4 7 26 27 52 52 77 78-25 26-51 51-77 77-4 5-4 6-4 8 0 4 3 8 8 8 2 0 3-1 7-6 26-25 52-50 77-76 27 27 54 53 81 80 1 0 3 2 5 2 5 0 8-4 8-8 0-1 0-2-1-4-28-28-62-61-82-81 25-23 48-47 72-70 1-2 8-8 9-10 1-1 2-2 2-5 0-5-3-8-8-8-3 0-4 2-9 7-25 25-50 50-76 75z"><text:p/></draw:path><draw:path draw:style-name="gr110" draw:text-style-name="P22" svg:width="0.0535in" svg:height="0.1508in" svg:x="0.765in" svg:y="0.0004in" svg:viewBox="0 0 137 384" svg:d="M82 51c0-16 10-40 52-43 2 0 3-1 3-5 0-3-3-3-7-3-39 0-74 20-74 47 0 29 0 59 0 88 0 16 0 28-15 41-14 11-29 12-37 12-2 0-4 2-4 4 0 4 3 4 7 5 25 1 44 14 48 33 1 4 1 4 1 18 0 26 0 51 0 76 0 17 0 29 19 43 15 12 40 17 55 17 4 0 7 0 7-5 0-4-2-4-5-4-25-1-44-15-48-33-2-5-2-5-2-19 0-26 0-53 0-80 0-18-3-24-15-36-9-9-20-11-31-15 32-8 46-26 46-49 0-31 0-62 0-92z"><text:p/></draw:path><draw:path draw:style-name="gr111" draw:text-style-name="P22" svg:width="0.0398in" svg:height="0.1008in" svg:x="0.8346in" svg:y="0.0138in" svg:viewBox="0 0 102 257" svg:d="M99 13c0-8-6-13-14-13-11 0-21 10-21 20 0 7 4 14 14 14 9 0 21-9 21-21zM69 158c5-11 5-12 9-22 2-7 4-13 4-21 0-17-12-31-31-31-37 0-51 56-51 59 0 4 3 4 4 4 5 0 5-1 7-6 10-37 25-49 38-49 4 0 10 0 10 12 0 9-2 17-4 21-3 10-20 54-26 71-5 10-9 22-9 29 0 19 13 32 32 32 36 0 50-55 50-58s-3-3-5-3c-4 0-4 1-6 6-6 23-20 46-39 46-7 0-9-3-9-12 0-10 2-15 11-37 5-14 10-28 15-41z"><text:p/></draw:path><draw:path draw:style-name="gr112" draw:text-style-name="P22" svg:width="0.0535in" svg:height="0.1508in" svg:x="0.8933in" svg:y="0.0004in" svg:viewBox="0 0 137 384" svg:d="M56 332c0 15-10 41-53 43-2 0-3 2-3 4 0 5 4 5 8 5 37 0 73-19 73-49 0-28 0-58 0-88 0-14 0-27 16-38 14-11 28-12 37-12 1-1 3-2 3-5 0-4-2-4-6-4-25-2-44-15-49-34-1-5-1-6-1-19 0-26 0-51 0-77 0-15 0-28-18-43-16-12-42-15-55-15-4 0-8 0-8 3 0 5 2 5 7 5 24 2 42 14 48 34 1 3 1 4 1 17 0 27 0 54 0 82 0 17 2 23 15 36 8 7 19 12 30 15-32 9-45 26-45 48 0 30 0 61 0 92z"><text:p/></draw:path></draw:g></text:span><text:span text:style-name="T27">, </text:span><text:span text:style-name="T28">ואז האוסף </text:span><text:span text:style-name="T28"><draw:g text:anchor-type="as-char" svg:y="-0.1146in" draw:z-index="71" draw:style-name="gr1"><svg:title>TexMaths</svg:title><svg:desc>11§inline§\{A_i' \mid i \in \N\}§svg§600§FALSE§</svg:desc><draw:path draw:style-name="gr91" draw:text-style-name="P21" svg:width="0.7642in" svg:height="0.1386in" svg:x="-0.0004in" svg:y="0.0075in" svg:viewBox="0 0 1942 353" svg:d="M972 353c-324 0-648 0-972 0 0-118 0-235 0-353 648 0 1295 0 1942 0 0 118 0 235 0 353-323 0-646 0-970 0z"><text:p/></draw:path><draw:path draw:style-name="gr92" draw:text-style-name="P22" svg:width="0.0531in" svg:height="0.1508in" svg:x="0.0031in" svg:y="0.0004in" svg:viewBox="0 0 136 384" svg:d="M81 51c0-16 10-40 52-43 2 0 3-1 3-5 0-3-3-3-6-3-40 0-75 20-75 47 0 29 0 59 0 88 0 16 0 28-15 41-14 11-29 12-37 12-2 0-3 2-3 4 0 4 2 4 5 5 26 1 44 14 49 33 1 4 1 4 1 18 0 26 0 51 0 76 0 17 0 29 19 43 15 12 40 17 56 17 3 0 6 0 6-5 0-4-2-4-5-4-25-1-44-15-49-33-1-5-1-5-1-19 0-26 0-53 0-80 0-18-3-24-15-36-9-8-20-11-31-15 32-8 46-26 46-49 0-31 0-62 0-92z"><text:p/></draw:path><draw:path draw:style-name="gr93" draw:text-style-name="P22" svg:width="0.1039in" svg:height="0.1075in" svg:x="0.0732in" svg:y="0.0059in" svg:viewBox="0 0 265 274" svg:d="M56 230c-15 25-31 30-47 32-6 1-9 1-9 7 0 2 2 5 5 5 10 0 22-1 33-1 13 0 27 1 39 1 2 0 8 0 8-7 0-4-4-5-7-5-9 0-18-4-18-14 0-4 3-8 5-14 10-16 20-32 30-48 31 0 64 0 96 0 1 9 7 59 7 63 0 11-20 13-28 13-5 0-9 0-9 7 0 5 4 5 5 5 17 0 33-1 48-1 10 0 35 1 44 1 3 0 7 0 7-8 0-4-3-4-9-4-24 0-24-3-25-14-8-79-15-159-23-239-1-8-1-9-8-9-6 0-8 2-10 7-45 74-89 149-134 223zM102 175c26-43 51-86 76-128 5 42 8 85 12 128-29 0-58 0-88 0z"><text:p/></draw:path><draw:path draw:style-name="gr94" draw:text-style-name="P22" svg:width="0.0264in" svg:height="0.0547in" svg:x="0.187in" svg:y="-0.0004in" svg:viewBox="0 0 68 140" svg:d="M66 24c2-5 2-8 2-9 0-8-8-15-16-15-10 0-14 9-15 13-12 39-24 77-36 117 0 1-1 3-1 4 0 3 9 6 11 6 1 0 2 0 3-5 18-37 34-73 52-111z"><text:p/></draw:path><draw:path draw:style-name="gr95" draw:text-style-name="P22" svg:width="0.0315in" svg:height="0.0709in" svg:x="0.187in" svg:y="0.0827in" svg:viewBox="0 0 81 181" svg:d="M75 10c0-5-4-10-11-10-8 0-16 7-16 14 0 6 5 11 11 11 8 0 16-7 16-15zM20 147c-1 4-2 7-2 11 0 13 9 23 25 23 26 0 38-37 38-41s-3-4-4-4c-3 0-3 2-4 5-7 22-19 33-29 33-6 0-8-4-8-10s2-11 5-17c3-7 6-15 8-22 4-6 13-30 14-34 1-2 2-5 2-9 0-12-11-23-27-23-26 0-38 38-38 42 0 3 3 3 4 3 4 0 5-1 5-4 7-23 20-33 29-33 5 0 7 2 7 10 0 5-2 10-9 26-5 15-11 29-16 44z"><text:p/></draw:path><draw:path draw:style-name="gr96" draw:text-style-name="P22" svg:width="0.0055in" svg:height="0.1508in" svg:x="0.2933in" svg:y="0.0004in" svg:viewBox="0 0 15 384" svg:d="M15 13c0-6 0-13-7-13-8 0-8 7-8 13 0 119 0 238 0 356 0 7 0 15 8 15 7 0 7-8 7-15 0-118 0-237 0-356z"><text:p/></draw:path><draw:path draw:style-name="gr97" draw:text-style-name="P22" svg:width="0.0398in" svg:height="0.1008in" svg:x="0.3638in" svg:y="0.0138in" svg:viewBox="0 0 102 257" svg:d="M99 13c0-8-6-13-14-13-11 0-21 10-21 20 0 7 5 14 14 14s21-9 21-21zM69 158c5-11 5-12 9-22 2-7 4-13 4-21 0-17-12-31-31-31-37 0-51 56-51 59 0 4 3 2 4 4 5 0 5-1 7-6 10-37 25-49 38-49 4 0 10 0 10 12 0 9-2 17-4 21-3 10-20 54-26 71-4 10-9 22-9 29 0 19 13 32 32 32 36 0 50-55 50-58s-3-3-4-3c-5 0-5 1-7 6-6 23-20 46-39 46-7 0-9-3-9-12 0-10 2-15 11-37 5-14 10-28 15-41z"><text:p/></draw:path><draw:path draw:style-name="gr98" draw:text-style-name="P22" svg:width="0.0752in" svg:height="0.087in" svg:x="0.4665in" svg:y="0.0323in" svg:viewBox="0 0 192 222" svg:d="M179 120c7 0 13 0 13-8s-6-8-13-8c-55 0-109 0-164 0 5-51 50-89 104-89 20 0 40 0 60 0 7 0 13 0 13-7 0-8-6-8-13-8-21 0-40 0-61 0-66 0-118 51-118 112 0 62 52 110 118 110 21 0 40 0 61 0 7 0 13 0 13-8 0-6-6-6-13-6-20 0-40 0-60 0-54 0-99-37-104-88 55 0 109 0 164 0z"><text:p/></draw:path><draw:path draw:style-name="gr99" draw:text-style-name="P22" svg:width="0.1028in" svg:height="0.1059in" svg:x="0.6012in" svg:y="0.0098in" svg:viewBox="0 0 262 270" svg:d="M33 35c0 63 0 125 0 187 0 20-2 27-22 27-4 0-11 0-11 7s7 7 13 7c20 0 40 0 60 0 7 0 13 0 13-7s-7-7-12-7c-21 0-25-8-25-28 0-58 0-117 0-175 57 73 112 146 168 219 3 4 5 5 7 5 7 0 7-6 7-13 0-71 0-144 0-215 0-22 3-28 22-28 2 0 9-1 9-6 0-8-7-8-13-8-19 0-38 0-57 0-6 0-13 0-13 8 0 6 7 6 11 6 22 0 26 8 26 29 0 39 0 79 0 120-40-53-79-105-118-158-3-5-5-5-13-5-22 0-45 0-67 0-8 0-14 0-14 8 0 5 6 6 9 6 10 1 18 7 21 12-1 3-1 4-1 9zM218 243c-56-73-112-146-169-220-3-4-3-5-7-9 15 0 31 0 46 0 43 59 87 117 130 175 0 18 0 36 0 54z"><text:p/></draw:path><draw:path draw:style-name="gr100" draw:text-style-name="P22" svg:width="0.0535in" svg:height="0.1508in" svg:x="0.7181in" svg:y="0.0004in" svg:viewBox="0 0 137 384" svg:d="M56 332c0 15-10 41-53 43-2 0-3 2-3 4 0 5 4 5 8 5 37 0 73-19 73-49 0-28 0-58 0-88 0-14 0-27 16-38 14-11 28-12 37-12 1-1 3-2 3-5 0-4-2-4-6-4-25-2-44-15-49-34-1-5-1-6-1-19 0-26 0-51 0-77 0-15 0-28-18-43-16-12-42-15-55-15-4 0-8 0-8 3 0 5 2 5 7 5 24 2 42 14 48 34 1 3 1 4 1 17 0 27 0 54 0 82 0 17 2 24 15 36 8 8 19 12 30 15-32 9-45 26-45 48 0 30 0 61 0 92z"><text:p/></draw:path></draw:g></text:span><text:span text:style-name="T28"><text:s/>הוא של קבוצות זרות בזוגות </text:span><text:span text:style-name="T29">[וברור כי </text:span><text:span text:style-name="T29"><draw:g text:anchor-type="as-char" svg:y="-0.1146in" draw:z-index="72" draw:style-name="gr1"><svg:title>TexMaths</svg:title><svg:desc>11§inline§|A_i| = |A_i'|§svg§600§FALSE§</svg:desc><draw:path draw:style-name="gr80" draw:text-style-name="P21" svg:width="0.6673in" svg:height="0.1386in" svg:x="-0.0004in" svg:y="0.0075in" svg:viewBox="0 0 1696 353" svg:d="M849 353c-283 0-566 0-849 0 0-118 0-235 0-353 566 0 1131 0 1696 0 0 118 0 235 0 353-283 0-565 0-847 0z"><text:p/></draw:path><draw:path draw:style-name="gr81" draw:text-style-name="P22" svg:width="0.0055in" svg:height="0.1508in" svg:x="0.0102in" svg:y="0.0004in" svg:viewBox="0 0 15 384" svg:d="M15 13c0-6 0-13-7-13-8 0-8 7-8 13 0 119 0 238 0 356 0 7 0 15 8 15 7 0 7-8 7-15 0-118 0-237 0-356z"><text:p/></draw:path><draw:path draw:style-name="gr82" draw:text-style-name="P22" svg:width="0.1039in" svg:height="0.1075in" svg:x="0.0394in" svg:y="0.0059in" svg:viewBox="0 0 265 274" svg:d="M56 230c-15 25-31 30-48 32-5 1-8 1-8 7 0 2 2 5 6 5 9 0 22-1 33-1 12 0 26 1 38 1 2 0 8 0 8-7 0-4-5-5-7-5-9 0-17-4-17-14 0-4 2-8 4-14 10-16 20-32 30-48 32 0 65 0 97 0 1 9 6 59 6 63 0 11-20 13-27 13-6 0-10 0-10 7 0 5 4 5 5 5 17 0 33-1 49-1 10 0 34 1 44 1 2 0 6 0 6-8 0-4-3-4-9-4-24 0-24-3-25-14-8-79-15-159-23-239-1-8-1-9-8-9-6 0-7 2-10 7-45 74-89 149-134 223zM102 175c26-43 51-86 76-128 5 42 8 85 12 128-29 0-58 0-88 0z"><text:p/></draw:path><draw:path draw:style-name="gr83" draw:text-style-name="P22" svg:width="0.0315in" svg:height="0.0709in" svg:x="0.1535in" svg:y="0.0661in" svg:viewBox="0 0 81 181" svg:d="M75 11c0-4-3-11-11-11s-16 8-16 15c0 5 4 10 11 10 8 0 16-7 16-14zM20 147c-1 4-3 7-3 11 0 13 11 23 26 23 26 0 38-37 38-40 0-4-3-4-4-4-3 0-3 1-4 5-7 21-19 32-29 32-5 0-8-4-8-9 0-7 3-12 5-18 3-7 6-14 9-22 2-5 12-30 13-34 1-2 2-5 2-7 0-14-11-24-26-24-27 0-39 37-39 41 0 3 3 3 4 3 4 0 5-1 5-4 8-23 20-32 30-32 4 0 6 1 6 9 0 7-2 10-9 27-5 15-11 29-16 43z"><text:p/></draw:path><draw:path draw:style-name="gr84" draw:text-style-name="P22" svg:width="0.0055in" svg:height="0.1508in" svg:x="0.2173in" svg:y="0.0004in" svg:viewBox="0 0 15 384" svg:d="M15 13c0-6 0-13-7-13-8 0-8 7-8 13 0 119 0 238 0 356 0 7 0 15 8 15 7 0 7-8 7-15 0-118 0-237 0-356z"><text:p/></draw:path><draw:path draw:style-name="gr85" draw:text-style-name="P22" svg:width="0.1012in" svg:height="0.035in" svg:x="0.2921in" svg:y="0.0587in" svg:viewBox="0 0 258 90" svg:d="M244 15c6 0 14 0 14-7 0-8-8-8-14-8-77 0-154 0-231 0-5 0-13 0-13 8 0 7 8 7 13 7 77 0 154 0 231 0zM244 90c6 0 14 0 14-8 0-7-8-7-14-7-77 0-154 0-231 0-5 0-13 0-13 7 0 8 8 8 13 8 77 0 154 0 231 0z"><text:p/></draw:path><draw:path draw:style-name="gr86" draw:text-style-name="P22" svg:width="0.0055in" svg:height="0.1508in" svg:x="0.4622in" svg:y="0.0004in" svg:viewBox="0 0 15 384" svg:d="M15 13c0-6 0-13-7-13-8 0-8 7-8 13 0 119 0 238 0 356 0 7 0 15 8 15 7 0 7-8 7-15 0-118 0-237 0-356z"><text:p/></draw:path><draw:path draw:style-name="gr87" draw:text-style-name="P22" svg:width="0.1039in" svg:height="0.1075in" svg:x="0.4917in" svg:y="0.0059in" svg:viewBox="0 0 265 274" svg:d="M55 230c-15 25-30 30-47 32-5 1-8 1-8 7 0 2 2 5 4 5 11 0 24-1 35-1 12 0 26 1 38 1 2 0 7 0 7-7 0-4-4-5-6-5-9 0-19-4-19-14 0-4 3-8 6-14 10-16 20-32 30-48 32 0 65 0 97 0 1 9 6 59 6 63 0 11-21 13-28 13-6 0-9 0-9 7 0 5 4 5 5 5 16 0 32-1 49-1 10 0 34 1 43 1 3 0 7 0 7-8 0-4-4-4-9-4-24 0-24-3-25-14-8-79-16-159-24-239 0-8 0-9-7-9-6 0-7 2-10 7-45 74-90 149-135 223zM102 175c26-43 51-86 76-128 5 42 8 85 12 128-29 0-58 0-88 0z"><text:p/></draw:path><draw:path draw:style-name="gr88" draw:text-style-name="P22" svg:width="0.0264in" svg:height="0.0547in" svg:x="0.6055in" svg:y="-0.0004in" svg:viewBox="0 0 68 140" svg:d="M65 24c2-5 3-8 3-9 0-8-7-15-16-15-10 0-13 9-16 13-12 39-23 77-35 117 0 1-1 3-1 4 0 3 8 6 10 6s2 0 4-5c17-37 34-73 51-111z"><text:p/></draw:path><draw:path draw:style-name="gr89" draw:text-style-name="P22" svg:width="0.0315in" svg:height="0.0709in" svg:x="0.6055in" svg:y="0.0827in" svg:viewBox="0 0 81 181" svg:d="M75 10c0-5-3-10-11-10s-16 7-16 14c0 6 4 11 11 11 8 0 16-7 16-15zM20 147c-1 4-3 7-3 11 0 13 11 23 26 23 26 0 38-37 38-41s-3-4-4-4c-3 0-4 2-5 5-6 22-18 33-29 33-6 0-7-4-7-10s3-11 5-17c3-7 5-15 9-22 2-6 12-30 13-34 1-2 2-5 2-9 0-12-11-23-26-23-27 0-39 38-39 42 0 3 3 3 4 3 4 0 4-1 5-4 8-23 19-33 28-33 5 0 8 2 8 10 0 5-2 10-9 26-5 15-11 29-16 44z"><text:p/></draw:path><draw:path draw:style-name="gr90" draw:text-style-name="P22" svg:width="0.0055in" svg:height="0.1508in" svg:x="0.6693in" svg:y="0.0004in" svg:viewBox="0 0 15 384" svg:d="M15 13c0-6 0-13-7-13-8 0-8 7-8 13 0 119 0 238 0 356 0 7 0 15 8 15 7 0 7-8 7-15 0-118 0-237 0-356z"><text:p/></draw:path></draw:g></text:span><text:span text:style-name="T29">]. </text:span><text:span text:style-name="T30">לכל </text:span><text:span text:style-name="T30"><draw:g text:anchor-type="as-char" svg:y="-0.1035in" draw:z-index="73" draw:style-name="gr1"><svg:title>TexMaths</svg:title><svg:desc>11§inline§i \in \N§svg§600§FALSE§</svg:desc><draw:path draw:style-name="gr76" draw:text-style-name="P21" svg:width="0.3291in" svg:height="0.0933in" svg:x="0.0031in" svg:y="0.0071in" svg:viewBox="0 0 837 238" svg:d="M420 238c-140 0-280 0-420 0 0-79 0-159 0-238 279 0 558 0 837 0 0 79 0 159 0 238-139 0-279 0-417 0z"><text:p/></draw:path><draw:path draw:style-name="gr77" draw:text-style-name="P22" svg:width="0.0398in" svg:height="0.1008in" svg:x="-0.0004in" svg:y="0.0035in" svg:viewBox="0 0 102 257" svg:d="M99 13c0-8-5-13-14-13-11 0-21 10-21 20 0 7 5 14 14 14s21-9 21-21zM69 157c5-10 5-11 9-22 3-8 6-12 6-20 0-17-14-32-32-32-37 0-52 56-52 60s4 4 6 4c3 0 3-1 5-8 11-36 26-47 40-47 2 0 8 0 8 12 0 8-2 17-3 20-3 10-21 54-27 70-4 10-9 23-9 31 0 18 13 32 32 32 36 0 50-56 50-59 0-5-3-5-4-5-4 0-4 1-6 8-7 24-19 47-39 47-7 0-10-4-10-13s2-14 12-38c4-14 10-27 14-40z"><text:p/></draw:path><draw:path draw:style-name="gr78" draw:text-style-name="P22" svg:width="0.0756in" svg:height="0.087in" svg:x="0.1028in" svg:y="0.0217in" svg:viewBox="0 0 193 222" svg:d="M179 119c7 0 14 0 14-8s-7-8-14-8c-55 0-109 0-164 0 5-51 50-88 104-88 20 0 40 0 60 0 7 0 14 0 14-7 0-8-7-8-14-8-20 0-40 0-60 0-66 0-119 49-119 111 0 60 53 111 119 111 20 0 40 0 60 0 7 0 14 0 14-8s-7-8-14-8c-20 0-40 0-60 0-54 0-99-37-104-87 55 0 109 0 164 0z"><text:p/></draw:path><draw:path draw:style-name="gr79" draw:text-style-name="P22" svg:width="0.1028in" svg:height="0.1055in" svg:x="0.2374in" svg:y="-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5-7-13-7-19 0-38 0-56 0-7 0-14 0-14 7 0 6 7 6 11 6 23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30">, נבחר (AC) </text:span><text:span text:style-name="T30"><draw:g text:anchor-type="as-char" svg:y="-0.1091in" draw:z-index="74" draw:style-name="gr1"><svg:title>TexMaths</svg:title><svg:desc>11§inline§f_i \colon A_i \to \N§svg§600§FALSE§</svg:desc><draw:path draw:style-name="gr68" draw:text-style-name="P21" svg:width="0.7268in" svg:height="0.1232in" svg:x="-0.0004in" svg:y="0.0079in" svg:viewBox="0 0 1847 314" svg:d="M0 0c616 0 1231 0 1847 0 0 104 0 210 0 314-616 0-1231 0-1847 0 0-104 0-210 0-314z"><text:p/></draw:path><draw:path draw:style-name="gr69" draw:text-style-name="P22" svg:width="0.0752in" svg:height="0.137in" svg:x="0in" svg:y="0.0016in" svg:viewBox="0 0 192 349" svg:d="M121 118c11 0 22 0 33 0 8 0 12 0 12-8 0-5-4-5-11-5-11 0-21 0-32 0 2-15 6-29 8-43 2-8 8-36 10-41 3-7 10-12 17-12 3 0 12 0 20 6-17 1-21 16-21 21 0 9 7 13 15 13 9 0 20-8 20-23 0-17-17-26-34-26-13 0-37 7-48 45-2 8-3 12-13 60-9 0-18 0-27 0-7 0-12 0-12 8 0 5 5 5 11 5 9 0 17 0 26 0-10 50-19 99-29 150-7 37-13 72-34 72-1 0-11 0-18-6 18-1 21-15 21-21 0-9-6-13-14-13-10 0-21 8-21 23 0 17 16 26 32 26 22 0 37-23 44-37 12-24 21-71 22-74 8-40 15-80 23-120z"><text:p/></draw:path><draw:path draw:style-name="gr70" draw:text-style-name="P22" svg:width="0.0315in" svg:height="0.0705in" svg:x="0.0717in" svg:y="0.061in" svg:viewBox="0 0 81 180" svg:d="M75 10c0-5-4-10-11-10-8 0-16 7-16 14 0 6 4 11 11 11 8 0 16-7 16-15zM19 147c-1 3-3 7-3 11 0 13 11 22 27 22 26 0 38-36 38-39 0-5-3-5-4-5-3 0-4 2-6 6-5 21-17 32-28 32-6 0-7-4-7-9 0-7 2-12 5-18 3-8 5-14 8-22 3-6 13-31 14-34 1-2 2-5 2-9 0-12-11-23-27-23-26 0-38 38-38 42 0 3 3 3 4 3 4 0 4-1 5-4 7-23 18-33 28-33 5 0 8 2 8 10 0 6-2 10-9 26-5 15-12 29-17 44z"><text:p/></draw:path><draw:path draw:style-name="gr71" draw:text-style-name="P22" svg:width="0.0157in" svg:height="0.065in" svg:x="0.1469in" svg:y="0.0433in" svg:viewBox="0 0 41 166" svg:d="M41 21c0-12-9-21-20-21s-21 9-21 21c0 11 10 20 21 20s20-9 20-20zM41 146c0-12-9-21-20-21s-21 9-21 21c0 11 10 20 21 20s20-9 20-20z"><text:p/></draw:path><draw:path draw:style-name="gr72" draw:text-style-name="P22" svg:width="0.1039in" svg:height="0.1079in" svg:x="0.2323in" svg:y="0in" svg:viewBox="0 0 265 275" svg:d="M55 231c-15 25-30 30-47 32-5 1-8 1-8 7 0 2 2 5 4 5 11 0 23-2 34-2 13 0 27 2 39 2 2 0 7 0 7-8 0-3-4-4-6-4-9 0-19-4-19-14 0-4 3-8 6-14 10-16 20-33 30-49 31 0 64 0 96 0 1 7 7 60 7 64 0 11-21 13-29 13-4 0-8 0-8 7 0 5 4 5 5 5 15 0 32-2 48-2 10 0 35 2 44 2 3 0 7 0 7-8 0-4-4-4-9-4-24 0-24-3-25-14-8-80-15-160-23-240-1-8-1-9-8-9-6 0-8 2-10 7-45 74-90 149-135 224zM102 175c26-43 51-86 76-128 5 42 8 85 12 128-29 0-58 0-88 0z"><text:p/></draw:path><draw:path draw:style-name="gr73" draw:text-style-name="P22" svg:width="0.0315in" svg:height="0.0705in" svg:x="0.3461in" svg:y="0.061in" svg:viewBox="0 0 81 180" svg:d="M75 10c0-5-4-10-11-10-8 0-16 7-16 14 0 6 4 11 11 11 8 0 16-7 16-15zM20 147c-1 3-4 7-4 11 0 13 11 22 27 22 26 0 38-36 38-39 0-5-3-5-4-5-3 0-4 2-4 6-7 21-19 32-30 32-5 0-7-4-7-9 0-7 2-12 5-18 3-8 5-14 8-22 3-6 13-31 14-34 1-2 2-5 2-9 0-12-11-23-27-23-26 0-38 38-38 42 0 3 3 3 4 3 4 0 4-1 5-4 7-23 18-33 29-33 4 0 7 2 7 10 0 6-2 10-9 26-5 15-11 29-16 44z"><text:p/></draw:path><draw:path draw:style-name="gr74" draw:text-style-name="P22" svg:width="0.1346in" svg:height="0.0783in" svg:x="0.4417in" svg:y="0.0311in" svg:viewBox="0 0 343 200" svg:d="M301 108c-22 16-32 33-35 37-17 26-21 49-21 51 0 4 6 4 8 4 7 0 8-1 9-8 9-36 32-69 76-87 4-1 5-3 5-5 0-3-2-3-3-3-17-7-64-27-78-92-1-4-2-5-9-5-2 0-8 0-8 4 0 1 4 26 20 51 8 12 19 25 36 37-95 0-191 0-287 0-7 0-14 0-14 8s7 8 14 8c96 0 192 0 287 0z"><text:p/></draw:path><draw:path draw:style-name="gr75" draw:text-style-name="P22" svg:width="0.1028in" svg:height="0.1059in" svg:x="0.6315in" svg:y="0.0047in" svg:viewBox="0 0 262 270" svg:d="M34 34c0 63 0 125 0 188 0 20-3 26-23 27-4 0-11 0-11 7s7 7 13 7c20 0 41 0 61 0 6 0 12 0 12-7s-6-7-11-7c-22-1-24-8-24-28 0-58 0-118 0-176 55 74 111 146 166 220 3 4 5 5 8 5 7 0 7-6 7-13 0-72 0-144 0-216 0-22 3-28 21-28 2 0 9 0 9-6 0-7-6-7-13-7-19 0-38 0-57 0-6 0-13 0-13 7 0 6 8 6 11 6 22 0 26 9 26 29 0 39 0 80 0 121-39-53-79-105-117-158-4-5-6-5-14-5-22 0-45 0-67 0-7 0-14 0-14 7 0 5 7 6 9 6 10 1 18 8 21 12 0 4 0 5 0 9zM218 243c-56-73-111-146-167-220-5-5-5-5-9-10 15 0 31 0 46 0 43 58 87 117 130 175 0 18 0 37 0 55z"><text:p/></draw:path></draw:g></text:span><text:span text:style-name="T30"><text:s/>חח”ע (כי </text:span><text:span text:style-name="T30"><draw:g text:anchor-type="as-char" svg:y="-0.1134in" draw:z-index="75" draw:style-name="gr1"><svg:title>TexMaths</svg:title><svg:desc>11§inline§|A_i| \le \a0§svg§600§FALSE§</svg:desc><draw:path draw:style-name="gr60" draw:text-style-name="P21" svg:width="0.5839in" svg:height="0.1354in" svg:x="-0.0004in" svg:y="0.0075in" svg:viewBox="0 0 1484 345" svg:d="M0 0c494 0 990 0 1484 0 0 115 0 230 0 345-494 0-990 0-1484 0 0-115 0-230 0-345z"><text:p/></draw:path><draw:path draw:style-name="gr61" draw:text-style-name="P22" svg:width="0.0055in" svg:height="0.1508in" svg:x="0.0102in" svg:y="0in" svg:viewBox="0 0 15 384" svg:d="M15 14c0-7 0-14-7-14-8 0-8 7-8 14 0 119 0 237 0 356 0 8 0 14 8 14 7 0 7-6 7-14 0-119 0-237 0-356z"><text:p/></draw:path><draw:path draw:style-name="gr62" draw:text-style-name="P22" svg:width="0.1039in" svg:height="0.1079in" svg:x="0.0394in" svg:y="0.0051in" svg:viewBox="0 0 265 275" svg:d="M55 230c-15 27-30 32-47 33-5 0-8 0-8 8 0 2 2 4 4 4 11 0 24-2 35-2 12 0 25 2 38 2 2 0 7 0 7-7 0-5-4-5-6-5-9-1-19-4-19-14 0-5 3-9 6-14 10-16 20-32 30-48 32 0 65 0 97 0 1 7 6 60 6 63 0 12-21 13-28 13-6 0-9 0-9 8 0 4 4 4 5 4 16 0 32-2 49-2 10 0 34 2 43 2 3 0 7 0 7-9 0-3-4-3-9-3-24 0-24-3-25-14-8-79-16-160-24-240 0-8 0-9-7-9-6 0-7 2-10 7-45 74-90 149-135 223zM102 175c26-43 51-86 76-128 5 42 8 85 12 128-29 0-58 0-88 0z"><text:p/></draw:path><draw:path draw:style-name="gr63" draw:text-style-name="P22" svg:width="0.0323in" svg:height="0.0709in" svg:x="0.1531in" svg:y="0.0661in" svg:viewBox="0 0 83 181" svg:d="M76 10c0-4-3-10-11-10s-15 7-15 14c0 5 3 10 11 10 7 0 15-7 15-14zM20 146c-1 5-2 7-2 13 0 12 11 22 26 22 26 0 39-37 39-41 0-3-4-3-5-3-3 0-4 1-5 4-6 22-18 33-29 33-5 0-7-4-7-10 0-7 3-11 5-18 3-6 5-14 9-20 2-7 12-31 13-35 1-3 1-6 1-8 0-14-10-24-25-24-27 0-40 37-40 41 0 5 4 5 6 5 3 0 3-3 4-5 7-23 19-33 29-33 4 0 7 2 7 9s-2 11-9 27c-5 15-12 29-17 43z"><text:p/></draw:path><draw:path draw:style-name="gr64" draw:text-style-name="P22" svg:width="0.0055in" svg:height="0.1508in" svg:x="0.2173in" svg:y="0in" svg:viewBox="0 0 15 384" svg:d="M15 14c0-7 0-14-7-14-8 0-8 7-8 14 0 119 0 237 0 356 0 8 0 14 8 14 7 0 7-6 7-14 0-119 0-237 0-356z"><text:p/></draw:path><draw:path draw:style-name="gr65" draw:text-style-name="P22" svg:width="0.0929in" svg:height="0.1161in" svg:x="0.2957in" svg:y="0.0173in" svg:viewBox="0 0 237 296" svg:d="M229 17c4-3 8-5 8-9 0-5-4-8-8-8-2 0-6 1-8 2-71 33-142 66-213 100-7 4-8 7-8 9 0 5 2 7 8 9 71 33 142 66 213 99 6 3 7 3 8 3 3 0 8-4 8-7 0-5-3-7-9-9-67-31-134-63-202-95 68-32 136-63 203-94zM222 296c7 0 15 0 15-8 0-7-9-7-15-7-69 0-138 0-208 0-6 0-14 0-14 7 0 8 7 8 13 8 70 0 140 0 209 0z"><text:p/></draw:path><draw:path draw:style-name="gr66" draw:text-style-name="P22" svg:width="0.0756in" svg:height="0.1043in" svg:x="0.452in" svg:y="0.0087in" svg:viewBox="0 0 193 266" svg:d="M161 222c16 20 17 32 18 40 0 2 3 3 4 3 2 0 10-4 10-24 0-8 0-15-19-38-8-9-15-17-23-26 5-34 10-67 15-100 1 1 12 13 13 26 0 3 0 6 4 6 2 0 10-4 10-24 0-13-3-19-21-35-9-8-27-39-30-47 0-1-1-3-3-3-3 0-10 4-10 24 0 12 3 21 25 42 0 11-1 21-5 47-7 35-7 38-9 52-35-41-72-81-107-122-18-20-19-32-19-40-1-2-3-3-4-3-2 0-10 4-10 24 0 8 0 16 19 39 7 9 15 17 23 26-20 32-31 60-31 85 0 13 3 21 13 40 7 11 10 21 10 28 0 5 0 15-27 16-5 0-7 1-7 4 0 4 3 4 10 4 8 0 14 0 22 0 11 0 40-1 40-23 0-14-9-25-18-36-17-18-18-23-18-35 0-16 3-46 15-73 36 41 73 83 110 123z"><text:p/></draw:path><draw:path draw:style-name="gr67" draw:text-style-name="P22" svg:width="0.0488in" svg:height="0.0724in" svg:x="0.5421in" svg:y="0.0661in" svg:viewBox="0 0 125 185" svg:d="M125 94c0-30-3-51-16-71-8-12-24-23-46-23-63 0-63 74-63 94 0 18 0 91 63 91 62 0 62-73 62-91zM63 177c-12 0-29-7-34-29-5-16-5-38-5-58s0-40 5-55c5-22 23-27 34-27 14 0 28 9 33 24 4 15 5 34 5 58 0 20 0 40-4 56-5 26-23 31-34 31z"><text:p/></draw:path></draw:g></text:span><text:span text:style-name="T30">). </text:span><text:span text:style-name="T31">נגדיר </text:span><text:span text:style-name="T31"><draw:g text:anchor-type="as-char" svg:y="-0.1138in" draw:z-index="78" draw:style-name="gr1"><svg:title>TexMaths</svg:title><svg:desc>11§inline§F = \biguplus_{i \in I} A_i \to \N \times \N§svg§600§FALSE§</svg:desc><draw:path draw:style-name="gr20" draw:text-style-name="P21" svg:width="1.4563in" svg:height="0.1512in" svg:x="0.002in" svg:y="0.0079in" svg:viewBox="0 0 3700 385" svg:d="M0 0c1233 0 2467 0 3700 0 0 129 0 256 0 385-1233 0-2467 0-3700 0 0-129 0-256 0-385z"><text:p/></draw:path><draw:path draw:style-name="gr21" draw:text-style-name="P22" svg:width="0.1079in" svg:height="0.1024in" svg:x="-0.0004in" svg:y="0.0106in" svg:viewBox="0 0 275 261" svg:d="M102 136c14 0 26 0 39 0 28 0 32 7 32 18 0 2 0 8-4 19 0 2-1 3-1 4 0 3 2 5 5 5 4 0 4-2 6-8 7-29 15-56 21-84 1-4 1-5 1-6s-1-5-4-5c-5 0-4 2-6 9-8 30-17 36-50 36-12 0-23 0-35 0 8-33 16-65 25-98 3-13 3-15 21-15 16 0 34 0 50 0 48 0 56 13 56 43 0 9 1 10-1 21 0 5 0 5 0 6 0 3 1 5 5 5s4-2 5-9c2-22 6-45 8-67 1-10-1-10-11-10-63 0-127 0-189 0-8 0-11 0-11 8 0 3 3 3 10 3 14 0 25 0 25 8 0 1 0 2-1 9-18 68-34 136-52 203-3 14-4 18-35 18-7 0-11 0-11 7 0 5 6 5 7 5 11 0 39-1 50-1 13 0 45 1 57 1 5 0 9 0 9-8 0-2-1-2-2-3s-2-1-11-1-11 0-20 0c-12-2-13-4-13-8 0-1 0-3 2-10 8-31 16-63 23-95z"><text:p/></draw:path><draw:path draw:style-name="gr22" draw:text-style-name="P22" svg:width="0.1008in" svg:height="0.035in" svg:x="0.1638in" svg:y="0.057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3" draw:text-style-name="P22" svg:width="0.1091in" svg:height="0.1512in" svg:x="0.3244in" svg:y="0in" svg:viewBox="0 0 278 385" svg:d="M205 196c6 0 19 0 19-13 0-14-12-14-17-14-18 0-37 0-54 0 0-17 0-35 0-52 0-7 0-20-14-20s-14 12-14 17c0 18 0 37 0 55-17 0-36 0-54 0-5 0-18 0-18 14 0 13 14 13 21 13 17 0 34 0 51 0 0 17 0 35 0 53 0 5 0 17 14 17s14-13 14-19c0-17 0-35 0-51 17 0 34 0 52 0zM252 250c0 66-56 109-113 109-59 0-113-43-113-109 0-77 0-154 0-231 0-6 0-19-13-19s-13 13-13 19c0 78 0 156 0 233 0 75 63 133 139 133 74 0 139-58 139-133 0-77 0-155 0-233 0-6 0-19-13-19s-13 13-13 19c0 77 0 154 0 231z"><text:p/></draw:path><draw:path draw:style-name="gr24" draw:text-style-name="P22" svg:width="0.0319in" svg:height="0.0713in" svg:x="0.4476in" svg:y="0.089in" svg:viewBox="0 0 82 182" svg:d="M76 10c0-4-3-10-11-10s-16 7-16 14c0 5 4 10 12 10 7 0 15-7 15-14zM20 147c-1 4-2 7-2 11 0 13 11 24 26 24 26 0 38-38 38-42s-3-4-4-4c-3 0-4 3-5 5-6 22-18 33-29 33-5 0-7-3-7-10 0-6 3-11 5-17 3-7 5-15 9-22 2-6 12-30 13-34 1-3 1-6 1-8 0-14-10-24-25-24-27 0-40 37-40 42 0 4 4 4 5 4 4 0 4-2 5-5 7-23 19-33 28-33 5 0 8 2 8 10 0 6-2 10-9 26-5 15-12 29-17 44z"><text:p/></draw:path><draw:path draw:style-name="gr25" draw:text-style-name="P22" svg:width="0.0587in" svg:height="0.0689in" svg:x="0.4972in" svg:y="0.098in" svg:viewBox="0 0 150 176" svg:d="M139 95c4 0 11 0 11-7s-7-7-11-7c-42 0-84 0-126 0 5-39 38-68 79-68 16 0 31 0 47 0 4 0 11 0 11-6 0-7-7-7-11-7-16 0-32 0-48 0-50 0-91 40-91 88 0 50 42 88 91 88 16 0 32 0 48 0 4 0 11 0 11-7 0-6-7-6-11-6-16 0-31 0-47 0-41 0-74-30-79-68 42 0 84 0 126 0z"><text:p/></draw:path><draw:path draw:style-name="gr26" draw:text-style-name="P22" svg:width="0.05in" svg:height="0.072in" svg:x="0.5744in" svg:y="0.0866in" svg:viewBox="0 0 128 184" svg:d="M95 21c2-9 3-12 23-12 6 0 10 0 10-6 0-2-1-3-5-3-5 0-12 0-17 0-6 0-13 1-19 1-7 0-12-1-19-1-5 0-12 0-19 0-1 0-5 0-5 6 0 3 3 3 9 3 1 0 5 0 11 1 5 0 6 1 6 3s0 5-1 7c-12 47-23 94-35 143-2 9-3 11-24 11-7 0-10 0-10 6 1 2 0 4 4 4 9 0 29-1 37-1 6 0 12 0 18 1 7 0 14 0 19 0 2 0 7 0 7-6 0-4-4-4-9-4-1 0-7 0-12 0-7 0-7-1-7-5 0-2 0-1 1-5 12-48 24-96 37-143z"><text:p/></draw:path><draw:path draw:style-name="gr27" draw:text-style-name="P22" svg:width="0.1039in" svg:height="0.1079in" svg:x="0.6685in" svg:y="0.0051in" svg:viewBox="0 0 265 275" svg:d="M55 231c-15 25-31 31-47 32-5 1-8 1-8 8 0 2 1 4 4 4 11 0 23-1 33-1 14 0 27 1 40 1 2 0 7 0 7-8 0-3-4-4-6-4-9 0-19-3-19-13 0-5 3-9 6-15 10-16 20-31 30-48 32 0 64 0 96 0 1 8 7 60 7 64 0 11-21 12-29 12-5 0-8 0-8 8 0 4 4 4 5 4 15 0 32-1 49-1 8 0 34 1 42 1 3 0 8 0 8-8 0-4-4-4-9-4-24 0-24-2-25-13-8-81-17-161-24-241 0-8 0-9-7-9-6 0-7 2-11 7-45 74-89 149-134 224zM101 175c25-43 52-86 77-128 5 42 8 85 12 128-29 0-59 0-89 0z"><text:p/></draw:path><draw:path draw:style-name="gr28" draw:text-style-name="P22" svg:width="0.0319in" svg:height="0.0713in" svg:x="0.7815in" svg:y="0.0665in" svg:viewBox="0 0 82 182" svg:d="M76 10c0-4-3-10-11-10s-15 7-15 14c0 6 3 11 10 11 8 0 16-7 16-15zM20 147c-1 4-2 7-2 11 0 14 11 24 25 24 27 0 39-38 39-41 0-5-3-5-4-5-3 0-4 3-5 6-6 21-18 32-29 32-6 0-7-3-7-9 0-7 3-12 5-18 2-7 5-14 9-22 2-6 12-30 13-34 1-2 1-5 1-8 0-13-10-24-25-24-27 0-40 38-40 42s4 4 6 4c3 0 3-2 4-5 6-23 19-33 28-33 5 0 7 2 7 10 0 7-1 10-8 26-5 15-12 29-17 44z"><text:p/></draw:path><draw:path draw:style-name="gr29" draw:text-style-name="P22" svg:width="0.1346in" svg:height="0.0787in" svg:x="0.878in" svg:y="0.0366in" svg:viewBox="0 0 343 201" svg:d="M300 108c-21 16-30 33-34 37-17 27-21 51-21 52 0 4 5 4 8 4 7 0 7-1 9-7 9-38 32-71 75-88 5-1 6-4 6-6 0-3-2-3-3-3-18-7-64-27-78-91-2-5-2-6-9-6-3 0-8 0-8 4 0 2 4 26 20 51 8 12 19 25 35 37-95 0-191 0-287 0-6 0-13 0-13 8s7 8 13 8c96 0 192 0 287 0z"><text:p/></draw:path><draw:path draw:style-name="gr30" draw:text-style-name="P22" svg:width="0.1028in" svg:height="0.1063in" svg:x="1.0677in" svg:y="0.0102in" svg:viewBox="0 0 262 271" svg:d="M34 34c0 63 0 126 0 188 0 20-3 27-23 28-4 0-11 0-11 6 0 7 7 7 13 7 20 0 40 0 60 0 7 0 13 0 13-7 0-6-7-6-11-6-22-1-26-9-26-29 0-58 0-118 0-176 57 74 112 148 168 220 3 5 5 6 9 6 5 0 5-7 5-13 0-72 0-145 0-217 0-22 4-28 22-28 2 0 9 0 9-6 0-7-6-7-13-7-19 0-38 0-57 0-6 0-13 0-13 7 0 6 7 6 11 6 22 0 26 8 26 29 0 39 0 80 0 121-39-53-79-105-117-157-4-6-5-6-14-6-22 0-45 0-67 0-7 0-14 0-14 7 0 5 7 6 9 6 10 1 18 8 21 12 0 4 0 4 0 9zM218 243c-56-72-112-146-169-220-3-5-3-5-7-10 15 0 31 0 46 0 43 59 87 117 130 176 0 18 0 37 0 54z"><text:p/></draw:path><draw:path draw:style-name="gr31" draw:text-style-name="P22" svg:width="0.0728in" svg:height="0.0728in" svg:x="1.2299in" svg:y="0.0398in" svg:viewBox="0 0 186 186" svg:d="M93 83c-26-26-51-52-78-77-4-5-4-6-7-6-5 0-8 3-8 8 0 2 0 3 4 7 27 26 52 52 78 77-26 26-51 52-78 79-4 4-4 4-4 7 0 5 3 8 8 8 3 0 3-1 7-6 26-26 52-51 77-77 27 27 54 53 81 81 1 0 3 2 5 2 6 0 8-3 8-8 0-1 0-2-1-4 0-1-62-62-81-82 24-23 48-47 71-70 2-2 8-7 10-10 0-1 1-2 1-4 0-5-2-8-8-8-2 0-4 1-9 6-25 25-50 51-76 77z"><text:p/></draw:path><draw:path draw:style-name="gr32" draw:text-style-name="P22" svg:width="0.1028in" svg:height="0.1063in" svg:x="1.3634in" svg:y="0.0102in" svg:viewBox="0 0 262 271" svg:d="M34 34c0 63 0 126 0 188 0 20-3 27-23 28-4 0-11 0-11 6 0 7 7 7 13 7 20 0 41 0 61 0 6 0 12 0 12-7 0-6-6-6-11-6-22-1-25-9-25-29 0-58 0-118 0-176 56 74 111 148 167 220 3 5 5 6 8 6 7 0 7-7 7-13 0-72 0-145 0-217 0-22 3-28 21-28 2 0 9 0 9-6 0-7-6-7-13-7-19 0-38 0-57 0-6 0-13 0-13 7 0 6 7 6 11 6 22 0 26 8 26 29 0 39 0 80 0 121-39-53-79-105-117-157-4-6-6-6-14-6-22 0-45 0-67 0-7 0-14 0-14 7 0 5 7 6 9 6 10 1 18 8 21 12 0 4 0 4 0 9zM218 243c-56-72-112-146-168-220-4-5-4-5-8-10 15 0 31 0 46 0 43 59 87 117 130 176 0 18 0 37 0 54z"><text:p/></draw:path></draw:g></text:span><text:span text:style-name="T31"><text:s/>ע"י </text:span><text:span text:style-name="T31"><draw:g text:anchor-type="as-char" svg:y="-0.1134in" draw:z-index="76" draw:style-name="gr1"><svg:title>TexMaths</svg:title><svg:desc>11§inline§F(x) = \la f_m(x), m \ra§svg§600§FALSE§</svg:desc><draw:path draw:style-name="gr45" draw:text-style-name="P21" svg:width="1.2087in" svg:height="0.1358in" svg:x="0.0016in" svg:y="0.0071in" svg:viewBox="0 0 3071 346" svg:d="M1536 346c-512 0-1024 0-1536 0 0-116 0-230 0-346 1024 0 2048 0 3071 0 0 116 0 230 0 346-511 0-1023 0-1535 0z"><text:p/></draw:path><draw:path draw:style-name="gr46" draw:text-style-name="P22" svg:width="0.1075in" svg:height="0.1024in" svg:x="-0.0004in" svg:y="0.0102in" svg:viewBox="0 0 274 261" svg:d="M102 137c12 0 26 0 38 0 28 0 32 6 32 17 0 2 0 8-4 19 0 2-1 3-1 4 0 4 3 5 6 5s3-1 5-8c7-29 14-56 21-84 1-4 1-5 1-6s-1-5-4-5c-5 0-5 2-6 9-9 30-17 36-50 36-11 0-23 0-34 0 7-33 16-65 24-98 3-13 4-14 21-14 16 0 34 0 50 0 49 0 57 12 57 42 0 9 0 11-1 21-1 5-1 5-1 6 0 3 1 6 5 6s4-2 5-10c2-22 6-45 8-67 1-10-1-10-10-10-64 0-127 0-190 0-8 0-11 0-11 8 0 4 3 4 11 4 14 0 25 0 25 7 0 1 0 2-2 9-18 68-34 136-52 203-3 15-4 18-35 18-7 0-10 0-10 8 0 4 4 4 5 4 11 0 40-1 51-1 13 0 45 1 58 1 4 0 8 0 8-8 0-2-1-2-2-3s-2-1-11-1-10 0-20 0c-11-1-12-3-12-8 0-1 0-3 1-9 8-32 17-64 24-95z"><text:p/></draw:path><draw:path draw:style-name="gr47" draw:text-style-name="P22" svg:width="0.0346in" svg:height="0.1512in" svg:x="0.128in" svg:y="0in" svg:viewBox="0 0 89 385" svg:d="M89 381c0-1 0-1-7-8-48-49-60-122-60-180 0-67 15-135 63-182 4-5 4-5 4-7 0-3-1-4-3-4-5 0-39 26-62 76-20 42-24 85-24 117 0 29 4 76 25 120 23 47 56 72 61 72 2 0 3-1 3-4z"><text:p/></draw:path><draw:path draw:style-name="gr48" draw:text-style-name="P22" svg:width="0.0752in" svg:height="0.0685in" svg:x="0.1764in" svg:y="0.0465in" svg:viewBox="0 0 192 175" svg:d="M118 54c2-10 11-45 38-45 2 0 11 0 19 4-10 2-18 12-18 21 0 7 4 14 15 14 8 0 20-7 20-23 0-19-23-25-36-25-22 0-36 21-41 30-9-26-30-30-41-30-40 0-62 50-62 59 0 5 3 5 4 5 4 0 5-1 6-5 12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49" draw:text-style-name="P22" svg:width="0.0346in" svg:height="0.1512in" svg:x="0.2677in" svg:y="0in" svg:viewBox="0 0 89 385" svg:d="M89 193c0-30-4-76-25-120-23-48-56-73-61-73-2 0-3 2-3 4s0 2 7 9c38 38 60 99 60 180 0 65-14 133-63 181-4 6-4 6-4 7 0 2 1 4 3 4 5 0 39-26 62-76 20-41 24-84 24-116z"><text:p/></draw:path><draw:path draw:style-name="gr50" draw:text-style-name="P22" svg:width="0.1008in" svg:height="0.0354in" svg:x="0.3685in" svg:y="0.0575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51" draw:text-style-name="P22" svg:width="0.0339in" svg:height="0.1512in" svg:x="0.5374in" svg:y="0in" svg:viewBox="0 0 87 385" svg:d="M85 15c2-4 2-5 2-7 0-5-5-8-8-8-4 0-6 2-9 9-23 59-45 118-68 177-1 2-2 4-2 7 0 2 0 2 2 6 23 59 45 118 68 176 1 5 4 10 9 10 3 0 8-3 8-7 0-1 0-3-2-7-23-59-45-119-69-178 24-60 46-119 69-178z"><text:p/></draw:path><draw:path draw:style-name="gr52" draw:text-style-name="P22" svg:width="0.0752in" svg:height="0.1374in" svg:x="0.5882in" svg:y="0.0067in" svg:viewBox="0 0 192 350" svg:d="M121 118c11 0 22 0 33 0 9 0 12 0 12-8 0-4-3-4-10-4-11 0-22 0-33 0 3-16 6-30 9-44 1-8 7-36 9-40 3-8 10-13 18-13 2 0 11 0 19 6-17 2-21 16-21 21 0 9 7 14 15 14 9 0 20-9 20-24 0-17-17-26-33-26-13 0-37 7-49 45-2 8-3 12-13 61-9 0-18 0-27 0-6 0-11 0-11 7 0 5 4 5 11 5 9 0 17 0 26 0-10 50-20 100-30 151-7 37-13 72-33 72-2 0-11 0-19-6 18-1 21-16 21-21 0-9-6-13-14-13-10 0-21 8-21 23 0 17 16 26 33 26 21 0 36-23 43-37 13-25 22-71 22-74 8-40 15-80 23-121z"><text:p/></draw:path><draw:path draw:style-name="gr53" draw:text-style-name="P22" svg:width="0.0976in" svg:height="0.0472in" svg:x="0.6591in" svg:y="0.0898in" svg:viewBox="0 0 249 121" svg:d="M104 97c-1 5-3 14-3 15 0 7 5 9 9 9s9-3 11-5c1-3 3-11 4-17 1-5 5-18 6-25 2-6 3-11 5-18 3-12 3-12 8-21 9-13 22-28 44-28 14 0 15 13 15 19 0 16-11 47-15 58-3 7-4 10-4 14 0 14 12 23 25 23 27 0 40-37 40-41s-4-4-5-4c-4 0-4 2-5 5-7 21-18 32-29 32-5 0-7-3-7-8 0-7 2-10 7-22 2-9 14-38 14-53 0-4 0-16-11-23-4-4-12-7-24-7-25 0-39 15-48 26-2-23-21-26-35-26-22 0-38 13-46 24-2-18-18-24-29-24s-18 8-21 14c-7 10-10 26-10 27 0 3 3 3 4 3 5 0 5 0 6-8 4-16 10-29 20-29 7 0 10 6 10 13 0 5-4 15-5 23-2 7-5 18-6 24-4 11-6 22-9 34-1 4-1 7-2 11 0 7 4 9 8 9 6 0 10-3 11-5 1-3 4-11 5-17 1-5 4-18 6-25 1-6 4-11 5-18 3-11 3-13 11-24 7-11 21-25 40-25 16 0 17 14 17 19 0 7-1 10-6 26-3 15-7 29-11 45z"><text:p/></draw:path><draw:path draw:style-name="gr54" draw:text-style-name="P22" svg:width="0.035in" svg:height="0.1512in" svg:x="0.7846in" svg:y="0in" svg:viewBox="0 0 90 385" svg:d="M90 381c0-1 0-1-6-8-49-49-62-122-62-180 0-67 15-135 63-182 5-5 5-5 5-7 0-3-2-4-4-4-4 0-39 26-62 76-20 42-24 85-24 117 0 29 4 76 25 120 23 47 57 72 61 72 2 0 4-1 4-4z"><text:p/></draw:path><draw:path draw:style-name="gr55" draw:text-style-name="P22" svg:width="0.0752in" svg:height="0.0685in" svg:x="0.8331in" svg:y="0.0465in" svg:viewBox="0 0 192 175" svg:d="M118 54c2-10 11-45 38-45 2 0 11 0 20 4-11 2-19 12-19 21 0 7 5 14 15 14 8 0 20-7 20-23 0-19-23-25-36-25-22 0-35 21-39 30-10-26-31-30-42-30-41 0-63 50-63 59 0 5 3 4 4 5 4 0 5-1 6-5 13-40 38-50 52-50 7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56" draw:text-style-name="P22" svg:width="0.0346in" svg:height="0.1512in" svg:x="0.9244in" svg:y="0in" svg:viewBox="0 0 89 385" svg:d="M89 193c0-30-4-76-25-120-23-48-56-73-61-73-2 0-3 2-3 4s0 2 7 9c38 38 60 99 60 180 0 65-14 133-63 181-4 6-4 6-4 7 0 2 1 4 3 4 5 0 39-26 62-76 20-41 24-84 24-116z"><text:p/></draw:path><draw:path draw:style-name="gr57" draw:text-style-name="P22" svg:width="0.0173in" svg:height="0.0453in" svg:x="0.9882in" svg:y="0.0972in" svg:viewBox="0 0 45 116" svg:d="M45 41c0-26-10-41-25-41-12 0-20 10-20 21 0 10 8 20 20 20 4 0 10-1 14-5 1-1 1-1 1-1 1 0 1 0 1 6 0 28-13 51-26 64-5 4-5 5-5 6 0 2 3 5 5 5 4 0 35-30 35-75z"><text:p/></draw:path><draw:path draw:style-name="gr58" draw:text-style-name="P22" svg:width="0.1244in" svg:height="0.0685in" svg:x="1.0469in" svg:y="0.0465in" svg:viewBox="0 0 317 175" svg:d="M22 148c-1 6-3 15-3 17 0 7 5 10 12 10 4 0 11-3 14-11 0-1 4-19 7-29 3-12 5-23 8-34 3-9 5-17 7-26 1-7 4-18 4-19 7-12 27-47 64-47 18 0 21 14 21 26 0 10-3 21-6 33-4 15-7 29-10 44-3 10-6 20-8 30-2 8-6 21-6 23 0 7 6 10 11 10 13 0 15-10 18-22 6-22 20-78 23-92 1-6 22-52 64-52 16 0 21 13 21 26 0 22-17 66-24 87-4 9-5 13-5 21 0 19 13 32 32 32 36 0 51-56 51-59 0-4-5-4-6-4-3 0-3 1-5 7-6 20-18 47-40 47-6 0-9-3-9-12 0-10 4-19 7-27 8-20 24-63 24-85 0-25-16-42-45-42s-48 18-63 37c-1-4-2-17-12-27-10-8-22-10-32-10-35 0-54 25-60 34-2-22-19-34-35-34-19 0-26 15-29 22-8 13-12 36-12 37 0 5 3 5 4 5 4 0 5-1 7-9 7-27 14-46 29-46 5 0 11 3 11 17 0 8-2 13-6 32-8 30-15 60-23 90z"><text:p/></draw:path><draw:path draw:style-name="gr59" draw:text-style-name="P22" svg:width="0.0339in" svg:height="0.1512in" svg:x="1.1843in" svg:y="0in" svg:viewBox="0 0 87 385" svg:d="M85 199c2-4 2-5 2-6 0-3 0-1-2-6-22-59-45-119-67-178-4-7-7-9-10-9-5 0-8 3-8 8 0 1 0 2 2 6 23 60 45 119 68 179-23 58-45 117-68 177-2 4-2 5-2 8 0 4 4 7 8 7 5 0 6-4 8-7 24-60 46-119 69-179z"><text:p/></draw:path></draw:g></text:span><text:span text:style-name="T31"><text:s/>כאשר </text:span><text:span text:style-name="T31"><draw:g text:anchor-type="as-char" svg:y="-0.1075in" draw:z-index="77" draw:style-name="gr1"><svg:title>TexMaths</svg:title><svg:desc>11§inline§m = \iota k \in \N. x \in A_k§svg§600§FALSE§</svg:desc><draw:path draw:style-name="gr33" draw:text-style-name="P21" svg:width="1.2437in" svg:height="0.1161in" svg:x="0.0031in" svg:y="0.0075in" svg:viewBox="0 0 3160 296" svg:d="M1580 296c-526 0-1053 0-1580 0 0-99 0-197 0-296 1054 0 2106 0 3160 0 0 99 0 197 0 296-527 0-1054 0-1580 0z"><text:p/></draw:path><draw:path draw:style-name="gr34" draw:text-style-name="P22" svg:width="0.1244in" svg:height="0.0685in" svg:x="-0.0004in" svg:y="0.0409in" svg:viewBox="0 0 317 175" svg:d="M23 147c-1 6-3 16-3 17 0 7 5 11 11 11 4 0 12-4 14-11 1-1 6-19 8-29 3-12 5-24 9-35 2-8 4-16 6-25 1-7 5-18 5-19 5-12 26-47 62-47 18 0 21 14 21 26 0 10-2 21-5 32-4 14-8 30-11 45-3 10-6 20-8 30-1 7-4 21-4 22 0 7 5 11 11 11 12 0 14-10 17-22 6-22 20-78 23-94 1-4 21-50 64-50 17 0 21 13 21 26 0 22-17 66-24 87-4 9-6 13-6 21 0 17 15 32 32 32 36 0 51-56 51-60s-4-4-5-4c-4 0-4 1-5 8-7 19-19 47-40 47-6 0-10-3-10-13 0-9 5-19 8-27 7-21 23-62 23-84 0-26-15-42-44-42-30 0-48 18-63 37-1-4-2-17-13-27-10-8-22-10-32-10-34 0-52 25-59 34-2-22-19-34-36-34-18 0-26 15-29 22-7 13-12 36-12 37 0 5 4 5 5 5 4 0 4-1 7-10 7-27 14-45 28-45 6 0 12 3 12 17 0 8-1 12-6 32-8 30-15 60-23 89z"><text:p/></draw:path><draw:path draw:style-name="gr35" draw:text-style-name="P22" svg:width="0.1008in" svg:height="0.035in" svg:x="0.1799in" svg:y="0.052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6" draw:text-style-name="P22" svg:width="0.0402in" svg:height="0.0685in" svg:x="0.3406in" svg:y="0.0409in" svg:viewBox="0 0 103 175" svg:d="M103 115c0-4-3-4-4-4-3 0-4 2-6 4-12 38-44 51-60 51-6 0-10-1-10-13 0-9 3-18 7-28 17-47 34-112 34-114 0-7-6-11-12-11-4 0-11 3-15 10-2 8-5 26-7 34-1 1-11 35-12 41-2 3-5 13-6 17-3 10-12 29-12 41 0 15 11 32 32 32 45 0 71-48 71-60z"><text:p/></draw:path><draw:path draw:style-name="gr37" draw:text-style-name="P22" svg:width="0.0685in" svg:height="0.1059in" svg:x="0.3941in" svg:y="0.0035in" svg:viewBox="0 0 175 270" svg:d="M89 4c0-1 0-4-4-4-9 0-38 3-48 3-3 1-7 1-7 8 0 5 4 5 10 5 18 0 18 3 18 7 0 2-1 6-1 8-19 73-37 147-56 220-1 5-1 6-1 8 0 9 8 11 11 11 5 0 11-3 13-8 2-4 20-75 22-83 13 1 45 6 45 31 0 3 0 4-2 9 0 4-1 8-1 13 0 23 15 38 35 38 12 0 22-6 31-21 10-16 10-25 14-38 0-4-3-4-4-4-5 0-5 2-6 7-7 28-16 48-34 48-7 0-12-5-12-18 0-7 1-15 3-22s2-8 2-12c0-25-25-35-58-40 12-6 25-18 33-28 19-20 37-37 56-37 3 0 3 0 4 0 4 2 4 2 7 4 2 0 2 0 2 1-18 1-22 16-22 21 0 6 4 14 15 14 10 0 21-9 21-24 0-11-9-24-27-24-11 0-28 3-56 34-13 14-28 29-43 35 14-54 27-108 40-162z"><text:p/></draw:path><draw:path draw:style-name="gr38" draw:text-style-name="P22" svg:width="0.076in" svg:height="0.087in" svg:x="0.5244in" svg:y="0.0264in" svg:viewBox="0 0 194 222" svg:d="M180 119c7 0 14 0 14-8s-7-8-14-8c-55 0-109 0-164 0 5-51 49-88 104-88 20 0 41 0 60 0 7 0 14 0 14-7 0-8-7-8-14-8-21 0-40 0-61 0-66 0-119 49-119 111s53 111 119 111c21 0 40 0 61 0 7 0 14 0 14-8 0-7-7-7-14-7-19 0-40 0-60 0-55 0-99-37-104-88 55 0 109 0 164 0z"><text:p/></draw:path><draw:path draw:style-name="gr39" draw:text-style-name="P22" svg:width="0.1028in" svg:height="0.1059in" svg:x="0.6591in" svg:y="0.0047in" svg:viewBox="0 0 262 270" svg:d="M33 35c0 62 0 124 0 186 0 21-2 27-22 28-4 0-11 0-11 7s5 7 13 7c20 0 40 0 60 0 7 0 13 0 13-7s-7-7-12-7c-21-1-25-8-25-28 0-58 0-118 0-176 57 73 112 146 168 219 3 4 5 6 7 6 7 0 7-6 7-13 0-72 0-144 0-216 0-21 4-27 22-28 2 0 9 0 9-6 0-7-7-7-13-7-19 0-38 0-57 0-6 0-13 0-13 7 0 6 7 6 11 6 22 1 26 9 26 29 0 39 0 80 0 121-40-53-79-105-118-158-3-5-5-5-13-5-22 0-45 0-67 0-8 0-14 0-14 7 0 6 6 6 8 6 11 1 19 8 22 12-1 4-1 5-1 10zM218 243c-56-73-112-146-169-220-3-5-3-5-7-10 15 0 31 0 46 0 43 58 87 117 130 175 0 19 0 37 0 55z"><text:p/></draw:path><draw:path draw:style-name="gr40" draw:text-style-name="P22" svg:width="0.0157in" svg:height="0.0157in" svg:x="0.7783in" svg:y="0.0921in" svg:viewBox="0 0 41 41" svg:d="M41 20c0-11-9-20-20-20s-21 9-21 20 10 21 21 21 20-10 20-21z"><text:p/></draw:path><draw:path draw:style-name="gr41" draw:text-style-name="P22" svg:width="0.0752in" svg:height="0.0685in" svg:x="0.8118in" svg:y="0.0409in" svg:viewBox="0 0 192 175" svg:d="M118 54c2-10 11-45 38-45 1 0 11 0 19 4-11 2-19 12-19 21 0 7 5 14 16 14 7 0 20-7 20-23 0-20-23-25-36-25-22 0-36 21-41 30-9-26-30-30-41-30-40 0-62 49-62 59 0 5 3 5 4 5 4 0 5-1 5-5 13-40 38-50 52-50 7 0 20 3 20 25 0 12-6 39-20 92-6 23-19 40-37 40-2 0-11 0-20-6 10-1 19-9 19-19 0-11-9-15-14-15-12 0-21 10-21 23 0 18 19 26 36 26 26 0 40-28 41-30 4 14 18 30 42 30 39 0 61-50 61-60 0-4-3-4-4-4-4 0-4 2-6 4-13 42-39 51-51 51-15 0-21-12-21-25 0-9 2-18 6-34 5-18 9-36 14-53z"><text:p/></draw:path><draw:path draw:style-name="gr42" draw:text-style-name="P22" svg:width="0.076in" svg:height="0.087in" svg:x="0.9492in" svg:y="0.0264in" svg:viewBox="0 0 194 222" svg:d="M179 119c7 0 15 0 15-8s-8-8-15-8c-55 0-109 0-164 0 6-51 50-88 105-88 20 0 39 0 59 0 7 0 15 0 15-7 0-8-8-8-15-8-20 0-40 0-60 0-66 0-119 49-119 111s53 111 119 111c20 0 40 0 60 0 7 0 15 0 15-8 0-7-8-7-15-7-20 0-39 0-59 0-55 0-99-37-105-88 55 0 109 0 164 0z"><text:p/></draw:path><draw:path draw:style-name="gr43" draw:text-style-name="P22" svg:width="0.1039in" svg:height="0.1079in" svg:x="1.0858in" svg:y="-0.0004in" svg:viewBox="0 0 265 275" svg:d="M56 231c-15 25-31 31-48 32-5 0-8 0-8 7 0 3 2 5 5 5 10 0 22-1 33-1 13 0 27 1 39 1 2 0 8 0 8-8 0-4-4-4-7-4-9-1-18-4-18-14 0-4 3-8 5-14 10-16 20-33 30-49 31 0 64 0 96 0 1 7 7 60 7 63 0 13-20 14-28 14-5 0-9 0-9 7 0 5 4 5 5 5 17 0 33-1 48-1 10 0 35 1 44 1 3 0 7 0 7-8 0-4-3-4-9-4-24 0-24-3-25-15-8-79-15-159-23-238-1-8-1-10-8-10-6 0-8 3-10 7-45 74-89 149-134 224zM102 175c26-43 51-85 76-127 5 42 8 84 12 127-29 0-58 0-88 0z"><text:p/></draw:path><draw:path draw:style-name="gr44" draw:text-style-name="P22" svg:width="0.052in" svg:height="0.074in" svg:x="1.2024in" svg:y="0.0575in" svg:viewBox="0 0 133 189" svg:d="M64 9c1-1 1-4 1-5 0-2-1-4-5-4-5 0-27 2-34 3-2 0-6 0-6 6 0 4 4 4 7 4 14 0 14 2 14 3 0 3-1 5-1 7-14 51-26 101-39 153-1 4-1 4-1 5 0 4 3 8 9 8 7 0 11-5 12-10 1-1 13-49 13-53 20 3 35 8 35 22 0 1 0 4-1 6-1 4-1 5-1 9 0 18 17 26 30 26 25 0 34-40 34-41 0-3-3-3-5-3-4 0-4 1-5 7-3 12-11 30-24 30-7 0-9-6-9-14 0-4 0-4 1-12 0-1 1-5 1-8 0-24-32-28-43-28 8-6 18-15 22-19 15-12 28-25 43-25 3 0 7 1 9 3-12 2-14 11-14 15 0 6 4 10 11 10 6 0 15-5 15-17 0-9-7-19-21-19-15 0-30 11-44 24-11 11-20 19-31 23 9-36 18-71 27-106z"><text:p/></draw:path></draw:g></text:span><text:span text:style-name="T31">. </text:span><text:span text:style-name="T32">זוהי פונקציה חח"ע [לא הוכח מטעמי זמן] וסה"כ </text:span><text:span text:style-name="T32"><draw:g text:anchor-type="as-char" svg:y="-0.1138in" draw:z-index="79" draw:style-name="gr1"><svg:title>TexMaths</svg:title><svg:desc>11§inline§|\bigcup_{i \in \N}A_i| \le |\N \times \N| = \a0§svg§600§FALSE§</svg:desc><draw:path draw:style-name="gr2" draw:text-style-name="P21" svg:width="1.6642in" svg:height="0.1512in" svg:x="-0.0004in" svg:y="0.0079in" svg:viewBox="0 0 4228 385" svg:d="M0 0c1409 0 2818 0 4228 0 0 129 0 256 0 385-1410 0-2819 0-4228 0 0-129 0-256 0-385z"><text:p/></draw:path><draw:path draw:style-name="gr3" draw:text-style-name="P22" svg:width="0.0055in" svg:height="0.1512in" svg:x="0.0102in" svg:y="0in" svg:viewBox="0 0 15 385" svg:d="M15 14c0-7 0-14-7-14-8 0-8 7-8 14 0 119 0 238 0 357 0 6 0 14 8 14 7 0 7-8 7-14 0-119 0-238 0-357z"><text:p/></draw:path><draw:path draw:style-name="gr4" draw:text-style-name="P22" svg:width="0.1091in" svg:height="0.1512in" svg:x="0.0681in" svg:y="0in" svg:viewBox="0 0 278 385" svg:d="M252 250c0 66-56 109-113 109-59 0-113-43-113-109 0-77 0-154 0-231 0-6 0-19-13-19s-13 13-13 19c0 78 0 156 0 233 0 75 63 133 139 133 74 0 139-58 139-133 0-77 0-155 0-233 0-6 0-19-13-19s-13 13-13 19c0 77 0 154 0 231z"><text:p/></draw:path><draw:path draw:style-name="gr5" draw:text-style-name="P22" svg:width="0.0323in" svg:height="0.0713in" svg:x="0.1909in" svg:y="0.089in" svg:viewBox="0 0 83 182" svg:d="M76 10c0-4-3-10-11-10s-15 7-15 14c0 5 3 10 11 10 7 0 15-7 15-14zM20 147c-1 4-2 7-2 11 0 13 11 24 26 24 26 0 39-38 39-42s-4-4-5-4c-3 0-4 3-5 5-6 22-18 33-29 33-5 0-7-3-7-10 0-6 3-11 5-17 3-7 5-15 9-22 2-6 12-30 13-34 1-3 2-6 2-8 0-14-11-24-26-24-27 0-40 37-40 42 0 4 4 4 6 4 3 0 3-2 4-5 7-23 19-33 29-33 4 0 7 2 7 10 0 6-2 10-9 26-5 15-12 29-17 44z"><text:p/></draw:path><draw:path draw:style-name="gr6" draw:text-style-name="P22" svg:width="0.0587in" svg:height="0.0689in" svg:x="0.2409in" svg:y="0.098in" svg:viewBox="0 0 150 176" svg:d="M139 95c4 0 11 0 11-7s-7-7-11-7c-42 0-84 0-126 0 5-39 38-68 79-68 16 0 31 0 47 0 4 0 11 0 11-6 0-7-7-7-11-7-16 0-32 0-48 0-50 0-91 40-91 88 0 50 42 88 91 88 16 0 32 0 48 0 4 0 11 0 11-7 0-6-7-6-11-6-16 0-31 0-47 0-41 0-74-30-79-68 42 0 84 0 126 0z"><text:p/></draw:path><draw:path draw:style-name="gr7" draw:text-style-name="P22" svg:width="0.0717in" svg:height="0.0744in" svg:x="0.3142in" svg:y="0.0866in" svg:viewBox="0 0 183 190" svg:d="M35 17c-3-4-3-5-6-7 11 0 22 0 33 0 30 41 60 81 91 122 0 13 0 26 0 40-40-52-78-104-118-155zM35 32c39 51 78 102 117 154 2 3 3 4 5 4 5 0 5-4 5-8 0-52 0-103 0-153 0-16 2-19 15-19 1 0 6-1 6-4 0-6-4-6-9-6-13 0-27 0-40 0-4 0-9 0-9 6 0 4 5 4 8 4 16 0 18 5 18 20 0 28 0 56 0 84-28-37-54-73-82-110-3-4-4-4-10-4-15 0-31 0-47 0-5 0-9 0-9 6 0 3 4 4 6 4 8 0 12 4 15 8-1 2-1 3-1 6 0 44 0 88 0 132 0 15-2 19-15 20-4 0-8 0-8 4 0 5 4 5 9 5 14 0 27 0 42 0 5 0 8 0 8-5 0-4-4-4-7-4-16-1-17-7-17-20 0-42 0-83 0-124z"><text:p/></draw:path><draw:path draw:style-name="gr8" draw:text-style-name="P22" svg:width="0.1039in" svg:height="0.1079in" svg:x="0.4268in" svg:y="0.0051in" svg:viewBox="0 0 265 275" svg:d="M55 231c-15 25-30 31-47 32-5 1-8 1-8 8 0 2 1 4 4 4 11 0 24-1 33-1 14 0 27 1 40 1 2 0 7 0 7-8 0-3-4-4-6-4-9 0-19-3-19-13 0-5 3-9 6-15 10-16 20-31 30-48 32 0 65 0 96 0 2 8 7 60 7 64 0 11-21 12-29 12-5 0-8 0-8 8 0 4 4 4 5 4 16 0 32-1 49-1 8 0 34 1 42 1 3 0 8 0 8-8 0-4-4-4-9-4-24 0-24-2-25-13-8-81-16-161-24-241 0-8 0-9-7-9-6 0-7 2-10 7-45 74-90 149-135 224zM101 175c26-43 52-86 77-128 5 42 8 85 12 128-29 0-59 0-89 0z"><text:p/></draw:path><draw:path draw:style-name="gr9" draw:text-style-name="P22" svg:width="0.0323in" svg:height="0.0713in" svg:x="0.5402in" svg:y="0.0665in" svg:viewBox="0 0 83 182" svg:d="M76 10c0-4-3-10-11-10s-15 7-15 14c0 6 3 11 11 11 7 0 15-7 15-15zM20 147c-1 4-2 7-2 11 0 14 11 24 26 24 26 0 39-38 39-41 0-5-4-5-5-5-3 0-4 3-5 6-6 21-18 32-29 32-5 0-7-3-7-9 0-7 3-12 5-18 3-7 5-14 9-22 2-6 12-30 13-34 1-2 1-5 1-8 0-13-10-24-25-24-27 0-40 38-40 42s4 4 6 4c3 0 3-2 4-5 7-23 19-33 29-33 4 0 7 2 7 10 0 7-2 10-9 26-5 15-12 29-17 44z"><text:p/></draw:path><draw:path draw:style-name="gr10" draw:text-style-name="P22" svg:width="0.0055in" svg:height="0.1512in" svg:x="0.6043in" svg:y="0in" svg:viewBox="0 0 15 385" svg:d="M15 14c0-7 0-14-7-14-8 0-8 7-8 14 0 119 0 238 0 357 0 6 0 14 8 14 7 0 7-8 7-14 0-119 0-238 0-357z"><text:p/></draw:path><draw:path draw:style-name="gr11" draw:text-style-name="P22" svg:width="0.0929in" svg:height="0.1165in" svg:x="0.6831in" svg:y="0.0173in" svg:viewBox="0 0 237 297" svg:d="M229 17c4-3 8-5 8-9 0-5-4-8-8-8-2 0-6 1-7 2-71 34-143 67-214 101-7 3-8 6-8 9 0 4 2 6 8 8 71 33 143 67 214 100 5 2 6 2 7 2 4 0 8-3 8-7 0-3-3-5-9-8-67-32-134-64-202-95 68-32 136-64 203-95zM223 297c7 0 14 0 14-8 0-7-9-7-15-7-69 0-138 0-208 0-5 0-14 0-14 7 0 8 8 8 13 8 71 0 140 0 210 0z"><text:p/></draw:path><draw:path draw:style-name="gr12" draw:text-style-name="P22" svg:width="0.0055in" svg:height="0.1512in" svg:x="0.8488in" svg:y="0in" svg:viewBox="0 0 15 385" svg:d="M15 14c0-7 0-14-7-14-8 0-8 7-8 14 0 119 0 238 0 357 0 6 0 14 8 14 7 0 7-8 7-14 0-119 0-238 0-357z"><text:p/></draw:path><draw:path draw:style-name="gr13" draw:text-style-name="P22" svg:width="0.1028in" svg:height="0.1063in" svg:x="0.8768in" svg:y="0.0102in" svg:viewBox="0 0 262 271" svg:d="M34 34c0 63 0 126 0 188 0 20-3 27-23 28-4 0-11 0-11 6 0 7 7 7 13 7 20 0 41 0 61 0 6 0 12 0 12-7 0-6-6-6-11-6-22-1-24-9-24-29 0-58 0-118 0-176 55 74 111 148 166 220 4 5 5 6 9 6 6 0 6-7 6-13 0-72 0-145 0-217 0-22 3-28 21-28 2 0 9 0 9-6 0-7-6-7-12-7-19 0-39 0-57 0-7 0-14 0-14 7 0 6 8 6 11 6 22 0 26 8 26 29 0 39 0 80 0 121-39-53-78-105-117-157-4-6-5-6-14-6-22 0-45 0-67 0-7 0-14 0-14 7 0 5 7 6 9 6 10 1 18 8 22 12-1 4-1 4-1 9zM218 243c-56-72-111-146-167-220-5-5-5-5-9-10 15 0 31 0 46 0 43 59 87 117 130 176 0 18 0 37 0 54z"><text:p/></draw:path><draw:path draw:style-name="gr14" draw:text-style-name="P22" svg:width="0.0732in" svg:height="0.0728in" svg:x="1.039in" svg:y="0.0398in" svg:viewBox="0 0 187 186" svg:d="M94 83c-26-26-52-52-77-77-6-5-6-6-9-6-5 0-8 3-8 8 0 2 1 3 6 7 25 26 51 52 77 77-26 26-52 52-77 79-5 4-6 4-6 7 0 5 3 8 8 8 3 0 3-1 9-6 25-26 51-51 77-77 26 27 52 53 79 81 1 0 3 2 6 2 5 0 8-3 8-8 0-1 0-2-1-4-1-1-63-62-81-82 23-23 47-47 70-70 2-2 8-7 10-10 1-1 2-2 2-4 0-5-3-8-8-8-3 0-5 1-8 6-26 25-52 51-77 77z"><text:p/></draw:path><draw:path draw:style-name="gr15" draw:text-style-name="P22" svg:width="0.1028in" svg:height="0.1063in" svg:x="1.1724in" svg:y="0.0102in" svg:viewBox="0 0 262 271" svg:d="M34 34c0 63 0 126 0 188 0 20-3 27-23 28-4 0-11 0-11 6 0 7 7 7 13 7 20 0 41 0 61 0 6 0 12 0 12-7 0-6-6-6-11-6-21-1-24-9-24-29 0-58 0-118 0-176 56 74 111 148 167 220 3 5 4 6 8 6 6 0 6-7 6-13 0-72 0-145 0-217 0-22 3-28 21-28 2 0 9 0 9-6 0-7-6-7-12-7-19 0-39 0-57 0-7 0-14 0-14 7 0 6 8 6 12 6 21 0 25 8 25 29 0 39 0 80 0 121-39-53-78-105-117-157-4-6-5-6-14-6-22 0-45 0-67 0-7 0-12 0-12 7 0 5 5 6 7 6 10 1 18 8 22 12-1 4-1 4-1 9zM219 243c-56-72-112-146-168-220-5-5-5-5-9-10 15 0 31 0 46 0 44 59 87 117 131 176 0 18 0 37 0 54z"><text:p/></draw:path><draw:path draw:style-name="gr16" draw:text-style-name="P22" svg:width="0.0055in" svg:height="0.1512in" svg:x="1.2969in" svg:y="0in" svg:viewBox="0 0 15 385" svg:d="M15 14c0-7 0-14-7-14-8 0-8 7-8 14 0 119 0 238 0 357 0 6 0 14 8 14 7 0 7-8 7-14 0-119 0-238 0-357z"><text:p/></draw:path><draw:path draw:style-name="gr17" draw:text-style-name="P22" svg:width="0.1008in" svg:height="0.035in" svg:x="1.3717in" svg:y="0.057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8" draw:text-style-name="P22" svg:width="0.0756in" svg:height="0.1043in" svg:x="1.5323in" svg:y="0.0087in" svg:viewBox="0 0 193 266" svg:d="M161 223c16 20 17 32 18 39 0 3 3 4 4 4 2 0 10-4 10-25 0-7 0-14-19-37-8-9-16-18-23-27 5-34 10-67 15-100 1 1 12 13 13 28 0 1 0 4 4 4 2 0 10-4 10-24 0-13-3-19-21-35-9-8-27-39-30-46 0-2-1-4-3-4-3 0-10 4-10 24 0 12 3 21 25 42 0 11-1 22-5 47-7 34-7 38-9 52-35-41-72-81-107-122-18-20-19-32-20-39 0-3-2-4-3-4-2 0-10 4-10 24 0 8 0 16 19 40 7 8 15 16 23 25-20 32-31 60-31 86 0 12 3 21 13 38 6 13 10 21 10 30 0 5 0 15-27 15-5 0-7 0-7 4s3 4 10 4c8 0 14 0 22 0 10 0 40-1 40-23 0-14-9-25-18-35-17-19-18-24-18-36 0-15 3-47 15-72 36 41 73 83 110 123z"><text:p/></draw:path><draw:path draw:style-name="gr19" draw:text-style-name="P22" svg:width="0.0488in" svg:height="0.0724in" svg:x="1.6224in" svg:y="0.0665in" svg:viewBox="0 0 125 185" svg:d="M125 92c0-29-3-50-16-69-8-13-24-23-46-23-63 0-63 73-63 92s0 93 63 93c62 0 62-73 62-93zM63 177c-12 0-29-8-34-30-5-16-5-38-5-58s0-39 5-55c5-21 23-26 34-26 14 0 28 9 33 24 4 14 5 34 5 57 0 20 0 41-4 57-5 25-23 31-34 31z"><text:p/></draw:path></draw:g></text:span><text:span text:style-name="T32"><text:s/>כדרוש. </text:span></text:p>
      <text:p text:style-name="P19"><text:span text:style-name="T3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 Light" svg:font-family="'Rubik Light'" style:font-adornments="Regular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.0398in" fo:margin-bottom="0.0193in" style:contextual-spacing="false" fo:line-height="150%" fo:text-align="justify" style:justify-single-word="false" fo:text-indent="0in" style:auto-text-indent="false" style:page-number="auto" style:writing-mode="rl-tb">
        <style:tab-stops/>
      </style:paragraph-properties>
      <style:text-properties style:font-name="Quicksand" fo:font-family="Quicksand" style:font-style-name="Regular" style:font-pitch="variable" fo:font-size="11pt" fo:font-weight="normal" style:font-name-complex="Rubik Light" style:font-family-complex="'Rubik Light'" style:font-style-name-complex="Regular" style:font-pitch-complex="variable" style:font-size-complex="11pt" style:language-complex="he" style:country-complex="IL" style:font-style-complex="normal" style:font-weight-complex="normal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fo:keep-with-next="always"/>
      <style:text-properties style:use-window-font-color="true" loext:opacity="0%" style:font-name="David Libre" fo:font-family="'David Libre'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David Libre" style:font-family-complex="'David Libre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256d54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 style:border-line-width-bottom="0.0102in 0.0102in 0.0102in" fo:padding="0.0193in" fo:border-left="none" fo:border-right="none" fo:border-top="none" fo:border-bottom="2.24pt double #000000"/>
      <style:text-properties fo:font-size="18pt" fo:font-weight="bold" officeooo:rsid="004829b7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39in" fo:margin-bottom="0.0709in" style:contextual-spacing="false" style:page-number="auto" fo:padding="0.0193in" fo:border-left="none" fo:border-right="none" fo:border-top="none" fo:border-bottom="0.99pt solid #000000"/>
      <style:text-properties fo:font-size="16pt" fo:font-weight="normal" style:font-size-asian="16pt" style:font-weight-asian="bold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padding="0.0193in" fo:border-left="none" fo:border-right="none" fo:border-top="none" fo:border-bottom="0.06pt fine-dashed #000000"/>
      <style:text-properties fo:font-size="14pt" fo:font-weight="normal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normal" style:font-size-asian="12pt" style:font-weight-asian="bold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normal" style:font-size-asian="10pt" style:font-weight-asian="bold" style:font-size-complex="10pt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2362in" fo:margin-right="0in" fo:text-indent="-0.2362in" style:auto-text-indent="false" style:page-number="auto" text:number-lines="false" text:line-number="0" style:writing-mode="lr-tb"/>
      <style:text-properties fo:font-size="10pt" fo:language="en" fo:country="IL" fo:font-style="normal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 style:writing-mode="lr-tb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tru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tru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0in" fo:margin-right="0in" fo:margin-top="0.0398in" fo:margin-bottom="0in" style:contextual-spacing="true" fo:line-height="100%" fo:text-indent="0in" style:auto-text-indent="false" style:page-number="auto" fo:background-color="#dddddd" fo:padding="0.0398in" fo:border="0.06pt solid #000000" style:writing-mode="lr-tb"/>
      <style:text-properties fo:color="#000000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 style:border-line-width-bottom="0.0071in 0.0173in 0.0071in" fo:padding="0.0193in" fo:border-left="none" fo:border-right="none" fo:border-top="none" fo:border-bottom="2.24pt double-thin #00000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User_20_Index_20_6" style:display-name="User Index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loext:graphic-properties draw:fill="solid" draw:fill-color="#eeeeee"/>
      <style:paragraph-properties fo:margin-left="0.3937in" fo:margin-right="0.3937in" fo:margin-top="0.0398in" fo:margin-bottom="0.1965in" style:contextual-spacing="false" fo:text-indent="0in" style:auto-text-indent="false" style:page-number="auto" fo:background-color="#eeeeee" fo:padding-left="0.0193in" fo:padding-right="0.1181in" fo:padding-top="0.0193in" fo:padding-bottom="0.0193in" fo:border-left="none" fo:border-right="0.74pt solid #000000" fo:border-top="none" fo:border-bottom="none"/>
      <style:text-properties fo:color="#000000" loext:opacity="100%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Math" style:family="paragraph" style:parent-style-name="Standard" style:master-page-name="">
      <style:paragraph-properties fo:margin-left="0.0398in" fo:margin-right="0.0398in" fo:line-height="150%" fo:text-align="center" style:justify-single-word="false" fo:text-indent="0in" style:auto-text-indent="false" style:page-number="auto" style:writing-mode="lr-tb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User_20_Index_20_7" style:display-name="User Index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.0398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te" style:family="paragraph" style:parent-style-name="Standard">
      <style:text-properties style:font-name="Noto Serif Display SemiCondensed" fo:font-family="'Noto Serif Display SemiCondensed'" style:font-style-name="SemiCondensed" style:font-family-generic="roman" style:font-pitch="variable" fo:font-weight="normal" style:font-name-complex="Noto Serif Hebrew ExtCond SemBd" style:font-family-complex="'Noto Serif Hebrew ExtCond SemBd'" style:font-style-name-complex="ExtraCondensed SemiBold" style:font-family-generic-complex="roman" style:font-pitch-complex="variable" style:font-size-complex="9pt" style:font-weight-complex="600"/>
    </style:style>
    <style:style style:name="MATH" style:family="paragraph" style:parent-style-name="Text_20_body">
      <style:paragraph-properties fo:text-align="justify" style:justify-single-word="false"/>
      <style:text-properties officeooo:rsid="043a3285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I" text:select-page="current">II</text:page-number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5:04:41.710021103</meta:creation-date>
    <meta:editing-duration>PT1H19M51S</meta:editing-duration>
    <meta:editing-cycles>34</meta:editing-cycles>
    <meta:generator>LibreOffice/7.3.7.2$Linux_X86_64 LibreOffice_project/30$Build-2</meta:generator>
    <dc:title>b_mtah</dc:title>
    <dc:date>2024-02-28T16:34:58.764862282</dc:date>
    <meta:document-statistic meta:table-count="0" meta:image-count="0" meta:object-count="0" meta:page-count="2" meta:paragraph-count="24" meta:word-count="387" meta:character-count="2056" meta:non-whitespace-character-count="1641"/>
    <meta:user-defined meta:name="TexMathignorePreamble">FALSE</meta:user-defined>
    <meta:user-defined meta:name="TexMathsPreamble">\usepackage{amsmath}§\usepackage{amssymb}§\usepackage[usenames]{color}§\usepackage{ifxetex}§\usepackage{ifluatex}§\usepackage{cancel}§\usepackage{bm}§\usepackage{mathrsfs}§§\def\N     {\mathbb{N}}§\def\Z     {\mathbb{Z}}§\def\R     {\mathbb{R}}§\def\Q     {\mathbb{Q}}§§\def\sl    {\ell}§\def\sj    {\jmath}§\def\si    {\imath}§§\def\powerset {\mathcal{P}}§\def\ps    {\mathcal{P}}§\def\pc    {\mathcal{P}}§\def\ac    {\mathcal{A}}§\def\bc    {\mathcal{B}}§\def\cc    {\mathcal{C}}§\def\dc    {\mathcal{D}}§\def\ec    {\mathcal{E}}§\def\fc    {\mathcal{F}}§§\def\siff  {\longleftrightarrow}§\def\ssiff {\leftrightarrow}§\def\so    {\longrightarrow}§\def\sso   {\rightarrow}§§\def\epsi  {\epsilon}§\def\vepsi {\varepsilon}§§\def\Neven {\N_{\mathrm{even}}}§\def\Nodd  {\N_{\mathrm{odd }}}§\def\Zeven {\Z_{\mathrm{even}}}§\def\Zodd  {\Z_{\mathrm{odd }}}§\def\Np    {\N_+}§§\def\open  {\big(}§\def\qopen {\quad\big(}§\def\close {\big)}§\def\also  {\text{, }}§\def\defi  {\text{ definition}}§\def\defis {\text{ definitions}}§\def\given {\text{given }}§\def\case  {\text{if }}§\def\syx   {\text{ syntax}}§\def\rule  {\text{ rule}}§\def\other {\text{else}}§\def\set   {\ell et \text{ }}§§\def\ra    {\rangle}§\def\la    {\langle}§§\def\oto   {\leftarrow}§§\def\QED   {\quad\quad\mathscr{Q.E.D.}\;\;\blacksquare}§\def\QEF   {\quad\quad\mathscr{Q.E.F.}}§\def\eQED  {\mathscr{Q.E.D.}\;\;\blacksquare}§\def\eQEF  {\mathscr{Q.E.F.}}§\def\jQED  {\mathscr{Q.E.D.}}§§\def\dom   {\text{dom}}§\def\Im    {\text{Im}}§\def\range {\text{range}}§§\def\trio  {\triangle}§§\def\rc    {\right\rceil}§\def\lc    {\left\lceil}§\def\rf    {\right\rfloor}§\def\lf    {\left\lfloor}§§\def\a     {\aleph}§\def\a0    {\aleph_0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§</meta:user-defined>
    <meta:template xlink:type="simple" xlink:actuate="onRequest" xlink:title="b_mtah" xlink:href="../../../../.config/libreoffice/4/user/template/b_mtah.ott" meta:date="2024-02-28T15:04:40.164834588"/>
  </office:meta>
</office:document-meta>
</file>